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3cm"/>
    </style:style>
    <style:style style:name="co2" style:family="table-column">
      <style:table-column-properties fo:break-before="auto" style:column-width="6.907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3.066cm"/>
    </style:style>
    <style:style style:name="co5" style:family="table-column">
      <style:table-column-properties fo:break-before="auto" style:column-width="3.239cm"/>
    </style:style>
    <style:style style:name="co6" style:family="table-column">
      <style:table-column-properties fo:break-before="auto" style:column-width="3.468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7.36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346cm"/>
    </style:style>
    <style:style style:name="co11" style:family="table-column">
      <style:table-column-properties fo:break-before="auto" style:column-width="3.754cm"/>
    </style:style>
    <style:style style:name="co12" style:family="table-column">
      <style:table-column-properties fo:break-before="auto" style:column-width="8.597cm"/>
    </style:style>
    <style:style style:name="co13" style:family="table-column">
      <style:table-column-properties fo:break-before="auto" style:column-width="1.117cm"/>
    </style:style>
    <style:style style:name="co14" style:family="table-column">
      <style:table-column-properties fo:break-before="auto" style:column-width="0.572cm"/>
    </style:style>
    <style:style style:name="co15" style:family="table-column">
      <style:table-column-properties fo:break-before="auto" style:column-width="1.66cm"/>
    </style:style>
    <style:style style:name="co16" style:family="table-column">
      <style:table-column-properties fo:break-before="auto" style:column-width="4.383cm"/>
    </style:style>
    <style:style style:name="co17" style:family="table-column">
      <style:table-column-properties fo:break-before="auto" style:column-width="2.148cm"/>
    </style:style>
    <style:style style:name="co18" style:family="table-column">
      <style:table-column-properties fo:break-before="auto" style:column-width="22.1cm"/>
    </style:style>
    <style:style style:name="co19" style:family="table-column">
      <style:table-column-properties fo:break-before="auto" style:column-width="6.272cm"/>
    </style:style>
    <style:style style:name="co20" style:family="table-column">
      <style:table-column-properties fo:break-before="auto" style:column-width="2.099cm"/>
    </style:style>
    <style:style style:name="co21" style:family="table-column">
      <style:table-column-properties fo:break-before="auto" style:column-width="1.96cm"/>
    </style:style>
    <style:style style:name="co22" style:family="table-column">
      <style:table-column-properties fo:break-before="auto" style:column-width="10.612cm"/>
    </style:style>
    <style:style style:name="co23" style:family="table-column">
      <style:table-column-properties fo:break-before="auto" style:column-width="14.728cm"/>
    </style:style>
    <style:style style:name="co24" style:family="table-column">
      <style:table-column-properties fo:break-before="auto" style:column-width="2.2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132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5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68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3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234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235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bold" style:font-size-asian="10pt" style:font-style-asian="normal" style:font-weight-asian="bold" style:font-name-complex="Futura-book" style:font-size-complex="10pt" style:font-style-complex="normal" style:font-weight-complex="bold"/>
    </style:style>
    <style:style style:name="ce2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.461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.461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4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8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Comma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4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1"/>
    <style:style style:name="ce116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9" style:family="table-cell" style:parent-style-name="Default" style:data-style-name="N37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20_Built-in_20_Percent" style:data-style-name="N11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2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9" style:family="table-cell" style:parent-style-name="Default">
      <style:table-cell-properties style:rotation-align="none"/>
    </style:style>
    <style:style style:name="ce30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5" style:family="table-cell" style:parent-style-name="Default" style:data-style-name="N4">
      <style:table-cell-properties style:rotation-align="none"/>
    </style:style>
    <style:style style:name="ce306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7" style:family="table-cell" style:parent-style-name="Default" style:data-style-name="N36">
      <style:table-cell-properties style:rotation-align="none"/>
    </style:style>
    <style:style style:name="ce29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5" style:family="table-cell" style:parent-style-name="Default" style:data-style-name="N169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6" style:family="table-cell" style:parent-style-name="Default" style:data-style-name="N169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7" style:family="table-cell" style:parent-style-name="Default" style:data-style-name="N169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8" style:family="table-cell" style:parent-style-name="Default" style:data-style-name="N36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8" style:family="table-cell" style:parent-style-name="Default" style:data-style-name="N4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9" style:family="table-cell" style:parent-style-name="Default" style:data-style-name="N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0" style:family="table-cell" style:parent-style-name="Default" style:data-style-name="N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1" style:family="table-cell" style:parent-style-name="Default" style:data-style-name="N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2" style:family="table-cell" style:parent-style-name="Default" style:data-style-name="N4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3" style:family="table-cell" style:parent-style-name="Default" style:data-style-name="N4">
      <style:table-cell-properties fo:border-bottom="1.76pt double-thin #000000" style:border-line-width-bottom="0.018cm 0.026cm 0.018cm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9" table:default-cell-style-name="ce115"/>
        <table:table-column table:style-name="co9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UDITORIA DE CUENTAS POR COBRAR</text:p>
          </table:table-cell>
          <table:table-cell table:style-name="ce22" table:number-columns-repeated="11"/>
          <table:table-cell table:style-name="ce116"/>
          <table:table-cell table:style-name="ce129"/>
          <table:table-cell table:style-name="ce139" table:number-columns-repeated="1010"/>
        </table:table-row>
        <table:table-row table:style-name="ro1">
          <table:table-cell table:style-name="ce2" table:number-columns-repeated="12"/>
          <table:table-cell table:style-name="ce117"/>
          <table:table-cell table:style-name="ce130"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3" office:value-type="string" calcext:value-type="string">
            <text:p>TELSOTERRA S.A.</text:p>
          </table:table-cell>
          <table:table-cell table:style-name="ce44" table:number-columns-repeated="7"/>
          <table:table-cell table:style-name="ce94" office:value-type="string" calcext:value-type="string">
            <text:p>P/T:</text:p>
          </table:table-cell>
          <table:table-cell table:style-name="ce102"/>
          <table:table-cell table:style-name="ce109"/>
          <table:table-cell table:style-name="ce118" table:number-columns-spanned="2" table:number-rows-spanned="1"/>
          <table:covered-table-cell table:style-name="ce131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Sección:</text:p>
          </table:table-cell>
          <table:table-cell table:style-name="ce24" office:value-type="string" calcext:value-type="string">
            <text:p>Fase 2 – Ejecución</text:p>
          </table:table-cell>
          <table:table-cell table:style-name="ce45" table:number-columns-repeated="7"/>
          <table:table-cell table:style-name="ce95" office:value-type="string" calcext:value-type="string">
            <text:p>Prepar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esar Leon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Area:</text:p>
          </table:table-cell>
          <table:table-cell table:style-name="ce24" office:value-type="string" calcext:value-type="string">
            <text:p>Clientes</text:p>
          </table:table-cell>
          <table:table-cell table:style-name="ce45" table:number-columns-repeated="7"/>
          <table:table-cell table:style-name="ce95" office:value-type="string" calcext:value-type="string">
            <text:p>Fecha:</text:p>
          </table:table-cell>
          <table:table-cell table:style-name="ce103"/>
          <table:table-cell table:style-name="ce110"/>
          <table:table-cell table:style-name="ce269" office:value-type="date" office:date-value="2020-10-15" calcext:value-type="date" table:number-columns-spanned="2" table:number-rows-spanned="1">
            <text:p>15/10/20</text:p>
          </table:table-cell>
          <table:covered-table-cell table:style-name="ce133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Prueba:</text:p>
          </table:table-cell>
          <table:table-cell table:style-name="ce24" office:value-type="string" calcext:value-type="string">
            <text:p>Análisis variaciones de grupo contable</text:p>
          </table:table-cell>
          <table:table-cell table:style-name="ce45" table:number-columns-repeated="7"/>
          <table:table-cell table:style-name="ce95" office:value-type="string" calcext:value-type="string">
            <text:p>Revis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arlos Almeida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5" office:value-type="string" calcext:value-type="string">
            <text:p>Con corte al:</text:p>
          </table:table-cell>
          <table:table-cell table:style-name="ce25" office:value-type="string" calcext:value-type="string">
            <text:p>Al 31 de Octubre del 2020</text:p>
          </table:table-cell>
          <table:table-cell table:style-name="ce46" table:number-columns-repeated="7"/>
          <table:table-cell table:style-name="ce96" office:value-type="string" calcext:value-type="string">
            <text:p>Fecha:</text:p>
          </table:table-cell>
          <table:table-cell table:style-name="ce104"/>
          <table:table-cell table:style-name="ce111"/>
          <table:table-cell table:style-name="ce120" table:number-columns-spanned="2" table:number-rows-spanned="1"/>
          <table:covered-table-cell table:style-name="ce134"/>
          <table:table-cell table:style-name="ce140" table:number-columns-repeated="1010"/>
        </table:table-row>
        <table:table-row table:style-name="ro1">
          <table:table-cell table:style-name="ce6" table:number-columns-repeated="12"/>
          <table:table-cell table:style-name="ce121"/>
          <table:table-cell table:style-name="ce6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6" office:value-type="string" calcext:value-type="string" table:number-columns-spanned="1" table:number-rows-spanned="2">
            <text:p>Código</text:p>
          </table:table-cell>
          <table:table-cell table:style-name="ce151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contables al</text:p>
          </table:table-cell>
          <table:table-cell table:style-name="ce197" office:value-type="string" calcext:value-type="string" table:number-columns-spanned="2" table:number-rows-spanned="1">
            <text:p>Ajustes y/o re-clasificaciones</text:p>
          </table:table-cell>
          <table:covered-table-cell table:style-name="ce197"/>
          <table:table-cell table:style-name="ce197" office:value-type="string" calcext:value-type="string">
            <text:p>Saldos auditados al</text:p>
          </table:table-cell>
          <table:table-cell table:style-name="ce26" office:value-type="string" calcext:value-type="string" table:number-columns-spanned="1" table:number-rows-spanned="2">
            <text:p>Código</text:p>
          </table:table-cell>
          <table:table-cell table:style-name="ce151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auditados al</text:p>
          </table:table-cell>
          <table:table-cell table:style-name="ce224" office:value-type="string" office:string-value="Ref. PT" calcext:value-type="string" table:number-columns-spanned="1" table:number-rows-spanned="2">
            <text:p><text:s/>Ref. PT </text:p>
          </table:table-cell>
          <table:table-cell table:style-name="ce240" office:value-type="string" calcext:value-type="string" table:number-columns-spanned="1" table:number-rows-spanned="2">
            <text:p>Ref</text:p>
          </table:table-cell>
          <table:table-cell table:style-name="ce112" office:value-type="string" calcext:value-type="string" table:number-columns-spanned="2" table:number-rows-spanned="1">
            <text:p>Variaciones</text:p>
          </table:table-cell>
          <table:covered-table-cell table:style-name="ce122"/>
          <table:table-cell table:style-name="ce272" office:value-type="string" office:string-value="Obs." calcext:value-type="string" table:number-columns-spanned="1" table:number-rows-spanned="2">
            <text:p><text:s/>Obs. </text:p>
          </table:table-cell>
          <table:table-cell table:style-name="ce6" table:number-columns-repeated="1010"/>
        </table:table-row>
        <table:table-row table:style-name="ro1">
          <table:covered-table-cell table:style-name="ce26"/>
          <table:covered-table-cell table:style-name="ce151"/>
          <table:table-cell table:style-name="ce48" office:value-type="date" office:date-value="2020-10-31" calcext:value-type="date">
            <text:p>31-oct-20</text:p>
          </table:table-cell>
          <table:table-cell table:style-name="ce48" office:value-type="string" calcext:value-type="string">
            <text:p>Débitos</text:p>
          </table:table-cell>
          <table:table-cell table:style-name="ce48" office:value-type="string" calcext:value-type="string">
            <text:p>Créditos</text:p>
          </table:table-cell>
          <table:table-cell table:style-name="ce48" office:value-type="date" office:date-value="2020-12-31" calcext:value-type="date">
            <text:p>31-dic-20</text:p>
          </table:table-cell>
          <table:covered-table-cell table:style-name="ce26"/>
          <table:covered-table-cell table:style-name="ce151"/>
          <table:table-cell table:style-name="ce48" office:value-type="date" office:date-value="2019-12-31" calcext:value-type="date">
            <text:p>31-dic-19</text:p>
          </table:table-cell>
          <table:covered-table-cell table:style-name="ce224"/>
          <table:covered-table-cell table:style-name="ce240"/>
          <table:table-cell table:style-name="ce113" office:value-type="string" calcext:value-type="string">
            <text:p>Valor</text:p>
          </table:table-cell>
          <table:table-cell table:style-name="ce123" office:value-type="string" calcext:value-type="string">
            <text:p>%</text:p>
          </table:table-cell>
          <table:covered-table-cell table:style-name="ce272"/>
          <table:table-cell table:style-name="ce6" table:number-columns-repeated="1010"/>
        </table:table-row>
        <table:table-row table:style-name="ro1">
          <table:table-cell table:style-name="ce8"/>
          <table:table-cell table:style-name="ce27"/>
          <table:table-cell table:style-name="ce49"/>
          <table:table-cell table:style-name="ce69"/>
          <table:table-cell table:style-name="ce82"/>
          <table:table-cell table:style-name="ce85" table:formula="of:=[.C14]-[.D14]+[.E14]" office:value-type="float" office:value="0" calcext:value-type="float">
            <text:p><text:s/>- </text:p>
          </table:table-cell>
          <table:table-cell table:style-name="ce223"/>
          <table:table-cell table:style-name="ce229"/>
          <table:table-cell table:style-name="ce93"/>
          <table:table-cell table:style-name="ce98"/>
          <table:table-cell table:style-name="ce106"/>
          <table:table-cell table:style-name="ce49" office:value-type="float" office:value="0" calcext:value-type="float">
            <text:p><text:s/>- </text:p>
          </table:table-cell>
          <table:table-cell table:style-name="ce124" table:formula="of:=[.L14]/[.$L$36]" office:value-type="percentage" office:value="0" calcext:value-type="percentage">
            <text:p>0.00 %</text:p>
          </table:table-cell>
          <table:table-cell table:style-name="ce136"/>
          <table:table-cell table:style-name="ce140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15]-[.D15]+[.E15]" office:value-type="float" office:value="0" calcext:value-type="float">
            <text:p><text:s/>- </text:p>
          </table:table-cell>
          <table:table-cell table:style-name="ce68"/>
          <table:table-cell table:style-name="ce50"/>
          <table:table-cell table:style-name="ce51"/>
          <table:table-cell table:style-name="ce99"/>
          <table:table-cell table:style-name="ce107"/>
          <table:table-cell table:style-name="ce49" office:value-type="float" office:value="0" calcext:value-type="float">
            <text:p><text:s/>- </text:p>
          </table:table-cell>
          <table:table-cell table:style-name="ce124" table:formula="of:=[.L15]/[.$L$36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68" office:value-type="string" office:string-value="1-1-1-03-01-001" calcext:value-type="string">
            <text:p><text:s/>1-1-1-03-01-001 </text:p>
          </table:table-cell>
          <table:table-cell table:style-name="ce50" office:value-type="string" office:string-value="Clientes Locales" calcext:value-type="string">
            <text:p><text:s/>Clientes Locales </text:p>
          </table:table-cell>
          <table:table-cell table:style-name="ce51" office:value-type="float" office:value="2345205.65" calcext:value-type="float">
            <text:p><text:s/>2,345,206 </text:p>
          </table:table-cell>
          <table:table-cell table:style-name="ce70"/>
          <table:table-cell table:style-name="ce83"/>
          <table:table-cell table:style-name="ce85" table:formula="of:=[.C16]-[.D16]+[.E16]" office:value-type="float" office:value="2345205.65" calcext:value-type="float">
            <text:p><text:s/>2,345,206 </text:p>
          </table:table-cell>
          <table:table-cell table:style-name="ce68" office:value-type="string" office:string-value="1-1-1-03-01-001" calcext:value-type="string">
            <text:p><text:s/>1-1-1-03-01-001 </text:p>
          </table:table-cell>
          <table:table-cell table:style-name="ce50" office:value-type="string" office:string-value="Clientes Locales" calcext:value-type="string">
            <text:p><text:s/>Clientes Locales </text:p>
          </table:table-cell>
          <table:table-cell table:style-name="ce51" office:value-type="float" office:value="113091" calcext:value-type="float">
            <text:p><text:s/>113,091 </text:p>
          </table:table-cell>
          <table:table-cell table:style-name="ce99"/>
          <table:table-cell table:style-name="ce107"/>
          <table:table-cell table:style-name="ce49" table:formula="of:=[.F16]-[.I16]" office:value-type="float" office:value="2232114.65" calcext:value-type="float">
            <text:p><text:s/>2,232,115 </text:p>
          </table:table-cell>
          <table:table-cell table:style-name="ce124" table:formula="of:=[.L16]/[.$L$36]" office:value-type="percentage" office:value="1.72303305770183" calcext:value-type="percentage">
            <text:p>172.3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86"/>
          <table:table-cell table:style-name="ce230"/>
          <table:table-cell table:style-name="ce51"/>
          <table:table-cell table:style-name="ce70"/>
          <table:table-cell table:style-name="ce83"/>
          <table:table-cell table:style-name="ce85" table:formula="of:=[.C17]-[.D17]+[.E17]" office:value-type="float" office:value="0" calcext:value-type="float">
            <text:p><text:s/>- </text:p>
          </table:table-cell>
          <table:table-cell table:style-name="ce68"/>
          <table:table-cell table:style-name="ce230"/>
          <table:table-cell table:style-name="ce51"/>
          <table:table-cell table:style-name="ce99"/>
          <table:table-cell table:style-name="ce107"/>
          <table:table-cell table:style-name="ce49" table:formula="of:=[.F17]-[.I17]" office:value-type="float" office:value="0" calcext:value-type="float">
            <text:p><text:s/>- </text:p>
          </table:table-cell>
          <table:table-cell table:style-name="ce124" table:formula="of:=[.L17]/[.$L$36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87"/>
          <table:table-cell table:style-name="ce231" office:value-type="string" office:string-value="Clientes por cobrar Partes Relacionadas" calcext:value-type="string">
            <text:p><text:s/>Clientes por cobrar Partes Relacionadas </text:p>
          </table:table-cell>
          <table:table-cell table:style-name="ce52" table:number-columns-repeated="3"/>
          <table:table-cell table:style-name="ce85" table:formula="of:=[.C18]-[.D18]+[.E18]" office:value-type="float" office:value="0" calcext:value-type="float">
            <text:p><text:s/>- </text:p>
          </table:table-cell>
          <table:table-cell table:style-name="ce213"/>
          <table:table-cell table:style-name="ce231" office:value-type="string" office:string-value="Clientes por cobrar Partes Relacionadas" calcext:value-type="string">
            <text:p><text:s/>Clientes por cobrar Partes Relacionadas </text:p>
          </table:table-cell>
          <table:table-cell table:style-name="ce52" table:formula="of:=[.I16]+[.I21]+[.I25]" office:value-type="float" office:value="179954.71" calcext:value-type="float">
            <text:p><text:s/>179,955 </text:p>
          </table:table-cell>
          <table:table-cell table:style-name="ce99"/>
          <table:table-cell table:style-name="ce107"/>
          <table:table-cell table:style-name="ce49" table:formula="of:=[.F18]-[.I18]" office:value-type="float" office:value="-179954.71" calcext:value-type="float">
            <text:p><text:s/>(179,955)</text:p>
          </table:table-cell>
          <table:table-cell table:style-name="ce124" table:formula="of:=[.L18]/[.$L$36]" office:value-type="percentage" office:value="-0.138912180975626" calcext:value-type="percentage">
            <text:p>-13.89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86" office:value-type="string" office:string-value="1-1-1-03-02-001" calcext:value-type="string">
            <text:p><text:s/>1-1-1-03-02-001 </text:p>
          </table:table-cell>
          <table:table-cell table:style-name="ce230" office:value-type="string" office:string-value="Telconet S.A." calcext:value-type="string">
            <text:p><text:s/>Telconet S.A. 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71"/>
          <table:table-cell table:style-name="ce84"/>
          <table:table-cell table:style-name="ce82" table:formula="of:=[.C19]-[.D19]+[.E19]" office:value-type="float" office:value="0" calcext:value-type="float">
            <text:p><text:s/>- </text:p>
          </table:table-cell>
          <table:table-cell table:style-name="ce68" office:value-type="string" office:string-value="1-1-1-03-02-001" calcext:value-type="string">
            <text:p><text:s/>1-1-1-03-02-001 </text:p>
          </table:table-cell>
          <table:table-cell table:style-name="ce230" office:value-type="string" office:string-value="Telconet S.A." calcext:value-type="string">
            <text:p><text:s/>Telconet S.A. </text:p>
          </table:table-cell>
          <table:table-cell table:style-name="ce51" office:value-type="float" office:value="1696400" calcext:value-type="float">
            <text:p><text:s/>1,696,400 </text:p>
          </table:table-cell>
          <table:table-cell table:style-name="ce99"/>
          <table:table-cell table:style-name="ce107"/>
          <table:table-cell table:style-name="ce49" table:formula="of:=[.F19]-[.I19]" office:value-type="float" office:value="-1696400" calcext:value-type="float">
            <text:p><text:s/>(1,696,400)</text:p>
          </table:table-cell>
          <table:table-cell table:style-name="ce124" table:formula="of:=[.L19]/[.$L$36]" office:value-type="percentage" office:value="-1.30949961691501" calcext:value-type="percentage">
            <text:p>-130.95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86" office:value-type="string" office:string-value="1-1-1-03-02-002" calcext:value-type="string">
            <text:p><text:s/>1-1-1-03-02-002 </text:p>
          </table:table-cell>
          <table:table-cell table:style-name="ce232" office:value-type="string" office:string-value="Telsoterra S.A." calcext:value-type="string">
            <text:p><text:s/>Telsoterra S.A. 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71"/>
          <table:table-cell table:style-name="ce51"/>
          <table:table-cell table:style-name="ce82" table:formula="of:=[.C20]-[.D20]+[.E20]" office:value-type="float" office:value="0" calcext:value-type="float">
            <text:p><text:s/>- </text:p>
          </table:table-cell>
          <table:table-cell table:style-name="ce68" office:value-type="string" office:string-value="1-1-1-03-02-002" calcext:value-type="string">
            <text:p><text:s/>1-1-1-03-02-002 </text:p>
          </table:table-cell>
          <table:table-cell table:style-name="ce232" office:value-type="string" office:string-value="Telsoterra S.A." calcext:value-type="string">
            <text:p><text:s/>Telsoterra S.A. 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 table:formula="of:=[.F20]-[.I20]" office:value-type="float" office:value="0" calcext:value-type="float">
            <text:p><text:s/>- </text:p>
          </table:table-cell>
          <table:table-cell table:style-name="ce124" table:formula="of:=[.L20]/[.$L$36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86" office:value-type="string" office:string-value="1-1-1-03-02-003" calcext:value-type="string">
            <text:p><text:s/>1-1-1-03-02-003 </text:p>
          </table:table-cell>
          <table:table-cell table:style-name="ce233" office:value-type="string" calcext:value-type="string">
            <text:p>Jan Topic Feraud</text:p>
          </table:table-cell>
          <table:table-cell table:style-name="ce53" office:value-type="float" office:value="0" calcext:value-type="float">
            <text:p>0</text:p>
          </table:table-cell>
          <table:table-cell table:style-name="ce70"/>
          <table:table-cell table:style-name="ce51"/>
          <table:table-cell table:style-name="ce82" table:formula="of:=[.C21]-[.D21]+[.E21]" office:value-type="float" office:value="0" calcext:value-type="float">
            <text:p><text:s/>- </text:p>
          </table:table-cell>
          <table:table-cell table:style-name="ce68" office:value-type="string" office:string-value="1-1-1-03-02-003" calcext:value-type="string">
            <text:p><text:s/>1-1-1-03-02-003 </text:p>
          </table:table-cell>
          <table:table-cell table:style-name="ce233" office:value-type="string" calcext:value-type="string">
            <text:p>Jan Topic Feraud</text:p>
          </table:table-cell>
          <table:table-cell table:style-name="ce53" office:value-type="float" office:value="66804.1" calcext:value-type="float">
            <text:p>66,804</text:p>
          </table:table-cell>
          <table:table-cell table:style-name="ce99"/>
          <table:table-cell table:style-name="ce107"/>
          <table:table-cell table:style-name="ce49" table:formula="of:=[.F21]-[.I21]" office:value-type="float" office:value="-66804.1" calcext:value-type="float">
            <text:p><text:s/>(66,804)</text:p>
          </table:table-cell>
          <table:table-cell table:style-name="ce124" table:formula="of:=[.L21]/[.$L$36]" office:value-type="percentage" office:value="-0.0515679930195426" calcext:value-type="percentage">
            <text:p>-5.16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88"/>
          <table:table-cell table:style-name="ce234"/>
          <table:table-cell table:style-name="ce54"/>
          <table:table-cell table:style-name="ce70"/>
          <table:table-cell table:style-name="ce51"/>
          <table:table-cell table:style-name="ce82" table:formula="of:=[.C22]-[.D22]+[.E22]" office:value-type="float" office:value="0" calcext:value-type="float">
            <text:p><text:s/>- </text:p>
          </table:table-cell>
          <table:table-cell table:style-name="ce89"/>
          <table:table-cell table:style-name="ce234"/>
          <table:table-cell table:style-name="ce54"/>
          <table:table-cell table:style-name="ce99"/>
          <table:table-cell table:style-name="ce107"/>
          <table:table-cell table:style-name="ce49" table:formula="of:=[.F22]-[.I22]" office:value-type="float" office:value="0" calcext:value-type="float">
            <text:p><text:s/>- </text:p>
          </table:table-cell>
          <table:table-cell table:style-name="ce124" table:formula="of:=[.L22]/[.$L$36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88"/>
          <table:table-cell table:style-name="ce235" office:value-type="string" calcext:value-type="string">
            <text:p>Cuentas por cobrar Empleados</text:p>
          </table:table-cell>
          <table:table-cell table:style-name="ce54"/>
          <table:table-cell table:style-name="ce70"/>
          <table:table-cell table:style-name="ce51"/>
          <table:table-cell table:style-name="ce82" table:formula="of:=[.C23]-[.D23]+[.E23]" office:value-type="float" office:value="0" calcext:value-type="float">
            <text:p><text:s/>- </text:p>
          </table:table-cell>
          <table:table-cell table:style-name="ce89"/>
          <table:table-cell table:style-name="ce235" office:value-type="string" calcext:value-type="string">
            <text:p>Otras cuentas por Cobrar</text:p>
          </table:table-cell>
          <table:table-cell table:style-name="ce54"/>
          <table:table-cell table:style-name="ce99"/>
          <table:table-cell table:style-name="ce107"/>
          <table:table-cell table:style-name="ce49" table:formula="of:=[.F23]-[.I23]" office:value-type="float" office:value="0" calcext:value-type="float">
            <text:p><text:s/>- </text:p>
          </table:table-cell>
          <table:table-cell table:style-name="ce124" table:formula="of:=[.L23]/[.$L$36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88" office:value-type="string" office:string-value="1-1-1-04-01-01" calcext:value-type="string">
            <text:p><text:s/>1-1-1-04-01-01 </text:p>
          </table:table-cell>
          <table:table-cell table:style-name="ce234" office:value-type="string" calcext:value-type="string">
            <text:p>Prestamos a Empleados</text:p>
          </table:table-cell>
          <table:table-cell table:style-name="ce54" office:value-type="float" office:value="109.4" calcext:value-type="float">
            <text:p>109 </text:p>
          </table:table-cell>
          <table:table-cell table:style-name="ce70"/>
          <table:table-cell table:style-name="ce51"/>
          <table:table-cell table:style-name="ce82" table:formula="of:=[.C24]-[.D24]+[.E24]" office:value-type="float" office:value="109.4" calcext:value-type="float">
            <text:p><text:s/>109 </text:p>
          </table:table-cell>
          <table:table-cell table:style-name="ce89" office:value-type="string" office:string-value="1-1-1-04-01-01" calcext:value-type="string">
            <text:p><text:s/>1-1-1-04-01-01 </text:p>
          </table:table-cell>
          <table:table-cell table:style-name="ce234" office:value-type="string" calcext:value-type="string">
            <text:p>Prestamos a Empleados</text:p>
          </table:table-cell>
          <table:table-cell table:style-name="ce50" office:value-type="float" office:value="109.4" calcext:value-type="float">
            <text:p><text:s/>109 </text:p>
          </table:table-cell>
          <table:table-cell table:style-name="ce100"/>
          <table:table-cell table:style-name="ce107"/>
          <table:table-cell table:style-name="ce49" table:formula="of:=[.F24]-[.I24]" office:value-type="float" office:value="0" calcext:value-type="float">
            <text:p><text:s/>- </text:p>
          </table:table-cell>
          <table:table-cell table:style-name="ce124" table:formula="of:=[.L24]/[.$L$36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89" office:value-type="string" office:string-value="1-1-1-04-01-02" calcext:value-type="string">
            <text:p><text:s/>1-1-1-04-01-02 </text:p>
          </table:table-cell>
          <table:table-cell table:style-name="ce234" office:value-type="string" calcext:value-type="string">
            <text:p>Cargo Empleados por Adquisiciones</text:p>
          </table:table-cell>
          <table:table-cell table:style-name="ce54" office:value-type="float" office:value="267.86" calcext:value-type="float">
            <text:p>268 </text:p>
          </table:table-cell>
          <table:table-cell table:style-name="ce70"/>
          <table:table-cell table:style-name="ce51"/>
          <table:table-cell table:style-name="ce82" table:formula="of:=[.C25]-[.D25]+[.E25]" office:value-type="float" office:value="267.86" calcext:value-type="float">
            <text:p><text:s/>268 </text:p>
          </table:table-cell>
          <table:table-cell table:style-name="ce89" office:value-type="string" office:string-value="1-1-1-04-01-02" calcext:value-type="string">
            <text:p><text:s/>1-1-1-04-01-02 </text:p>
          </table:table-cell>
          <table:table-cell table:style-name="ce234" office:value-type="string" calcext:value-type="string">
            <text:p>Cargo Empleados por Adquisiciones</text:p>
          </table:table-cell>
          <table:table-cell table:style-name="ce50" office:value-type="float" office:value="59.61" calcext:value-type="float">
            <text:p><text:s/>60 </text:p>
          </table:table-cell>
          <table:table-cell table:style-name="ce100"/>
          <table:table-cell table:style-name="ce107"/>
          <table:table-cell table:style-name="ce49" table:formula="of:=[.F25]-[.I25]" office:value-type="float" office:value="208.25" calcext:value-type="float">
            <text:p><text:s/>208 </text:p>
          </table:table-cell>
          <table:table-cell table:style-name="ce124" table:formula="of:=[.L25]/[.$L$36]" office:value-type="percentage" office:value="0.000160754123569059" calcext:value-type="percentage">
            <text:p>0.02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89" office:value-type="string" office:string-value="1-1-1-04-01-03" calcext:value-type="string">
            <text:p><text:s/>1-1-1-04-01-03 </text:p>
          </table:table-cell>
          <table:table-cell table:style-name="ce234" office:value-type="string" calcext:value-type="string">
            <text:p>Tribunal de menores empleados</text:p>
          </table:table-cell>
          <table:table-cell table:style-name="ce54" office:value-type="float" office:value="-451.05" calcext:value-type="float">
            <text:p>(451)</text:p>
          </table:table-cell>
          <table:table-cell table:style-name="ce70"/>
          <table:table-cell table:style-name="ce51"/>
          <table:table-cell table:style-name="ce82" table:formula="of:=[.C26]-[.D26]+[.E26]" office:value-type="float" office:value="-451.05" calcext:value-type="float">
            <text:p><text:s/>(451)</text:p>
          </table:table-cell>
          <table:table-cell table:style-name="ce89" office:value-type="string" office:string-value="1-1-1-04-01-03" calcext:value-type="string">
            <text:p><text:s/>1-1-1-04-01-03 </text:p>
          </table:table-cell>
          <table:table-cell table:style-name="ce234" office:value-type="string" calcext:value-type="string">
            <text:p>Tribunal de menores empleados</text:p>
          </table:table-cell>
          <table:table-cell table:style-name="ce50" office:value-type="float" office:value="0" calcext:value-type="float">
            <text:p><text:s/>- </text:p>
          </table:table-cell>
          <table:table-cell table:style-name="ce100"/>
          <table:table-cell table:style-name="ce107"/>
          <table:table-cell table:style-name="ce49" table:formula="of:=[.F26]-[.I26]" office:value-type="float" office:value="-451.05" calcext:value-type="float">
            <text:p><text:s/>(451)</text:p>
          </table:table-cell>
          <table:table-cell table:style-name="ce124" table:formula="of:=[.L26]/[.$L$36]" office:value-type="percentage" office:value="-0.000348178379043572" calcext:value-type="percentage">
            <text:p>-0.03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89"/>
          <table:table-cell table:style-name="ce234"/>
          <table:table-cell table:style-name="ce54"/>
          <table:table-cell table:style-name="ce70"/>
          <table:table-cell table:style-name="ce51"/>
          <table:table-cell table:style-name="ce82"/>
          <table:table-cell table:style-name="ce89"/>
          <table:table-cell table:style-name="ce234"/>
          <table:table-cell table:style-name="ce50"/>
          <table:table-cell table:style-name="ce100"/>
          <table:table-cell table:style-name="ce107"/>
          <table:table-cell table:style-name="ce49" table:formula="of:=[.F27]-[.I27]" office:value-type="float" office:value="0" calcext:value-type="float">
            <text:p><text:s/>- </text:p>
          </table:table-cell>
          <table:table-cell table:style-name="ce124" table:formula="of:=[.L27]/[.$L$36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89"/>
          <table:table-cell table:style-name="ce234"/>
          <table:table-cell table:style-name="ce54"/>
          <table:table-cell table:style-name="ce70"/>
          <table:table-cell table:style-name="ce51"/>
          <table:table-cell table:style-name="ce82"/>
          <table:table-cell table:style-name="ce89"/>
          <table:table-cell table:style-name="ce234"/>
          <table:table-cell table:style-name="ce50"/>
          <table:table-cell table:style-name="ce100"/>
          <table:table-cell table:style-name="ce107"/>
          <table:table-cell table:style-name="ce49" table:formula="of:=[.F28]-[.I28]" office:value-type="float" office:value="0" calcext:value-type="float">
            <text:p><text:s/>- </text:p>
          </table:table-cell>
          <table:table-cell table:style-name="ce124" table:formula="of:=[.L28]/[.$L$36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88"/>
          <table:table-cell table:style-name="ce235" office:value-type="string" calcext:value-type="string">
            <text:p>Cuentas por cobrar Terceros</text:p>
          </table:table-cell>
          <table:table-cell table:style-name="ce54"/>
          <table:table-cell table:style-name="ce70"/>
          <table:table-cell table:style-name="ce51"/>
          <table:table-cell table:style-name="ce82"/>
          <table:table-cell table:style-name="ce88"/>
          <table:table-cell table:style-name="ce235" office:value-type="string" calcext:value-type="string">
            <text:p>Cuentas por cobrar Terceros</text:p>
          </table:table-cell>
          <table:table-cell table:style-name="ce50"/>
          <table:table-cell table:style-name="ce100"/>
          <table:table-cell table:style-name="ce107"/>
          <table:table-cell table:style-name="ce49" table:formula="of:=[.F29]-[.I29]" office:value-type="float" office:value="0" calcext:value-type="float">
            <text:p><text:s/>- </text:p>
          </table:table-cell>
          <table:table-cell table:style-name="ce124" table:formula="of:=[.L29]/[.$L$36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88" office:value-type="string" office:string-value="1-1-1-06-01-002" calcext:value-type="string">
            <text:p><text:s/>1-1-1-06-01-002 </text:p>
          </table:table-cell>
          <table:table-cell table:style-name="ce234" office:value-type="string" calcext:value-type="string">
            <text:p>Consorcio Universidad Segura</text:p>
          </table:table-cell>
          <table:table-cell table:style-name="ce54" office:value-type="float" office:value="950781.51" calcext:value-type="float">
            <text:p>950,782 </text:p>
          </table:table-cell>
          <table:table-cell table:style-name="ce70"/>
          <table:table-cell table:style-name="ce51"/>
          <table:table-cell table:style-name="ce82" table:formula="of:=[.C30]-[.D30]+[.E30]" office:value-type="float" office:value="950781.51" calcext:value-type="float">
            <text:p><text:s/>950,782 </text:p>
          </table:table-cell>
          <table:table-cell office:value-type="string" calcext:value-type="string">
            <text:p>1-1-1-06-01-002</text:p>
          </table:table-cell>
          <table:table-cell table:style-name="ce234" office:value-type="string" calcext:value-type="string">
            <text:p>Consorcio Universidad Segura</text:p>
          </table:table-cell>
          <table:table-cell table:style-name="ce50" office:value-type="float" office:value="0" calcext:value-type="float">
            <text:p><text:s/>- </text:p>
          </table:table-cell>
          <table:table-cell table:style-name="ce100"/>
          <table:table-cell table:style-name="ce107"/>
          <table:table-cell table:style-name="ce49" table:formula="of:=[.F30]-[.I30]" office:value-type="float" office:value="950781.51" calcext:value-type="float">
            <text:p><text:s/>950,782 </text:p>
          </table:table-cell>
          <table:table-cell table:style-name="ce124" table:formula="of:=[.L30]/[.$L$36]" office:value-type="percentage" office:value="0.733935406221926" calcext:value-type="percentage">
            <text:p>73.39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89" office:value-type="string" office:string-value="1-1-1-07-01" calcext:value-type="string">
            <text:p><text:s/>1-1-1-07-01 </text:p>
          </table:table-cell>
          <table:table-cell table:style-name="ce234" office:value-type="string" calcext:value-type="string">
            <text:p>Anticipo a proveedores</text:p>
          </table:table-cell>
          <table:table-cell table:style-name="ce181" office:value-type="float" office:value="64113" calcext:value-type="float">
            <text:p><text:s/>64,113 </text:p>
          </table:table-cell>
          <table:table-cell table:style-name="ce52" table:number-columns-repeated="2"/>
          <table:table-cell table:style-name="ce82" table:formula="of:=[.C31]-[.D31]+[.E31]" office:value-type="float" office:value="64113" calcext:value-type="float">
            <text:p><text:s/>64,113 </text:p>
          </table:table-cell>
          <table:table-cell table:style-name="ce89" office:value-type="string" office:string-value="1-1-1-07-01" calcext:value-type="string">
            <text:p><text:s/>1-1-1-07-01 </text:p>
          </table:table-cell>
          <table:table-cell table:style-name="ce234" office:value-type="string" calcext:value-type="string">
            <text:p>Anticipo a proveedores</text:p>
          </table:table-cell>
          <table:table-cell table:style-name="ce51" office:value-type="float" office:value="5780.2" calcext:value-type="float">
            <text:p><text:s/>5,780 </text:p>
          </table:table-cell>
          <table:table-cell table:style-name="ce99"/>
          <table:table-cell table:style-name="ce107"/>
          <table:table-cell table:style-name="ce49" table:formula="of:=[.F31]-[.I31]" office:value-type="float" office:value="58332.8" calcext:value-type="float">
            <text:p><text:s/>58,333 </text:p>
          </table:table-cell>
          <table:table-cell table:style-name="ce124" table:formula="of:=[.L31]/[.$L$36]" office:value-type="percentage" office:value="0.0450287545706083" calcext:value-type="percentage">
            <text:p>4.5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89" office:value-type="string" office:string-value="1-1-1-07-02" calcext:value-type="string">
            <text:p><text:s/>1-1-1-07-02 </text:p>
          </table:table-cell>
          <table:table-cell table:style-name="ce234" office:value-type="string" calcext:value-type="string">
            <text:p>Anticipo Gastos de viaje</text:p>
          </table:table-cell>
          <table:table-cell table:style-name="ce51" office:value-type="float" office:value="7590" calcext:value-type="float">
            <text:p><text:s/>7,590 </text:p>
          </table:table-cell>
          <table:table-cell table:style-name="ce71"/>
          <table:table-cell table:style-name="ce51"/>
          <table:table-cell table:style-name="ce82" table:formula="of:=[.C32]-[.D32]+[.E32]" office:value-type="float" office:value="7590" calcext:value-type="float">
            <text:p><text:s/>7,590 </text:p>
          </table:table-cell>
          <table:table-cell table:style-name="ce89" office:value-type="string" office:string-value="1-1-1-07-02" calcext:value-type="string">
            <text:p><text:s/>1-1-1-07-02 </text:p>
          </table:table-cell>
          <table:table-cell table:style-name="ce234" office:value-type="string" calcext:value-type="string">
            <text:p>Anticipo Gastos de viaje</text:p>
          </table:table-cell>
          <table:table-cell table:style-name="ce51" office:value-type="float" office:value="9960.69" calcext:value-type="float">
            <text:p><text:s/>9,961 </text:p>
          </table:table-cell>
          <table:table-cell table:style-name="ce100"/>
          <table:table-cell table:style-name="ce107"/>
          <table:table-cell table:style-name="ce49" table:formula="of:=[.F32]-[.I32]" office:value-type="float" office:value="-2370.69" calcext:value-type="float">
            <text:p><text:s/>(2,371)</text:p>
          </table:table-cell>
          <table:table-cell table:style-name="ce124" table:formula="of:=[.L32]/[.$L$36]" office:value-type="percentage" office:value="-0.00183000332871036" calcext:value-type="percentage">
            <text:p>-0.18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5"/>
          <table:table-cell table:style-name="ce29"/>
          <table:table-cell table:style-name="ce51"/>
          <table:table-cell table:style-name="ce70"/>
          <table:table-cell table:style-name="ce83" table:number-columns-repeated="2"/>
          <table:table-cell table:style-name="ce68"/>
          <table:table-cell table:style-name="ce50"/>
          <table:table-cell table:style-name="ce51"/>
          <table:table-cell table:style-name="ce100"/>
          <table:table-cell table:style-name="ce107"/>
          <table:table-cell table:style-name="ce49" table:formula="of:=[.F33]-[.I33]" office:value-type="float" office:value="0" calcext:value-type="float">
            <text:p><text:s/>- </text:p>
          </table:table-cell>
          <table:table-cell table:style-name="ce124" table:formula="of:=[.L33]/[.$L$36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6"/>
          <table:table-cell table:style-name="ce33"/>
          <table:table-cell table:style-name="ce56" table:number-columns-repeated="4"/>
          <table:table-cell table:style-name="ce228" table:number-columns-repeated="2"/>
          <table:table-cell table:style-name="ce56"/>
          <table:table-cell table:style-name="ce98"/>
          <table:table-cell table:style-name="ce106"/>
          <table:table-cell table:style-name="ce56"/>
          <table:table-cell table:style-name="ce125"/>
          <table:table-cell table:style-name="ce136"/>
          <table:table-cell table:style-name="ce140" table:number-columns-repeated="1010"/>
        </table:table-row>
        <table:table-row table:style-name="ro4">
          <table:table-cell table:style-name="ce17"/>
          <table:table-cell table:style-name="ce34"/>
          <table:table-cell table:style-name="ce57"/>
          <table:table-cell table:style-name="ce72"/>
          <table:table-cell table:style-name="ce82"/>
          <table:table-cell table:style-name="ce85" table:number-columns-repeated="2"/>
          <table:table-cell table:style-name="ce57"/>
          <table:table-cell table:style-name="ce82"/>
          <table:table-cell table:style-name="ce101"/>
          <table:table-cell table:style-name="ce108"/>
          <table:table-cell table:style-name="ce114"/>
          <table:table-cell table:style-name="ce126"/>
          <table:table-cell table:style-name="ce136"/>
          <table:table-cell table:style-name="ce140" table:number-columns-repeated="1010"/>
        </table:table-row>
        <table:table-row table:style-name="ro5">
          <table:table-cell table:style-name="ce18"/>
          <table:table-cell table:style-name="ce35" office:value-type="string" office:string-value="Total" calcext:value-type="string">
            <text:p><text:s/>Total </text:p>
          </table:table-cell>
          <table:table-cell table:style-name="ce18" table:formula="of:=SUM([.C14:.C33])" office:value-type="float" office:value="3367616.37" calcext:value-type="float">
            <text:p><text:s/>3,367,616 </text:p>
          </table:table-cell>
          <table:table-cell table:style-name="ce18" table:formula="of:=SUM([.D14:.D33])" office:value-type="float" office:value="0" calcext:value-type="float">
            <text:p><text:s/>- </text:p>
          </table:table-cell>
          <table:table-cell table:style-name="ce18" table:formula="of:=SUM([.E14:.E33])" office:value-type="float" office:value="0" calcext:value-type="float">
            <text:p><text:s/>- </text:p>
          </table:table-cell>
          <table:table-cell table:style-name="ce18" table:formula="of:=SUM([.F14:.F33])" office:value-type="float" office:value="3367616.37" calcext:value-type="float">
            <text:p><text:s/>3,367,616 </text:p>
          </table:table-cell>
          <table:table-cell table:style-name="ce18" table:number-columns-repeated="2"/>
          <table:table-cell table:style-name="ce18" table:formula="of:=SUM([.I14:.I33])" office:value-type="float" office:value="2072159.71" calcext:value-type="float">
            <text:p><text:s/>2,072,160 </text:p>
          </table:table-cell>
          <table:table-cell table:style-name="ce18" table:number-columns-repeated="2"/>
          <table:table-cell table:style-name="ce18" table:formula="of:=SUM([.L14:.L33])" office:value-type="float" office:value="1295456.66" calcext:value-type="float">
            <text:p><text:s/>1,295,457 </text:p>
          </table:table-cell>
          <table:table-cell table:style-name="ce127"/>
          <table:table-cell table:style-name="ce138"/>
          <table:table-cell table:style-name="ce143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6"/>
          <table:table-cell table:style-name="ce58" office:value-type="string" calcext:value-type="string">
            <text:p>Saldo al</text:p>
          </table:table-cell>
          <table:table-cell table:style-name="ce73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Nota a los Ef's</text:p>
          </table:table-cell>
          <table:table-cell table:style-name="ce59" office:value-type="date" office:date-value="2020-12-31" calcext:value-type="date">
            <text:p>31/12/2020</text:p>
          </table:table-cell>
          <table:table-cell table:style-name="ce74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60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Cuentas por cobrar comerciales:</text:p>
          </table:table-cell>
          <table:table-cell table:style-name="ce60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Partes relacionadas (1)</text:p>
          </table:table-cell>
          <table:table-cell table:style-name="ce75" table:formula="of:=SUM([.F18:.F22])" office:value-type="float" office:value="0" calcext:value-type="float">
            <text:p><text:s/>- </text:p>
          </table:table-cell>
          <table:table-cell table:style-name="ce75" table:formula="of:=SUM([.I18:.I22])" office:value-type="float" office:value="1943158.81" calcext:value-type="float">
            <text:p><text:s/>1,943,159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Terceros</text:p>
          </table:table-cell>
          <table:table-cell table:style-name="ce75" table:formula="of:=[.F16]" office:value-type="float" office:value="2345205.65" calcext:value-type="float">
            <text:p><text:s/>2,345,206 </text:p>
          </table:table-cell>
          <table:table-cell table:style-name="ce75" table:formula="of:=[.I16]" office:value-type="float" office:value="113091" calcext:value-type="float">
            <text:p><text:s/>113,091 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75" table:number-columns-repeated="2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Otras cuentas por cobrar:</text:p>
          </table:table-cell>
          <table:table-cell table:style-name="ce75" table:number-columns-repeated="2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Anticipo a proveedores</text:p>
          </table:table-cell>
          <table:table-cell table:style-name="ce75" table:formula="of:=[.F31]" office:value-type="float" office:value="64113" calcext:value-type="float">
            <text:p><text:s/>64,113 </text:p>
          </table:table-cell>
          <table:table-cell table:style-name="ce75" table:formula="of:=[.I31]" office:value-type="float" office:value="5780.2" calcext:value-type="float">
            <text:p><text:s/>5,780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Anticipo a gastos de viaje</text:p>
          </table:table-cell>
          <table:table-cell table:style-name="ce75" table:formula="of:=[.F32]" office:value-type="float" office:value="7590" calcext:value-type="float">
            <text:p><text:s/>7,590 </text:p>
          </table:table-cell>
          <table:table-cell table:style-name="ce75" table:formula="of:=[.I32]" office:value-type="float" office:value="9960.69" calcext:value-type="float">
            <text:p><text:s/>9,961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Varios</text:p>
          </table:table-cell>
          <table:table-cell table:style-name="ce75" table:formula="of:=SUM([.F23:.F30])" office:value-type="float" office:value="950707.72" calcext:value-type="float">
            <text:p><text:s/>950,708 </text:p>
          </table:table-cell>
          <table:table-cell table:style-name="ce75" table:formula="of:=SUM([.I23:.I30])" office:value-type="float" office:value="169.01" calcext:value-type="float">
            <text:p><text:s/>169 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62"/>
          <table:table-cell table:style-name="ce76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Total</text:p>
          </table:table-cell>
          <table:table-cell table:style-name="ce63" table:formula="of:=+SUM([.C41:.C50])" office:value-type="float" office:value="3367616.37" calcext:value-type="float">
            <text:p><text:s/>3,367,616 </text:p>
          </table:table-cell>
          <table:table-cell table:style-name="ce77" table:formula="of:=+SUM([.D41:.D50])" office:value-type="float" office:value="2072159.71" calcext:value-type="float">
            <text:p><text:s/>2,072,160 </text:p>
          </table:table-cell>
          <table:table-cell table:number-columns-repeated="1020"/>
        </table:table-row>
        <table:table-row table:style-name="ro1">
          <table:table-cell/>
          <table:table-cell table:style-name="ce39"/>
          <table:table-cell table:style-name="ce64"/>
          <table:table-cell table:style-name="ce78"/>
          <table:table-cell table:number-columns-repeated="1020"/>
        </table:table-row>
        <table:table-row table:style-name="ro1">
          <table:table-cell/>
          <table:table-cell table:style-name="ce40"/>
          <table:table-cell table:style-name="ce65"/>
          <table:table-cell table:style-name="ce79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Trial</text:p>
          </table:table-cell>
          <table:table-cell table:style-name="ce66"/>
          <table:table-cell table:style-name="ce80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Diferencia</text:p>
          </table:table-cell>
          <table:table-cell table:style-name="ce67"/>
          <table:table-cell table:style-name="ce81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office:value-type="string" calcext:value-type="string">
            <text:p>Fuente: </text:p>
          </table:table-cell>
          <table:table-cell table:style-name="ce43" table:number-columns-repeated="11"/>
          <table:table-cell table:style-name="ce128"/>
          <table:table-cell table:style-name="ce43"/>
          <table:table-cell table:number-columns-repeated="1010"/>
        </table:table-row>
        <table:table-row table:style-name="ro1">
          <table:table-cell table:style-name="ce20" office:value-type="string" calcext:value-type="string">
            <text:p>Estados Financieros de la compañía 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jetivo: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Obtener un detalle comparativo de los saldos entre periodos, esto con la finalidad de diseñar procedimientos de auditoría sobre los saldos de las cuentas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servaciones:</text:p>
          </table:table-cell>
          <table:table-cell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edula Resumen'.A17:'Cedula Resumen'.A24 'Cedula Resumen'.A29:'Cedula Resumen'.A30 'Cedula Resumen'.G29:'Cedula Resumen'.G29">
            <calcext:condition calcext:apply-style-name="ConditionalStyle_2" calcext:value="duplicate" calcext:base-cell-address="'Cedula Resumen'.A17"/>
          </calcext:conditional-format>
          <calcext:conditional-format calcext:target-range-address="'Cedula Resumen'.A33:'Cedula Resumen'.A33">
            <calcext:condition calcext:apply-style-name="ConditionalStyle_3" calcext:value="duplicate" calcext:base-cell-address="'Cedula Resumen'.A33"/>
          </calcext:conditional-format>
        </calcext:conditional-formats>
      </table:table>
      <table:table table:name="Mayor CxC" table:style-name="ta1">
        <table:table-column table:style-name="co10" table:default-cell-style-name="ce299"/>
        <table:table-column table:style-name="co11" table:default-cell-style-name="ce301"/>
        <table:table-column table:style-name="co7" table:default-cell-style-name="ce303"/>
        <table:table-column table:style-name="co12" table:default-cell-style-name="ce303"/>
        <table:table-column table:style-name="co9" table:default-cell-style-name="Default"/>
        <table:table-column table:style-name="co13" table:default-cell-style-name="ce299"/>
        <table:table-column table:style-name="co14" table:default-cell-style-name="ce299"/>
        <table:table-column table:style-name="co15" table:default-cell-style-name="ce299"/>
        <table:table-column table:style-name="co16" table:default-cell-style-name="ce299"/>
        <table:table-column table:style-name="co17" table:default-cell-style-name="ce307"/>
        <table:table-column table:style-name="co18" table:default-cell-style-name="ce299"/>
        <table:table-row table:style-name="ro6">
          <table:table-cell office:value-type="float" office:value="917" calcext:value-type="float">
            <text:p>917</text:p>
          </table:table-cell>
          <table:table-cell office:value-type="string" calcext:value-type="string">
            <text:p>1-1-1-03</text:p>
          </table:table-cell>
          <table:table-cell office:value-type="float" office:value="1876354.26" calcext:value-type="float">
            <text:p><text:s/>1,876,354.26 </text:p>
          </table:table-cell>
          <table:table-cell office:value-type="string" office:string-value="CUENTAS POR COBRAR " calcext:value-type="string">
            <text:p><text:s/>CUENTAS POR COBRAR <text:s/></text:p>
          </table:table-cell>
          <table:table-cell/>
          <table:table-cell table:style-name="ce305" table:number-columns-repeated="3"/>
          <table:table-cell table:style-name="Default" table:number-columns-repeated="2"/>
          <table:table-cell table:style-name="ce305"/>
        </table:table-row>
        <table:table-row table:style-name="ro6">
          <table:table-cell office:value-type="float" office:value="918" calcext:value-type="float">
            <text:p>918</text:p>
          </table:table-cell>
          <table:table-cell office:value-type="string" calcext:value-type="string">
            <text:p>1-1-1-03-01</text:p>
          </table:table-cell>
          <table:table-cell office:value-type="float" office:value="179954.26" calcext:value-type="float">
            <text:p><text:s/>179,954.26 </text:p>
          </table:table-cell>
          <table:table-cell office:value-type="string" office:string-value="CUENTAS POR COBRAR NO RELACIONADAS" calcext:value-type="string">
            <text:p><text:s/>CUENTAS POR COBRAR NO RELACIONADAS </text:p>
          </table:table-cell>
          <table:table-cell/>
          <table:table-cell table:style-name="ce305" table:number-columns-repeated="3"/>
          <table:table-cell table:style-name="Default" table:number-columns-repeated="2"/>
          <table:table-cell table:style-name="ce305"/>
        </table:table-row>
        <table:table-row table:style-name="ro7">
          <table:table-cell table:style-name="ce300" office:value-type="float" office:value="919" calcext:value-type="float">
            <text:p>919</text:p>
          </table:table-cell>
          <table:table-cell table:style-name="ce302" office:value-type="string" calcext:value-type="string">
            <text:p>1-1-1-03-01-001</text:p>
          </table:table-cell>
          <table:table-cell table:style-name="ce304" office:value-type="float" office:value="179954.26" calcext:value-type="float">
            <text:p><text:s/>179,954.26 </text:p>
          </table:table-cell>
          <table:table-cell table:style-name="ce304" office:value-type="string" office:string-value="Clientes por Cobrar" calcext:value-type="string">
            <text:p><text:s/>Clientes por Cobrar </text:p>
          </table:table-cell>
          <table:table-cell table:style-name="ce300"/>
          <table:table-cell table:style-name="ce306" table:number-columns-repeated="3"/>
          <table:table-cell table:style-name="ce300" table:number-columns-repeated="3"/>
        </table:table-row>
        <table:table-row table:style-name="ro6">
          <table:table-cell office:value-type="float" office:value="920" calcext:value-type="float">
            <text:p>920</text:p>
          </table:table-cell>
          <table:table-cell office:value-type="string" calcext:value-type="string">
            <text:p><text:s/>183,481.04</text:p>
          </table:table-cell>
          <table:table-cell office:value-type="float" office:value="3526.78" calcext:value-type="float">
            <text:p><text:s/>3,526.7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73" calcext:value-type="float">
            <text:p>14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07" calcext:value-type="date">
            <text:p>07/01/2020</text:p>
          </table:table-cell>
          <table:table-cell office:value-type="string" calcext:value-type="string">
            <text:p>Venta fact #001-001-000000141 cliente: Ductos de Gye</text:p>
          </table:table-cell>
        </table:table-row>
        <table:table-row table:style-name="ro6">
          <table:table-cell office:value-type="float" office:value="921" calcext:value-type="float">
            <text:p>921</text:p>
          </table:table-cell>
          <table:table-cell office:value-type="string" calcext:value-type="string">
            <text:p><text:s/>216,067.68</text:p>
          </table:table-cell>
          <table:table-cell office:value-type="float" office:value="32586.64" calcext:value-type="float">
            <text:p><text:s/>32,586.6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07" calcext:value-type="date">
            <text:p>07/01/2020</text:p>
          </table:table-cell>
          <table:table-cell office:value-type="string" calcext:value-type="string">
            <text:p>Factura #140 cliente: ductos gye</text:p>
          </table:table-cell>
        </table:table-row>
        <table:table-row table:style-name="ro6">
          <table:table-cell office:value-type="float" office:value="922" calcext:value-type="float">
            <text:p>922</text:p>
          </table:table-cell>
          <table:table-cell office:value-type="string" calcext:value-type="string">
            <text:p><text:s/>216,193.68</text:p>
          </table:table-cell>
          <table:table-cell office:value-type="float" office:value="126" calcext:value-type="float">
            <text:p><text:s/>12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47" calcext:value-type="float">
            <text:p>144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07" calcext:value-type="date">
            <text:p>07/01/2020</text:p>
          </table:table-cell>
          <table:table-cell office:value-type="string" calcext:value-type="string">
            <text:p>Factura #139 cliente: ductos gye</text:p>
          </table:table-cell>
        </table:table-row>
        <table:table-row table:style-name="ro6">
          <table:table-cell office:value-type="float" office:value="923" calcext:value-type="float">
            <text:p>923</text:p>
          </table:table-cell>
          <table:table-cell office:value-type="string" calcext:value-type="string">
            <text:p><text:s/>216,546.38</text:p>
          </table:table-cell>
          <table:table-cell office:value-type="float" office:value="352.7" calcext:value-type="float">
            <text:p><text:s/>352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42" calcext:value-type="float">
            <text:p>144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07" calcext:value-type="date">
            <text:p>07/01/2020</text:p>
          </table:table-cell>
          <table:table-cell office:value-type="string" calcext:value-type="string">
            <text:p>Fact #133 cliente: Telconet</text:p>
          </table:table-cell>
        </table:table-row>
        <table:table-row table:style-name="ro6">
          <table:table-cell office:value-type="float" office:value="924" calcext:value-type="float">
            <text:p>924</text:p>
          </table:table-cell>
          <table:table-cell office:value-type="string" calcext:value-type="string">
            <text:p><text:s/>246,239.27</text:p>
          </table:table-cell>
          <table:table-cell office:value-type="float" office:value="29692.89" calcext:value-type="float">
            <text:p><text:s/>29,692.8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45" calcext:value-type="float">
            <text:p>14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07" calcext:value-type="date">
            <text:p>07/01/2020</text:p>
          </table:table-cell>
          <table:table-cell office:value-type="string" calcext:value-type="string">
            <text:p>Fact #137 cliente: ductos gye</text:p>
          </table:table-cell>
        </table:table-row>
        <table:table-row table:style-name="ro6">
          <table:table-cell office:value-type="float" office:value="925" calcext:value-type="float">
            <text:p>925</text:p>
          </table:table-cell>
          <table:table-cell office:value-type="string" calcext:value-type="string">
            <text:p><text:s/>246,365.27</text:p>
          </table:table-cell>
          <table:table-cell office:value-type="float" office:value="126" calcext:value-type="float">
            <text:p><text:s/>12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46" calcext:value-type="float">
            <text:p>14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07" calcext:value-type="date">
            <text:p>07/01/2020</text:p>
          </table:table-cell>
          <table:table-cell office:value-type="string" calcext:value-type="string">
            <text:p>Factura #138 cliente: ductos gye</text:p>
          </table:table-cell>
        </table:table-row>
        <table:table-row table:style-name="ro6">
          <table:table-cell office:value-type="float" office:value="926" calcext:value-type="float">
            <text:p>926</text:p>
          </table:table-cell>
          <table:table-cell office:value-type="string" calcext:value-type="string">
            <text:p><text:s/>246,302.29</text:p>
          </table:table-cell>
          <table:table-cell office:value-type="float" office:value="0" calcext:value-type="float">
            <text:p><text:s/>- </text:p>
          </table:table-cell>
          <table:table-cell office:value-type="float" office:value="62.98" calcext:value-type="float">
            <text:p><text:s/>62.98 </text:p>
          </table:table-cell>
          <table:table-cell/>
          <table:table-cell office:value-type="float" office:value="1482" calcext:value-type="float">
            <text:p>148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13" calcext:value-type="date">
            <text:p>13/01/2020</text:p>
          </table:table-cell>
          <table:table-cell office:value-type="string" calcext:value-type="string">
            <text:p>Retención #438 aplica fact #141 cliente : Ductos de Gye</text:p>
          </table:table-cell>
        </table:table-row>
        <table:table-row table:style-name="ro6">
          <table:table-cell office:value-type="float" office:value="927" calcext:value-type="float">
            <text:p>927</text:p>
          </table:table-cell>
          <table:table-cell office:value-type="string" calcext:value-type="string">
            <text:p><text:s/>246,295.99</text:p>
          </table:table-cell>
          <table:table-cell office:value-type="float" office:value="0" calcext:value-type="float">
            <text:p><text:s/>- </text:p>
          </table:table-cell>
          <table:table-cell office:value-type="float" office:value="6.3" calcext:value-type="float">
            <text:p><text:s/>6.30 </text:p>
          </table:table-cell>
          <table:table-cell/>
          <table:table-cell office:value-type="float" office:value="1444" calcext:value-type="float">
            <text:p>144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14" calcext:value-type="date">
            <text:p>14/01/2020</text:p>
          </table:table-cell>
          <table:table-cell office:value-type="string" calcext:value-type="string">
            <text:p>Retencion #001-002-000000445 aplica fact #133 cliente: ductos gye</text:p>
          </table:table-cell>
        </table:table-row>
        <table:table-row table:style-name="ro6">
          <table:table-cell office:value-type="float" office:value="928" calcext:value-type="float">
            <text:p>928</text:p>
          </table:table-cell>
          <table:table-cell office:value-type="string" calcext:value-type="string">
            <text:p><text:s/>246,293.7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25" calcext:value-type="float">
            <text:p><text:s/>2.25 </text:p>
          </table:table-cell>
          <table:table-cell/>
          <table:table-cell office:value-type="float" office:value="1480" calcext:value-type="float">
            <text:p>148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14" calcext:value-type="date">
            <text:p>14/01/2020</text:p>
          </table:table-cell>
          <table:table-cell office:value-type="string" calcext:value-type="string">
            <text:p>Retención #447 aplica fact #138 cliente : Ductos de Gye</text:p>
          </table:table-cell>
        </table:table-row>
        <table:table-row table:style-name="ro6">
          <table:table-cell office:value-type="float" office:value="929" calcext:value-type="float">
            <text:p>929</text:p>
          </table:table-cell>
          <table:table-cell office:value-type="string" calcext:value-type="string">
            <text:p><text:s/>245,711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1.9" calcext:value-type="float">
            <text:p><text:s/>581.90 </text:p>
          </table:table-cell>
          <table:table-cell/>
          <table:table-cell office:value-type="float" office:value="1478" calcext:value-type="float">
            <text:p>147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14" calcext:value-type="date">
            <text:p>14/01/2020</text:p>
          </table:table-cell>
          <table:table-cell office:value-type="string" calcext:value-type="string">
            <text:p>Retención #443 aplica fact #140 cliente : Ductos de Gye</text:p>
          </table:table-cell>
        </table:table-row>
        <table:table-row table:style-name="ro6">
          <table:table-cell office:value-type="float" office:value="930" calcext:value-type="float">
            <text:p>930</text:p>
          </table:table-cell>
          <table:table-cell office:value-type="string" calcext:value-type="string">
            <text:p><text:s/>245,181.6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30.23" calcext:value-type="float">
            <text:p><text:s/>530.23 </text:p>
          </table:table-cell>
          <table:table-cell/>
          <table:table-cell office:value-type="float" office:value="1479" calcext:value-type="float">
            <text:p>14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14" calcext:value-type="date">
            <text:p>14/01/2020</text:p>
          </table:table-cell>
          <table:table-cell office:value-type="string" calcext:value-type="string">
            <text:p>Retención #444 aplica fact #137 cliente : Ductos de Gye</text:p>
          </table:table-cell>
        </table:table-row>
        <table:table-row table:style-name="ro6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245,179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25" calcext:value-type="float">
            <text:p><text:s/>2.25 </text:p>
          </table:table-cell>
          <table:table-cell/>
          <table:table-cell office:value-type="float" office:value="1481" calcext:value-type="float">
            <text:p>14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14" calcext:value-type="date">
            <text:p>14/01/2020</text:p>
          </table:table-cell>
          <table:table-cell office:value-type="string" calcext:value-type="string">
            <text:p>Retención #446 aplica fact #139 cliente : Ductos de Gye</text:p>
          </table:table-cell>
        </table:table-row>
        <table:table-row table:style-name="ro6">
          <table:table-cell office:value-type="float" office:value="932" calcext:value-type="float">
            <text:p>932</text:p>
          </table:table-cell>
          <table:table-cell office:value-type="string" calcext:value-type="string">
            <text:p><text:s/>247,579.69</text:p>
          </table:table-cell>
          <table:table-cell office:value-type="float" office:value="2400.33" calcext:value-type="float">
            <text:p><text:s/>2,400.3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24" calcext:value-type="date">
            <text:p>24/01/2020</text:p>
          </table:table-cell>
          <table:table-cell office:value-type="string" calcext:value-type="string">
            <text:p>Venta fact #001-001-000000144 cliente: Telconet</text:p>
          </table:table-cell>
        </table:table-row>
        <table:table-row table:style-name="ro6">
          <table:table-cell office:value-type="float" office:value="933" calcext:value-type="float">
            <text:p>933</text:p>
          </table:table-cell>
          <table:table-cell office:value-type="string" calcext:value-type="string">
            <text:p><text:s/>256,866.17</text:p>
          </table:table-cell>
          <table:table-cell office:value-type="float" office:value="9286.48" calcext:value-type="float">
            <text:p><text:s/>9,286.4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77" calcext:value-type="float">
            <text:p>14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24" calcext:value-type="date">
            <text:p>24/01/2020</text:p>
          </table:table-cell>
          <table:table-cell office:value-type="string" calcext:value-type="string">
            <text:p>Venta fact #001-001-000000145 cliente: Telconet</text:p>
          </table:table-cell>
        </table:table-row>
        <table:table-row table:style-name="ro6">
          <table:table-cell office:value-type="float" office:value="934" calcext:value-type="float">
            <text:p>934</text:p>
          </table:table-cell>
          <table:table-cell office:value-type="string" calcext:value-type="string">
            <text:p><text:s/>266,601.15</text:p>
          </table:table-cell>
          <table:table-cell office:value-type="float" office:value="9734.98" calcext:value-type="float">
            <text:p><text:s/>9,734.9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75" calcext:value-type="float">
            <text:p>14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24" calcext:value-type="date">
            <text:p>24/01/2020</text:p>
          </table:table-cell>
          <table:table-cell office:value-type="string" calcext:value-type="string">
            <text:p>Venta fact #001-001-000000143 cliente: Telconet</text:p>
          </table:table-cell>
        </table:table-row>
        <table:table-row table:style-name="ro6">
          <table:table-cell office:value-type="float" office:value="935" calcext:value-type="float">
            <text:p>935</text:p>
          </table:table-cell>
          <table:table-cell office:value-type="string" calcext:value-type="string">
            <text:p><text:s/>271,002.73</text:p>
          </table:table-cell>
          <table:table-cell office:value-type="float" office:value="4401.58" calcext:value-type="float">
            <text:p><text:s/>4,401.5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24" calcext:value-type="date">
            <text:p>24/01/2020</text:p>
          </table:table-cell>
          <table:table-cell office:value-type="string" calcext:value-type="string">
            <text:p>Venta fact #001-001-000000142 cliente: Telconet</text:p>
          </table:table-cell>
        </table:table-row>
        <table:table-row table:style-name="ro6">
          <table:table-cell office:value-type="float" office:value="936" calcext:value-type="float">
            <text:p>936</text:p>
          </table:table-cell>
          <table:table-cell office:value-type="string" calcext:value-type="string">
            <text:p><text:s/>270,098.77</text:p>
          </table:table-cell>
          <table:table-cell office:value-type="float" office:value="0" calcext:value-type="float">
            <text:p><text:s/>- </text:p>
          </table:table-cell>
          <table:table-cell office:value-type="float" office:value="903.96" calcext:value-type="float">
            <text:p><text:s/>903.96 </text:p>
          </table:table-cell>
          <table:table-cell/>
          <table:table-cell office:value-type="float" office:value="1461" calcext:value-type="float">
            <text:p>14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Retencion #001-011-000146812 aplica fact#143 cliente telconet</text:p>
          </table:table-cell>
        </table:table-row>
        <table:table-row table:style-name="ro6">
          <table:table-cell office:value-type="float" office:value="937" calcext:value-type="float">
            <text:p>937</text:p>
          </table:table-cell>
          <table:table-cell office:value-type="string" calcext:value-type="string">
            <text:p><text:s/>269,875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2.89" calcext:value-type="float">
            <text:p><text:s/>222.89 </text:p>
          </table:table-cell>
          <table:table-cell/>
          <table:table-cell office:value-type="float" office:value="1462" calcext:value-type="float">
            <text:p>14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Retencion 001-011-000146913 aplica fact# 144cliene telconet</text:p>
          </table:table-cell>
        </table:table-row>
        <table:table-row table:style-name="ro6">
          <table:table-cell office:value-type="float" office:value="938" calcext:value-type="float">
            <text:p>938</text:p>
          </table:table-cell>
          <table:table-cell office:value-type="string" calcext:value-type="string">
            <text:p><text:s/>269,013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862.32" calcext:value-type="float">
            <text:p><text:s/>862.32 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Retencion #001-011-000146811 aplica fact#146811 telconet</text:p>
          </table:table-cell>
        </table:table-row>
        <table:table-row table:style-name="ro6">
          <table:table-cell office:value-type="float" office:value="939" calcext:value-type="float">
            <text:p>939</text:p>
          </table:table-cell>
          <table:table-cell office:value-type="string" calcext:value-type="string">
            <text:p><text:s/>268,604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8.72" calcext:value-type="float">
            <text:p><text:s/>408.72 </text:p>
          </table:table-cell>
          <table:table-cell/>
          <table:table-cell office:value-type="float" office:value="1464" calcext:value-type="float">
            <text:p>14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Retencion #001-011-000147006 aplica fact #142 cliene telconet</text:p>
          </table:table-cell>
        </table:table-row>
        <table:table-row table:style-name="ro6">
          <table:table-cell office:value-type="float" office:value="940" calcext:value-type="float">
            <text:p>940</text:p>
          </table:table-cell>
          <table:table-cell office:value-type="string" calcext:value-type="string">
            <text:p><text:s/>265,807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96.87" calcext:value-type="float">
            <text:p><text:s/>2,796.87 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62202" calcext:value-type="float">
            <text:p>2622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DP 43536349-0 :DP:0-43536349 CANC. FACT#130 CLIENT</text:p>
          </table:table-cell>
        </table:table-row>
        <table:table-row table:style-name="ro6">
          <table:table-cell office:value-type="float" office:value="941" calcext:value-type="float">
            <text:p>941</text:p>
          </table:table-cell>
          <table:table-cell office:value-type="string" calcext:value-type="string">
            <text:p><text:s/>250,807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000" calcext:value-type="float">
            <text:p><text:s/>15,000.00 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62002" calcext:value-type="float">
            <text:p>2620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DP 43536048-0 :DP:0-43536048 ABONO FACT #90 CLIENT</text:p>
          </table:table-cell>
        </table:table-row>
        <table:table-row table:style-name="ro6">
          <table:table-cell office:value-type="float" office:value="942" calcext:value-type="float">
            <text:p>942</text:p>
          </table:table-cell>
          <table:table-cell office:value-type="string" calcext:value-type="string">
            <text:p><text:s/>240,526.8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281.14" calcext:value-type="float">
            <text:p><text:s/>10,281.14 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62102" calcext:value-type="float">
            <text:p>2621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DP 54438407-0 :DP:0-54438407 ABONO FACT#90 CLIENTE</text:p>
          </table:table-cell>
        </table:table-row>
        <table:table-row table:style-name="ro6">
          <table:table-cell office:value-type="float" office:value="943" calcext:value-type="float">
            <text:p>943</text:p>
          </table:table-cell>
          <table:table-cell office:value-type="string" calcext:value-type="string">
            <text:p><text:s/>246,494.19</text:p>
          </table:table-cell>
          <table:table-cell office:value-type="float" office:value="5967.36" calcext:value-type="float">
            <text:p><text:s/>5,967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3" calcext:value-type="float">
            <text:p>15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04" calcext:value-type="date">
            <text:p>04/02/2020</text:p>
          </table:table-cell>
          <table:table-cell office:value-type="string" calcext:value-type="string">
            <text:p>Venta fact #001-001-000000153 cliente: Telconet</text:p>
          </table:table-cell>
        </table:table-row>
        <table:table-row table:style-name="ro6">
          <table:table-cell office:value-type="float" office:value="944" calcext:value-type="float">
            <text:p>944</text:p>
          </table:table-cell>
          <table:table-cell office:value-type="string" calcext:value-type="string">
            <text:p><text:s/>260,733.56</text:p>
          </table:table-cell>
          <table:table-cell office:value-type="float" office:value="14239.37" calcext:value-type="float">
            <text:p><text:s/>14,239.3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04" calcext:value-type="date">
            <text:p>04/02/2020</text:p>
          </table:table-cell>
          <table:table-cell office:value-type="string" calcext:value-type="string">
            <text:p>Venta fact #001-001-000000152 cliente: Telconet</text:p>
          </table:table-cell>
        </table:table-row>
        <table:table-row table:style-name="ro6">
          <table:table-cell office:value-type="float" office:value="945" calcext:value-type="float">
            <text:p>945</text:p>
          </table:table-cell>
          <table:table-cell office:value-type="string" calcext:value-type="string">
            <text:p><text:s/>272,724.50</text:p>
          </table:table-cell>
          <table:table-cell office:value-type="float" office:value="11990.94" calcext:value-type="float">
            <text:p><text:s/>11,990.9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1" calcext:value-type="float">
            <text:p>15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04" calcext:value-type="date">
            <text:p>04/02/2020</text:p>
          </table:table-cell>
          <table:table-cell office:value-type="string" calcext:value-type="string">
            <text:p>Venta fact #001-001-000000151 cliente: Telconet</text:p>
          </table:table-cell>
        </table:table-row>
        <table:table-row table:style-name="ro6">
          <table:table-cell office:value-type="float" office:value="946" calcext:value-type="float">
            <text:p>946</text:p>
          </table:table-cell>
          <table:table-cell office:value-type="string" calcext:value-type="string">
            <text:p><text:s/>290,538.49</text:p>
          </table:table-cell>
          <table:table-cell office:value-type="float" office:value="17813.99" calcext:value-type="float">
            <text:p><text:s/>17,813.9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0" calcext:value-type="float">
            <text:p>15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04" calcext:value-type="date">
            <text:p>04/02/2020</text:p>
          </table:table-cell>
          <table:table-cell office:value-type="string" calcext:value-type="string">
            <text:p>Venta fact #001-001-000000150 cliente: Telconet</text:p>
          </table:table-cell>
        </table:table-row>
        <table:table-row table:style-name="ro6">
          <table:table-cell office:value-type="float" office:value="947" calcext:value-type="float">
            <text:p>947</text:p>
          </table:table-cell>
          <table:table-cell office:value-type="string" calcext:value-type="string">
            <text:p><text:s/>291,381.68</text:p>
          </table:table-cell>
          <table:table-cell office:value-type="float" office:value="843.19" calcext:value-type="float">
            <text:p><text:s/>843.1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04" calcext:value-type="date">
            <text:p>04/02/2020</text:p>
          </table:table-cell>
          <table:table-cell office:value-type="string" calcext:value-type="string">
            <text:p>Venta fact #001-001-000000154 cliente: Telconet</text:p>
          </table:table-cell>
        </table:table-row>
        <table:table-row table:style-name="ro6">
          <table:table-cell office:value-type="float" office:value="948" calcext:value-type="float">
            <text:p>948</text:p>
          </table:table-cell>
          <table:table-cell office:value-type="string" calcext:value-type="string">
            <text:p><text:s/>301,086.48</text:p>
          </table:table-cell>
          <table:table-cell office:value-type="float" office:value="9704.8" calcext:value-type="float">
            <text:p><text:s/>9,704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8" calcext:value-type="float">
            <text:p>15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04" calcext:value-type="date">
            <text:p>04/02/2020</text:p>
          </table:table-cell>
          <table:table-cell office:value-type="string" calcext:value-type="string">
            <text:p>Venta fact #001-001-000000148 cliente: Telconet</text:p>
          </table:table-cell>
        </table:table-row>
        <table:table-row table:style-name="ro6">
          <table:table-cell office:value-type="float" office:value="949" calcext:value-type="float">
            <text:p>949</text:p>
          </table:table-cell>
          <table:table-cell office:value-type="string" calcext:value-type="string">
            <text:p><text:s/>316,794.48</text:p>
          </table:table-cell>
          <table:table-cell office:value-type="float" office:value="15708" calcext:value-type="float">
            <text:p><text:s/>15,70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7" calcext:value-type="float">
            <text:p>15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04" calcext:value-type="date">
            <text:p>04/02/2020</text:p>
          </table:table-cell>
          <table:table-cell office:value-type="string" calcext:value-type="string">
            <text:p>Venta fact #001-001-000000147 cliente: Telconet</text:p>
          </table:table-cell>
        </table:table-row>
        <table:table-row table:style-name="ro6">
          <table:table-cell office:value-type="float" office:value="950" calcext:value-type="float">
            <text:p>950</text:p>
          </table:table-cell>
          <table:table-cell office:value-type="string" calcext:value-type="string">
            <text:p><text:s/>323,245.68</text:p>
          </table:table-cell>
          <table:table-cell office:value-type="float" office:value="6451.2" calcext:value-type="float">
            <text:p><text:s/>6,451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04" calcext:value-type="date">
            <text:p>04/02/2020</text:p>
          </table:table-cell>
          <table:table-cell office:value-type="string" calcext:value-type="string">
            <text:p>Venta fact #001-001-000000146 cliente: Telconet</text:p>
          </table:table-cell>
        </table:table-row>
        <table:table-row table:style-name="ro6">
          <table:table-cell office:value-type="float" office:value="951" calcext:value-type="float">
            <text:p>951</text:p>
          </table:table-cell>
          <table:table-cell office:value-type="string" calcext:value-type="string">
            <text:p><text:s/>329,618.48</text:p>
          </table:table-cell>
          <table:table-cell office:value-type="float" office:value="6372.8" calcext:value-type="float">
            <text:p><text:s/>6,372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9" calcext:value-type="float">
            <text:p>15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04" calcext:value-type="date">
            <text:p>04/02/2020</text:p>
          </table:table-cell>
          <table:table-cell office:value-type="string" calcext:value-type="string">
            <text:p>Venta fact #001-001-000000149 cliente: Telconet</text:p>
          </table:table-cell>
        </table:table-row>
        <table:table-row table:style-name="ro6">
          <table:table-cell office:value-type="float" office:value="952" calcext:value-type="float">
            <text:p>952</text:p>
          </table:table-cell>
          <table:table-cell office:value-type="string" calcext:value-type="string">
            <text:p><text:s/>329,064.37</text:p>
          </table:table-cell>
          <table:table-cell office:value-type="float" office:value="0" calcext:value-type="float">
            <text:p><text:s/>- </text:p>
          </table:table-cell>
          <table:table-cell office:value-type="float" office:value="554.11" calcext:value-type="float">
            <text:p><text:s/>554.11 </text:p>
          </table:table-cell>
          <table:table-cell/>
          <table:table-cell office:value-type="float" office:value="1497" calcext:value-type="float">
            <text:p>14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Retencion #001-011-000148424 aplica fact#153 telconet</text:p>
          </table:table-cell>
        </table:table-row>
        <table:table-row table:style-name="ro6">
          <table:table-cell office:value-type="float" office:value="953" calcext:value-type="float">
            <text:p>953</text:p>
          </table:table-cell>
          <table:table-cell office:value-type="string" calcext:value-type="string">
            <text:p><text:s/>328,986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78.3" calcext:value-type="float">
            <text:p><text:s/>78.30 </text:p>
          </table:table-cell>
          <table:table-cell/>
          <table:table-cell office:value-type="float" office:value="1498" calcext:value-type="float">
            <text:p>14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Retencion #001-011-000148425 aplica fact#154 telconet</text:p>
          </table:table-cell>
        </table:table-row>
        <table:table-row table:style-name="ro6">
          <table:table-cell office:value-type="float" office:value="954" calcext:value-type="float">
            <text:p>954</text:p>
          </table:table-cell>
          <table:table-cell office:value-type="string" calcext:value-type="string">
            <text:p><text:s/>327,663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22.23" calcext:value-type="float">
            <text:p><text:s/>1,322.23 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Retencion #001-011-000148417 aplica fact#152 telconet</text:p>
          </table:table-cell>
        </table:table-row>
        <table:table-row table:style-name="ro6">
          <table:table-cell office:value-type="float" office:value="955" calcext:value-type="float">
            <text:p>955</text:p>
          </table:table-cell>
          <table:table-cell office:value-type="string" calcext:value-type="string">
            <text:p><text:s/>326,550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13.44" calcext:value-type="float">
            <text:p><text:s/>1,113.44 </text:p>
          </table:table-cell>
          <table:table-cell/>
          <table:table-cell office:value-type="float" office:value="1495" calcext:value-type="float">
            <text:p>14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Retencion #001-011-000148416 aplica fact#151 telconet</text:p>
          </table:table-cell>
        </table:table-row>
        <table:table-row table:style-name="ro6">
          <table:table-cell office:value-type="float" office:value="956" calcext:value-type="float">
            <text:p>956</text:p>
          </table:table-cell>
          <table:table-cell office:value-type="string" calcext:value-type="string">
            <text:p><text:s/>324,896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54.16" calcext:value-type="float">
            <text:p><text:s/>1,654.16 </text:p>
          </table:table-cell>
          <table:table-cell/>
          <table:table-cell office:value-type="float" office:value="1494" calcext:value-type="float">
            <text:p>14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Retencion #001-011-000148415 aplica fact#150 telconet</text:p>
          </table:table-cell>
        </table:table-row>
        <table:table-row table:style-name="ro6">
          <table:table-cell office:value-type="float" office:value="957" calcext:value-type="float">
            <text:p>957</text:p>
          </table:table-cell>
          <table:table-cell office:value-type="string" calcext:value-type="string">
            <text:p><text:s/>324,304.4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91.76" calcext:value-type="float">
            <text:p><text:s/>591.76 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Retencion #001-011-000148414 aplica fact#149 telconet</text:p>
          </table:table-cell>
        </table:table-row>
        <table:table-row table:style-name="ro6">
          <table:table-cell office:value-type="float" office:value="958" calcext:value-type="float">
            <text:p>958</text:p>
          </table:table-cell>
          <table:table-cell office:value-type="string" calcext:value-type="string">
            <text:p><text:s/>323,705.44</text:p>
          </table:table-cell>
          <table:table-cell office:value-type="float" office:value="0" calcext:value-type="float">
            <text:p><text:s/>- </text:p>
          </table:table-cell>
          <table:table-cell office:value-type="float" office:value="599.04" calcext:value-type="float">
            <text:p><text:s/>599.04 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Retencion #001-011-000148413 aplica fact#148 telconet</text:p>
          </table:table-cell>
        </table:table-row>
        <table:table-row table:style-name="ro6">
          <table:table-cell office:value-type="float" office:value="959" calcext:value-type="float">
            <text:p>959</text:p>
          </table:table-cell>
          <table:table-cell office:value-type="string" calcext:value-type="string">
            <text:p><text:s/>322,246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58.6" calcext:value-type="float">
            <text:p><text:s/>1,458.60 </text:p>
          </table:table-cell>
          <table:table-cell/>
          <table:table-cell office:value-type="float" office:value="1491" calcext:value-type="float">
            <text:p>14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Retencion #001-011-000148364 aplica fact#147 telconet</text:p>
          </table:table-cell>
        </table:table-row>
        <table:table-row table:style-name="ro6">
          <table:table-cell office:value-type="float" office:value="960" calcext:value-type="float">
            <text:p>960</text:p>
          </table:table-cell>
          <table:table-cell office:value-type="string" calcext:value-type="string">
            <text:p><text:s/>321,345.68</text:p>
          </table:table-cell>
          <table:table-cell office:value-type="float" office:value="0" calcext:value-type="float">
            <text:p><text:s/>- </text:p>
          </table:table-cell>
          <table:table-cell office:value-type="float" office:value="901.16" calcext:value-type="float">
            <text:p><text:s/>901.16 </text:p>
          </table:table-cell>
          <table:table-cell/>
          <table:table-cell office:value-type="float" office:value="1490" calcext:value-type="float">
            <text:p>14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Retencion #001-011-000148411 aplica fact#146 telconet</text:p>
          </table:table-cell>
        </table:table-row>
        <table:table-row table:style-name="ro6">
          <table:table-cell office:value-type="float" office:value="961" calcext:value-type="float">
            <text:p>961</text:p>
          </table:table-cell>
          <table:table-cell office:value-type="string" calcext:value-type="string">
            <text:p><text:s/>317,274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71.61" calcext:value-type="float">
            <text:p><text:s/>4,071.61 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3002" calcext:value-type="float">
            <text:p>2730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DP 56773072-0 :DP:0-56773072 PAGO FACT #109-112 CL</text:p>
          </table:table-cell>
        </table:table-row>
        <table:table-row table:style-name="ro6">
          <table:table-cell office:value-type="float" office:value="962" calcext:value-type="float">
            <text:p>962</text:p>
          </table:table-cell>
          <table:table-cell office:value-type="string" calcext:value-type="string">
            <text:p><text:s/>317,197.82</text:p>
          </table:table-cell>
          <table:table-cell office:value-type="float" office:value="0" calcext:value-type="float">
            <text:p><text:s/>- </text:p>
          </table:table-cell>
          <table:table-cell office:value-type="float" office:value="76.25" calcext:value-type="float">
            <text:p><text:s/>76.25 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3302" calcext:value-type="float">
            <text:p>2733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DP 43536049-0 :DP:0-43536049 CANCELACION FACT #90-</text:p>
          </table:table-cell>
        </table:table-row>
        <table:table-row table:style-name="ro6">
          <table:table-cell office:value-type="float" office:value="963" calcext:value-type="float">
            <text:p>963</text:p>
          </table:table-cell>
          <table:table-cell office:value-type="string" calcext:value-type="string">
            <text:p><text:s/>317,046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1.57" calcext:value-type="float">
            <text:p><text:s/>151.57 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3102" calcext:value-type="float">
            <text:p>2731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DP 56773070-0 :DP:0-56773070 PAGO FACT #102-105-10</text:p>
          </table:table-cell>
        </table:table-row>
        <table:table-row table:style-name="ro6">
          <table:table-cell office:value-type="float" office:value="964" calcext:value-type="float">
            <text:p>964</text:p>
          </table:table-cell>
          <table:table-cell office:value-type="string" calcext:value-type="string">
            <text:p><text:s/>315,269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76.91" calcext:value-type="float">
            <text:p><text:s/>1,776.91 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3102" calcext:value-type="float">
            <text:p>2731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DP 56773070-0 :DP:0-56773070 PAGO FACT #102-105-10</text:p>
          </table:table-cell>
        </table:table-row>
        <table:table-row table:style-name="ro6">
          <table:table-cell office:value-type="float" office:value="965" calcext:value-type="float">
            <text:p>965</text:p>
          </table:table-cell>
          <table:table-cell office:value-type="string" calcext:value-type="string">
            <text:p><text:s/>313,080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88.61" calcext:value-type="float">
            <text:p><text:s/>2,188.61 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3102" calcext:value-type="float">
            <text:p>2731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DP 56773070-0 :DP:0-56773070 PAGO FACT #102-105-10</text:p>
          </table:table-cell>
        </table:table-row>
        <table:table-row table:style-name="ro6">
          <table:table-cell office:value-type="float" office:value="966" calcext:value-type="float">
            <text:p>966</text:p>
          </table:table-cell>
          <table:table-cell office:value-type="string" calcext:value-type="string">
            <text:p><text:s/>313,020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60.32" calcext:value-type="float">
            <text:p><text:s/>60.32 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3302" calcext:value-type="float">
            <text:p>2733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DP 43536049-0 :DP:0-43536049 CANCELACION FACT #90-</text:p>
          </table:table-cell>
        </table:table-row>
        <table:table-row table:style-name="ro6">
          <table:table-cell office:value-type="float" office:value="967" calcext:value-type="float">
            <text:p>967</text:p>
          </table:table-cell>
          <table:table-cell office:value-type="string" calcext:value-type="string">
            <text:p><text:s/>311,020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00" calcext:value-type="float">
            <text:p><text:s/>2,000.00 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3302" calcext:value-type="float">
            <text:p>2733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DP 43536049-0 :DP:0-43536049 CANCELACION FACT #90-</text:p>
          </table:table-cell>
        </table:table-row>
        <table:table-row table:style-name="ro6">
          <table:table-cell office:value-type="float" office:value="968" calcext:value-type="float">
            <text:p>968</text:p>
          </table:table-cell>
          <table:table-cell office:value-type="string" calcext:value-type="string">
            <text:p><text:s/>300,520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500" calcext:value-type="float">
            <text:p><text:s/>10,500.00 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3202" calcext:value-type="float">
            <text:p>2732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DP 43536046-0 :DP:0-43536046 PAGO FACT #132 Y ABON</text:p>
          </table:table-cell>
        </table:table-row>
        <table:table-row table:style-name="ro6">
          <table:table-cell office:value-type="float" office:value="969" calcext:value-type="float">
            <text:p>969</text:p>
          </table:table-cell>
          <table:table-cell office:value-type="string" calcext:value-type="string">
            <text:p><text:s/>295,020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500" calcext:value-type="float">
            <text:p><text:s/>5,500.00 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3202" calcext:value-type="float">
            <text:p>2732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DP 43536046-0 :DP:0-43536046 PAGO FACT #132 Y ABON</text:p>
          </table:table-cell>
        </table:table-row>
        <table:table-row table:style-name="ro6">
          <table:table-cell office:value-type="float" office:value="970" calcext:value-type="float">
            <text:p>970</text:p>
          </table:table-cell>
          <table:table-cell office:value-type="string" calcext:value-type="string">
            <text:p><text:s/>286,781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8238.55" calcext:value-type="float">
            <text:p><text:s/>8,238.55 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2902" calcext:value-type="float">
            <text:p>2729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DP 56773071-0 :DP:0-56773071 PAGO FACT #107 CLIENT</text:p>
          </table:table-cell>
        </table:table-row>
        <table:table-row table:style-name="ro6">
          <table:table-cell office:value-type="float" office:value="971" calcext:value-type="float">
            <text:p>971</text:p>
          </table:table-cell>
          <table:table-cell office:value-type="string" calcext:value-type="string">
            <text:p><text:s/>281,938.63</text:p>
          </table:table-cell>
          <table:table-cell office:value-type="float" office:value="0" calcext:value-type="float">
            <text:p><text:s/>- </text:p>
          </table:table-cell>
          <table:table-cell office:value-type="float" office:value="4843.23" calcext:value-type="float">
            <text:p><text:s/>4,843.23 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2802" calcext:value-type="float">
            <text:p>2728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DP 56773068-0 :DP:0-56773068 PAGO FACT #100-104 CL</text:p>
          </table:table-cell>
        </table:table-row>
        <table:table-row table:style-name="ro6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270,657.6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280.96" calcext:value-type="float">
            <text:p><text:s/>11,280.96 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2802" calcext:value-type="float">
            <text:p>2728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DP 56773068-0 :DP:0-56773068 PAGO FACT #100-104 CL</text:p>
          </table:table-cell>
        </table:table-row>
        <table:table-row table:style-name="ro6">
          <table:table-cell office:value-type="float" office:value="973" calcext:value-type="float">
            <text:p>973</text:p>
          </table:table-cell>
          <table:table-cell office:value-type="string" calcext:value-type="string">
            <text:p><text:s/>268,541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16.58" calcext:value-type="float">
            <text:p><text:s/>2,116.58 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3402" calcext:value-type="float">
            <text:p>2734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DP 56773067-0 :DP:0-56773067 PAGO FACT #131 CLIENT</text:p>
          </table:table-cell>
        </table:table-row>
        <table:table-row table:style-name="ro6">
          <table:table-cell office:value-type="float" office:value="974" calcext:value-type="float">
            <text:p>974</text:p>
          </table:table-cell>
          <table:table-cell office:value-type="string" calcext:value-type="string">
            <text:p><text:s/>226,365.82</text:p>
          </table:table-cell>
          <table:table-cell office:value-type="float" office:value="0" calcext:value-type="float">
            <text:p><text:s/>- </text:p>
          </table:table-cell>
          <table:table-cell office:value-type="float" office:value="42175.27" calcext:value-type="float">
            <text:p><text:s/>42,175.27 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3402" calcext:value-type="float">
            <text:p>2734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DP 56773067-0 :DP:0-56773067 PAGO FACT #131 CLIENT</text:p>
          </table:table-cell>
        </table:table-row>
        <table:table-row table:style-name="ro6">
          <table:table-cell office:value-type="float" office:value="975" calcext:value-type="float">
            <text:p>975</text:p>
          </table:table-cell>
          <table:table-cell office:value-type="string" calcext:value-type="string">
            <text:p><text:s/>222,171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4194.4" calcext:value-type="float">
            <text:p><text:s/>4,194.40 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3302" calcext:value-type="float">
            <text:p>2733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DP 43536049-0 :DP:0-43536049 CANCELACION FACT #90-</text:p>
          </table:table-cell>
        </table:table-row>
        <table:table-row table:style-name="ro6">
          <table:table-cell office:value-type="float" office:value="976" calcext:value-type="float">
            <text:p>976</text:p>
          </table:table-cell>
          <table:table-cell office:value-type="string" calcext:value-type="string">
            <text:p><text:s/>213,747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8424.16" calcext:value-type="float">
            <text:p><text:s/>8,424.16 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3302" calcext:value-type="float">
            <text:p>2733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DP 43536049-0 :DP:0-43536049 CANCELACION FACT #90-</text:p>
          </table:table-cell>
        </table:table-row>
        <table:table-row table:style-name="ro6">
          <table:table-cell office:value-type="float" office:value="977" calcext:value-type="float">
            <text:p>977</text:p>
          </table:table-cell>
          <table:table-cell office:value-type="string" calcext:value-type="string">
            <text:p><text:s/>213,502.3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4.87" calcext:value-type="float">
            <text:p><text:s/>244.87 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3302" calcext:value-type="float">
            <text:p>2733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DP 43536049-0 :DP:0-43536049 CANCELACION FACT #90-</text:p>
          </table:table-cell>
        </table:table-row>
        <table:table-row table:style-name="ro6">
          <table:table-cell office:value-type="float" office:value="978" calcext:value-type="float">
            <text:p>978</text:p>
          </table:table-cell>
          <table:table-cell office:value-type="string" calcext:value-type="string">
            <text:p><text:s/>210,705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96.87" calcext:value-type="float">
            <text:p><text:s/>2,796.87 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3002" calcext:value-type="float">
            <text:p>2730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DP 56773072-0 :DP:0-56773072 PAGO FACT #109-112 CL</text:p>
          </table:table-cell>
        </table:table-row>
        <table:table-row table:style-name="ro6">
          <table:table-cell office:value-type="float" office:value="979" calcext:value-type="float">
            <text:p>979</text:p>
          </table:table-cell>
          <table:table-cell office:value-type="string" calcext:value-type="string">
            <text:p><text:s/>2,110,673.52</text:p>
          </table:table-cell>
          <table:table-cell office:value-type="float" office:value="1899968" calcext:value-type="float">
            <text:p><text:s/>1,899,96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Ventas fact #001-001-000000156 cliente: Telconet</text:p>
          </table:table-cell>
        </table:table-row>
        <table:table-row table:style-name="ro6">
          <table:table-cell office:value-type="float" office:value="980" calcext:value-type="float">
            <text:p>980</text:p>
          </table:table-cell>
          <table:table-cell office:value-type="string" calcext:value-type="string">
            <text:p><text:s/>2,060,673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0000" calcext:value-type="float">
            <text:p><text:s/>50,000.00 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3502" calcext:value-type="float">
            <text:p>2735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DP 43536065-0 :DP:0-43536065 PAGO FACT #128 CLIENT</text:p>
          </table:table-cell>
        </table:table-row>
        <table:table-row table:style-name="ro6">
          <table:table-cell office:value-type="float" office:value="981" calcext:value-type="float">
            <text:p>981</text:p>
          </table:table-cell>
          <table:table-cell office:value-type="string" calcext:value-type="string">
            <text:p><text:s/>2,025,987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4686.24" calcext:value-type="float">
            <text:p><text:s/>34,686.24 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3602" calcext:value-type="float">
            <text:p>2736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DP 6600-0 :DP:0-6600 PAGO FACT #146-147-148-149 CL</text:p>
          </table:table-cell>
        </table:table-row>
        <table:table-row table:style-name="ro6">
          <table:table-cell office:value-type="float" office:value="982" calcext:value-type="float">
            <text:p>982</text:p>
          </table:table-cell>
          <table:table-cell office:value-type="string" calcext:value-type="string">
            <text:p><text:s/>1,849,561.6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6425.6" calcext:value-type="float">
            <text:p><text:s/>176,425.60 </text:p>
          </table:table-cell>
          <table:table-cell/>
          <table:table-cell office:value-type="float" office:value="1529" calcext:value-type="float">
            <text:p>15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Retencion #001-001-000106672 aplica fact#156 telconet</text:p>
          </table:table-cell>
        </table:table-row>
        <table:table-row table:style-name="ro6">
          <table:table-cell office:value-type="float" office:value="983" calcext:value-type="float">
            <text:p>983</text:p>
          </table:table-cell>
          <table:table-cell office:value-type="string" calcext:value-type="string">
            <text:p><text:s/>1,836,780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781.14" calcext:value-type="float">
            <text:p><text:s/>12,781.14 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83502" calcext:value-type="float">
            <text:p>2835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DP 56773080-0 :DP:0-56773080 DEPOSITO</text:p>
          </table:table-cell>
        </table:table-row>
        <table:table-row table:style-name="ro6">
          <table:table-cell office:value-type="float" office:value="984" calcext:value-type="float">
            <text:p>984</text:p>
          </table:table-cell>
          <table:table-cell office:value-type="string" calcext:value-type="string">
            <text:p><text:s/>1,847,700.54</text:p>
          </table:table-cell>
          <table:table-cell office:value-type="float" office:value="10920" calcext:value-type="float">
            <text:p><text:s/>10,92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4-22" calcext:value-type="date">
            <text:p>22/04/2020</text:p>
          </table:table-cell>
          <table:table-cell office:value-type="string" calcext:value-type="string">
            <text:p>Venta factura #158 cliente : SADE</text:p>
          </table:table-cell>
        </table:table-row>
        <table:table-row table:style-name="ro6">
          <table:table-cell office:value-type="float" office:value="985" calcext:value-type="float">
            <text:p>985</text:p>
          </table:table-cell>
          <table:table-cell office:value-type="string" calcext:value-type="string">
            <text:p><text:s/>1,847,495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5" calcext:value-type="float">
            <text:p><text:s/>205.00 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89702" calcext:value-type="float">
            <text:p>2897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DP 58974834-0 :DP:0-58974834 DEPOSITO</text:p>
          </table:table-cell>
        </table:table-row>
        <table:table-row table:style-name="ro6">
          <table:table-cell office:value-type="float" office:value="986" calcext:value-type="float">
            <text:p>986</text:p>
          </table:table-cell>
          <table:table-cell office:value-type="string" calcext:value-type="string">
            <text:p><text:s/>1,846,408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87.13" calcext:value-type="float">
            <text:p><text:s/>1,087.13 </text:p>
          </table:table-cell>
          <table:table-cell/>
          <table:table-cell office:value-type="float" office:value="1542" calcext:value-type="float">
            <text:p>154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RETENCION #001-011-000148417 APLICA FACT#158 TELCONET</text:p>
          </table:table-cell>
        </table:table-row>
        <table:table-row table:style-name="ro6">
          <table:table-cell office:value-type="float" office:value="987" calcext:value-type="float">
            <text:p>987</text:p>
          </table:table-cell>
          <table:table-cell office:value-type="string" calcext:value-type="string">
            <text:p><text:s/>1,836,408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000" calcext:value-type="float">
            <text:p><text:s/>10,000.00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5802" calcext:value-type="float">
            <text:p>2958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C 060515-0 :NC:0-060515 TELCONET: PAGO FACT #156</text:p>
          </table:table-cell>
        </table:table-row>
        <table:table-row table:style-name="ro6">
          <table:table-cell office:value-type="float" office:value="988" calcext:value-type="float">
            <text:p>988</text:p>
          </table:table-cell>
          <table:table-cell office:value-type="string" calcext:value-type="string">
            <text:p><text:s/>1,821,408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000" calcext:value-type="float">
            <text:p><text:s/>15,000.00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5702" calcext:value-type="float">
            <text:p>2957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C 740608-0 :NC:0-740608 TELCONET: PAGO FACT 144-1</text:p>
          </table:table-cell>
        </table:table-row>
        <table:table-row table:style-name="ro6">
          <table:table-cell office:value-type="float" office:value="989" calcext:value-type="float">
            <text:p>989</text:p>
          </table:table-cell>
          <table:table-cell office:value-type="string" calcext:value-type="string">
            <text:p><text:s/>1,821,685.57</text:p>
          </table:table-cell>
          <table:table-cell office:value-type="float" office:value="277.16" calcext:value-type="float">
            <text:p><text:s/>277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75" calcext:value-type="float">
            <text:p>15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22" calcext:value-type="date">
            <text:p>22/06/2020</text:p>
          </table:table-cell>
          <table:table-cell office:value-type="string" calcext:value-type="string">
            <text:p>VENTA FACTURA #164 DUCTOS FIDEICOMISO GYE</text:p>
          </table:table-cell>
        </table:table-row>
        <table:table-row table:style-name="ro6">
          <table:table-cell office:value-type="float" office:value="990" calcext:value-type="float">
            <text:p>990</text:p>
          </table:table-cell>
          <table:table-cell office:value-type="string" calcext:value-type="string">
            <text:p><text:s/>1,822,126.98</text:p>
          </table:table-cell>
          <table:table-cell office:value-type="float" office:value="441.41" calcext:value-type="float">
            <text:p><text:s/>441.4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74" calcext:value-type="float">
            <text:p>15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22" calcext:value-type="date">
            <text:p>22/06/2020</text:p>
          </table:table-cell>
          <table:table-cell office:value-type="string" calcext:value-type="string">
            <text:p>VENTA FACTURA #163 DUCTOS FIDEICOMISO GYE</text:p>
          </table:table-cell>
        </table:table-row>
        <table:table-row table:style-name="ro6">
          <table:table-cell office:value-type="float" office:value="991" calcext:value-type="float">
            <text:p>991</text:p>
          </table:table-cell>
          <table:table-cell office:value-type="string" calcext:value-type="string">
            <text:p><text:s/>1,822,404.14</text:p>
          </table:table-cell>
          <table:table-cell office:value-type="float" office:value="277.16" calcext:value-type="float">
            <text:p><text:s/>277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72" calcext:value-type="float">
            <text:p>15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22" calcext:value-type="date">
            <text:p>22/06/2020</text:p>
          </table:table-cell>
          <table:table-cell office:value-type="string" calcext:value-type="string">
            <text:p>VENTA FACTURA #161 CLIENTE DUCTOS FIDEICOMISO GYE</text:p>
          </table:table-cell>
        </table:table-row>
        <table:table-row table:style-name="ro6">
          <table:table-cell office:value-type="float" office:value="992" calcext:value-type="float">
            <text:p>992</text:p>
          </table:table-cell>
          <table:table-cell office:value-type="string" calcext:value-type="string">
            <text:p><text:s/>1,822,681.30</text:p>
          </table:table-cell>
          <table:table-cell office:value-type="float" office:value="277.16" calcext:value-type="float">
            <text:p><text:s/>277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73" calcext:value-type="float">
            <text:p>15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22" calcext:value-type="date">
            <text:p>22/06/2020</text:p>
          </table:table-cell>
          <table:table-cell office:value-type="string" calcext:value-type="string">
            <text:p>VENTA FACTURA #162 DUCTOS FIDEICOMISO GYE</text:p>
          </table:table-cell>
        </table:table-row>
        <table:table-row table:style-name="ro6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1,822,239.89</text:p>
          </table:table-cell>
          <table:table-cell office:value-type="float" office:value="0" calcext:value-type="float">
            <text:p><text:s/>- </text:p>
          </table:table-cell>
          <table:table-cell office:value-type="float" office:value="441.41" calcext:value-type="float">
            <text:p><text:s/>441.41 </text:p>
          </table:table-cell>
          <table:table-cell/>
          <table:table-cell office:value-type="float" office:value="1590" calcext:value-type="float">
            <text:p>15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22" calcext:value-type="date">
            <text:p>22/06/2020</text:p>
          </table:table-cell>
          <table:table-cell office:value-type="string" calcext:value-type="string">
            <text:p>Anulación diario #1574</text:p>
          </table:table-cell>
        </table:table-row>
        <table:table-row table:style-name="ro6">
          <table:table-cell office:value-type="float" office:value="994" calcext:value-type="float">
            <text:p>994</text:p>
          </table:table-cell>
          <table:table-cell office:value-type="string" calcext:value-type="string">
            <text:p><text:s/>1,822,681.30</text:p>
          </table:table-cell>
          <table:table-cell office:value-type="float" office:value="441.41" calcext:value-type="float">
            <text:p><text:s/>441.4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70" calcext:value-type="float">
            <text:p>157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22" calcext:value-type="date">
            <text:p>22/06/2020</text:p>
          </table:table-cell>
          <table:table-cell office:value-type="string" calcext:value-type="string">
            <text:p>VENTA FACT #159 CLIENTE DUCTOS FIDEICOMISO GYE</text:p>
          </table:table-cell>
        </table:table-row>
        <table:table-row table:style-name="ro6">
          <table:table-cell office:value-type="float" office:value="995" calcext:value-type="float">
            <text:p>995</text:p>
          </table:table-cell>
          <table:table-cell office:value-type="string" calcext:value-type="string">
            <text:p><text:s/>1,822,404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7.16" calcext:value-type="float">
            <text:p><text:s/>277.16 </text:p>
          </table:table-cell>
          <table:table-cell/>
          <table:table-cell office:value-type="float" office:value="1591" calcext:value-type="float">
            <text:p>15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22" calcext:value-type="date">
            <text:p>22/06/2020</text:p>
          </table:table-cell>
          <table:table-cell office:value-type="string" calcext:value-type="string">
            <text:p>Se reversa diario #1575 por facturas anuladas ante sri.</text:p>
          </table:table-cell>
        </table:table-row>
        <table:table-row table:style-name="ro6">
          <table:table-cell office:value-type="float" office:value="996" calcext:value-type="float">
            <text:p>996</text:p>
          </table:table-cell>
          <table:table-cell office:value-type="string" calcext:value-type="string">
            <text:p><text:s/>1,822,845.55</text:p>
          </table:table-cell>
          <table:table-cell office:value-type="float" office:value="441.41" calcext:value-type="float">
            <text:p><text:s/>441.4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71" calcext:value-type="float">
            <text:p>15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22" calcext:value-type="date">
            <text:p>22/06/2020</text:p>
          </table:table-cell>
          <table:table-cell office:value-type="string" calcext:value-type="string">
            <text:p>VENTA FACTURA #160 CLIENTE DUCTO FIDEICOMISO GYE</text:p>
          </table:table-cell>
        </table:table-row>
        <table:table-row table:style-name="ro6">
          <table:table-cell office:value-type="float" office:value="997" calcext:value-type="float">
            <text:p>997</text:p>
          </table:table-cell>
          <table:table-cell office:value-type="string" calcext:value-type="string">
            <text:p><text:s/>1,823,237.55</text:p>
          </table:table-cell>
          <table:table-cell office:value-type="float" office:value="392" calcext:value-type="float">
            <text:p><text:s/>39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76" calcext:value-type="float">
            <text:p>15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29" calcext:value-type="date">
            <text:p>29/06/2020</text:p>
          </table:table-cell>
          <table:table-cell office:value-type="string" calcext:value-type="string">
            <text:p>VENTA FACTURA #165 AGRO-NIDOMAR</text:p>
          </table:table-cell>
        </table:table-row>
        <table:table-row table:style-name="ro6">
          <table:table-cell office:value-type="float" office:value="998" calcext:value-type="float">
            <text:p>998</text:p>
          </table:table-cell>
          <table:table-cell office:value-type="string" calcext:value-type="string">
            <text:p><text:s/>1,753,237.55</text:p>
          </table:table-cell>
          <table:table-cell office:value-type="float" office:value="0" calcext:value-type="float">
            <text:p><text:s/>- </text:p>
          </table:table-cell>
          <table:table-cell office:value-type="float" office:value="70000" calcext:value-type="float">
            <text:p><text:s/>70,000.00 </text:p>
          </table:table-cell>
          <table:table-cell/>
          <table:table-cell office:value-type="float" office:value="1595" calcext:value-type="float">
            <text:p>15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1802" calcext:value-type="float">
            <text:p>3018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C 623032-0 :NC:0-623032 Pago fact #152 abono fact</text:p>
          </table:table-cell>
        </table:table-row>
        <table:table-row table:style-name="ro6">
          <table:table-cell office:value-type="float" office:value="999" calcext:value-type="float">
            <text:p>999</text:p>
          </table:table-cell>
          <table:table-cell office:value-type="string" calcext:value-type="string">
            <text:p><text:s/>1,733,237.5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000" calcext:value-type="float">
            <text:p><text:s/>20,000.00 </text:p>
          </table:table-cell>
          <table:table-cell/>
          <table:table-cell office:value-type="float" office:value="1595" calcext:value-type="float">
            <text:p>15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1502" calcext:value-type="float">
            <text:p>3015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C 512831-0 :NC:0-512831 Pago factura #150 -151-15</text:p>
          </table:table-cell>
        </table:table-row>
        <table:table-row table:style-name="ro6"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1,730,312.5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25" calcext:value-type="float">
            <text:p><text:s/>2,925.00 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97502" calcext:value-type="float">
            <text:p>2975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DP 58082466-0 :DP:0-58082466 PAGO ABONO CLIENTE DU</text:p>
          </table:table-cell>
        </table:table-row>
        <table:table-row table:style-name="ro6">
          <table:table-cell office:value-type="float" office:value="1001" calcext:value-type="float">
            <text:p>1001</text:p>
          </table:table-cell>
          <table:table-cell office:value-type="string" calcext:value-type="string">
            <text:p><text:s/>1,698,358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953.89" calcext:value-type="float">
            <text:p><text:s/>31,953.89 </text:p>
          </table:table-cell>
          <table:table-cell/>
          <table:table-cell office:value-type="float" office:value="1609" calcext:value-type="float">
            <text:p>16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6902" calcext:value-type="float">
            <text:p>316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C 015584330-0 :NC:0-015584330 Pago cliente Sade</text:p>
          </table:table-cell>
        </table:table-row>
        <table:table-row table:style-name="ro6">
          <table:table-cell office:value-type="float" office:value="1002" calcext:value-type="float">
            <text:p>1002</text:p>
          </table:table-cell>
          <table:table-cell office:value-type="string" calcext:value-type="string">
            <text:p><text:s/>1,694,894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463.8" calcext:value-type="float">
            <text:p><text:s/>3,463.80 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307802" calcext:value-type="float">
            <text:p>307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DP 59005719-0 :DP:0-59005719 Pago Cliente Ductos d</text:p>
          </table:table-cell>
        </table:table-row>
        <table:table-row table:style-name="ro6">
          <table:table-cell office:value-type="float" office:value="1003" calcext:value-type="float">
            <text:p>1003</text:p>
          </table:table-cell>
          <table:table-cell office:value-type="string" calcext:value-type="string">
            <text:p><text:s/>1,694,534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60" calcext:value-type="float">
            <text:p><text:s/>360.00 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306102" calcext:value-type="float">
            <text:p>306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DP 56773012-0 :DP:0-56773012 Pago factura 165 clie</text:p>
          </table:table-cell>
        </table:table-row>
        <table:table-row table:style-name="ro6">
          <table:table-cell office:value-type="float" office:value="1004" calcext:value-type="float">
            <text:p>1004</text:p>
          </table:table-cell>
          <table:table-cell office:value-type="string" calcext:value-type="string">
            <text:p><text:s/>1,719,534.86</text:p>
          </table:table-cell>
          <table:table-cell office:value-type="float" office:value="25000" calcext:value-type="float">
            <text:p><text:s/>25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03" calcext:value-type="float">
            <text:p>17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C #229802: Reclasificación Crédito Recibido de Relacionada</text:p>
          </table:table-cell>
        </table:table-row>
        <table:table-row table:style-name="ro6">
          <table:table-cell office:value-type="float" office:value="1005" calcext:value-type="float">
            <text:p>1005</text:p>
          </table:table-cell>
          <table:table-cell office:value-type="string" calcext:value-type="string">
            <text:p><text:s/>1,710,933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8601.5" calcext:value-type="float">
            <text:p><text:s/>8,601.50 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306202" calcext:value-type="float">
            <text:p>3062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DP 56652008-0 :DP:0-56652008 Abono factura #158 Cl</text:p>
          </table:table-cell>
        </table:table-row>
        <table:table-row table:style-name="ro6">
          <table:table-cell office:value-type="float" office:value="1006" calcext:value-type="float">
            <text:p>1006</text:p>
          </table:table-cell>
          <table:table-cell office:value-type="string" calcext:value-type="string">
            <text:p><text:s/>1,710,926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6.8" calcext:value-type="float">
            <text:p><text:s/>6.80 </text:p>
          </table:table-cell>
          <table:table-cell/>
          <table:table-cell office:value-type="float" office:value="1706" calcext:value-type="float">
            <text:p>170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03" calcext:value-type="date">
            <text:p>03/08/2020</text:p>
          </table:table-cell>
          <table:table-cell office:value-type="string" calcext:value-type="string">
            <text:p>Retencion # 01-002-000000580 aplica fact# 161 Ductos de Guayaquil Fideicomiso Mercantil</text:p>
          </table:table-cell>
        </table:table-row>
        <table:table-row table:style-name="ro6">
          <table:table-cell office:value-type="float" office:value="1007" calcext:value-type="float">
            <text:p>1007</text:p>
          </table:table-cell>
          <table:table-cell office:value-type="string" calcext:value-type="string">
            <text:p><text:s/>1,710,919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6.81" calcext:value-type="float">
            <text:p><text:s/>6.81 </text:p>
          </table:table-cell>
          <table:table-cell/>
          <table:table-cell office:value-type="float" office:value="1707" calcext:value-type="float">
            <text:p>17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03" calcext:value-type="date">
            <text:p>03/08/2020</text:p>
          </table:table-cell>
          <table:table-cell office:value-type="string" calcext:value-type="string">
            <text:p>Retencion # 01-002-000000581 aplica fact# 162 Ductos de Guayaquil Fideicomiso Mercantil</text:p>
          </table:table-cell>
        </table:table-row>
        <table:table-row table:style-name="ro6">
          <table:table-cell office:value-type="float" office:value="1008" calcext:value-type="float">
            <text:p>1008</text:p>
          </table:table-cell>
          <table:table-cell office:value-type="string" calcext:value-type="string">
            <text:p><text:s/>1,710,908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.84" calcext:value-type="float">
            <text:p><text:s/>10.84 </text:p>
          </table:table-cell>
          <table:table-cell/>
          <table:table-cell office:value-type="float" office:value="1705" calcext:value-type="float">
            <text:p>17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03" calcext:value-type="date">
            <text:p>03/08/2020</text:p>
          </table:table-cell>
          <table:table-cell office:value-type="string" calcext:value-type="string">
            <text:p>Retencion # 01-002-000000578 aplica fact# 160 Ductos de Guayaquil Fideicomiso Mercantil</text:p>
          </table:table-cell>
        </table:table-row>
        <table:table-row table:style-name="ro6">
          <table:table-cell office:value-type="float" office:value="1009" calcext:value-type="float">
            <text:p>1009</text:p>
          </table:table-cell>
          <table:table-cell office:value-type="string" calcext:value-type="string">
            <text:p><text:s/>1,710,898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.84" calcext:value-type="float">
            <text:p><text:s/>10.84 </text:p>
          </table:table-cell>
          <table:table-cell/>
          <table:table-cell office:value-type="float" office:value="1704" calcext:value-type="float">
            <text:p>17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03" calcext:value-type="date">
            <text:p>03/08/2020</text:p>
          </table:table-cell>
          <table:table-cell office:value-type="string" calcext:value-type="string">
            <text:p>Retencion # 01-002-000000577 aplica fact# 159 DUCTOS DE GUAYAQUIL FIDEICOMISO MERCANTIL</text:p>
          </table:table-cell>
        </table:table-row>
        <table:table-row table:style-name="ro6">
          <table:table-cell office:value-type="float" office:value="1010" calcext:value-type="float">
            <text:p>1010</text:p>
          </table:table-cell>
          <table:table-cell office:value-type="string" calcext:value-type="string">
            <text:p><text:s/>1,714,986.07</text:p>
          </table:table-cell>
          <table:table-cell office:value-type="float" office:value="4088" calcext:value-type="float">
            <text:p><text:s/>4,08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17" calcext:value-type="date">
            <text:p>17/08/2020</text:p>
          </table:table-cell>
          <table:table-cell office:value-type="string" calcext:value-type="string">
            <text:p>AGUAS DE SAMBORONDON AMAGUA C.E.M.: FACT. # 166 MES AGOSTO 2020 (OT167543 PROFORMA 0034 CRUCE LA JOY</text:p>
          </table:table-cell>
        </table:table-row>
        <table:table-row table:style-name="ro6">
          <table:table-cell office:value-type="float" office:value="1011" calcext:value-type="float">
            <text:p>1011</text:p>
          </table:table-cell>
          <table:table-cell office:value-type="string" calcext:value-type="string">
            <text:p><text:s/>1,714,790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5.28" calcext:value-type="float">
            <text:p><text:s/>195.28 </text:p>
          </table:table-cell>
          <table:table-cell/>
          <table:table-cell office:value-type="float" office:value="1697" calcext:value-type="float">
            <text:p>16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17" calcext:value-type="date">
            <text:p>17/08/2020</text:p>
          </table:table-cell>
          <table:table-cell office:value-type="string" calcext:value-type="string">
            <text:p>POR PAGO DE RETENCION # 001-001-000051132 AMAGUA CEM - FACT. # 001-001-000000166</text:p>
          </table:table-cell>
        </table:table-row>
        <table:table-row table:style-name="ro6">
          <table:table-cell office:value-type="float" office:value="1012" calcext:value-type="float">
            <text:p>1012</text:p>
          </table:table-cell>
          <table:table-cell office:value-type="string" calcext:value-type="string">
            <text:p><text:s/>1,706,390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8400" calcext:value-type="float">
            <text:p><text:s/>8,400.00 </text:p>
          </table:table-cell>
          <table:table-cell/>
          <table:table-cell office:value-type="float" office:value="1692" calcext:value-type="float">
            <text:p>169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HADAMAGSA - F #61: MULTA POR DAÑO EN TUBERIA DE INTERAGUA</text:p>
          </table:table-cell>
        </table:table-row>
        <table:table-row table:style-name="ro6">
          <table:table-cell office:value-type="float" office:value="1013" calcext:value-type="float">
            <text:p>1013</text:p>
          </table:table-cell>
          <table:table-cell office:value-type="string" calcext:value-type="string">
            <text:p><text:s/>1,705,865.9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24.89" calcext:value-type="float">
            <text:p><text:s/>524.89 </text:p>
          </table:table-cell>
          <table:table-cell/>
          <table:table-cell office:value-type="float" office:value="1692" calcext:value-type="float">
            <text:p>169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HADAMAGSA - F #61: RETENCIÓN DE CLIENTE NO CONTABILIZADA</text:p>
          </table:table-cell>
        </table:table-row>
        <table:table-row table:style-name="ro6">
          <table:table-cell office:value-type="float" office:value="1014" calcext:value-type="float">
            <text:p>1014</text:p>
          </table:table-cell>
          <table:table-cell office:value-type="string" calcext:value-type="string">
            <text:p><text:s/>1,705,831.1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4.72" calcext:value-type="float">
            <text:p><text:s/>34.72 </text:p>
          </table:table-cell>
          <table:table-cell/>
          <table:table-cell office:value-type="float" office:value="1690" calcext:value-type="float">
            <text:p>16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ONSORCIO CALLE AGUIRRE - F #37: EXCEDENTE POR CANCELACIÓN DE FACTURA</text:p>
          </table:table-cell>
        </table:table-row>
        <table:table-row table:style-name="ro6">
          <table:table-cell office:value-type="float" office:value="1015" calcext:value-type="float">
            <text:p>1015</text:p>
          </table:table-cell>
          <table:table-cell office:value-type="string" calcext:value-type="string">
            <text:p><text:s/>1,705,830.78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" calcext:value-type="float">
            <text:p><text:s/>0.40 </text:p>
          </table:table-cell>
          <table:table-cell/>
          <table:table-cell office:value-type="float" office:value="1686" calcext:value-type="float">
            <text:p>16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ELCONET - F #16: RETENCIÓN NO CONTABILIZADA EN DIC/2017</text:p>
          </table:table-cell>
        </table:table-row>
        <table:table-row table:style-name="ro6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1,693,520.9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309.86" calcext:value-type="float">
            <text:p><text:s/>12,309.86 </text:p>
          </table:table-cell>
          <table:table-cell/>
          <table:table-cell office:value-type="float" office:value="1686" calcext:value-type="float">
            <text:p>16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ELCONET - F #6: PAGO REALIZADO MEDIANTE CANJE ABRIL/2017</text:p>
          </table:table-cell>
        </table:table-row>
        <table:table-row table:style-name="ro6">
          <table:table-cell office:value-type="float" office:value="1017" calcext:value-type="float">
            <text:p>1017</text:p>
          </table:table-cell>
          <table:table-cell office:value-type="string" calcext:value-type="string">
            <text:p><text:s/>1,686,613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6907.87" calcext:value-type="float">
            <text:p><text:s/>6,907.87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327602" calcext:value-type="float">
            <text:p>3276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DP 56773024-0 :DP:0-56773024 Pago Factura #158 Cli</text:p>
          </table:table-cell>
        </table:table-row>
        <table:table-row table:style-name="ro6">
          <table:table-cell office:value-type="float" office:value="1018" calcext:value-type="float">
            <text:p>1018</text:p>
          </table:table-cell>
          <table:table-cell office:value-type="string" calcext:value-type="string">
            <text:p><text:s/>1,686,612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6" calcext:value-type="float">
            <text:p><text:s/>0.26 </text:p>
          </table:table-cell>
          <table:table-cell/>
          <table:table-cell office:value-type="float" office:value="1693" calcext:value-type="float">
            <text:p>16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ELCONET - F #70: RETENCIÓN DE CLIENTE NO CONTABILIZADA</text:p>
          </table:table-cell>
        </table:table-row>
        <table:table-row table:style-name="ro6">
          <table:table-cell office:value-type="float" office:value="1019" calcext:value-type="float">
            <text:p>1019</text:p>
          </table:table-cell>
          <table:table-cell office:value-type="string" calcext:value-type="string">
            <text:p><text:s/>1,686,647.51</text:p>
          </table:table-cell>
          <table:table-cell office:value-type="float" office:value="34.72" calcext:value-type="float">
            <text:p><text:s/>34.7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8" calcext:value-type="float">
            <text:p>175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Diario #1690: Reverso de Diario</text:p>
          </table:table-cell>
        </table:table-row>
        <table:table-row table:style-name="ro6">
          <table:table-cell office:value-type="float" office:value="1020" calcext:value-type="float">
            <text:p>1020</text:p>
          </table:table-cell>
          <table:table-cell office:value-type="string" calcext:value-type="string">
            <text:p><text:s/>1,685,946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700.91" calcext:value-type="float">
            <text:p><text:s/>700.91 </text:p>
          </table:table-cell>
          <table:table-cell/>
          <table:table-cell office:value-type="float" office:value="1708" calcext:value-type="float">
            <text:p>17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7702" calcext:value-type="float">
            <text:p>3277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C 15613984-1 :NC:1-15613984 Pago fact #159-161 Cl</text:p>
          </table:table-cell>
        </table:table-row>
        <table:table-row table:style-name="ro6">
          <table:table-cell office:value-type="float" office:value="1021" calcext:value-type="float">
            <text:p>1021</text:p>
          </table:table-cell>
          <table:table-cell office:value-type="string" calcext:value-type="string">
            <text:p><text:s/>1,686,388.01</text:p>
          </table:table-cell>
          <table:table-cell office:value-type="float" office:value="441.41" calcext:value-type="float">
            <text:p><text:s/>441.4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4" calcext:value-type="float">
            <text:p>173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11" calcext:value-type="date">
            <text:p>11/09/2020</text:p>
          </table:table-cell>
          <table:table-cell office:value-type="string" calcext:value-type="string">
            <text:p>VENTA FACT# 168 DUCTOS DE GUAYAQUIL FIDEICOMISO MERCANTIL</text:p>
          </table:table-cell>
        </table:table-row>
        <table:table-row table:style-name="ro6">
          <table:table-cell office:value-type="float" office:value="1022" calcext:value-type="float">
            <text:p>1022</text:p>
          </table:table-cell>
          <table:table-cell office:value-type="string" calcext:value-type="string">
            <text:p><text:s/>1,686,665.17</text:p>
          </table:table-cell>
          <table:table-cell office:value-type="float" office:value="277.16" calcext:value-type="float">
            <text:p><text:s/>277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5" calcext:value-type="float">
            <text:p>173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11" calcext:value-type="date">
            <text:p>11/09/2020</text:p>
          </table:table-cell>
          <table:table-cell office:value-type="string" calcext:value-type="string">
            <text:p>VENTA FACT# 169 DUCTOS DE GUAYAQUIL FIDEICOMISO MERCANTIL</text:p>
          </table:table-cell>
        </table:table-row>
        <table:table-row table:style-name="ro6">
          <table:table-cell office:value-type="float" office:value="1023" calcext:value-type="float">
            <text:p>1023</text:p>
          </table:table-cell>
          <table:table-cell office:value-type="string" calcext:value-type="string">
            <text:p><text:s/>1,707,526.29</text:p>
          </table:table-cell>
          <table:table-cell office:value-type="float" office:value="20861.12" calcext:value-type="float">
            <text:p><text:s/>20,861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6" calcext:value-type="float">
            <text:p>17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21" calcext:value-type="date">
            <text:p>21/09/2020</text:p>
          </table:table-cell>
          <table:table-cell office:value-type="string" calcext:value-type="string">
            <text:p>VENTA FACT# 170 ANANIGLOBAL S.A. - CLIENTE</text:p>
          </table:table-cell>
        </table:table-row>
        <table:table-row table:style-name="ro6"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1,707,200.3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5.96" calcext:value-type="float">
            <text:p><text:s/>325.96 </text:p>
          </table:table-cell>
          <table:table-cell/>
          <table:table-cell office:value-type="float" office:value="1759" calcext:value-type="float">
            <text:p>17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21" calcext:value-type="date">
            <text:p>21/09/2020</text:p>
          </table:table-cell>
          <table:table-cell office:value-type="string" calcext:value-type="string">
            <text:p>Retencion #001-002-00004291 aplica fact# 170 Ananiglobal SA</text:p>
          </table:table-cell>
        </table:table-row>
        <table:table-row table:style-name="ro6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1,724,000.33</text:p>
          </table:table-cell>
          <table:table-cell office:value-type="float" office:value="16800" calcext:value-type="float">
            <text:p><text:s/>16,8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2" calcext:value-type="float">
            <text:p>173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25" calcext:value-type="date">
            <text:p>25/09/2020</text:p>
          </table:table-cell>
          <table:table-cell office:value-type="string" calcext:value-type="string">
            <text:p>VENTA FACT# 171 CABLE ANDINO CORPANDINO S.A. - CLIENTE</text:p>
          </table:table-cell>
        </table:table-row>
        <table:table-row table:style-name="ro6">
          <table:table-cell office:value-type="float" office:value="1026" calcext:value-type="float">
            <text:p>1026</text:p>
          </table:table-cell>
          <table:table-cell office:value-type="string" calcext:value-type="string">
            <text:p><text:s/>1,723,587.83</text:p>
          </table:table-cell>
          <table:table-cell office:value-type="float" office:value="0" calcext:value-type="float">
            <text:p><text:s/>- </text:p>
          </table:table-cell>
          <table:table-cell office:value-type="float" office:value="412.5" calcext:value-type="float">
            <text:p><text:s/>412.50 </text:p>
          </table:table-cell>
          <table:table-cell/>
          <table:table-cell office:value-type="float" office:value="1731" calcext:value-type="float">
            <text:p>17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28" calcext:value-type="date">
            <text:p>28/09/2020</text:p>
          </table:table-cell>
          <table:table-cell office:value-type="string" calcext:value-type="string">
            <text:p>Retencion #001-001-000001474 aplica fact# 171 Cable Andino Corpandino</text:p>
          </table:table-cell>
        </table:table-row>
        <table:table-row table:style-name="ro6">
          <table:table-cell office:value-type="float" office:value="1027" calcext:value-type="float">
            <text:p>1027</text:p>
          </table:table-cell>
          <table:table-cell office:value-type="string" calcext:value-type="string">
            <text:p><text:s/>1,711,480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106.92" calcext:value-type="float">
            <text:p><text:s/>12,106.92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331502" calcext:value-type="float">
            <text:p>3315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DP 43536499-1 :PAGO PARCIAL FACT# 170 CLIENTE: ANA</text:p>
          </table:table-cell>
        </table:table-row>
        <table:table-row table:style-name="ro6">
          <table:table-cell office:value-type="float" office:value="1028" calcext:value-type="float">
            <text:p>1028</text:p>
          </table:table-cell>
          <table:table-cell office:value-type="string" calcext:value-type="string">
            <text:p><text:s/>1,711,515.63</text:p>
          </table:table-cell>
          <table:table-cell office:value-type="float" office:value="34.72" calcext:value-type="float">
            <text:p><text:s/>34.7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6" calcext:value-type="float">
            <text:p>17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onsorcio Calle Aguirre: Regularización Cartera de Cliente Año 2018</text:p>
          </table:table-cell>
        </table:table-row>
        <table:table-row table:style-name="ro6">
          <table:table-cell office:value-type="float" office:value="1029" calcext:value-type="float">
            <text:p>1029</text:p>
          </table:table-cell>
          <table:table-cell office:value-type="string" calcext:value-type="string">
            <text:p><text:s/>2,390,755.81</text:p>
          </table:table-cell>
          <table:table-cell office:value-type="float" office:value="679240.18" calcext:value-type="float">
            <text:p><text:s/>679,240.1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VENTA FACT# 172 CONSORCIO UNIVERSIDAD SEGURA - CLIENTE</text:p>
          </table:table-cell>
        </table:table-row>
        <table:table-row table:style-name="ro6">
          <table:table-cell office:value-type="float" office:value="1030" calcext:value-type="float">
            <text:p>1030</text:p>
          </table:table-cell>
          <table:table-cell office:value-type="string" calcext:value-type="string">
            <text:p><text:s/>2,407,555.81</text:p>
          </table:table-cell>
          <table:table-cell office:value-type="float" office:value="16800" calcext:value-type="float">
            <text:p><text:s/>16,8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5" calcext:value-type="float">
            <text:p>178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20" calcext:value-type="date">
            <text:p>20/10/2020</text:p>
          </table:table-cell>
          <table:table-cell office:value-type="string" calcext:value-type="string">
            <text:p>VENTA FACT# 173 CABLE ANDINO CORPANDINO S.A. - CLIENTE</text:p>
          </table:table-cell>
        </table:table-row>
        <table:table-row table:style-name="ro6">
          <table:table-cell office:value-type="float" office:value="1031" calcext:value-type="float">
            <text:p>1031</text:p>
          </table:table-cell>
          <table:table-cell office:value-type="string" calcext:value-type="string">
            <text:p><text:s/>2,405,883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72.5" calcext:value-type="float">
            <text:p><text:s/>1,672.50 </text:p>
          </table:table-cell>
          <table:table-cell/>
          <table:table-cell office:value-type="float" office:value="1778" calcext:value-type="float">
            <text:p>177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23" calcext:value-type="date">
            <text:p>23/10/2020</text:p>
          </table:table-cell>
          <table:table-cell office:value-type="string" calcext:value-type="string">
            <text:p>Retencion #001-001-000001494 aplica fact# 173 Cable Andino SA Corpandino</text:p>
          </table:table-cell>
        </table:table-row>
        <table:table-row table:style-name="ro6">
          <table:table-cell office:value-type="float" office:value="1032" calcext:value-type="float">
            <text:p>1032</text:p>
          </table:table-cell>
          <table:table-cell office:value-type="string" calcext:value-type="string">
            <text:p><text:s/>2,389,495.8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387.5" calcext:value-type="float">
            <text:p><text:s/>16,387.50 </text:p>
          </table:table-cell>
          <table:table-cell/>
          <table:table-cell office:value-type="float" office:value="1799" calcext:value-type="float">
            <text:p>179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35302" calcext:value-type="float">
            <text:p>3353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C 15795312-1 :NC:1-15795312 PAGO FACT# 171 CLIENT</text:p>
          </table:table-cell>
        </table:table-row>
        <table:table-row table:style-name="ro6">
          <table:table-cell office:value-type="float" office:value="1033" calcext:value-type="float">
            <text:p>1033</text:p>
          </table:table-cell>
          <table:table-cell office:value-type="string" calcext:value-type="string">
            <text:p><text:s/>2,360,333.1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162.66" calcext:value-type="float">
            <text:p><text:s/>29,162.66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43102" calcext:value-type="float">
            <text:p>3431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C 15825519-0 :NC:0-15825519 PAGO FACT# 137 CLIENT</text:p>
          </table:table-cell>
        </table:table-row>
        <table:table-row table:style-name="ro6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2,345,205.6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127.5" calcext:value-type="float">
            <text:p><text:s/>15,127.50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43002" calcext:value-type="float">
            <text:p>3430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C 15860214-0 :NC:0-15860214 PAGO FACT# 173 CLIENT</text:p>
          </table:table-cell>
        </table:table-row>
        <table:table-row table:style-name="ro6">
          <table:table-cell office:value-type="float" office:value="1046" calcext:value-type="float">
            <text:p>1046</text:p>
          </table:table-cell>
          <table:table-cell office:value-type="string" calcext:value-type="string">
            <text:p>1-1-1-03-02</text:p>
          </table:table-cell>
          <table:table-cell office:value-type="float" office:value="1696400" calcext:value-type="float">
            <text:p><text:s/>1,696,400.00 </text:p>
          </table:table-cell>
          <table:table-cell office:value-type="string" office:string-value="CUENTAS POR COBRAR RELACIONADAS" calcext:value-type="string">
            <text:p><text:s/>CUENTAS POR COBRAR RELACIONADAS </text:p>
          </table:table-cell>
          <table:table-cell/>
          <table:table-cell table:style-name="ce305" table:number-columns-repeated="2"/>
          <table:table-cell/>
          <table:table-cell table:style-name="Default" table:number-columns-repeated="2"/>
          <table:table-cell table:style-name="ce305"/>
        </table:table-row>
        <table:table-row table:style-name="ro7">
          <table:table-cell table:style-name="ce300" office:value-type="float" office:value="1047" calcext:value-type="float">
            <text:p>1047</text:p>
          </table:table-cell>
          <table:table-cell table:style-name="ce302" office:value-type="string" calcext:value-type="string">
            <text:p>1-1-1-03-02-001</text:p>
          </table:table-cell>
          <table:table-cell table:style-name="ce304" office:value-type="float" office:value="1696400" calcext:value-type="float">
            <text:p><text:s/>1,696,400.00 </text:p>
          </table:table-cell>
          <table:table-cell table:style-name="ce304" office:value-type="string" office:string-value="Telconet S.A." calcext:value-type="string">
            <text:p><text:s/>Telconet S.A. </text:p>
          </table:table-cell>
          <table:table-cell table:style-name="ce300"/>
          <table:table-cell table:style-name="ce306" table:number-columns-repeated="2"/>
          <table:table-cell table:style-name="ce300" table:number-columns-repeated="4"/>
        </table:table-row>
        <table:table-row table:style-name="ro6">
          <table:table-cell office:value-type="float" office:value="1048" calcext:value-type="float">
            <text:p>1048</text:p>
          </table:table-cell>
          <table:table-cell office:value-type="string" calcext:value-type="string">
            <text:p><text:s/>1,671,400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000" calcext:value-type="float">
            <text:p><text:s/>25,000.00 </text:p>
          </table:table-cell>
          <table:table-cell/>
          <table:table-cell office:value-type="float" office:value="1456" calcext:value-type="float">
            <text:p>14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02" calcext:value-type="date">
            <text:p>02/01/2020</text:p>
          </table:table-cell>
          <table:table-cell office:value-type="string" calcext:value-type="string">
            <text:p>Aplicacion de <text:s/>credito <text:s/>a <text:s/>cuenta <text:s/>relacionada Telconet S.A.</text:p>
          </table:table-cell>
        </table:table-row>
        <table:table-row table:style-name="ro6">
          <table:table-cell office:value-type="float" office:value="1049" calcext:value-type="float">
            <text:p>1049</text:p>
          </table:table-cell>
          <table:table-cell office:value-type="string" calcext:value-type="string">
            <text:p>-25,000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96400" calcext:value-type="float">
            <text:p><text:s/>1,696,400.00 </text:p>
          </table:table-cell>
          <table:table-cell/>
          <table:table-cell office:value-type="float" office:value="1685" calcext:value-type="float">
            <text:p>168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Telconet - F #156: Reclasificación Registro de Venta</text:p>
          </table:table-cell>
        </table:table-row>
        <table:table-row table:style-name="ro6">
          <table:table-cell office:value-type="float" office:value="1050" calcext:value-type="float">
            <text:p>1050</text:p>
          </table:table-cell>
          <table:table-cell office:value-type="string" calcext:value-type="string">
            <text:p><text:s/>.00</text:p>
          </table:table-cell>
          <table:table-cell office:value-type="float" office:value="25000" calcext:value-type="float">
            <text:p><text:s/>25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02" calcext:value-type="float">
            <text:p>17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DIARIO #1456: REVERSO DE ASIENTO CONTABLE</text:p>
          </table:table-cell>
        </table:table-row>
        <table:table-row table:style-name="ro6">
          <table:table-cell office:value-type="float" office:value="1051" calcext:value-type="float">
            <text:p>1051</text:p>
          </table:table-cell>
          <table:table-cell office:value-type="string" calcext:value-type="string">
            <text:p>1-1-1-04</text:p>
          </table:table-cell>
          <table:table-cell office:value-type="float" office:value="109.4" calcext:value-type="float">
            <text:p><text:s/>109.40 </text:p>
          </table:table-cell>
          <table:table-cell office:value-type="string" office:string-value="CTA X COBRAR EMPLEADOS-ACCIONISTAS" calcext:value-type="string">
            <text:p><text:s/>CTA X COBRAR EMPLEADOS-ACCIONISTAS </text:p>
          </table:table-cell>
          <table:table-cell/>
          <table:table-cell table:style-name="ce305" table:number-columns-repeated="2"/>
          <table:table-cell/>
          <table:table-cell table:style-name="Default" table:number-columns-repeated="2"/>
          <table:table-cell table:style-name="ce305"/>
        </table:table-row>
        <table:table-row table:style-name="ro6">
          <table:table-cell office:value-type="float" office:value="1052" calcext:value-type="float">
            <text:p>1052</text:p>
          </table:table-cell>
          <table:table-cell office:value-type="string" calcext:value-type="string">
            <text:p>1-1-1-04-01</text:p>
          </table:table-cell>
          <table:table-cell office:value-type="float" office:value="109.4" calcext:value-type="float">
            <text:p><text:s/>109.40 </text:p>
          </table:table-cell>
          <table:table-cell office:value-type="string" office:string-value="CUENTAS POR COBRAR EMPLEADOS" calcext:value-type="string">
            <text:p><text:s/>CUENTAS POR COBRAR EMPLEADOS </text:p>
          </table:table-cell>
          <table:table-cell/>
          <table:table-cell table:style-name="ce305" table:number-columns-repeated="2"/>
          <table:table-cell/>
          <table:table-cell table:style-name="Default" table:number-columns-repeated="2"/>
          <table:table-cell table:style-name="ce305"/>
        </table:table-row>
        <table:table-row table:style-name="ro6">
          <table:table-cell office:value-type="float" office:value="1053" calcext:value-type="float">
            <text:p>1053</text:p>
          </table:table-cell>
          <table:table-cell office:value-type="string" calcext:value-type="string">
            <text:p>1-1-1-04-01-001</text:p>
          </table:table-cell>
          <table:table-cell office:value-type="float" office:value="109.4" calcext:value-type="float">
            <text:p><text:s/>109.40 </text:p>
          </table:table-cell>
          <table:table-cell office:value-type="string" office:string-value="Prestamos a Empleados" calcext:value-type="string">
            <text:p><text:s/>Prestamos a Empleados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9.4" calcext:value-type="float">
            <text:p>109.4</text:p>
          </table:table-cell>
          <table:table-cell office:value-type="string" calcext:value-type="string">
            <text:p>Totales &gt;&gt;&gt;&gt;&gt;&gt;&gt;&gt;&gt;&gt;&gt; :</text:p>
          </table:table-cell>
          <table:table-cell table:style-name="ce299" office:value-type="float" office:value="0" calcext:value-type="float">
            <text:p>0</text:p>
          </table:table-cell>
          <table:table-cell table:style-name="ce305" office:value-type="float" office:value="12310110.18" calcext:value-type="float">
            <text:p>12,310,110.18</text:p>
          </table:table-cell>
        </table:table-row>
        <table:table-row table:style-name="ro7">
          <table:table-cell table:style-name="ce300" office:value-type="float" office:value="1054" calcext:value-type="float">
            <text:p>1054</text:p>
          </table:table-cell>
          <table:table-cell table:style-name="ce302" office:value-type="string" calcext:value-type="string">
            <text:p>1-1-1-04-01-002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Cargo Empleados por Adquisiciones v" calcext:value-type="string">
            <text:p><text:s/>Cargo Empleados por Adquisiciones v </text:p>
          </table:table-cell>
          <table:table-cell table:style-name="ce300"/>
          <table:table-cell table:style-name="ce306" table:number-columns-repeated="2"/>
          <table:table-cell table:style-name="ce300" table:number-columns-repeated="4"/>
        </table:table-row>
        <table:table-row table:style-name="ro6">
          <table:table-cell office:value-type="float" office:value="1055" calcext:value-type="float">
            <text:p>1055</text:p>
          </table:table-cell>
          <table:table-cell office:value-type="string" calcext:value-type="string">
            <text:p>-114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4.66" calcext:value-type="float">
            <text:p><text:s/>114.66 </text:p>
          </table:table-cell>
          <table:table-cell/>
          <table:table-cell office:value-type="float" office:value="1712" calcext:value-type="float">
            <text:p>17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LIQUIDACIÓN NÓMINA MES FEBRERO-2020</text:p>
          </table:table-cell>
        </table:table-row>
        <table:table-row table:style-name="ro6">
          <table:table-cell office:value-type="float" office:value="1056" calcext:value-type="float">
            <text:p>1056</text:p>
          </table:table-cell>
          <table:table-cell office:value-type="string" calcext:value-type="string">
            <text:p>-900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786.1" calcext:value-type="float">
            <text:p><text:s/>786.10 </text:p>
          </table:table-cell>
          <table:table-cell/>
          <table:table-cell office:value-type="float" office:value="1715" calcext:value-type="float">
            <text:p>17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Liquidación Nómina mes Marzo-2020</text:p>
          </table:table-cell>
        </table:table-row>
        <table:table-row table:style-name="ro6">
          <table:table-cell office:value-type="float" office:value="1057" calcext:value-type="float">
            <text:p>1057</text:p>
          </table:table-cell>
          <table:table-cell office:value-type="string" calcext:value-type="string">
            <text:p>-1,029.4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8.71" calcext:value-type="float">
            <text:p><text:s/>128.71 </text:p>
          </table:table-cell>
          <table:table-cell/>
          <table:table-cell office:value-type="float" office:value="1715" calcext:value-type="float">
            <text:p>17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Liquidación Nómina mes Marzo-2020</text:p>
          </table:table-cell>
        </table:table-row>
        <table:table-row table:style-name="ro6">
          <table:table-cell office:value-type="float" office:value="1058" calcext:value-type="float">
            <text:p>1058</text:p>
          </table:table-cell>
          <table:table-cell office:value-type="string" calcext:value-type="string">
            <text:p>-914.81</text:p>
          </table:table-cell>
          <table:table-cell office:value-type="float" office:value="114.66" calcext:value-type="float">
            <text:p><text:s/>114.6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1" calcext:value-type="float">
            <text:p>17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#283902 MACHALA: PAGO DE APORTACIÓN IESS FEB-2020</text:p>
          </table:table-cell>
        </table:table-row>
        <table:table-row table:style-name="ro6">
          <table:table-cell office:value-type="float" office:value="1059" calcext:value-type="float">
            <text:p>1059</text:p>
          </table:table-cell>
          <table:table-cell office:value-type="string" calcext:value-type="string">
            <text:p>-786.10</text:p>
          </table:table-cell>
          <table:table-cell office:value-type="float" office:value="128.71" calcext:value-type="float">
            <text:p><text:s/>128.7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7" calcext:value-type="float">
            <text:p>17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#290602 MACHALA: RECLASIFICACIÓN</text:p>
          </table:table-cell>
        </table:table-row>
        <table:table-row table:style-name="ro6">
          <table:table-cell office:value-type="float" office:value="1060" calcext:value-type="float">
            <text:p>1060</text:p>
          </table:table-cell>
          <table:table-cell office:value-type="string" calcext:value-type="string">
            <text:p><text:s/>.00</text:p>
          </table:table-cell>
          <table:table-cell office:value-type="float" office:value="786.1" calcext:value-type="float">
            <text:p><text:s/>786.1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7" calcext:value-type="float">
            <text:p>17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OMINA MZO-2020: DESCUENTO NAVIPLAN</text:p>
          </table:table-cell>
        </table:table-row>
        <table:table-row table:style-name="ro6">
          <table:table-cell office:value-type="float" office:value="1061" calcext:value-type="float">
            <text:p>1061</text:p>
          </table:table-cell>
          <table:table-cell office:value-type="string" calcext:value-type="string">
            <text:p><text:s/>267.86</text:p>
          </table:table-cell>
          <table:table-cell office:value-type="float" office:value="267.86" calcext:value-type="float">
            <text:p><text:s/>267.8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1903" calcext:value-type="float">
            <text:p>3019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2694-001001-OPTILOZANO SA F# 2694 CONSUMO </text:p>
          </table:table-cell>
        </table:table-row>
        <table:table-row table:style-name="ro7">
          <table:table-cell table:style-name="ce300" office:value-type="float" office:value="1062" calcext:value-type="float">
            <text:p>1062</text:p>
          </table:table-cell>
          <table:table-cell table:style-name="ce302" office:value-type="string" calcext:value-type="string">
            <text:p>1-1-1-04-01-003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Tribunal de Menores Empleados" calcext:value-type="string">
            <text:p><text:s/>Tribunal de Menores Empleados </text:p>
          </table:table-cell>
          <table:table-cell table:style-name="ce300"/>
          <table:table-cell table:style-name="ce306" table:number-columns-repeated="2"/>
          <table:table-cell table:style-name="ce300" table:number-columns-repeated="4"/>
        </table:table-row>
        <table:table-row table:style-name="ro6">
          <table:table-cell office:value-type="float" office:value="1063" calcext:value-type="float">
            <text:p>1063</text:p>
          </table:table-cell>
          <table:table-cell office:value-type="string" calcext:value-type="string">
            <text:p>-16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97" calcext:value-type="float">
            <text:p><text:s/>16.97 </text:p>
          </table:table-cell>
          <table:table-cell/>
          <table:table-cell office:value-type="float" office:value="1689" calcext:value-type="float">
            <text:p>16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omina mes Agosto - 2020</text:p>
          </table:table-cell>
        </table:table-row>
        <table:table-row table:style-name="ro6">
          <table:table-cell office:value-type="float" office:value="1064" calcext:value-type="float">
            <text:p>1064</text:p>
          </table:table-cell>
          <table:table-cell office:value-type="string" calcext:value-type="string">
            <text:p><text:s/>257.35</text:p>
          </table:table-cell>
          <table:table-cell office:value-type="float" office:value="274.32" calcext:value-type="float">
            <text:p><text:s/>274.3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1902" calcext:value-type="float">
            <text:p>3219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K 945-0 BANCO DEL PACIFICO :DB -1070987682: PENSI</text:p>
          </table:table-cell>
        </table:table-row>
        <table:table-row table:style-name="ro6">
          <table:table-cell office:value-type="float" office:value="1065" calcext:value-type="float">
            <text:p>1065</text:p>
          </table:table-cell>
          <table:table-cell office:value-type="string" calcext:value-type="string">
            <text:p><text:s/>227.6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.7" calcext:value-type="float">
            <text:p><text:s/>29.70 </text:p>
          </table:table-cell>
          <table:table-cell/>
          <table:table-cell office:value-type="float" office:value="1689" calcext:value-type="float">
            <text:p>16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omina mes Agosto - 2020</text:p>
          </table:table-cell>
        </table:table-row>
        <table:table-row table:style-name="ro6">
          <table:table-cell office:value-type="float" office:value="1066" calcext:value-type="float">
            <text:p>1066</text:p>
          </table:table-cell>
          <table:table-cell office:value-type="string" calcext:value-type="string">
            <text:p><text:s/>501.97</text:p>
          </table:table-cell>
          <table:table-cell office:value-type="float" office:value="274.32" calcext:value-type="float">
            <text:p><text:s/>274.3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3902" calcext:value-type="float">
            <text:p>3239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K 950-0 BANCO DEL PACIFICO :DB -1070987682: PENSI</text:p>
          </table:table-cell>
        </table:table-row>
        <table:table-row table:style-name="ro6">
          <table:table-cell office:value-type="float" office:value="1067" calcext:value-type="float">
            <text:p>1067</text:p>
          </table:table-cell>
          <table:table-cell office:value-type="string" calcext:value-type="string">
            <text:p><text:s/>478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.09" calcext:value-type="float">
            <text:p><text:s/>23.09 </text:p>
          </table:table-cell>
          <table:table-cell/>
          <table:table-cell office:value-type="float" office:value="1755" calcext:value-type="float">
            <text:p>17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Liquidación Nomina mes Septiembre-2020</text:p>
          </table:table-cell>
        </table:table-row>
        <table:table-row table:style-name="ro6">
          <table:table-cell office:value-type="float" office:value="1068" calcext:value-type="float">
            <text:p>1068</text:p>
          </table:table-cell>
          <table:table-cell office:value-type="string" calcext:value-type="string">
            <text:p><text:s/>204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4.32" calcext:value-type="float">
            <text:p><text:s/>274.32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1902" calcext:value-type="float">
            <text:p>3219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K 945-0 BANCO DEL PACIFICO :</text:p>
          </table:table-cell>
        </table:table-row>
        <table:table-row table:style-name="ro6">
          <table:table-cell office:value-type="float" office:value="1069" calcext:value-type="float">
            <text:p>1069</text:p>
          </table:table-cell>
          <table:table-cell office:value-type="string" calcext:value-type="string">
            <text:p><text:s/>478.88</text:p>
          </table:table-cell>
          <table:table-cell office:value-type="float" office:value="274.32" calcext:value-type="float">
            <text:p><text:s/>274.3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3" calcext:value-type="float">
            <text:p>17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4002" calcext:value-type="float">
            <text:p>324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D 945-0 :ND:0-945 Cheque certificado # 945 Banco </text:p>
          </table:table-cell>
        </table:table-row>
        <table:table-row table:style-name="ro6">
          <table:table-cell office:value-type="float" office:value="1070" calcext:value-type="float">
            <text:p>1070</text:p>
          </table:table-cell>
          <table:table-cell office:value-type="string" calcext:value-type="string">
            <text:p><text:s/>204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4.32" calcext:value-type="float">
            <text:p><text:s/>274.32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331602" calcext:value-type="float">
            <text:p>3316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DP 59162765-0 :DP:0-59162765 Ck certificado # 945 </text:p>
          </table:table-cell>
        </table:table-row>
        <table:table-row table:style-name="ro6">
          <table:table-cell office:value-type="float" office:value="1071" calcext:value-type="float">
            <text:p>1071</text:p>
          </table:table-cell>
          <table:table-cell office:value-type="string" calcext:value-type="string">
            <text:p><text:s/>162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41.94" calcext:value-type="float">
            <text:p><text:s/>41.94 </text:p>
          </table:table-cell>
          <table:table-cell/>
          <table:table-cell office:value-type="float" office:value="1755" calcext:value-type="float">
            <text:p>17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Liquidación Nomina mes Septiembre-2020</text:p>
          </table:table-cell>
        </table:table-row>
        <table:table-row table:style-name="ro6">
          <table:table-cell office:value-type="float" office:value="1072" calcext:value-type="float">
            <text:p>1072</text:p>
          </table:table-cell>
          <table:table-cell office:value-type="string" calcext:value-type="string">
            <text:p>-386.0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48.64" calcext:value-type="float">
            <text:p><text:s/>548.64 </text:p>
          </table:table-cell>
          <table:table-cell/>
          <table:table-cell office:value-type="float" office:value="1755" calcext:value-type="float">
            <text:p>17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Liquidación Nomina mes Septiembre-2020</text:p>
          </table:table-cell>
        </table:table-row>
        <table:table-row table:style-name="ro6">
          <table:table-cell office:value-type="float" office:value="1073" calcext:value-type="float">
            <text:p>1073</text:p>
          </table:table-cell>
          <table:table-cell office:value-type="string" calcext:value-type="string">
            <text:p>-111.70</text:p>
          </table:table-cell>
          <table:table-cell office:value-type="float" office:value="274.32" calcext:value-type="float">
            <text:p><text:s/>274.3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5102" calcext:value-type="float">
            <text:p>3351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CK 951-0 BANCO DEL PACIFICO :DB -1070987682: PENSI</text:p>
          </table:table-cell>
        </table:table-row>
        <table:table-row table:style-name="ro6">
          <table:table-cell office:value-type="float" office:value="1074" calcext:value-type="float">
            <text:p>1074</text:p>
          </table:table-cell>
          <table:table-cell office:value-type="string" calcext:value-type="string">
            <text:p>-134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.09" calcext:value-type="float">
            <text:p><text:s/>23.09 </text:p>
          </table:table-cell>
          <table:table-cell/>
          <table:table-cell office:value-type="float" office:value="1789" calcext:value-type="float">
            <text:p>17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Liquidación Nomina mes Octubre 2020</text:p>
          </table:table-cell>
        </table:table-row>
        <table:table-row table:style-name="ro6">
          <table:table-cell office:value-type="float" office:value="1075" calcext:value-type="float">
            <text:p>1075</text:p>
          </table:table-cell>
          <table:table-cell office:value-type="string" calcext:value-type="string">
            <text:p>-176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41.94" calcext:value-type="float">
            <text:p><text:s/>41.94 </text:p>
          </table:table-cell>
          <table:table-cell/>
          <table:table-cell office:value-type="float" office:value="1789" calcext:value-type="float">
            <text:p>17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Liquidación Nomina mes Octubre 2020</text:p>
          </table:table-cell>
        </table:table-row>
        <table:table-row table:style-name="ro6">
          <table:table-cell office:value-type="float" office:value="1076" calcext:value-type="float">
            <text:p>1076</text:p>
          </table:table-cell>
          <table:table-cell office:value-type="string" calcext:value-type="string">
            <text:p>-451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4.32" calcext:value-type="float">
            <text:p><text:s/>274.32 </text:p>
          </table:table-cell>
          <table:table-cell/>
          <table:table-cell office:value-type="float" office:value="1789" calcext:value-type="float">
            <text:p>17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Liquidación Nomina mes Octubre 2020</text:p>
          </table:table-cell>
        </table:table-row>
        <table:table-row table:style-name="ro6">
          <table:table-cell table:number-columns-repeated="5"/>
          <table:table-cell table:style-name="ce305" table:number-columns-repeated="3"/>
          <table:table-cell table:style-name="Default" table:number-columns-repeated="2"/>
          <table:table-cell table:style-name="ce305"/>
        </table:table-row>
        <table:table-row table:style-name="ro7">
          <table:table-cell table:style-name="ce300" office:value-type="float" office:value="1887" calcext:value-type="float">
            <text:p>1887</text:p>
          </table:table-cell>
          <table:table-cell table:style-name="ce302" office:value-type="string" calcext:value-type="string">
            <text:p>1-1-1-06-01-002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Consorcio Universidad Segura" calcext:value-type="string">
            <text:p><text:s/>Consorcio Universidad Segura </text:p>
          </table:table-cell>
          <table:table-cell table:style-name="ce300"/>
          <table:table-cell table:style-name="ce306" table:number-columns-repeated="3"/>
          <table:table-cell table:style-name="ce300" table:number-columns-repeated="3"/>
        </table:table-row>
        <table:table-row table:style-name="ro6">
          <table:table-cell office:value-type="float" office:value="1888" calcext:value-type="float">
            <text:p>1888</text:p>
          </table:table-cell>
          <table:table-cell office:value-type="string" calcext:value-type="string">
            <text:p><text:s/>3,360.38</text:p>
          </table:table-cell>
          <table:table-cell office:value-type="float" office:value="3360.38" calcext:value-type="float">
            <text:p><text:s/>3,360.3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8305" calcext:value-type="float">
            <text:p>178305</text:p>
          </table:table-cell>
          <table:table-cell office:value-type="date" office:date-value="2020-03-14" calcext:value-type="date">
            <text:p>14/03/2020</text:p>
          </table:table-cell>
          <table:table-cell office:value-type="string" calcext:value-type="string">
            <text:p>DG 2-0</text:p>
          </table:table-cell>
        </table:table-row>
        <table:table-row table:style-name="ro6">
          <table:table-cell office:value-type="float" office:value="1889" calcext:value-type="float">
            <text:p>1889</text:p>
          </table:table-cell>
          <table:table-cell office:value-type="string" calcext:value-type="string">
            <text:p><text:s/>7,455.88</text:p>
          </table:table-cell>
          <table:table-cell office:value-type="float" office:value="4095.5" calcext:value-type="float">
            <text:p><text:s/>4,095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4" calcext:value-type="float">
            <text:p>153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Reclasificacion cta proveedor Jose Nuñez factura #820</text:p>
          </table:table-cell>
        </table:table-row>
        <table:table-row table:style-name="ro6">
          <table:table-cell office:value-type="float" office:value="1890" calcext:value-type="float">
            <text:p>1890</text:p>
          </table:table-cell>
          <table:table-cell office:value-type="string" calcext:value-type="string">
            <text:p><text:s/>9,135.88</text:p>
          </table:table-cell>
          <table:table-cell office:value-type="float" office:value="1680" calcext:value-type="float">
            <text:p><text:s/>1,68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0305" calcext:value-type="float">
            <text:p>1803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DG 4-0</text:p>
          </table:table-cell>
        </table:table-row>
        <table:table-row table:style-name="ro6">
          <table:table-cell office:value-type="float" office:value="1891" calcext:value-type="float">
            <text:p>1891</text:p>
          </table:table-cell>
          <table:table-cell office:value-type="string" calcext:value-type="string">
            <text:p><text:s/>11,151.88</text:p>
          </table:table-cell>
          <table:table-cell office:value-type="float" office:value="2016" calcext:value-type="float">
            <text:p><text:s/>2,01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3903" calcext:value-type="float">
            <text:p>2439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00823-001001-VIAJES DESALOJOS UNIVERSIDAD G</text:p>
          </table:table-cell>
        </table:table-row>
        <table:table-row table:style-name="ro6">
          <table:table-cell office:value-type="float" office:value="1892" calcext:value-type="float">
            <text:p>1892</text:p>
          </table:table-cell>
          <table:table-cell office:value-type="string" calcext:value-type="string">
            <text:p><text:s/>11,651.88</text:p>
          </table:table-cell>
          <table:table-cell office:value-type="float" office:value="500" calcext:value-type="float">
            <text:p><text:s/>5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4003" calcext:value-type="float">
            <text:p>2440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02055-001001-SERV. TEC. CONSORCIO UNIVERSID</text:p>
          </table:table-cell>
        </table:table-row>
        <table:table-row table:style-name="ro6">
          <table:table-cell office:value-type="float" office:value="1893" calcext:value-type="float">
            <text:p>1893</text:p>
          </table:table-cell>
          <table:table-cell office:value-type="string" calcext:value-type="string">
            <text:p><text:s/>15,747.38</text:p>
          </table:table-cell>
          <table:table-cell office:value-type="float" office:value="4095.5" calcext:value-type="float">
            <text:p><text:s/>4,095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5" calcext:value-type="float">
            <text:p>15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7602" calcext:value-type="float">
            <text:p>2776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56065-0 :ND:0-56065 Pago factura #820 Jose Nuñe</text:p>
          </table:table-cell>
        </table:table-row>
        <table:table-row table:style-name="ro6">
          <table:table-cell office:value-type="float" office:value="1894" calcext:value-type="float">
            <text:p>1894</text:p>
          </table:table-cell>
          <table:table-cell office:value-type="string" calcext:value-type="string">
            <text:p><text:s/>18,460.12</text:p>
          </table:table-cell>
          <table:table-cell office:value-type="float" office:value="2712.74" calcext:value-type="float">
            <text:p><text:s/>2,712.7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4303" calcext:value-type="float">
            <text:p>2443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00103-001001-SEMANA DE TRABAJO DESDE 09-03-</text:p>
          </table:table-cell>
        </table:table-row>
        <table:table-row table:style-name="ro6">
          <table:table-cell office:value-type="float" office:value="1895" calcext:value-type="float">
            <text:p>1895</text:p>
          </table:table-cell>
          <table:table-cell office:value-type="string" calcext:value-type="string">
            <text:p><text:s/>19,930.12</text:p>
          </table:table-cell>
          <table:table-cell office:value-type="float" office:value="1470" calcext:value-type="float">
            <text:p><text:s/>1,47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4403" calcext:value-type="float">
            <text:p>2444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00825-001001-(42 )VIAJES VOLQUETAS POR DESA</text:p>
          </table:table-cell>
        </table:table-row>
        <table:table-row table:style-name="ro6">
          <table:table-cell office:value-type="float" office:value="1896" calcext:value-type="float">
            <text:p>1896</text:p>
          </table:table-cell>
          <table:table-cell office:value-type="string" calcext:value-type="string">
            <text:p><text:s/>15,834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95.5" calcext:value-type="float">
            <text:p><text:s/>4,095.50 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6103" calcext:value-type="float">
            <text:p>2461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CI 000000820-000000-PAGO FACTURA 820 MEDIANTE TRAN</text:p>
          </table:table-cell>
        </table:table-row>
        <table:table-row table:style-name="ro6">
          <table:table-cell office:value-type="float" office:value="1897" calcext:value-type="float">
            <text:p>1897</text:p>
          </table:table-cell>
          <table:table-cell office:value-type="string" calcext:value-type="string">
            <text:p><text:s/>20,646.62</text:p>
          </table:table-cell>
          <table:table-cell office:value-type="float" office:value="4812" calcext:value-type="float">
            <text:p><text:s/>4,81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4203" calcext:value-type="float">
            <text:p>2442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B 000000100-001101-(17 ) ARENA- (108) PIEDRA 3/4</text:p>
          </table:table-cell>
        </table:table-row>
        <table:table-row table:style-name="ro6">
          <table:table-cell office:value-type="float" office:value="1898" calcext:value-type="float">
            <text:p>1898</text:p>
          </table:table-cell>
          <table:table-cell office:value-type="string" calcext:value-type="string">
            <text:p><text:s/>22,806.62</text:p>
          </table:table-cell>
          <table:table-cell office:value-type="float" office:value="2160" calcext:value-type="float">
            <text:p><text:s/>2,1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4103" calcext:value-type="float">
            <text:p>2441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B 000000101-001001-SUB-BASE PROYECTO UNIVERSIDAD </text:p>
          </table:table-cell>
        </table:table-row>
        <table:table-row table:style-name="ro6">
          <table:table-cell office:value-type="float" office:value="1899" calcext:value-type="float">
            <text:p>1899</text:p>
          </table:table-cell>
          <table:table-cell office:value-type="string" calcext:value-type="string">
            <text:p><text:s/>13,422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9384.48" calcext:value-type="float">
            <text:p><text:s/>9,384.48 </text:p>
          </table:table-cell>
          <table:table-cell/>
          <table:table-cell office:value-type="float" office:value="1565" calcext:value-type="float">
            <text:p>15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6-01" calcext:value-type="date">
            <text:p>01/06/2020</text:p>
          </table:table-cell>
          <table:table-cell office:value-type="string" calcext:value-type="string">
            <text:p>Reclasificacion transaccion #276902</text:p>
          </table:table-cell>
        </table:table-row>
        <table:table-row table:style-name="ro6">
          <table:table-cell office:value-type="float" office:value="1900" calcext:value-type="float">
            <text:p>1900</text:p>
          </table:table-cell>
          <table:table-cell office:value-type="string" calcext:value-type="string">
            <text:p><text:s/>14,104.99</text:p>
          </table:table-cell>
          <table:table-cell office:value-type="float" office:value="682.85" calcext:value-type="float">
            <text:p><text:s/>682.8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77" calcext:value-type="float">
            <text:p>15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3805" calcext:value-type="float">
            <text:p>183805</text:p>
          </table:table-cell>
          <table:table-cell office:value-type="date" office:date-value="2020-06-17" calcext:value-type="date">
            <text:p>17/06/2020</text:p>
          </table:table-cell>
          <table:table-cell office:value-type="string" calcext:value-type="string">
            <text:p>DH 2-0</text:p>
          </table:table-cell>
        </table:table-row>
        <table:table-row table:style-name="ro6">
          <table:table-cell office:value-type="float" office:value="1901" calcext:value-type="float">
            <text:p>1901</text:p>
          </table:table-cell>
          <table:table-cell office:value-type="string" calcext:value-type="string">
            <text:p><text:s/>14,284.99</text:p>
          </table:table-cell>
          <table:table-cell office:value-type="float" office:value="180" calcext:value-type="float">
            <text:p><text:s/>18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8603" calcext:value-type="float">
            <text:p>2486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20966-001001-ALQUILER MENSUAL DE SANITARIO </text:p>
          </table:table-cell>
        </table:table-row>
        <table:table-row table:style-name="ro6">
          <table:table-cell office:value-type="float" office:value="1902" calcext:value-type="float">
            <text:p>1902</text:p>
          </table:table-cell>
          <table:table-cell office:value-type="string" calcext:value-type="string">
            <text:p><text:s/>16,625.79</text:p>
          </table:table-cell>
          <table:table-cell office:value-type="float" office:value="2340.8" calcext:value-type="float">
            <text:p><text:s/>2,340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8703" calcext:value-type="float">
            <text:p>2487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6746-001001-HORMIGON 140KG/CM2 STANDAR-28 </text:p>
          </table:table-cell>
        </table:table-row>
        <table:table-row table:style-name="ro6">
          <table:table-cell office:value-type="float" office:value="1903" calcext:value-type="float">
            <text:p>1903</text:p>
          </table:table-cell>
          <table:table-cell office:value-type="string" calcext:value-type="string">
            <text:p><text:s/>18,072.83</text:p>
          </table:table-cell>
          <table:table-cell office:value-type="float" office:value="1447.04" calcext:value-type="float">
            <text:p><text:s/>1,447.0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8803" calcext:value-type="float">
            <text:p>248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6830-001001-HORMIGON 140KG/CM2 STANDARD</text:p>
          </table:table-cell>
        </table:table-row>
        <table:table-row table:style-name="ro6">
          <table:table-cell office:value-type="float" office:value="1904" calcext:value-type="float">
            <text:p>1904</text:p>
          </table:table-cell>
          <table:table-cell office:value-type="string" calcext:value-type="string">
            <text:p><text:s/>19,656.83</text:p>
          </table:table-cell>
          <table:table-cell office:value-type="float" office:value="1584" calcext:value-type="float">
            <text:p><text:s/>1,58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9003" calcext:value-type="float">
            <text:p>249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778-001001-ALQUILER DE EQUIPOS (RETROEXCA</text:p>
          </table:table-cell>
        </table:table-row>
        <table:table-row table:style-name="ro6">
          <table:table-cell office:value-type="float" office:value="1905" calcext:value-type="float">
            <text:p>1905</text:p>
          </table:table-cell>
          <table:table-cell office:value-type="string" calcext:value-type="string">
            <text:p><text:s/>20,892.83</text:p>
          </table:table-cell>
          <table:table-cell office:value-type="float" office:value="1236" calcext:value-type="float">
            <text:p><text:s/>1,23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9103" calcext:value-type="float">
            <text:p>2491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779-001001-ALQUILER DE EQUIPOS (RETROEXCA</text:p>
          </table:table-cell>
        </table:table-row>
        <table:table-row table:style-name="ro6">
          <table:table-cell office:value-type="float" office:value="1906" calcext:value-type="float">
            <text:p>1906</text:p>
          </table:table-cell>
          <table:table-cell office:value-type="string" calcext:value-type="string">
            <text:p><text:s/>21,416.67</text:p>
          </table:table-cell>
          <table:table-cell office:value-type="float" office:value="523.84" calcext:value-type="float">
            <text:p><text:s/>523.8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3803" calcext:value-type="float">
            <text:p>253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1845-022901-MALLA ARMEX R-196 625X240X10X5</text:p>
          </table:table-cell>
        </table:table-row>
        <table:table-row table:style-name="ro6">
          <table:table-cell office:value-type="float" office:value="1907" calcext:value-type="float">
            <text:p>1907</text:p>
          </table:table-cell>
          <table:table-cell office:value-type="string" calcext:value-type="string">
            <text:p><text:s/>22,608.35</text:p>
          </table:table-cell>
          <table:table-cell office:value-type="float" office:value="1191.68" calcext:value-type="float">
            <text:p><text:s/>1,191.6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0703" calcext:value-type="float">
            <text:p>2507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6911-001001-HORMIGON 140KG/CM2 STANDARD-28</text:p>
          </table:table-cell>
        </table:table-row>
        <table:table-row table:style-name="ro6">
          <table:table-cell office:value-type="float" office:value="1908" calcext:value-type="float">
            <text:p>1908</text:p>
          </table:table-cell>
          <table:table-cell office:value-type="string" calcext:value-type="string">
            <text:p><text:s/>22,708.35</text:p>
          </table:table-cell>
          <table:table-cell office:value-type="float" office:value="100" calcext:value-type="float">
            <text:p><text:s/>1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0503" calcext:value-type="float">
            <text:p>2505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1173-001001-LOGISTICA Y MOVILIZACION: MINI</text:p>
          </table:table-cell>
        </table:table-row>
        <table:table-row table:style-name="ro6">
          <table:table-cell office:value-type="float" office:value="1909" calcext:value-type="float">
            <text:p>1909</text:p>
          </table:table-cell>
          <table:table-cell office:value-type="string" calcext:value-type="string">
            <text:p><text:s/>22,808.35</text:p>
          </table:table-cell>
          <table:table-cell office:value-type="float" office:value="100" calcext:value-type="float">
            <text:p><text:s/>1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0403" calcext:value-type="float">
            <text:p>2504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1176-001001-LOGISTICA Y MOVILIZACIÓN: MINI</text:p>
          </table:table-cell>
        </table:table-row>
        <table:table-row table:style-name="ro6">
          <table:table-cell office:value-type="float" office:value="1910" calcext:value-type="float">
            <text:p>1910</text:p>
          </table:table-cell>
          <table:table-cell office:value-type="string" calcext:value-type="string">
            <text:p><text:s/>24,866.35</text:p>
          </table:table-cell>
          <table:table-cell office:value-type="float" office:value="2058" calcext:value-type="float">
            <text:p><text:s/>2,05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0303" calcext:value-type="float">
            <text:p>2503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090-001002-TRANSPORTE DE DESALOJO PROYECT</text:p>
          </table:table-cell>
        </table:table-row>
        <table:table-row table:style-name="ro6">
          <table:table-cell office:value-type="float" office:value="1911" calcext:value-type="float">
            <text:p>1911</text:p>
          </table:table-cell>
          <table:table-cell office:value-type="string" calcext:value-type="string">
            <text:p><text:s/>34,250.83</text:p>
          </table:table-cell>
          <table:table-cell office:value-type="float" office:value="9384.48" calcext:value-type="float">
            <text:p><text:s/>9,384.4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6902" calcext:value-type="float">
            <text:p>2769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5-0 HOHESA, HORMIGONES :DB -1070987682: 100% an</text:p>
          </table:table-cell>
        </table:table-row>
        <table:table-row table:style-name="ro6">
          <table:table-cell office:value-type="float" office:value="1912" calcext:value-type="float">
            <text:p>1912</text:p>
          </table:table-cell>
          <table:table-cell office:value-type="string" calcext:value-type="string">
            <text:p><text:s/>34,450.83</text:p>
          </table:table-cell>
          <table:table-cell office:value-type="float" office:value="200" calcext:value-type="float">
            <text:p><text:s/>2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6903" calcext:value-type="float">
            <text:p>2469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1639-001001-4 TANQUEROS DE AGUA</text:p>
          </table:table-cell>
        </table:table-row>
        <table:table-row table:style-name="ro6">
          <table:table-cell office:value-type="float" office:value="1913" calcext:value-type="float">
            <text:p>1913</text:p>
          </table:table-cell>
          <table:table-cell office:value-type="string" calcext:value-type="string">
            <text:p><text:s/>35,496.98</text:p>
          </table:table-cell>
          <table:table-cell office:value-type="float" office:value="1046.15" calcext:value-type="float">
            <text:p><text:s/>1,046.1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6003" calcext:value-type="float">
            <text:p>246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93303-001101-ELECTROMALLAS- CUARTON SEMIDUR</text:p>
          </table:table-cell>
        </table:table-row>
        <table:table-row table:style-name="ro6">
          <table:table-cell office:value-type="float" office:value="1914" calcext:value-type="float">
            <text:p>1914</text:p>
          </table:table-cell>
          <table:table-cell office:value-type="string" calcext:value-type="string">
            <text:p><text:s/>36,459.47</text:p>
          </table:table-cell>
          <table:table-cell office:value-type="float" office:value="962.49" calcext:value-type="float">
            <text:p><text:s/>962.4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903" calcext:value-type="float">
            <text:p>2459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92910-001101-PLASTICO NEGRO 1.5MTS-MARTILLO</text:p>
          </table:table-cell>
        </table:table-row>
        <table:table-row table:style-name="ro6">
          <table:table-cell office:value-type="float" office:value="1915" calcext:value-type="float">
            <text:p>1915</text:p>
          </table:table-cell>
          <table:table-cell office:value-type="string" calcext:value-type="string">
            <text:p><text:s/>37,927.99</text:p>
          </table:table-cell>
          <table:table-cell office:value-type="float" office:value="1468.52" calcext:value-type="float">
            <text:p><text:s/>1,468.5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803" calcext:value-type="float">
            <text:p>245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13458-001003-CEMENTO HOLCIM FUERTE SACO 50K</text:p>
          </table:table-cell>
        </table:table-row>
        <table:table-row table:style-name="ro6">
          <table:table-cell office:value-type="float" office:value="1916" calcext:value-type="float">
            <text:p>1916</text:p>
          </table:table-cell>
          <table:table-cell office:value-type="string" calcext:value-type="string">
            <text:p><text:s/>48,678.27</text:p>
          </table:table-cell>
          <table:table-cell office:value-type="float" office:value="10750.28" calcext:value-type="float">
            <text:p><text:s/>10,750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4803" calcext:value-type="float">
            <text:p>244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826-001001-CONSTRUCCION DE CAJAS DE 1X1X1</text:p>
          </table:table-cell>
        </table:table-row>
        <table:table-row table:style-name="ro6">
          <table:table-cell office:value-type="float" office:value="1917" calcext:value-type="float">
            <text:p>1917</text:p>
          </table:table-cell>
          <table:table-cell office:value-type="string" calcext:value-type="string">
            <text:p><text:s/>52,301.77</text:p>
          </table:table-cell>
          <table:table-cell office:value-type="float" office:value="3623.5" calcext:value-type="float">
            <text:p><text:s/>3,623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003" calcext:value-type="float">
            <text:p>245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582-001001-CORTE PAVIMENTO, CANALIZACION </text:p>
          </table:table-cell>
        </table:table-row>
        <table:table-row table:style-name="ro6">
          <table:table-cell office:value-type="float" office:value="1918" calcext:value-type="float">
            <text:p>1918</text:p>
          </table:table-cell>
          <table:table-cell office:value-type="string" calcext:value-type="string">
            <text:p><text:s/>64,708.37</text:p>
          </table:table-cell>
          <table:table-cell office:value-type="float" office:value="12406.6" calcext:value-type="float">
            <text:p><text:s/>12,406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3703" calcext:value-type="float">
            <text:p>2537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23643-001501-ADOQUIN HOLANDES 8 CM COLOR - </text:p>
          </table:table-cell>
        </table:table-row>
        <table:table-row table:style-name="ro6"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64,794.87</text:p>
          </table:table-cell>
          <table:table-cell office:value-type="float" office:value="86.5" calcext:value-type="float">
            <text:p><text:s/>86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8203" calcext:value-type="float">
            <text:p>2482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1166-001001-MANTENIMIENTO DE LA BOMBA DE F</text:p>
          </table:table-cell>
        </table:table-row>
        <table:table-row table:style-name="ro6">
          <table:table-cell office:value-type="float" office:value="1920" calcext:value-type="float">
            <text:p>1920</text:p>
          </table:table-cell>
          <table:table-cell office:value-type="string" calcext:value-type="string">
            <text:p><text:s/>67,135.67</text:p>
          </table:table-cell>
          <table:table-cell office:value-type="float" office:value="2340.8" calcext:value-type="float">
            <text:p><text:s/>2,340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8003" calcext:value-type="float">
            <text:p>248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6762-001001-HORMIGON 140KG/CM2 STANDAR-28 </text:p>
          </table:table-cell>
        </table:table-row>
        <table:table-row table:style-name="ro6">
          <table:table-cell office:value-type="float" office:value="1921" calcext:value-type="float">
            <text:p>1921</text:p>
          </table:table-cell>
          <table:table-cell office:value-type="string" calcext:value-type="string">
            <text:p><text:s/>67,333.67</text:p>
          </table:table-cell>
          <table:table-cell office:value-type="float" office:value="198" calcext:value-type="float">
            <text:p><text:s/>19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7903" calcext:value-type="float">
            <text:p>2479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11995-001001-88 BOTELLONES DE AGUA</text:p>
          </table:table-cell>
        </table:table-row>
        <table:table-row table:style-name="ro6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68,887.67</text:p>
          </table:table-cell>
          <table:table-cell office:value-type="float" office:value="1554" calcext:value-type="float">
            <text:p><text:s/>1,55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7803" calcext:value-type="float">
            <text:p>247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676-001001-SERVICIO TRANSPORTE DESALOJO 0</text:p>
          </table:table-cell>
        </table:table-row>
        <table:table-row table:style-name="ro6"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69,025.67</text:p>
          </table:table-cell>
          <table:table-cell office:value-type="float" office:value="138" calcext:value-type="float">
            <text:p><text:s/>13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0003" calcext:value-type="float">
            <text:p>250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21037-001001-ALQUILER POR 14 DIAS SANITARIO</text:p>
          </table:table-cell>
        </table:table-row>
        <table:table-row table:style-name="ro6">
          <table:table-cell office:value-type="float" office:value="1924" calcext:value-type="float">
            <text:p>1924</text:p>
          </table:table-cell>
          <table:table-cell office:value-type="string" calcext:value-type="string">
            <text:p><text:s/>69,125.67</text:p>
          </table:table-cell>
          <table:table-cell office:value-type="float" office:value="100" calcext:value-type="float">
            <text:p><text:s/>1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9603" calcext:value-type="float">
            <text:p>2496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1637-001001-2 TANQUEROS DE AGUA</text:p>
          </table:table-cell>
        </table:table-row>
        <table:table-row table:style-name="ro6">
          <table:table-cell office:value-type="float" office:value="1925" calcext:value-type="float">
            <text:p>1925</text:p>
          </table:table-cell>
          <table:table-cell office:value-type="string" calcext:value-type="string">
            <text:p><text:s/>70,424.97</text:p>
          </table:table-cell>
          <table:table-cell office:value-type="float" office:value="1299.3" calcext:value-type="float">
            <text:p><text:s/>1,299.3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9803" calcext:value-type="float">
            <text:p>249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4758-001001-TRABAJOS DE INSTALACIONES ELEC</text:p>
          </table:table-cell>
        </table:table-row>
        <table:table-row table:style-name="ro6">
          <table:table-cell office:value-type="float" office:value="1926" calcext:value-type="float">
            <text:p>1926</text:p>
          </table:table-cell>
          <table:table-cell office:value-type="string" calcext:value-type="string">
            <text:p><text:s/>76,965.25</text:p>
          </table:table-cell>
          <table:table-cell office:value-type="float" office:value="6540.28" calcext:value-type="float">
            <text:p><text:s/>6,540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8503" calcext:value-type="float">
            <text:p>2485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827-001001-CANALIZACIÓN DE 13 VIAS, CORTE</text:p>
          </table:table-cell>
        </table:table-row>
        <table:table-row table:style-name="ro6"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77,505.45</text:p>
          </table:table-cell>
          <table:table-cell office:value-type="float" office:value="540.2" calcext:value-type="float">
            <text:p><text:s/>540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3603" calcext:value-type="float">
            <text:p>2536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3324-001002-CORDEL RAFIA 3H CC CON CENTRO</text:p>
          </table:table-cell>
        </table:table-row>
        <table:table-row table:style-name="ro6">
          <table:table-cell office:value-type="float" office:value="1928" calcext:value-type="float">
            <text:p>1928</text:p>
          </table:table-cell>
          <table:table-cell office:value-type="string" calcext:value-type="string">
            <text:p><text:s/>78,891.45</text:p>
          </table:table-cell>
          <table:table-cell office:value-type="float" office:value="1386" calcext:value-type="float">
            <text:p><text:s/>1,38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0203" calcext:value-type="float">
            <text:p>2502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091-001002-TRANSPORTE DE DESALOJO PROYECT</text:p>
          </table:table-cell>
        </table:table-row>
        <table:table-row table:style-name="ro6"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78,937.81</text:p>
          </table:table-cell>
          <table:table-cell office:value-type="float" office:value="46.36" calcext:value-type="float">
            <text:p><text:s/>46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2805" calcext:value-type="float">
            <text:p>1928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DH 4-0</text:p>
          </table:table-cell>
        </table:table-row>
        <table:table-row table:style-name="ro6">
          <table:table-cell office:value-type="float" office:value="1930" calcext:value-type="float">
            <text:p>1930</text:p>
          </table:table-cell>
          <table:table-cell office:value-type="string" calcext:value-type="string">
            <text:p><text:s/>76,302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35.53" calcext:value-type="float">
            <text:p><text:s/>2,635.53 </text:p>
          </table:table-cell>
          <table:table-cell/>
          <table:table-cell office:value-type="float" office:value="1651" calcext:value-type="float">
            <text:p>16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23" calcext:value-type="date">
            <text:p>23/07/2020</text:p>
          </table:table-cell>
          <table:table-cell office:value-type="string" calcext:value-type="string">
            <text:p>Aplicacion de saldo proveedor: Hohesa, Hormigones Hercules TR#279302</text:p>
          </table:table-cell>
        </table:table-row>
        <table:table-row table:style-name="ro6">
          <table:table-cell office:value-type="float" office:value="1931" calcext:value-type="float">
            <text:p>1931</text:p>
          </table:table-cell>
          <table:table-cell office:value-type="string" calcext:value-type="string">
            <text:p><text:s/>76,348.64</text:p>
          </table:table-cell>
          <table:table-cell office:value-type="float" office:value="46.36" calcext:value-type="float">
            <text:p><text:s/>46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2905" calcext:value-type="float">
            <text:p>1929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H 6-0</text:p>
          </table:table-cell>
        </table:table-row>
        <table:table-row table:style-name="ro6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76,380.67</text:p>
          </table:table-cell>
          <table:table-cell office:value-type="float" office:value="32.03" calcext:value-type="float">
            <text:p><text:s/>32.0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3105" calcext:value-type="float">
            <text:p>1931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H 10-0</text:p>
          </table:table-cell>
        </table:table-row>
        <table:table-row table:style-name="ro6">
          <table:table-cell office:value-type="float" office:value="1933" calcext:value-type="float">
            <text:p>1933</text:p>
          </table:table-cell>
          <table:table-cell office:value-type="string" calcext:value-type="string">
            <text:p><text:s/>76,395.00</text:p>
          </table:table-cell>
          <table:table-cell office:value-type="float" office:value="14.33" calcext:value-type="float">
            <text:p><text:s/>14.3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3205" calcext:value-type="float">
            <text:p>1932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H 12-0</text:p>
          </table:table-cell>
        </table:table-row>
        <table:table-row table:style-name="ro6">
          <table:table-cell office:value-type="float" office:value="1934" calcext:value-type="float">
            <text:p>1934</text:p>
          </table:table-cell>
          <table:table-cell office:value-type="string" calcext:value-type="string">
            <text:p><text:s/>76,477.00</text:p>
          </table:table-cell>
          <table:table-cell office:value-type="float" office:value="82" calcext:value-type="float">
            <text:p><text:s/>8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4705" calcext:value-type="float">
            <text:p>1947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H 14-0</text:p>
          </table:table-cell>
        </table:table-row>
        <table:table-row table:style-name="ro6">
          <table:table-cell office:value-type="float" office:value="1935" calcext:value-type="float">
            <text:p>1935</text:p>
          </table:table-cell>
          <table:table-cell office:value-type="string" calcext:value-type="string">
            <text:p><text:s/>76,523.36</text:p>
          </table:table-cell>
          <table:table-cell office:value-type="float" office:value="46.36" calcext:value-type="float">
            <text:p><text:s/>46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3005" calcext:value-type="float">
            <text:p>1930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H 8-0</text:p>
          </table:table-cell>
        </table:table-row>
        <table:table-row table:style-name="ro6">
          <table:table-cell office:value-type="float" office:value="1936" calcext:value-type="float">
            <text:p>1936</text:p>
          </table:table-cell>
          <table:table-cell office:value-type="string" calcext:value-type="string">
            <text:p><text:s/>79,864.16</text:p>
          </table:table-cell>
          <table:table-cell office:value-type="float" office:value="3340.8" calcext:value-type="float">
            <text:p><text:s/>3,340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203" calcext:value-type="float">
            <text:p>257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239-002002-TUBERIA PEAD 160 X 11,80MM 1.2</text:p>
          </table:table-cell>
        </table:table-row>
        <table:table-row table:style-name="ro6">
          <table:table-cell office:value-type="float" office:value="1937" calcext:value-type="float">
            <text:p>1937</text:p>
          </table:table-cell>
          <table:table-cell office:value-type="string" calcext:value-type="string">
            <text:p><text:s/>82,536.41</text:p>
          </table:table-cell>
          <table:table-cell office:value-type="float" office:value="2672.25" calcext:value-type="float">
            <text:p><text:s/>2,672.2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303" calcext:value-type="float">
            <text:p>257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243-002002-PLAYWOOD DE 18MM -VARILLA CORR</text:p>
          </table:table-cell>
        </table:table-row>
        <table:table-row table:style-name="ro6">
          <table:table-cell office:value-type="float" office:value="1938" calcext:value-type="float">
            <text:p>1938</text:p>
          </table:table-cell>
          <table:table-cell office:value-type="string" calcext:value-type="string">
            <text:p><text:s/>84,817.31</text:p>
          </table:table-cell>
          <table:table-cell office:value-type="float" office:value="2280.9" calcext:value-type="float">
            <text:p><text:s/>2,280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403" calcext:value-type="float">
            <text:p>257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244-002002-VARILLA CORRUGADA DE 14MM X 12</text:p>
          </table:table-cell>
        </table:table-row>
        <table:table-row table:style-name="ro6">
          <table:table-cell office:value-type="float" office:value="1939" calcext:value-type="float">
            <text:p>1939</text:p>
          </table:table-cell>
          <table:table-cell office:value-type="string" calcext:value-type="string">
            <text:p><text:s/>85,593.79</text:p>
          </table:table-cell>
          <table:table-cell office:value-type="float" office:value="776.48" calcext:value-type="float">
            <text:p><text:s/>776.4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503" calcext:value-type="float">
            <text:p>257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245-002002-ADAPTADOR ROSCABLE P/LIMP 110M</text:p>
          </table:table-cell>
        </table:table-row>
        <table:table-row table:style-name="ro6">
          <table:table-cell office:value-type="float" office:value="1940" calcext:value-type="float">
            <text:p>1940</text:p>
          </table:table-cell>
          <table:table-cell office:value-type="string" calcext:value-type="string">
            <text:p><text:s/>85,749.04</text:p>
          </table:table-cell>
          <table:table-cell office:value-type="float" office:value="155.25" calcext:value-type="float">
            <text:p><text:s/>155.2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703" calcext:value-type="float">
            <text:p>2577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257-002002-PEGA TUBOS PVC KALIPEGA GALON </text:p>
          </table:table-cell>
        </table:table-row>
        <table:table-row table:style-name="ro6">
          <table:table-cell office:value-type="float" office:value="1941" calcext:value-type="float">
            <text:p>1941</text:p>
          </table:table-cell>
          <table:table-cell office:value-type="string" calcext:value-type="string">
            <text:p><text:s/>85,851.83</text:p>
          </table:table-cell>
          <table:table-cell office:value-type="float" office:value="102.79" calcext:value-type="float">
            <text:p><text:s/>102.7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903" calcext:value-type="float">
            <text:p>257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317204-022902-ESCOBA CERDA NEGRA- CEPILLO DE</text:p>
          </table:table-cell>
        </table:table-row>
        <table:table-row table:style-name="ro6">
          <table:table-cell office:value-type="float" office:value="1942" calcext:value-type="float">
            <text:p>1942</text:p>
          </table:table-cell>
          <table:table-cell office:value-type="string" calcext:value-type="string">
            <text:p><text:s/>86,164.58</text:p>
          </table:table-cell>
          <table:table-cell office:value-type="float" office:value="312.75" calcext:value-type="float">
            <text:p><text:s/>312.7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8003" calcext:value-type="float">
            <text:p>258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12211-001001-139 BOTELLONES DE AGUA</text:p>
          </table:table-cell>
        </table:table-row>
        <table:table-row table:style-name="ro6">
          <table:table-cell office:value-type="float" office:value="1943" calcext:value-type="float">
            <text:p>1943</text:p>
          </table:table-cell>
          <table:table-cell office:value-type="string" calcext:value-type="string">
            <text:p><text:s/>86,626.58</text:p>
          </table:table-cell>
          <table:table-cell office:value-type="float" office:value="462" calcext:value-type="float">
            <text:p><text:s/>46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8103" calcext:value-type="float">
            <text:p>258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829-001001-VIAJES DE DESALOJOS PROYECTO U</text:p>
          </table:table-cell>
        </table:table-row>
        <table:table-row table:style-name="ro6">
          <table:table-cell office:value-type="float" office:value="1944" calcext:value-type="float">
            <text:p>1944</text:p>
          </table:table-cell>
          <table:table-cell office:value-type="string" calcext:value-type="string">
            <text:p><text:s/>86,642.42</text:p>
          </table:table-cell>
          <table:table-cell office:value-type="float" office:value="15.84" calcext:value-type="float">
            <text:p><text:s/>15.8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0403" calcext:value-type="float">
            <text:p>260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325-001100-PILA ALCALINA MAX "C" 1.5V ENE</text:p>
          </table:table-cell>
        </table:table-row>
        <table:table-row table:style-name="ro6">
          <table:table-cell office:value-type="float" office:value="1945" calcext:value-type="float">
            <text:p>1945</text:p>
          </table:table-cell>
          <table:table-cell office:value-type="string" calcext:value-type="string">
            <text:p><text:s/>87,002.42</text:p>
          </table:table-cell>
          <table:table-cell office:value-type="float" office:value="360" calcext:value-type="float">
            <text:p><text:s/>3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0503" calcext:value-type="float">
            <text:p>260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21089-001001-ALQUILER MENSUAL SANITARIO POR</text:p>
          </table:table-cell>
        </table:table-row>
        <table:table-row table:style-name="ro6">
          <table:table-cell office:value-type="float" office:value="1946" calcext:value-type="float">
            <text:p>1946</text:p>
          </table:table-cell>
          <table:table-cell office:value-type="string" calcext:value-type="string">
            <text:p><text:s/>87,080.27</text:p>
          </table:table-cell>
          <table:table-cell office:value-type="float" office:value="77.85" calcext:value-type="float">
            <text:p><text:s/>77.8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4203" calcext:value-type="float">
            <text:p>254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50644-001002-ZAKKA DESINFECTANTE AMONONIO C</text:p>
          </table:table-cell>
        </table:table-row>
        <table:table-row table:style-name="ro6">
          <table:table-cell office:value-type="float" office:value="1947" calcext:value-type="float">
            <text:p>1947</text:p>
          </table:table-cell>
          <table:table-cell office:value-type="string" calcext:value-type="string">
            <text:p><text:s/>87,092.44</text:p>
          </table:table-cell>
          <table:table-cell office:value-type="float" office:value="12.17" calcext:value-type="float">
            <text:p><text:s/>12.1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4303" calcext:value-type="float">
            <text:p>254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29615-003006-TUBO EMT FUNJI NAC 1/2 UNION E</text:p>
          </table:table-cell>
        </table:table-row>
        <table:table-row table:style-name="ro6">
          <table:table-cell office:value-type="float" office:value="1948" calcext:value-type="float">
            <text:p>1948</text:p>
          </table:table-cell>
          <table:table-cell office:value-type="string" calcext:value-type="string">
            <text:p><text:s/>87,186.39</text:p>
          </table:table-cell>
          <table:table-cell office:value-type="float" office:value="93.95" calcext:value-type="float">
            <text:p><text:s/>93.9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4503" calcext:value-type="float">
            <text:p>254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797-001001-DISCO DE CORTE P/HORMIGON SIMP</text:p>
          </table:table-cell>
        </table:table-row>
        <table:table-row table:style-name="ro6">
          <table:table-cell office:value-type="float" office:value="1949" calcext:value-type="float">
            <text:p>1949</text:p>
          </table:table-cell>
          <table:table-cell office:value-type="string" calcext:value-type="string">
            <text:p><text:s/>87,948.39</text:p>
          </table:table-cell>
          <table:table-cell office:value-type="float" office:value="762" calcext:value-type="float">
            <text:p><text:s/>76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4603" calcext:value-type="float">
            <text:p>254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794-001001-DISCOS DE CORTE PARA HORMIGON </text:p>
          </table:table-cell>
        </table:table-row>
        <table:table-row table:style-name="ro6">
          <table:table-cell office:value-type="float" office:value="1950" calcext:value-type="float">
            <text:p>1950</text:p>
          </table:table-cell>
          <table:table-cell office:value-type="string" calcext:value-type="string">
            <text:p><text:s/>88,631.24</text:p>
          </table:table-cell>
          <table:table-cell office:value-type="float" office:value="682.85" calcext:value-type="float">
            <text:p><text:s/>682.8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4803" calcext:value-type="float">
            <text:p>2548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307-001100-MALLA HEXAGONAL 1/2" 1X50M IDE</text:p>
          </table:table-cell>
        </table:table-row>
        <table:table-row table:style-name="ro6">
          <table:table-cell office:value-type="float" office:value="1951" calcext:value-type="float">
            <text:p>1951</text:p>
          </table:table-cell>
          <table:table-cell office:value-type="string" calcext:value-type="string">
            <text:p><text:s/>88,953.56</text:p>
          </table:table-cell>
          <table:table-cell office:value-type="float" office:value="322.32" calcext:value-type="float">
            <text:p><text:s/>322.3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4903" calcext:value-type="float">
            <text:p>254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93964-001101-PLANCHA PLYWOOD 4X8X18MM-</text:p>
          </table:table-cell>
        </table:table-row>
        <table:table-row table:style-name="ro6">
          <table:table-cell office:value-type="float" office:value="1952" calcext:value-type="float">
            <text:p>1952</text:p>
          </table:table-cell>
          <table:table-cell office:value-type="string" calcext:value-type="string">
            <text:p><text:s/>90,408.29</text:p>
          </table:table-cell>
          <table:table-cell office:value-type="float" office:value="1454.73" calcext:value-type="float">
            <text:p><text:s/>1,454.7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003" calcext:value-type="float">
            <text:p>255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53263-001102-ELECTROMALLAS 8- 15</text:p>
          </table:table-cell>
        </table:table-row>
        <table:table-row table:style-name="ro6">
          <table:table-cell office:value-type="float" office:value="1953" calcext:value-type="float">
            <text:p>1953</text:p>
          </table:table-cell>
          <table:table-cell office:value-type="string" calcext:value-type="string">
            <text:p><text:s/>91,940.45</text:p>
          </table:table-cell>
          <table:table-cell office:value-type="float" office:value="1532.16" calcext:value-type="float">
            <text:p><text:s/>1,532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8303" calcext:value-type="float">
            <text:p>258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6978-001001-HORMIGON140KG/CM2 STANDARD-28 </text:p>
          </table:table-cell>
        </table:table-row>
        <table:table-row table:style-name="ro6">
          <table:table-cell office:value-type="float" office:value="1954" calcext:value-type="float">
            <text:p>1954</text:p>
          </table:table-cell>
          <table:table-cell office:value-type="string" calcext:value-type="string">
            <text:p><text:s/>93,975.35</text:p>
          </table:table-cell>
          <table:table-cell office:value-type="float" office:value="2034.9" calcext:value-type="float">
            <text:p><text:s/>2,034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4103" calcext:value-type="float">
            <text:p>264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19057-001101-CEMENTO HOLCIM FUERTE TIPO GU </text:p>
          </table:table-cell>
        </table:table-row>
        <table:table-row table:style-name="ro6">
          <table:table-cell office:value-type="float" office:value="1955" calcext:value-type="float">
            <text:p>1955</text:p>
          </table:table-cell>
          <table:table-cell office:value-type="string" calcext:value-type="string">
            <text:p><text:s/>94,283.85</text:p>
          </table:table-cell>
          <table:table-cell office:value-type="float" office:value="308.5" calcext:value-type="float">
            <text:p><text:s/>308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4203" calcext:value-type="float">
            <text:p>264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830-001001-RUEDAS LLANTAS ANTIPINCHAZO DE</text:p>
          </table:table-cell>
        </table:table-row>
        <table:table-row table:style-name="ro6">
          <table:table-cell office:value-type="float" office:value="1956" calcext:value-type="float">
            <text:p>1956</text:p>
          </table:table-cell>
          <table:table-cell office:value-type="string" calcext:value-type="string">
            <text:p><text:s/>97,672.25</text:p>
          </table:table-cell>
          <table:table-cell office:value-type="float" office:value="3388.4" calcext:value-type="float">
            <text:p><text:s/>3,388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4303" calcext:value-type="float">
            <text:p>264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14809-001003-CEMENTO HOLCIM FUERTE TIPO GU </text:p>
          </table:table-cell>
        </table:table-row>
        <table:table-row table:style-name="ro6">
          <table:table-cell office:value-type="float" office:value="1957" calcext:value-type="float">
            <text:p>1957</text:p>
          </table:table-cell>
          <table:table-cell office:value-type="string" calcext:value-type="string">
            <text:p><text:s/>97,829.69</text:p>
          </table:table-cell>
          <table:table-cell office:value-type="float" office:value="157.44" calcext:value-type="float">
            <text:p><text:s/>157.4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4503" calcext:value-type="float">
            <text:p>264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47601-002001-GRAPA EMT1/2" -CONECTOR EMT3/4</text:p>
          </table:table-cell>
        </table:table-row>
        <table:table-row table:style-name="ro6">
          <table:table-cell office:value-type="float" office:value="1958" calcext:value-type="float">
            <text:p>1958</text:p>
          </table:table-cell>
          <table:table-cell office:value-type="string" calcext:value-type="string">
            <text:p><text:s/>98,766.01</text:p>
          </table:table-cell>
          <table:table-cell office:value-type="float" office:value="936.32" calcext:value-type="float">
            <text:p><text:s/>936.3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9203" calcext:value-type="float">
            <text:p>259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7234-001001-HORMIGON140KG/CM2</text:p>
          </table:table-cell>
        </table:table-row>
        <table:table-row table:style-name="ro6">
          <table:table-cell office:value-type="float" office:value="1959" calcext:value-type="float">
            <text:p>1959</text:p>
          </table:table-cell>
          <table:table-cell office:value-type="string" calcext:value-type="string">
            <text:p><text:s/>100,326.01</text:p>
          </table:table-cell>
          <table:table-cell office:value-type="float" office:value="1560" calcext:value-type="float">
            <text:p><text:s/>1,5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5903" calcext:value-type="float">
            <text:p>265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584-001001-TRABAJOS DE TOPOGRAFIA-REPLANT</text:p>
          </table:table-cell>
        </table:table-row>
        <table:table-row table:style-name="ro6">
          <table:table-cell office:value-type="float" office:value="1960" calcext:value-type="float">
            <text:p>1960</text:p>
          </table:table-cell>
          <table:table-cell office:value-type="string" calcext:value-type="string">
            <text:p><text:s/>101,314.22</text:p>
          </table:table-cell>
          <table:table-cell office:value-type="float" office:value="988.21" calcext:value-type="float">
            <text:p><text:s/>988.2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003" calcext:value-type="float">
            <text:p>266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583-001001-CORTE DE PAVIMENTO/ACERO- ROTU</text:p>
          </table:table-cell>
        </table:table-row>
        <table:table-row table:style-name="ro6">
          <table:table-cell office:value-type="float" office:value="1961" calcext:value-type="float">
            <text:p>1961</text:p>
          </table:table-cell>
          <table:table-cell office:value-type="string" calcext:value-type="string">
            <text:p><text:s/>101,654.22</text:p>
          </table:table-cell>
          <table:table-cell office:value-type="float" office:value="340" calcext:value-type="float">
            <text:p><text:s/>34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203" calcext:value-type="float">
            <text:p>266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436-001171-SERVICIO DE TRANSPORTE</text:p>
          </table:table-cell>
        </table:table-row>
        <table:table-row table:style-name="ro6">
          <table:table-cell office:value-type="float" office:value="1962" calcext:value-type="float">
            <text:p>1962</text:p>
          </table:table-cell>
          <table:table-cell office:value-type="string" calcext:value-type="string">
            <text:p><text:s/>111,466.79</text:p>
          </table:table-cell>
          <table:table-cell office:value-type="float" office:value="9812.57" calcext:value-type="float">
            <text:p><text:s/>9,812.5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2" calcext:value-type="float">
            <text:p>16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8503" calcext:value-type="float">
            <text:p>268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1899-022901-PIEDRA ARRECIFE ARENA 50X10X2</text:p>
          </table:table-cell>
        </table:table-row>
        <table:table-row table:style-name="ro6">
          <table:table-cell office:value-type="float" office:value="1963" calcext:value-type="float">
            <text:p>1963</text:p>
          </table:table-cell>
          <table:table-cell office:value-type="string" calcext:value-type="string">
            <text:p><text:s/>111,310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6" calcext:value-type="float">
            <text:p><text:s/>156.0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5503" calcext:value-type="float">
            <text:p>265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C 000001026-001003-DEVOLUCION 26 PALLETS DE MADER</text:p>
          </table:table-cell>
        </table:table-row>
        <table:table-row table:style-name="ro6">
          <table:table-cell office:value-type="float" office:value="1964" calcext:value-type="float">
            <text:p>1964</text:p>
          </table:table-cell>
          <table:table-cell office:value-type="string" calcext:value-type="string">
            <text:p><text:s/>112,540.79</text:p>
          </table:table-cell>
          <table:table-cell office:value-type="float" office:value="1230" calcext:value-type="float">
            <text:p><text:s/>1,23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303" calcext:value-type="float">
            <text:p>266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18328-001001-ALQUILER 20 CUERPOS DE ANDAMIO</text:p>
          </table:table-cell>
        </table:table-row>
        <table:table-row table:style-name="ro6">
          <table:table-cell office:value-type="float" office:value="1965" calcext:value-type="float">
            <text:p>1965</text:p>
          </table:table-cell>
          <table:table-cell office:value-type="string" calcext:value-type="string">
            <text:p><text:s/>113,365.79</text:p>
          </table:table-cell>
          <table:table-cell office:value-type="float" office:value="825" calcext:value-type="float">
            <text:p><text:s/>82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8203" calcext:value-type="float">
            <text:p>258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18319-001001-ALQUILER COMPACTADORA TIPO BAI</text:p>
          </table:table-cell>
        </table:table-row>
        <table:table-row table:style-name="ro6">
          <table:table-cell office:value-type="float" office:value="1966" calcext:value-type="float">
            <text:p>1966</text:p>
          </table:table-cell>
          <table:table-cell office:value-type="string" calcext:value-type="string">
            <text:p><text:s/>115,719.77</text:p>
          </table:table-cell>
          <table:table-cell office:value-type="float" office:value="2353.98" calcext:value-type="float">
            <text:p><text:s/>2,353.9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403" calcext:value-type="float">
            <text:p>266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831-001001-REPOSICION DE ACERA (LOZA DE C</text:p>
          </table:table-cell>
        </table:table-row>
        <table:table-row table:style-name="ro6">
          <table:table-cell office:value-type="float" office:value="1967" calcext:value-type="float">
            <text:p>1967</text:p>
          </table:table-cell>
          <table:table-cell office:value-type="string" calcext:value-type="string">
            <text:p><text:s/>128,283.14</text:p>
          </table:table-cell>
          <table:table-cell office:value-type="float" office:value="12563.37" calcext:value-type="float">
            <text:p><text:s/>12,563.3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503" calcext:value-type="float">
            <text:p>266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833-001001-CANALIZACION DE MONODUCTOS, RE</text:p>
          </table:table-cell>
        </table:table-row>
        <table:table-row table:style-name="ro6">
          <table:table-cell office:value-type="float" office:value="1968" calcext:value-type="float">
            <text:p>1968</text:p>
          </table:table-cell>
          <table:table-cell office:value-type="string" calcext:value-type="string">
            <text:p><text:s/>135,045.14</text:p>
          </table:table-cell>
          <table:table-cell office:value-type="float" office:value="6762" calcext:value-type="float">
            <text:p><text:s/>6,76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603" calcext:value-type="float">
            <text:p>266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701-001001-SERVICIO DE TRANSPORTE DE DESA</text:p>
          </table:table-cell>
        </table:table-row>
        <table:table-row table:style-name="ro6">
          <table:table-cell office:value-type="float" office:value="1969" calcext:value-type="float">
            <text:p>1969</text:p>
          </table:table-cell>
          <table:table-cell office:value-type="string" calcext:value-type="string">
            <text:p><text:s/>136,905.14</text:p>
          </table:table-cell>
          <table:table-cell office:value-type="float" office:value="1860" calcext:value-type="float">
            <text:p><text:s/>1,8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703" calcext:value-type="float">
            <text:p>2667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98-001001-DOS MANTENIMIENTOS DE 2 MINICA</text:p>
          </table:table-cell>
        </table:table-row>
        <table:table-row table:style-name="ro6">
          <table:table-cell office:value-type="float" office:value="1970" calcext:value-type="float">
            <text:p>1970</text:p>
          </table:table-cell>
          <table:table-cell office:value-type="string" calcext:value-type="string">
            <text:p><text:s/>140,337.14</text:p>
          </table:table-cell>
          <table:table-cell office:value-type="float" office:value="3432" calcext:value-type="float">
            <text:p><text:s/>3,43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803" calcext:value-type="float">
            <text:p>2668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99-001001-SERVICIO ALQUILER DE RETROEXCA</text:p>
          </table:table-cell>
        </table:table-row>
        <table:table-row table:style-name="ro6">
          <table:table-cell office:value-type="float" office:value="1971" calcext:value-type="float">
            <text:p>1971</text:p>
          </table:table-cell>
          <table:table-cell office:value-type="string" calcext:value-type="string">
            <text:p><text:s/>140,659.64</text:p>
          </table:table-cell>
          <table:table-cell office:value-type="float" office:value="322.5" calcext:value-type="float">
            <text:p><text:s/>322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903" calcext:value-type="float">
            <text:p>266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706-001001-GENERADOR YAMAHA- CORTADORA DE</text:p>
          </table:table-cell>
        </table:table-row>
        <table:table-row table:style-name="ro6">
          <table:table-cell office:value-type="float" office:value="1972" calcext:value-type="float">
            <text:p>1972</text:p>
          </table:table-cell>
          <table:table-cell office:value-type="string" calcext:value-type="string">
            <text:p><text:s/>141,289.64</text:p>
          </table:table-cell>
          <table:table-cell office:value-type="float" office:value="630" calcext:value-type="float">
            <text:p><text:s/>63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7003" calcext:value-type="float">
            <text:p>267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705-001001-MANTENIMIENTO CORRECTIVO Y PRE</text:p>
          </table:table-cell>
        </table:table-row>
        <table:table-row table:style-name="ro6">
          <table:table-cell office:value-type="float" office:value="1973" calcext:value-type="float">
            <text:p>1973</text:p>
          </table:table-cell>
          <table:table-cell office:value-type="string" calcext:value-type="string">
            <text:p><text:s/>141,350.64</text:p>
          </table:table-cell>
          <table:table-cell office:value-type="float" office:value="61" calcext:value-type="float">
            <text:p><text:s/>61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7103" calcext:value-type="float">
            <text:p>267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704-001001-MANTENIMIENTO DE CORRECCION Y </text:p>
          </table:table-cell>
        </table:table-row>
        <table:table-row table:style-name="ro6">
          <table:table-cell office:value-type="float" office:value="1974" calcext:value-type="float">
            <text:p>1974</text:p>
          </table:table-cell>
          <table:table-cell office:value-type="string" calcext:value-type="string">
            <text:p><text:s/>153,886.72</text:p>
          </table:table-cell>
          <table:table-cell office:value-type="float" office:value="12536.08" calcext:value-type="float">
            <text:p><text:s/>12,536.0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6703" calcext:value-type="float">
            <text:p>2567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828-001001-CANALIZACION, REPOSICION DE AC</text:p>
          </table:table-cell>
        </table:table-row>
        <table:table-row table:style-name="ro6">
          <table:table-cell office:value-type="float" office:value="1975" calcext:value-type="float">
            <text:p>1975</text:p>
          </table:table-cell>
          <table:table-cell office:value-type="string" calcext:value-type="string">
            <text:p><text:s/>153,886.73</text:p>
          </table:table-cell>
          <table:table-cell office:value-type="float" office:value="0.01" calcext:value-type="float">
            <text:p><text:s/>0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7703" calcext:value-type="float">
            <text:p>2677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JC 000002105-000000-ALCANCE A FACTURA 2105</text:p>
          </table:table-cell>
        </table:table-row>
        <table:table-row table:style-name="ro6">
          <table:table-cell office:value-type="float" office:value="1976" calcext:value-type="float">
            <text:p>1976</text:p>
          </table:table-cell>
          <table:table-cell office:value-type="string" calcext:value-type="string">
            <text:p><text:s/>154,482.57</text:p>
          </table:table-cell>
          <table:table-cell office:value-type="float" office:value="595.84" calcext:value-type="float">
            <text:p><text:s/>595.8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9603" calcext:value-type="float">
            <text:p>259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7166-001001-HORMIGON 140KG/CM2 STANDARD</text:p>
          </table:table-cell>
        </table:table-row>
        <table:table-row table:style-name="ro6">
          <table:table-cell office:value-type="float" office:value="1977" calcext:value-type="float">
            <text:p>1977</text:p>
          </table:table-cell>
          <table:table-cell office:value-type="string" calcext:value-type="string">
            <text:p><text:s/>155,674.25</text:p>
          </table:table-cell>
          <table:table-cell office:value-type="float" office:value="1191.68" calcext:value-type="float">
            <text:p><text:s/>1,191.6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9703" calcext:value-type="float">
            <text:p>2597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7148-001001-HORMIGON140 KG/CM2 STANDARD-28</text:p>
          </table:table-cell>
        </table:table-row>
        <table:table-row table:style-name="ro6">
          <table:table-cell office:value-type="float" office:value="1978" calcext:value-type="float">
            <text:p>1978</text:p>
          </table:table-cell>
          <table:table-cell office:value-type="string" calcext:value-type="string">
            <text:p><text:s/>155,675.84</text:p>
          </table:table-cell>
          <table:table-cell office:value-type="float" office:value="1.59" calcext:value-type="float">
            <text:p><text:s/>1.5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603" calcext:value-type="float">
            <text:p>257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250-002002-CODO ROSCABLE HH 1/2 X90</text:p>
          </table:table-cell>
        </table:table-row>
        <table:table-row table:style-name="ro6">
          <table:table-cell office:value-type="float" office:value="1979" calcext:value-type="float">
            <text:p>1979</text:p>
          </table:table-cell>
          <table:table-cell office:value-type="string" calcext:value-type="string">
            <text:p><text:s/>156,867.52</text:p>
          </table:table-cell>
          <table:table-cell office:value-type="float" office:value="1191.68" calcext:value-type="float">
            <text:p><text:s/>1,191.6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9803" calcext:value-type="float">
            <text:p>2598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7183-001001-HORMIGON 140KG/CM2 STANDARD</text:p>
          </table:table-cell>
        </table:table-row>
        <table:table-row table:style-name="ro6">
          <table:table-cell office:value-type="float" office:value="1980" calcext:value-type="float">
            <text:p>1980</text:p>
          </table:table-cell>
          <table:table-cell office:value-type="string" calcext:value-type="string">
            <text:p><text:s/>160,453.99</text:p>
          </table:table-cell>
          <table:table-cell office:value-type="float" office:value="3586.47" calcext:value-type="float">
            <text:p><text:s/>3,586.4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3403" calcext:value-type="float">
            <text:p>263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1858-022901-SELLADOR UNISEAL-ECONOSEAL MAT</text:p>
          </table:table-cell>
        </table:table-row>
        <table:table-row table:style-name="ro6">
          <table:table-cell office:value-type="float" office:value="1981" calcext:value-type="float">
            <text:p>1981</text:p>
          </table:table-cell>
          <table:table-cell office:value-type="string" calcext:value-type="string">
            <text:p><text:s/>161,938.99</text:p>
          </table:table-cell>
          <table:table-cell office:value-type="float" office:value="1485" calcext:value-type="float">
            <text:p><text:s/>1,48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3503" calcext:value-type="float">
            <text:p>263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1207-001001-55 METROS ADOQUIN</text:p>
          </table:table-cell>
        </table:table-row>
        <table:table-row table:style-name="ro6">
          <table:table-cell office:value-type="float" office:value="1982" calcext:value-type="float">
            <text:p>1982</text:p>
          </table:table-cell>
          <table:table-cell office:value-type="string" calcext:value-type="string">
            <text:p><text:s/>162,187.07</text:p>
          </table:table-cell>
          <table:table-cell office:value-type="float" office:value="248.08" calcext:value-type="float">
            <text:p><text:s/>248.0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5603" calcext:value-type="float">
            <text:p>265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9652-001002-HOSPEDAJE HOTEL CASTELL INSTRU</text:p>
          </table:table-cell>
        </table:table-row>
        <table:table-row table:style-name="ro6">
          <table:table-cell office:value-type="float" office:value="1983" calcext:value-type="float">
            <text:p>1983</text:p>
          </table:table-cell>
          <table:table-cell office:value-type="string" calcext:value-type="string">
            <text:p><text:s/>162,887.07</text:p>
          </table:table-cell>
          <table:table-cell office:value-type="float" office:value="700" calcext:value-type="float">
            <text:p><text:s/>7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4603" calcext:value-type="float">
            <text:p>264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846-001001-SACO DE PIEDRA GRANITO LAVABLE</text:p>
          </table:table-cell>
        </table:table-row>
        <table:table-row table:style-name="ro6">
          <table:table-cell office:value-type="float" office:value="1984" calcext:value-type="float">
            <text:p>1984</text:p>
          </table:table-cell>
          <table:table-cell office:value-type="string" calcext:value-type="string">
            <text:p><text:s/>163,379.07</text:p>
          </table:table-cell>
          <table:table-cell office:value-type="float" office:value="492" calcext:value-type="float">
            <text:p><text:s/>49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4803" calcext:value-type="float">
            <text:p>2648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14171-001003-PALLETS DE MADERA PINO</text:p>
          </table:table-cell>
        </table:table-row>
        <table:table-row table:style-name="ro6">
          <table:table-cell office:value-type="float" office:value="1985" calcext:value-type="float">
            <text:p>1985</text:p>
          </table:table-cell>
          <table:table-cell office:value-type="string" calcext:value-type="string">
            <text:p><text:s/>164,379.07</text:p>
          </table:table-cell>
          <table:table-cell office:value-type="float" office:value="1000" calcext:value-type="float">
            <text:p><text:s/>1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5103" calcext:value-type="float">
            <text:p>265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114-001101-CISCO PARA PRYECTO UG</text:p>
          </table:table-cell>
        </table:table-row>
        <table:table-row table:style-name="ro6">
          <table:table-cell office:value-type="float" office:value="1986" calcext:value-type="float">
            <text:p>1986</text:p>
          </table:table-cell>
          <table:table-cell office:value-type="string" calcext:value-type="string">
            <text:p><text:s/>165,627.07</text:p>
          </table:table-cell>
          <table:table-cell office:value-type="float" office:value="1248" calcext:value-type="float">
            <text:p><text:s/>1,24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5203" calcext:value-type="float">
            <text:p>265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115-001101-ARENA PROYECTO UG</text:p>
          </table:table-cell>
        </table:table-row>
        <table:table-row table:style-name="ro6">
          <table:table-cell office:value-type="float" office:value="1987" calcext:value-type="float">
            <text:p>1987</text:p>
          </table:table-cell>
          <table:table-cell office:value-type="string" calcext:value-type="string">
            <text:p><text:s/>165,817.07</text:p>
          </table:table-cell>
          <table:table-cell office:value-type="float" office:value="190" calcext:value-type="float">
            <text:p><text:s/>19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5403" calcext:value-type="float">
            <text:p>265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055-001001-LUBE (2)</text:p>
          </table:table-cell>
        </table:table-row>
        <table:table-row table:style-name="ro6">
          <table:table-cell office:value-type="float" office:value="1988" calcext:value-type="float">
            <text:p>1988</text:p>
          </table:table-cell>
          <table:table-cell office:value-type="string" calcext:value-type="string">
            <text:p><text:s/>174,721.52</text:p>
          </table:table-cell>
          <table:table-cell office:value-type="float" office:value="8904.45" calcext:value-type="float">
            <text:p><text:s/>8,904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9903" calcext:value-type="float">
            <text:p>259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17397-018501-RIVOLA 45X45 PIETRA- HYDRA 60X</text:p>
          </table:table-cell>
        </table:table-row>
        <table:table-row table:style-name="ro6">
          <table:table-cell office:value-type="float" office:value="1989" calcext:value-type="float">
            <text:p>1989</text:p>
          </table:table-cell>
          <table:table-cell office:value-type="string" calcext:value-type="string">
            <text:p><text:s/>176,112.79</text:p>
          </table:table-cell>
          <table:table-cell office:value-type="float" office:value="1391.27" calcext:value-type="float">
            <text:p><text:s/>1,391.2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0003" calcext:value-type="float">
            <text:p>260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30100-003006-ALAMBRE GALVANIZADO- CONECTOR </text:p>
          </table:table-cell>
        </table:table-row>
        <table:table-row table:style-name="ro6">
          <table:table-cell office:value-type="float" office:value="1990" calcext:value-type="float">
            <text:p>1990</text:p>
          </table:table-cell>
          <table:table-cell office:value-type="string" calcext:value-type="string">
            <text:p><text:s/>177,012.79</text:p>
          </table:table-cell>
          <table:table-cell office:value-type="float" office:value="900" calcext:value-type="float">
            <text:p><text:s/>9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0103" calcext:value-type="float">
            <text:p>260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432-001171-SERVICIO DE TRANSPORTE</text:p>
          </table:table-cell>
        </table:table-row>
        <table:table-row table:style-name="ro6">
          <table:table-cell office:value-type="float" office:value="1991" calcext:value-type="float">
            <text:p>1991</text:p>
          </table:table-cell>
          <table:table-cell office:value-type="string" calcext:value-type="string">
            <text:p><text:s/>177,146.28</text:p>
          </table:table-cell>
          <table:table-cell office:value-type="float" office:value="133.49" calcext:value-type="float">
            <text:p><text:s/>133.4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0203" calcext:value-type="float">
            <text:p>260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21389-003001-ARCHIVADOR UNICO OFICIO- RESMA</text:p>
          </table:table-cell>
        </table:table-row>
        <table:table-row table:style-name="ro6">
          <table:table-cell office:value-type="float" office:value="1992" calcext:value-type="float">
            <text:p>1992</text:p>
          </table:table-cell>
          <table:table-cell office:value-type="string" calcext:value-type="string">
            <text:p><text:s/>177,482.28</text:p>
          </table:table-cell>
          <table:table-cell office:value-type="float" office:value="336" calcext:value-type="float">
            <text:p><text:s/>33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3203" calcext:value-type="float">
            <text:p>263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093-001002-TRANSPORTE DESALOJO</text:p>
          </table:table-cell>
        </table:table-row>
        <table:table-row table:style-name="ro6">
          <table:table-cell office:value-type="float" office:value="1993" calcext:value-type="float">
            <text:p>1993</text:p>
          </table:table-cell>
          <table:table-cell office:value-type="string" calcext:value-type="string">
            <text:p><text:s/>178,260.51</text:p>
          </table:table-cell>
          <table:table-cell office:value-type="float" office:value="778.23" calcext:value-type="float">
            <text:p><text:s/>778.2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3003" calcext:value-type="float">
            <text:p>263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2105-001001-INSTALACION PUNTOS DE ENRGIA G</text:p>
          </table:table-cell>
        </table:table-row>
        <table:table-row table:style-name="ro6">
          <table:table-cell office:value-type="float" office:value="1994" calcext:value-type="float">
            <text:p>1994</text:p>
          </table:table-cell>
          <table:table-cell office:value-type="string" calcext:value-type="string">
            <text:p><text:s/>178,380.51</text:p>
          </table:table-cell>
          <table:table-cell office:value-type="float" office:value="120" calcext:value-type="float">
            <text:p><text:s/>12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3603" calcext:value-type="float">
            <text:p>263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853-001001-PLANCHA PLYWOOD 3MM - PERNO AU</text:p>
          </table:table-cell>
        </table:table-row>
        <table:table-row table:style-name="ro6">
          <table:table-cell office:value-type="float" office:value="1995" calcext:value-type="float">
            <text:p>1995</text:p>
          </table:table-cell>
          <table:table-cell office:value-type="string" calcext:value-type="string">
            <text:p><text:s/>178,730.51</text:p>
          </table:table-cell>
          <table:table-cell office:value-type="float" office:value="350" calcext:value-type="float">
            <text:p><text:s/>35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1403" calcext:value-type="float">
            <text:p>261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1664-001001-7 TANQUEROS DE AGUA PROYECTO U</text:p>
          </table:table-cell>
        </table:table-row>
        <table:table-row table:style-name="ro6">
          <table:table-cell office:value-type="float" office:value="1996" calcext:value-type="float">
            <text:p>1996</text:p>
          </table:table-cell>
          <table:table-cell office:value-type="string" calcext:value-type="string">
            <text:p><text:s/>180,039.89</text:p>
          </table:table-cell>
          <table:table-cell office:value-type="float" office:value="1309.38" calcext:value-type="float">
            <text:p><text:s/>1,309.3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1803" calcext:value-type="float">
            <text:p>2618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9-001001-SERVICIO DE ALQUILER DE CAMINO</text:p>
          </table:table-cell>
        </table:table-row>
        <table:table-row table:style-name="ro6">
          <table:table-cell office:value-type="float" office:value="1997" calcext:value-type="float">
            <text:p>1997</text:p>
          </table:table-cell>
          <table:table-cell office:value-type="string" calcext:value-type="string">
            <text:p><text:s/>191,417.44</text:p>
          </table:table-cell>
          <table:table-cell office:value-type="float" office:value="11377.55" calcext:value-type="float">
            <text:p><text:s/>11,377.5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2803" calcext:value-type="float">
            <text:p>2628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830-001001-CORTES PAVIMENTO EN ACERAS, CA</text:p>
          </table:table-cell>
        </table:table-row>
        <table:table-row table:style-name="ro6">
          <table:table-cell office:value-type="float" office:value="1998" calcext:value-type="float">
            <text:p>1998</text:p>
          </table:table-cell>
          <table:table-cell office:value-type="string" calcext:value-type="string">
            <text:p><text:s/>194,357.44</text:p>
          </table:table-cell>
          <table:table-cell office:value-type="float" office:value="2940" calcext:value-type="float">
            <text:p><text:s/>2,94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2103" calcext:value-type="float">
            <text:p>262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92-001001-SERVICIO ALQUILER RETROEXCAVAD</text:p>
          </table:table-cell>
        </table:table-row>
        <table:table-row table:style-name="ro6">
          <table:table-cell office:value-type="float" office:value="1999" calcext:value-type="float">
            <text:p>1999</text:p>
          </table:table-cell>
          <table:table-cell office:value-type="string" calcext:value-type="string">
            <text:p><text:s/>200,447.44</text:p>
          </table:table-cell>
          <table:table-cell office:value-type="float" office:value="6090" calcext:value-type="float">
            <text:p><text:s/>6,09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2203" calcext:value-type="float">
            <text:p>262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93-001001-SERVICIO TRANSPORTE DESALOJO D</text:p>
          </table:table-cell>
        </table:table-row>
        <table:table-row table:style-name="ro6"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204,215.44</text:p>
          </table:table-cell>
          <table:table-cell office:value-type="float" office:value="3768" calcext:value-type="float">
            <text:p><text:s/>3,76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6403" calcext:value-type="float">
            <text:p>256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0-001001-SERVICIO ALQUILER DE RETROEXCA</text:p>
          </table:table-cell>
        </table:table-row>
        <table:table-row table:style-name="ro6">
          <table:table-cell office:value-type="float" office:value="2001" calcext:value-type="float">
            <text:p>2001</text:p>
          </table:table-cell>
          <table:table-cell office:value-type="string" calcext:value-type="string">
            <text:p><text:s/>208,247.44</text:p>
          </table:table-cell>
          <table:table-cell office:value-type="float" office:value="4032" calcext:value-type="float">
            <text:p><text:s/>4,03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503" calcext:value-type="float">
            <text:p>255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79-001001-SERVICIO TRANSPORTE DESALOJO D</text:p>
          </table:table-cell>
        </table:table-row>
        <table:table-row table:style-name="ro6">
          <table:table-cell office:value-type="float" office:value="2002" calcext:value-type="float">
            <text:p>2002</text:p>
          </table:table-cell>
          <table:table-cell office:value-type="string" calcext:value-type="string">
            <text:p><text:s/>208,743.38</text:p>
          </table:table-cell>
          <table:table-cell office:value-type="float" office:value="495.94" calcext:value-type="float">
            <text:p><text:s/>495.9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203" calcext:value-type="float">
            <text:p>255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14433-001003-VARILLA CORRUGADA 12MM X 12 MT</text:p>
          </table:table-cell>
        </table:table-row>
        <table:table-row table:style-name="ro6">
          <table:table-cell office:value-type="float" office:value="2003" calcext:value-type="float">
            <text:p>2003</text:p>
          </table:table-cell>
          <table:table-cell office:value-type="string" calcext:value-type="string">
            <text:p><text:s/>209,127.88</text:p>
          </table:table-cell>
          <table:table-cell office:value-type="float" office:value="384.5" calcext:value-type="float">
            <text:p><text:s/>384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303" calcext:value-type="float">
            <text:p>255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350-001100-MALLA TEJIDA IDEAL ALAMBREC</text:p>
          </table:table-cell>
        </table:table-row>
        <table:table-row table:style-name="ro6">
          <table:table-cell office:value-type="float" office:value="2004" calcext:value-type="float">
            <text:p>2004</text:p>
          </table:table-cell>
          <table:table-cell office:value-type="string" calcext:value-type="string">
            <text:p><text:s/>213,990.88</text:p>
          </table:table-cell>
          <table:table-cell office:value-type="float" office:value="4863" calcext:value-type="float">
            <text:p><text:s/>4,863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403" calcext:value-type="float">
            <text:p>255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14126-001003-BLOQUE VICTORIA 9X20X40 - BLOQ</text:p>
          </table:table-cell>
        </table:table-row>
        <table:table-row table:style-name="ro6">
          <table:table-cell office:value-type="float" office:value="2005" calcext:value-type="float">
            <text:p>2005</text:p>
          </table:table-cell>
          <table:table-cell office:value-type="string" calcext:value-type="string">
            <text:p><text:s/>216,374.24</text:p>
          </table:table-cell>
          <table:table-cell office:value-type="float" office:value="2383.36" calcext:value-type="float">
            <text:p><text:s/>2,383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8503" calcext:value-type="float">
            <text:p>258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6980-001001-HORMIGON140KG/CM2 STANDARD-28</text:p>
          </table:table-cell>
        </table:table-row>
        <table:table-row table:style-name="ro6">
          <table:table-cell office:value-type="float" office:value="2006" calcext:value-type="float">
            <text:p>2006</text:p>
          </table:table-cell>
          <table:table-cell office:value-type="string" calcext:value-type="string">
            <text:p><text:s/>216,970.08</text:p>
          </table:table-cell>
          <table:table-cell office:value-type="float" office:value="595.84" calcext:value-type="float">
            <text:p><text:s/>595.8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8603" calcext:value-type="float">
            <text:p>258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7047-001001-HORMIGON140KG/CM2 STANDARD-28</text:p>
          </table:table-cell>
        </table:table-row>
        <table:table-row table:style-name="ro6">
          <table:table-cell office:value-type="float" office:value="2007" calcext:value-type="float">
            <text:p>2007</text:p>
          </table:table-cell>
          <table:table-cell office:value-type="string" calcext:value-type="string">
            <text:p><text:s/>217,565.92</text:p>
          </table:table-cell>
          <table:table-cell office:value-type="float" office:value="595.84" calcext:value-type="float">
            <text:p><text:s/>595.8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8703" calcext:value-type="float">
            <text:p>2587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7071-001001-HORMIGON140KG/CM2 STANDARD-28</text:p>
          </table:table-cell>
        </table:table-row>
        <table:table-row table:style-name="ro6">
          <table:table-cell office:value-type="float" office:value="2008" calcext:value-type="float">
            <text:p>2008</text:p>
          </table:table-cell>
          <table:table-cell office:value-type="string" calcext:value-type="string">
            <text:p><text:s/>219,956.42</text:p>
          </table:table-cell>
          <table:table-cell office:value-type="float" office:value="2390.5" calcext:value-type="float">
            <text:p><text:s/>2,390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8903" calcext:value-type="float">
            <text:p>258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7165-001001-HORMIGON140KG/CM2 STANDARD</text:p>
          </table:table-cell>
        </table:table-row>
        <table:table-row table:style-name="ro6">
          <table:table-cell office:value-type="float" office:value="2009" calcext:value-type="float">
            <text:p>2009</text:p>
          </table:table-cell>
          <table:table-cell office:value-type="string" calcext:value-type="string">
            <text:p><text:s/>221,873.46</text:p>
          </table:table-cell>
          <table:table-cell office:value-type="float" office:value="1917.04" calcext:value-type="float">
            <text:p><text:s/>1,917.0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9003" calcext:value-type="float">
            <text:p>259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7134-001001-HORMIGON210KG/CM2 ESPECIAL-7 1</text:p>
          </table:table-cell>
        </table:table-row>
        <table:table-row table:style-name="ro6">
          <table:table-cell office:value-type="float" office:value="2010" calcext:value-type="float">
            <text:p>2010</text:p>
          </table:table-cell>
          <table:table-cell office:value-type="string" calcext:value-type="string">
            <text:p><text:s/>225,460.18</text:p>
          </table:table-cell>
          <table:table-cell office:value-type="float" office:value="3586.72" calcext:value-type="float">
            <text:p><text:s/>3,586.7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9103" calcext:value-type="float">
            <text:p>259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7133-001001-HORMIGON210KG/CM2 ESPECIAL-7 1</text:p>
          </table:table-cell>
        </table:table-row>
        <table:table-row table:style-name="ro6">
          <table:table-cell office:value-type="float" office:value="2011" calcext:value-type="float">
            <text:p>2011</text:p>
          </table:table-cell>
          <table:table-cell office:value-type="string" calcext:value-type="string">
            <text:p><text:s/>225,855.18</text:p>
          </table:table-cell>
          <table:table-cell office:value-type="float" office:value="395" calcext:value-type="float">
            <text:p><text:s/>39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7203" calcext:value-type="float">
            <text:p>267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702-001001-MANTENIMIENTO CONCRETERA COLOR</text:p>
          </table:table-cell>
        </table:table-row>
        <table:table-row table:style-name="ro6">
          <table:table-cell office:value-type="float" office:value="2012" calcext:value-type="float">
            <text:p>2012</text:p>
          </table:table-cell>
          <table:table-cell office:value-type="string" calcext:value-type="string">
            <text:p><text:s/>228,064.98</text:p>
          </table:table-cell>
          <table:table-cell office:value-type="float" office:value="2209.8" calcext:value-type="float">
            <text:p><text:s/>2,209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7303" calcext:value-type="float">
            <text:p>267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4915-001004-SUPREMO SATIN BLANCO- BASE SUP</text:p>
          </table:table-cell>
        </table:table-row>
        <table:table-row table:style-name="ro6">
          <table:table-cell office:value-type="float" office:value="2013" calcext:value-type="float">
            <text:p>2013</text:p>
          </table:table-cell>
          <table:table-cell office:value-type="string" calcext:value-type="string">
            <text:p><text:s/>228,269.38</text:p>
          </table:table-cell>
          <table:table-cell office:value-type="float" office:value="204.4" calcext:value-type="float">
            <text:p><text:s/>204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7403" calcext:value-type="float">
            <text:p>267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366-001100-CODO DESAGUE 45- CODO DESAGUE </text:p>
          </table:table-cell>
        </table:table-row>
        <table:table-row table:style-name="ro6">
          <table:table-cell office:value-type="float" office:value="2014" calcext:value-type="float">
            <text:p>2014</text:p>
          </table:table-cell>
          <table:table-cell office:value-type="string" calcext:value-type="string">
            <text:p><text:s/>228,830.88</text:p>
          </table:table-cell>
          <table:table-cell office:value-type="float" office:value="561.5" calcext:value-type="float">
            <text:p><text:s/>561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7503" calcext:value-type="float">
            <text:p>267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365-001100-TUBO EMT 3/4 - TUBO EMT 1"</text:p>
          </table:table-cell>
        </table:table-row>
        <table:table-row table:style-name="ro6">
          <table:table-cell office:value-type="float" office:value="2015" calcext:value-type="float">
            <text:p>2015</text:p>
          </table:table-cell>
          <table:table-cell office:value-type="string" calcext:value-type="string">
            <text:p><text:s/>228,950.88</text:p>
          </table:table-cell>
          <table:table-cell office:value-type="float" office:value="120" calcext:value-type="float">
            <text:p><text:s/>12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5803" calcext:value-type="float">
            <text:p>2658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703-001001-MANTENIMIENTO DE LAS PALANCAS </text:p>
          </table:table-cell>
        </table:table-row>
        <table:table-row table:style-name="ro6">
          <table:table-cell office:value-type="float" office:value="2016" calcext:value-type="float">
            <text:p>2016</text:p>
          </table:table-cell>
          <table:table-cell office:value-type="string" calcext:value-type="string">
            <text:p><text:s/>229,315.88</text:p>
          </table:table-cell>
          <table:table-cell office:value-type="float" office:value="365" calcext:value-type="float">
            <text:p><text:s/>36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0303" calcext:value-type="float">
            <text:p>260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3348-001002-CORDEL RAFIA 3H CC CON CENTRO</text:p>
          </table:table-cell>
        </table:table-row>
        <table:table-row table:style-name="ro6">
          <table:table-cell office:value-type="float" office:value="2017" calcext:value-type="float">
            <text:p>2017</text:p>
          </table:table-cell>
          <table:table-cell office:value-type="string" calcext:value-type="string">
            <text:p><text:s/>229,850.70</text:p>
          </table:table-cell>
          <table:table-cell office:value-type="float" office:value="534.82" calcext:value-type="float">
            <text:p><text:s/>534.8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3903" calcext:value-type="float">
            <text:p>263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1881-022901-SYKA PREMIUM 5KG</text:p>
          </table:table-cell>
        </table:table-row>
        <table:table-row table:style-name="ro6">
          <table:table-cell office:value-type="float" office:value="2018" calcext:value-type="float">
            <text:p>2018</text:p>
          </table:table-cell>
          <table:table-cell office:value-type="string" calcext:value-type="string">
            <text:p><text:s/>233,148.10</text:p>
          </table:table-cell>
          <table:table-cell office:value-type="float" office:value="3297.4" calcext:value-type="float">
            <text:p><text:s/>3,297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003" calcext:value-type="float">
            <text:p>257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14608-001003-VARILLA CORRUGADA 10MM X 12 MT</text:p>
          </table:table-cell>
        </table:table-row>
        <table:table-row table:style-name="ro6">
          <table:table-cell office:value-type="float" office:value="2019" calcext:value-type="float">
            <text:p>2019</text:p>
          </table:table-cell>
          <table:table-cell office:value-type="string" calcext:value-type="string">
            <text:p><text:s/>234,162.83</text:p>
          </table:table-cell>
          <table:table-cell office:value-type="float" office:value="1014.73" calcext:value-type="float">
            <text:p><text:s/>1,014.7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103" calcext:value-type="float">
            <text:p>257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235-002002-ALAMBRE GALVANIZADO-ALAMBRE RE</text:p>
          </table:table-cell>
        </table:table-row>
        <table:table-row table:style-name="ro6"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234,269.29</text:p>
          </table:table-cell>
          <table:table-cell office:value-type="float" office:value="106.46" calcext:value-type="float">
            <text:p><text:s/>106.4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60" calcext:value-type="float">
            <text:p>16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8-05" calcext:value-type="date">
            <text:p>05/08/2020</text:p>
          </table:table-cell>
          <table:table-cell office:value-type="string" calcext:value-type="string">
            <text:p>HORMIPISOS - N/C #845: RECLASIFICACIÓN</text:p>
          </table:table-cell>
        </table:table-row>
        <table:table-row table:style-name="ro6">
          <table:table-cell office:value-type="float" office:value="2021" calcext:value-type="float">
            <text:p>2021</text:p>
          </table:table-cell>
          <table:table-cell office:value-type="string" calcext:value-type="string">
            <text:p><text:s/>234,826.89</text:p>
          </table:table-cell>
          <table:table-cell office:value-type="float" office:value="557.6" calcext:value-type="float">
            <text:p><text:s/>557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9305" calcext:value-type="float">
            <text:p>199305</text:p>
          </table:table-cell>
          <table:table-cell office:value-type="date" office:date-value="2020-08-12" calcext:value-type="date">
            <text:p>12/08/2020</text:p>
          </table:table-cell>
          <table:table-cell office:value-type="string" calcext:value-type="string">
            <text:p>DH 20-0</text:p>
          </table:table-cell>
        </table:table-row>
        <table:table-row table:style-name="ro6">
          <table:table-cell office:value-type="float" office:value="2022" calcext:value-type="float">
            <text:p>2022</text:p>
          </table:table-cell>
          <table:table-cell office:value-type="string" calcext:value-type="string">
            <text:p><text:s/>234,873.25</text:p>
          </table:table-cell>
          <table:table-cell office:value-type="float" office:value="46.36" calcext:value-type="float">
            <text:p><text:s/>46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8805" calcext:value-type="float">
            <text:p>198805</text:p>
          </table:table-cell>
          <table:table-cell office:value-type="date" office:date-value="2020-08-12" calcext:value-type="date">
            <text:p>12/08/2020</text:p>
          </table:table-cell>
          <table:table-cell office:value-type="string" calcext:value-type="string">
            <text:p>DH 16-0</text:p>
          </table:table-cell>
        </table:table-row>
        <table:table-row table:style-name="ro6">
          <table:table-cell office:value-type="float" office:value="2023" calcext:value-type="float">
            <text:p>2023</text:p>
          </table:table-cell>
          <table:table-cell office:value-type="string" calcext:value-type="string">
            <text:p><text:s/>234,919.61</text:p>
          </table:table-cell>
          <table:table-cell office:value-type="float" office:value="46.36" calcext:value-type="float">
            <text:p><text:s/>46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8905" calcext:value-type="float">
            <text:p>198905</text:p>
          </table:table-cell>
          <table:table-cell office:value-type="date" office:date-value="2020-08-12" calcext:value-type="date">
            <text:p>12/08/2020</text:p>
          </table:table-cell>
          <table:table-cell office:value-type="string" calcext:value-type="string">
            <text:p>DH 18-0</text:p>
          </table:table-cell>
        </table:table-row>
        <table:table-row table:style-name="ro6">
          <table:table-cell office:value-type="float" office:value="2024" calcext:value-type="float">
            <text:p>2024</text:p>
          </table:table-cell>
          <table:table-cell office:value-type="string" calcext:value-type="string">
            <text:p><text:s/>235,949.98</text:p>
          </table:table-cell>
          <table:table-cell office:value-type="float" office:value="1030.37" calcext:value-type="float">
            <text:p><text:s/>1,030.3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61" calcext:value-type="float">
            <text:p>16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9605" calcext:value-type="float">
            <text:p>199605</text:p>
          </table:table-cell>
          <table:table-cell office:value-type="date" office:date-value="2020-08-17" calcext:value-type="date">
            <text:p>17/08/2020</text:p>
          </table:table-cell>
          <table:table-cell office:value-type="string" calcext:value-type="string">
            <text:p>DH 22-0</text:p>
          </table:table-cell>
        </table:table-row>
        <table:table-row table:style-name="ro6">
          <table:table-cell office:value-type="float" office:value="2025" calcext:value-type="float">
            <text:p>2025</text:p>
          </table:table-cell>
          <table:table-cell office:value-type="string" calcext:value-type="string">
            <text:p><text:s/>236,149.98</text:p>
          </table:table-cell>
          <table:table-cell office:value-type="float" office:value="200" calcext:value-type="float">
            <text:p><text:s/>2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1103" calcext:value-type="float">
            <text:p>271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428-001001-SERVICIO TRANSPORTE VIA DAULE </text:p>
          </table:table-cell>
        </table:table-row>
        <table:table-row table:style-name="ro6">
          <table:table-cell office:value-type="float" office:value="2026" calcext:value-type="float">
            <text:p>2026</text:p>
          </table:table-cell>
          <table:table-cell office:value-type="string" calcext:value-type="string">
            <text:p><text:s/>236,509.98</text:p>
          </table:table-cell>
          <table:table-cell office:value-type="float" office:value="360" calcext:value-type="float">
            <text:p><text:s/>3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1203" calcext:value-type="float">
            <text:p>271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21160-001001-ALQUILER MENSUAL SANITARIO POR</text:p>
          </table:table-cell>
        </table:table-row>
        <table:table-row table:style-name="ro6">
          <table:table-cell office:value-type="float" office:value="2027" calcext:value-type="float">
            <text:p>2027</text:p>
          </table:table-cell>
          <table:table-cell office:value-type="string" calcext:value-type="string">
            <text:p><text:s/>237,909.98</text:p>
          </table:table-cell>
          <table:table-cell office:value-type="float" office:value="1400" calcext:value-type="float">
            <text:p><text:s/>1,4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2503" calcext:value-type="float">
            <text:p>272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4-001001-F#714 SERVICIO DE ALQUILER DE </text:p>
          </table:table-cell>
        </table:table-row>
        <table:table-row table:style-name="ro6">
          <table:table-cell office:value-type="float" office:value="2028" calcext:value-type="float">
            <text:p>2028</text:p>
          </table:table-cell>
          <table:table-cell office:value-type="string" calcext:value-type="string">
            <text:p><text:s/>241,293.98</text:p>
          </table:table-cell>
          <table:table-cell office:value-type="float" office:value="3384" calcext:value-type="float">
            <text:p><text:s/>3,38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2603" calcext:value-type="float">
            <text:p>272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2-001001-F# 712 SERVICIO ALQUILER RETRO</text:p>
          </table:table-cell>
        </table:table-row>
        <table:table-row table:style-name="ro6">
          <table:table-cell office:value-type="float" office:value="2029" calcext:value-type="float">
            <text:p>2029</text:p>
          </table:table-cell>
          <table:table-cell office:value-type="string" calcext:value-type="string">
            <text:p><text:s/>241,377.73</text:p>
          </table:table-cell>
          <table:table-cell office:value-type="float" office:value="83.75" calcext:value-type="float">
            <text:p><text:s/>83.7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0903" calcext:value-type="float">
            <text:p>280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890-001001-F# 890 COMPRA TACO DE EXPANSIO</text:p>
          </table:table-cell>
        </table:table-row>
        <table:table-row table:style-name="ro6">
          <table:table-cell office:value-type="float" office:value="2030" calcext:value-type="float">
            <text:p>2030</text:p>
          </table:table-cell>
          <table:table-cell office:value-type="string" calcext:value-type="string">
            <text:p><text:s/>242,211.30</text:p>
          </table:table-cell>
          <table:table-cell office:value-type="float" office:value="833.57" calcext:value-type="float">
            <text:p><text:s/>833.5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103" calcext:value-type="float">
            <text:p>275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8232-001002-F# 8232 PLYWOOD ECO 122X2.44X1</text:p>
          </table:table-cell>
        </table:table-row>
        <table:table-row table:style-name="ro6">
          <table:table-cell office:value-type="float" office:value="2031" calcext:value-type="float">
            <text:p>2031</text:p>
          </table:table-cell>
          <table:table-cell office:value-type="string" calcext:value-type="string">
            <text:p><text:s/>246,051.30</text:p>
          </table:table-cell>
          <table:table-cell office:value-type="float" office:value="3840" calcext:value-type="float">
            <text:p><text:s/>3,84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1503" calcext:value-type="float">
            <text:p>271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118-001101-SUB BASE</text:p>
          </table:table-cell>
        </table:table-row>
        <table:table-row table:style-name="ro6">
          <table:table-cell office:value-type="float" office:value="2032" calcext:value-type="float">
            <text:p>2032</text:p>
          </table:table-cell>
          <table:table-cell office:value-type="string" calcext:value-type="string">
            <text:p><text:s/>246,961.30</text:p>
          </table:table-cell>
          <table:table-cell office:value-type="float" office:value="910" calcext:value-type="float">
            <text:p><text:s/>91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803" calcext:value-type="float">
            <text:p>275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589-001001-F# 589 TRABAJOS DE TOPOGRAFIA </text:p>
          </table:table-cell>
        </table:table-row>
        <table:table-row table:style-name="ro6">
          <table:table-cell office:value-type="float" office:value="2033" calcext:value-type="float">
            <text:p>2033</text:p>
          </table:table-cell>
          <table:table-cell office:value-type="string" calcext:value-type="string">
            <text:p><text:s/>250,009.30</text:p>
          </table:table-cell>
          <table:table-cell office:value-type="float" office:value="3048" calcext:value-type="float">
            <text:p><text:s/>3,04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7303" calcext:value-type="float">
            <text:p>277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24-001001-F# 724 SERVICIO ALQUILER RETRO</text:p>
          </table:table-cell>
        </table:table-row>
        <table:table-row table:style-name="ro6">
          <table:table-cell office:value-type="float" office:value="2034" calcext:value-type="float">
            <text:p>2034</text:p>
          </table:table-cell>
          <table:table-cell office:value-type="string" calcext:value-type="string">
            <text:p><text:s/>253,457.61</text:p>
          </table:table-cell>
          <table:table-cell office:value-type="float" office:value="3448.31" calcext:value-type="float">
            <text:p><text:s/>3,448.3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7403" calcext:value-type="float">
            <text:p>277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840-001001-F# 840 LEVANTAMIENTO DE ADOQUI</text:p>
          </table:table-cell>
        </table:table-row>
        <table:table-row table:style-name="ro6">
          <table:table-cell office:value-type="float" office:value="2035" calcext:value-type="float">
            <text:p>2035</text:p>
          </table:table-cell>
          <table:table-cell office:value-type="string" calcext:value-type="string">
            <text:p><text:s/>254,524.16</text:p>
          </table:table-cell>
          <table:table-cell office:value-type="float" office:value="1066.55" calcext:value-type="float">
            <text:p><text:s/>1,066.5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7503" calcext:value-type="float">
            <text:p>277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838-001001-F# 838 TRABAJOS DE CONSTRUCCIO</text:p>
          </table:table-cell>
        </table:table-row>
        <table:table-row table:style-name="ro6">
          <table:table-cell office:value-type="float" office:value="2036" calcext:value-type="float">
            <text:p>2036</text:p>
          </table:table-cell>
          <table:table-cell office:value-type="string" calcext:value-type="string">
            <text:p><text:s/>257,067.48</text:p>
          </table:table-cell>
          <table:table-cell office:value-type="float" office:value="2543.32" calcext:value-type="float">
            <text:p><text:s/>2,543.3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7603" calcext:value-type="float">
            <text:p>277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839-001001-F# 839 COLOCACIÓN DE ADOQUIN E</text:p>
          </table:table-cell>
        </table:table-row>
        <table:table-row table:style-name="ro6">
          <table:table-cell office:value-type="float" office:value="2037" calcext:value-type="float">
            <text:p>2037</text:p>
          </table:table-cell>
          <table:table-cell office:value-type="string" calcext:value-type="string">
            <text:p><text:s/>257,937.48</text:p>
          </table:table-cell>
          <table:table-cell office:value-type="float" office:value="870" calcext:value-type="float">
            <text:p><text:s/>87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7903" calcext:value-type="float">
            <text:p>277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006-001001-F# 006 4 PUERTAS DE MADERA DIS</text:p>
          </table:table-cell>
        </table:table-row>
        <table:table-row table:style-name="ro6">
          <table:table-cell office:value-type="float" office:value="2038" calcext:value-type="float">
            <text:p>2038</text:p>
          </table:table-cell>
          <table:table-cell office:value-type="string" calcext:value-type="string">
            <text:p><text:s/>259,583.18</text:p>
          </table:table-cell>
          <table:table-cell office:value-type="float" office:value="1645.7" calcext:value-type="float">
            <text:p><text:s/>1,645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2003" calcext:value-type="float">
            <text:p>272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8137-001002-CEMENTO HOLCIM FUERTE 50 KG</text:p>
          </table:table-cell>
        </table:table-row>
        <table:table-row table:style-name="ro6">
          <table:table-cell office:value-type="float" office:value="2039" calcext:value-type="float">
            <text:p>2039</text:p>
          </table:table-cell>
          <table:table-cell office:value-type="string" calcext:value-type="string">
            <text:p><text:s/>260,408.18</text:p>
          </table:table-cell>
          <table:table-cell office:value-type="float" office:value="825" calcext:value-type="float">
            <text:p><text:s/>82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703" calcext:value-type="float">
            <text:p>269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18331-001001-ALQUILER DE COMPACTADORA TIPO </text:p>
          </table:table-cell>
        </table:table-row>
        <table:table-row table:style-name="ro6">
          <table:table-cell office:value-type="float" office:value="2040" calcext:value-type="float">
            <text:p>2040</text:p>
          </table:table-cell>
          <table:table-cell office:value-type="string" calcext:value-type="string">
            <text:p><text:s/>260,658.18</text:p>
          </table:table-cell>
          <table:table-cell office:value-type="float" office:value="250" calcext:value-type="float">
            <text:p><text:s/>25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803" calcext:value-type="float">
            <text:p>269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2115-001001-SERVICIO TECNICO INSTALACIONES</text:p>
          </table:table-cell>
        </table:table-row>
        <table:table-row table:style-name="ro6">
          <table:table-cell office:value-type="float" office:value="2041" calcext:value-type="float">
            <text:p>2041</text:p>
          </table:table-cell>
          <table:table-cell office:value-type="string" calcext:value-type="string">
            <text:p><text:s/>261,300.57</text:p>
          </table:table-cell>
          <table:table-cell office:value-type="float" office:value="642.39" calcext:value-type="float">
            <text:p><text:s/>642.3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903" calcext:value-type="float">
            <text:p>269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2116-001001-SERVICIO INSTALACIONES ELECTRI</text:p>
          </table:table-cell>
        </table:table-row>
        <table:table-row table:style-name="ro6">
          <table:table-cell office:value-type="float" office:value="2042" calcext:value-type="float">
            <text:p>2042</text:p>
          </table:table-cell>
          <table:table-cell office:value-type="string" calcext:value-type="string">
            <text:p><text:s/>265,630.83</text:p>
          </table:table-cell>
          <table:table-cell office:value-type="float" office:value="4330.26" calcext:value-type="float">
            <text:p><text:s/>4,330.2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003" calcext:value-type="float">
            <text:p>270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24052-001501-ADOQUIN HOLANDES 8 CM GRIS NAT</text:p>
          </table:table-cell>
        </table:table-row>
        <table:table-row table:style-name="ro6">
          <table:table-cell office:value-type="float" office:value="2043" calcext:value-type="float">
            <text:p>2043</text:p>
          </table:table-cell>
          <table:table-cell office:value-type="string" calcext:value-type="string">
            <text:p><text:s/>265,630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72" calcext:value-type="float">
            <text:p><text:s/>0.72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0803" calcext:value-type="float">
            <text:p>280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C 000000153-001002-APLICA F# 8363 NOTA DE CREDITO</text:p>
          </table:table-cell>
        </table:table-row>
        <table:table-row table:style-name="ro6">
          <table:table-cell office:value-type="float" office:value="2044" calcext:value-type="float">
            <text:p>2044</text:p>
          </table:table-cell>
          <table:table-cell office:value-type="string" calcext:value-type="string">
            <text:p><text:s/>255,817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9812.57" calcext:value-type="float">
            <text:p><text:s/>9,812.57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4803" calcext:value-type="float">
            <text:p>274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C 000017950-022901-NC APLICA A FACTURA 1899 POR C</text:p>
          </table:table-cell>
        </table:table-row>
        <table:table-row table:style-name="ro6">
          <table:table-cell office:value-type="float" office:value="2045" calcext:value-type="float">
            <text:p>2045</text:p>
          </table:table-cell>
          <table:table-cell office:value-type="string" calcext:value-type="string">
            <text:p><text:s/>254,823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993.6" calcext:value-type="float">
            <text:p><text:s/>993.6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8603" calcext:value-type="float">
            <text:p>268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C 000000845-001501-ADOQUIN HOLANDES 8 CM COLOR</text:p>
          </table:table-cell>
        </table:table-row>
        <table:table-row table:style-name="ro6">
          <table:table-cell office:value-type="float" office:value="2046" calcext:value-type="float">
            <text:p>2046</text:p>
          </table:table-cell>
          <table:table-cell office:value-type="string" calcext:value-type="string">
            <text:p><text:s/>261,501.94</text:p>
          </table:table-cell>
          <table:table-cell office:value-type="float" office:value="6678" calcext:value-type="float">
            <text:p><text:s/>6,67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2903" calcext:value-type="float">
            <text:p>272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1-001001-F# 711 SERVICIO DE TRANSPORTE </text:p>
          </table:table-cell>
        </table:table-row>
        <table:table-row table:style-name="ro6">
          <table:table-cell office:value-type="float" office:value="2047" calcext:value-type="float">
            <text:p>2047</text:p>
          </table:table-cell>
          <table:table-cell office:value-type="string" calcext:value-type="string">
            <text:p><text:s/>262,701.94</text:p>
          </table:table-cell>
          <table:table-cell office:value-type="float" office:value="1200" calcext:value-type="float">
            <text:p><text:s/>1,2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6803" calcext:value-type="float">
            <text:p>276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18335-001001-F# 18335 ALQUILER 20 CUERPOS D</text:p>
          </table:table-cell>
        </table:table-row>
        <table:table-row table:style-name="ro6">
          <table:table-cell office:value-type="float" office:value="2048" calcext:value-type="float">
            <text:p>2048</text:p>
          </table:table-cell>
          <table:table-cell office:value-type="string" calcext:value-type="string">
            <text:p><text:s/>263,416.94</text:p>
          </table:table-cell>
          <table:table-cell office:value-type="float" office:value="715" calcext:value-type="float">
            <text:p><text:s/>71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6903" calcext:value-type="float">
            <text:p>276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18336-001001-F# 18336 ALQUILER DE COMPACTAD</text:p>
          </table:table-cell>
        </table:table-row>
        <table:table-row table:style-name="ro6">
          <table:table-cell office:value-type="float" office:value="2049" calcext:value-type="float">
            <text:p>2049</text:p>
          </table:table-cell>
          <table:table-cell office:value-type="string" calcext:value-type="string">
            <text:p><text:s/>263,956.94</text:p>
          </table:table-cell>
          <table:table-cell office:value-type="float" office:value="540" calcext:value-type="float">
            <text:p><text:s/>54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7103" calcext:value-type="float">
            <text:p>277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1535-001001-F# 1535 COMPRA 20 METROS ADOQU</text:p>
          </table:table-cell>
        </table:table-row>
        <table:table-row table:style-name="ro6">
          <table:table-cell office:value-type="float" office:value="2050" calcext:value-type="float">
            <text:p>2050</text:p>
          </table:table-cell>
          <table:table-cell office:value-type="string" calcext:value-type="string">
            <text:p><text:s/>265,385.07</text:p>
          </table:table-cell>
          <table:table-cell office:value-type="float" office:value="1428.13" calcext:value-type="float">
            <text:p><text:s/>1,428.1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7203" calcext:value-type="float">
            <text:p>277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25-001001-F# 725 SERVICIO DE ALQUILER DE</text:p>
          </table:table-cell>
        </table:table-row>
        <table:table-row table:style-name="ro6">
          <table:table-cell office:value-type="float" office:value="2051" calcext:value-type="float">
            <text:p>2051</text:p>
          </table:table-cell>
          <table:table-cell office:value-type="string" calcext:value-type="string">
            <text:p><text:s/>268,179.00</text:p>
          </table:table-cell>
          <table:table-cell office:value-type="float" office:value="2793.93" calcext:value-type="float">
            <text:p><text:s/>2,793.9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903" calcext:value-type="float">
            <text:p>275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591-001001-F# 591 CORTE DE PAVIMENTO-ROTU</text:p>
          </table:table-cell>
        </table:table-row>
        <table:table-row table:style-name="ro6">
          <table:table-cell office:value-type="float" office:value="2052" calcext:value-type="float">
            <text:p>2052</text:p>
          </table:table-cell>
          <table:table-cell office:value-type="string" calcext:value-type="string">
            <text:p><text:s/>269,399.14</text:p>
          </table:table-cell>
          <table:table-cell office:value-type="float" office:value="1220.14" calcext:value-type="float">
            <text:p><text:s/>1,220.1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6003" calcext:value-type="float">
            <text:p>276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590-001001-F# 590 TRABAJOS DEL 16 AL 30 D</text:p>
          </table:table-cell>
        </table:table-row>
        <table:table-row table:style-name="ro6">
          <table:table-cell office:value-type="float" office:value="2053" calcext:value-type="float">
            <text:p>2053</text:p>
          </table:table-cell>
          <table:table-cell office:value-type="string" calcext:value-type="string">
            <text:p><text:s/>270,288.49</text:p>
          </table:table-cell>
          <table:table-cell office:value-type="float" office:value="889.35" calcext:value-type="float">
            <text:p><text:s/>889.3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6103" calcext:value-type="float">
            <text:p>276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588-001001-F# 588 RETIRO DE ADOQUINES PEA</text:p>
          </table:table-cell>
        </table:table-row>
        <table:table-row table:style-name="ro6">
          <table:table-cell office:value-type="float" office:value="2054" calcext:value-type="float">
            <text:p>2054</text:p>
          </table:table-cell>
          <table:table-cell office:value-type="string" calcext:value-type="string">
            <text:p><text:s/>270,468.49</text:p>
          </table:table-cell>
          <table:table-cell office:value-type="float" office:value="180" calcext:value-type="float">
            <text:p><text:s/>18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6303" calcext:value-type="float">
            <text:p>276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3112-001001-F# 3112 ALQUILER DE RODILLO DO</text:p>
          </table:table-cell>
        </table:table-row>
        <table:table-row table:style-name="ro6">
          <table:table-cell office:value-type="float" office:value="2055" calcext:value-type="float">
            <text:p>2055</text:p>
          </table:table-cell>
          <table:table-cell office:value-type="string" calcext:value-type="string">
            <text:p><text:s/>270,868.49</text:p>
          </table:table-cell>
          <table:table-cell office:value-type="float" office:value="400" calcext:value-type="float">
            <text:p><text:s/>4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6403" calcext:value-type="float">
            <text:p>276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3111-001001-F# 3111 ALQUILER DE UNA CONCRE</text:p>
          </table:table-cell>
        </table:table-row>
        <table:table-row table:style-name="ro6">
          <table:table-cell office:value-type="float" office:value="2056" calcext:value-type="float">
            <text:p>2056</text:p>
          </table:table-cell>
          <table:table-cell office:value-type="string" calcext:value-type="string">
            <text:p><text:s/>271,268.49</text:p>
          </table:table-cell>
          <table:table-cell office:value-type="float" office:value="400" calcext:value-type="float">
            <text:p><text:s/>4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6503" calcext:value-type="float">
            <text:p>276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3110-001001-F# 3110 ALQUILER DE UNA CONCRE</text:p>
          </table:table-cell>
        </table:table-row>
        <table:table-row table:style-name="ro6">
          <table:table-cell office:value-type="float" office:value="2057" calcext:value-type="float">
            <text:p>2057</text:p>
          </table:table-cell>
          <table:table-cell office:value-type="string" calcext:value-type="string">
            <text:p><text:s/>272,093.49</text:p>
          </table:table-cell>
          <table:table-cell office:value-type="float" office:value="825" calcext:value-type="float">
            <text:p><text:s/>82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6603" calcext:value-type="float">
            <text:p>276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18334-001001-F# 18334 ALQUILER DE COMPACTAD</text:p>
          </table:table-cell>
        </table:table-row>
        <table:table-row table:style-name="ro6">
          <table:table-cell office:value-type="float" office:value="2058" calcext:value-type="float">
            <text:p>2058</text:p>
          </table:table-cell>
          <table:table-cell office:value-type="string" calcext:value-type="string">
            <text:p><text:s/>273,739.19</text:p>
          </table:table-cell>
          <table:table-cell office:value-type="float" office:value="1645.7" calcext:value-type="float">
            <text:p><text:s/>1,645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8103" calcext:value-type="float">
            <text:p>278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8265-001002-F# 8265 COMPRA DE 240 SACOS DE</text:p>
          </table:table-cell>
        </table:table-row>
        <table:table-row table:style-name="ro6">
          <table:table-cell office:value-type="float" office:value="2059" calcext:value-type="float">
            <text:p>2059</text:p>
          </table:table-cell>
          <table:table-cell office:value-type="string" calcext:value-type="string">
            <text:p><text:s/>275,179.19</text:p>
          </table:table-cell>
          <table:table-cell office:value-type="float" office:value="1440" calcext:value-type="float">
            <text:p><text:s/>1,44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8203" calcext:value-type="float">
            <text:p>278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120-001101-F# 120 <text:s/>SUB BASE</text:p>
          </table:table-cell>
        </table:table-row>
        <table:table-row table:style-name="ro6">
          <table:table-cell office:value-type="float" office:value="2060" calcext:value-type="float">
            <text:p>2060</text:p>
          </table:table-cell>
          <table:table-cell office:value-type="string" calcext:value-type="string">
            <text:p><text:s/>276,189.89</text:p>
          </table:table-cell>
          <table:table-cell office:value-type="float" office:value="1010.7" calcext:value-type="float">
            <text:p><text:s/>1,010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8303" calcext:value-type="float">
            <text:p>278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31209-003006-F# 31209 CONECTOR EMT 1/2 IMPO</text:p>
          </table:table-cell>
        </table:table-row>
        <table:table-row table:style-name="ro6">
          <table:table-cell office:value-type="float" office:value="2061" calcext:value-type="float">
            <text:p>2061</text:p>
          </table:table-cell>
          <table:table-cell office:value-type="string" calcext:value-type="string">
            <text:p><text:s/>276,855.97</text:p>
          </table:table-cell>
          <table:table-cell office:value-type="float" office:value="666.08" calcext:value-type="float">
            <text:p><text:s/>666.0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8403" calcext:value-type="float">
            <text:p>278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2118-001001-F# 2118 REFLECTOR LED DE 100W </text:p>
          </table:table-cell>
        </table:table-row>
        <table:table-row table:style-name="ro6">
          <table:table-cell office:value-type="float" office:value="2062" calcext:value-type="float">
            <text:p>2062</text:p>
          </table:table-cell>
          <table:table-cell office:value-type="string" calcext:value-type="string">
            <text:p><text:s/>277,242.97</text:p>
          </table:table-cell>
          <table:table-cell office:value-type="float" office:value="387" calcext:value-type="float">
            <text:p><text:s/>387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8503" calcext:value-type="float">
            <text:p>278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1527-001001-F# 1527 RESINA 15 KILOS - SELL</text:p>
          </table:table-cell>
        </table:table-row>
        <table:table-row table:style-name="ro6">
          <table:table-cell office:value-type="float" office:value="2063" calcext:value-type="float">
            <text:p>2063</text:p>
          </table:table-cell>
          <table:table-cell office:value-type="string" calcext:value-type="string">
            <text:p><text:s/>277,268.77</text:p>
          </table:table-cell>
          <table:table-cell office:value-type="float" office:value="25.8" calcext:value-type="float">
            <text:p><text:s/>25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8603" calcext:value-type="float">
            <text:p>278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8349-001002-F# 8349 PORCELANA CAOBA LATINA</text:p>
          </table:table-cell>
        </table:table-row>
        <table:table-row table:style-name="ro6">
          <table:table-cell office:value-type="float" office:value="2064" calcext:value-type="float">
            <text:p>2064</text:p>
          </table:table-cell>
          <table:table-cell office:value-type="string" calcext:value-type="string">
            <text:p><text:s/>277,348.37</text:p>
          </table:table-cell>
          <table:table-cell office:value-type="float" office:value="79.6" calcext:value-type="float">
            <text:p><text:s/>79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8803" calcext:value-type="float">
            <text:p>278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905-001001-F# 905 COMPRA TAPON HEMBRA DE </text:p>
          </table:table-cell>
        </table:table-row>
        <table:table-row table:style-name="ro6">
          <table:table-cell office:value-type="float" office:value="2065" calcext:value-type="float">
            <text:p>2065</text:p>
          </table:table-cell>
          <table:table-cell office:value-type="string" calcext:value-type="string">
            <text:p><text:s/>279,484.37</text:p>
          </table:table-cell>
          <table:table-cell office:value-type="float" office:value="2136" calcext:value-type="float">
            <text:p><text:s/>2,13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8903" calcext:value-type="float">
            <text:p>278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343-001001-F# 343 CANALES METALICOS TIPO </text:p>
          </table:table-cell>
        </table:table-row>
        <table:table-row table:style-name="ro6">
          <table:table-cell office:value-type="float" office:value="2066" calcext:value-type="float">
            <text:p>2066</text:p>
          </table:table-cell>
          <table:table-cell office:value-type="string" calcext:value-type="string">
            <text:p><text:s/>279,501.37</text:p>
          </table:table-cell>
          <table:table-cell office:value-type="float" office:value="17" calcext:value-type="float">
            <text:p><text:s/>17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9003" calcext:value-type="float">
            <text:p>279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61469-001100-F# 61469 COMPRA CODO DESAGUE 5</text:p>
          </table:table-cell>
        </table:table-row>
        <table:table-row table:style-name="ro6">
          <table:table-cell office:value-type="float" office:value="2067" calcext:value-type="float">
            <text:p>2067</text:p>
          </table:table-cell>
          <table:table-cell office:value-type="string" calcext:value-type="string">
            <text:p><text:s/>279,903.32</text:p>
          </table:table-cell>
          <table:table-cell office:value-type="float" office:value="401.95" calcext:value-type="float">
            <text:p><text:s/>401.9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9203" calcext:value-type="float">
            <text:p>279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61525-001100-F# 61525 COMPRA CUARTON SEMIDU</text:p>
          </table:table-cell>
        </table:table-row>
        <table:table-row table:style-name="ro6">
          <table:table-cell office:value-type="float" office:value="2068" calcext:value-type="float">
            <text:p>2068</text:p>
          </table:table-cell>
          <table:table-cell office:value-type="string" calcext:value-type="string">
            <text:p><text:s/>280,150.76</text:p>
          </table:table-cell>
          <table:table-cell office:value-type="float" office:value="247.44" calcext:value-type="float">
            <text:p><text:s/>247.4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9303" calcext:value-type="float">
            <text:p>279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1941-022901-F# 1941 COMPRA 3 SELLADOR UNIS</text:p>
          </table:table-cell>
        </table:table-row>
        <table:table-row table:style-name="ro6">
          <table:table-cell office:value-type="float" office:value="2069" calcext:value-type="float">
            <text:p>2069</text:p>
          </table:table-cell>
          <table:table-cell office:value-type="string" calcext:value-type="string">
            <text:p><text:s/>280,425.76</text:p>
          </table:table-cell>
          <table:table-cell office:value-type="float" office:value="275" calcext:value-type="float">
            <text:p><text:s/>27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0703" calcext:value-type="float">
            <text:p>280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8363-001002-OC# 1944 F# 8363 COMPRA CEMENT</text:p>
          </table:table-cell>
        </table:table-row>
        <table:table-row table:style-name="ro6">
          <table:table-cell office:value-type="float" office:value="2070" calcext:value-type="float">
            <text:p>2070</text:p>
          </table:table-cell>
          <table:table-cell office:value-type="string" calcext:value-type="string">
            <text:p><text:s/>282,071.46</text:p>
          </table:table-cell>
          <table:table-cell office:value-type="float" office:value="1645.7" calcext:value-type="float">
            <text:p><text:s/>1,645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103" calcext:value-type="float">
            <text:p>270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8070-001002-CEMENTO HOLCIM FUERTE TIPO GU </text:p>
          </table:table-cell>
        </table:table-row>
        <table:table-row table:style-name="ro6">
          <table:table-cell office:value-type="float" office:value="2071" calcext:value-type="float">
            <text:p>2071</text:p>
          </table:table-cell>
          <table:table-cell office:value-type="string" calcext:value-type="string">
            <text:p><text:s/>282,208.03</text:p>
          </table:table-cell>
          <table:table-cell office:value-type="float" office:value="136.57" calcext:value-type="float">
            <text:p><text:s/>136.5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203" calcext:value-type="float">
            <text:p>270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385-001100-MALLA HEXAGONAL 1/2" 1X50M IDE</text:p>
          </table:table-cell>
        </table:table-row>
        <table:table-row table:style-name="ro6">
          <table:table-cell office:value-type="float" office:value="2072" calcext:value-type="float">
            <text:p>2072</text:p>
          </table:table-cell>
          <table:table-cell office:value-type="string" calcext:value-type="string">
            <text:p><text:s/>282,382.63</text:p>
          </table:table-cell>
          <table:table-cell office:value-type="float" office:value="174.6" calcext:value-type="float">
            <text:p><text:s/>174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303" calcext:value-type="float">
            <text:p>270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393-001100-DISCO CORTE METAL 7" X 1/16" 7</text:p>
          </table:table-cell>
        </table:table-row>
        <table:table-row table:style-name="ro6">
          <table:table-cell office:value-type="float" office:value="2073" calcext:value-type="float">
            <text:p>2073</text:p>
          </table:table-cell>
          <table:table-cell office:value-type="string" calcext:value-type="string">
            <text:p><text:s/>284,246.15</text:p>
          </table:table-cell>
          <table:table-cell office:value-type="float" office:value="1863.52" calcext:value-type="float">
            <text:p><text:s/>1,863.5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9703" calcext:value-type="float">
            <text:p>279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61556-001100-F# 61556 COMPRA MAXIEMPASTE EX</text:p>
          </table:table-cell>
        </table:table-row>
        <table:table-row table:style-name="ro6">
          <table:table-cell office:value-type="float" office:value="2074" calcext:value-type="float">
            <text:p>2074</text:p>
          </table:table-cell>
          <table:table-cell office:value-type="string" calcext:value-type="string">
            <text:p><text:s/>285,066.15</text:p>
          </table:table-cell>
          <table:table-cell office:value-type="float" office:value="820" calcext:value-type="float">
            <text:p><text:s/>82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303" calcext:value-type="float">
            <text:p>275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495-001201-F#495 TOMA CURADA Y ROTURA DE </text:p>
          </table:table-cell>
        </table:table-row>
        <table:table-row table:style-name="ro6">
          <table:table-cell office:value-type="float" office:value="2075" calcext:value-type="float">
            <text:p>2075</text:p>
          </table:table-cell>
          <table:table-cell office:value-type="string" calcext:value-type="string">
            <text:p><text:s/>289,602.15</text:p>
          </table:table-cell>
          <table:table-cell office:value-type="float" office:value="4536" calcext:value-type="float">
            <text:p><text:s/>4,53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503" calcext:value-type="float">
            <text:p>275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23-001001-F# 723 SERVICIO TRANSPORTE DES</text:p>
          </table:table-cell>
        </table:table-row>
        <table:table-row table:style-name="ro6">
          <table:table-cell office:value-type="float" office:value="2076" calcext:value-type="float">
            <text:p>2076</text:p>
          </table:table-cell>
          <table:table-cell office:value-type="string" calcext:value-type="string">
            <text:p><text:s/>299,414.72</text:p>
          </table:table-cell>
          <table:table-cell office:value-type="float" office:value="9812.57" calcext:value-type="float">
            <text:p><text:s/>9,812.5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1703" calcext:value-type="float">
            <text:p>271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1928-022901-PIEDRA ARRECIFE ARENA 50X10X2</text:p>
          </table:table-cell>
        </table:table-row>
        <table:table-row table:style-name="ro6">
          <table:table-cell office:value-type="float" office:value="2077" calcext:value-type="float">
            <text:p>2077</text:p>
          </table:table-cell>
          <table:table-cell office:value-type="string" calcext:value-type="string">
            <text:p><text:s/>300,414.72</text:p>
          </table:table-cell>
          <table:table-cell office:value-type="float" office:value="1000" calcext:value-type="float">
            <text:p><text:s/>1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1803" calcext:value-type="float">
            <text:p>271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119-001101-TRANSPORTE DE CISCO</text:p>
          </table:table-cell>
        </table:table-row>
        <table:table-row table:style-name="ro6">
          <table:table-cell office:value-type="float" office:value="2078" calcext:value-type="float">
            <text:p>2078</text:p>
          </table:table-cell>
          <table:table-cell office:value-type="string" calcext:value-type="string">
            <text:p><text:s/>300,986.42</text:p>
          </table:table-cell>
          <table:table-cell office:value-type="float" office:value="571.7" calcext:value-type="float">
            <text:p><text:s/>571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1903" calcext:value-type="float">
            <text:p>271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8130-001002-PLYWOOD ECO 122 - TABLAS SEMID</text:p>
          </table:table-cell>
        </table:table-row>
        <table:table-row table:style-name="ro6">
          <table:table-cell office:value-type="float" office:value="2079" calcext:value-type="float">
            <text:p>2079</text:p>
          </table:table-cell>
          <table:table-cell office:value-type="string" calcext:value-type="string">
            <text:p><text:s/>301,277.67</text:p>
          </table:table-cell>
          <table:table-cell office:value-type="float" office:value="291.25" calcext:value-type="float">
            <text:p><text:s/>291.2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2103" calcext:value-type="float">
            <text:p>272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891-001001-CODAL ALUMINIO 6 MTS (REGLETA)</text:p>
          </table:table-cell>
        </table:table-row>
        <table:table-row table:style-name="ro6">
          <table:table-cell office:value-type="float" office:value="2080" calcext:value-type="float">
            <text:p>2080</text:p>
          </table:table-cell>
          <table:table-cell office:value-type="string" calcext:value-type="string">
            <text:p><text:s/>301,948.52</text:p>
          </table:table-cell>
          <table:table-cell office:value-type="float" office:value="670.85" calcext:value-type="float">
            <text:p><text:s/>670.8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3703" calcext:value-type="float">
            <text:p>273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586-001001-F# 586 PROYECTO EN LA UNIVERSI</text:p>
          </table:table-cell>
        </table:table-row>
        <table:table-row table:style-name="ro6">
          <table:table-cell office:value-type="float" office:value="2081" calcext:value-type="float">
            <text:p>2081</text:p>
          </table:table-cell>
          <table:table-cell office:value-type="string" calcext:value-type="string">
            <text:p><text:s/>302,321.23</text:p>
          </table:table-cell>
          <table:table-cell office:value-type="float" office:value="372.71" calcext:value-type="float">
            <text:p><text:s/>372.7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3803" calcext:value-type="float">
            <text:p>273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587-001001-F# 587 PROYECTO EN LA UNIVERSI</text:p>
          </table:table-cell>
        </table:table-row>
        <table:table-row table:style-name="ro6">
          <table:table-cell office:value-type="float" office:value="2082" calcext:value-type="float">
            <text:p>2082</text:p>
          </table:table-cell>
          <table:table-cell office:value-type="string" calcext:value-type="string">
            <text:p><text:s/>302,971.23</text:p>
          </table:table-cell>
          <table:table-cell office:value-type="float" office:value="650" calcext:value-type="float">
            <text:p><text:s/>65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3903" calcext:value-type="float">
            <text:p>273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835-001001-F# 835 REPARACIONES DE DAÑOS E</text:p>
          </table:table-cell>
        </table:table-row>
        <table:table-row table:style-name="ro6">
          <table:table-cell office:value-type="float" office:value="2083" calcext:value-type="float">
            <text:p>2083</text:p>
          </table:table-cell>
          <table:table-cell office:value-type="string" calcext:value-type="string">
            <text:p><text:s/>303,721.23</text:p>
          </table:table-cell>
          <table:table-cell office:value-type="float" office:value="750" calcext:value-type="float">
            <text:p><text:s/>75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4003" calcext:value-type="float">
            <text:p>274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834-001001-F# 834 SERVICIO DE ALQUILER DE</text:p>
          </table:table-cell>
        </table:table-row>
        <table:table-row table:style-name="ro6">
          <table:table-cell office:value-type="float" office:value="2084" calcext:value-type="float">
            <text:p>2084</text:p>
          </table:table-cell>
          <table:table-cell office:value-type="string" calcext:value-type="string">
            <text:p><text:s/>306,546.26</text:p>
          </table:table-cell>
          <table:table-cell office:value-type="float" office:value="2825.03" calcext:value-type="float">
            <text:p><text:s/>2,825.0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1303" calcext:value-type="float">
            <text:p>271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30913-003006-ALAMBRE SOLIDO AWG #12 BLANCO-</text:p>
          </table:table-cell>
        </table:table-row>
        <table:table-row table:style-name="ro6">
          <table:table-cell office:value-type="float" office:value="2085" calcext:value-type="float">
            <text:p>2085</text:p>
          </table:table-cell>
          <table:table-cell office:value-type="string" calcext:value-type="string">
            <text:p><text:s/>334,116.13</text:p>
          </table:table-cell>
          <table:table-cell office:value-type="float" office:value="27569.87" calcext:value-type="float">
            <text:p><text:s/>27,569.8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2303" calcext:value-type="float">
            <text:p>272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341-001001-ESTRUCTURAS METALICAS: TRABAJO</text:p>
          </table:table-cell>
        </table:table-row>
        <table:table-row table:style-name="ro6">
          <table:table-cell office:value-type="float" office:value="2086" calcext:value-type="float">
            <text:p>2086</text:p>
          </table:table-cell>
          <table:table-cell office:value-type="string" calcext:value-type="string">
            <text:p><text:s/>349,249.22</text:p>
          </table:table-cell>
          <table:table-cell office:value-type="float" office:value="15133.09" calcext:value-type="float">
            <text:p><text:s/>15,133.0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2403" calcext:value-type="float">
            <text:p>272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342-001001-ESTRUCTURAS METALICAS LOS TRAB</text:p>
          </table:table-cell>
        </table:table-row>
        <table:table-row table:style-name="ro6">
          <table:table-cell office:value-type="float" office:value="2087" calcext:value-type="float">
            <text:p>2087</text:p>
          </table:table-cell>
          <table:table-cell office:value-type="string" calcext:value-type="string">
            <text:p><text:s/>352,637.72</text:p>
          </table:table-cell>
          <table:table-cell office:value-type="float" office:value="3388.5" calcext:value-type="float">
            <text:p><text:s/>3,388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8703" calcext:value-type="float">
            <text:p>268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15465-001003-CEMENTO HOLCIM FUERTE TIPO GUS</text:p>
          </table:table-cell>
        </table:table-row>
        <table:table-row table:style-name="ro6">
          <table:table-cell office:value-type="float" office:value="2088" calcext:value-type="float">
            <text:p>2088</text:p>
          </table:table-cell>
          <table:table-cell office:value-type="string" calcext:value-type="string">
            <text:p><text:s/>352,958.52</text:p>
          </table:table-cell>
          <table:table-cell office:value-type="float" office:value="320.8" calcext:value-type="float">
            <text:p><text:s/>320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8803" calcext:value-type="float">
            <text:p>268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372-001100-TUBO PVC DESAGUE 76MM X 3M - C</text:p>
          </table:table-cell>
        </table:table-row>
        <table:table-row table:style-name="ro6">
          <table:table-cell office:value-type="float" office:value="2089" calcext:value-type="float">
            <text:p>2089</text:p>
          </table:table-cell>
          <table:table-cell office:value-type="string" calcext:value-type="string">
            <text:p><text:s/>353,780.46</text:p>
          </table:table-cell>
          <table:table-cell office:value-type="float" office:value="821.94" calcext:value-type="float">
            <text:p><text:s/>821.9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8903" calcext:value-type="float">
            <text:p>268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95331-001101-TABLA SEMIDURA- CUARTON SEMIDU</text:p>
          </table:table-cell>
        </table:table-row>
        <table:table-row table:style-name="ro6">
          <table:table-cell office:value-type="float" office:value="2090" calcext:value-type="float">
            <text:p>2090</text:p>
          </table:table-cell>
          <table:table-cell office:value-type="string" calcext:value-type="string">
            <text:p><text:s/>354,326.74</text:p>
          </table:table-cell>
          <table:table-cell office:value-type="float" office:value="546.28" calcext:value-type="float">
            <text:p><text:s/>546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203" calcext:value-type="float">
            <text:p>269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379-001100-MALLA EXAGONAL 1/2" 1X50M IDEA</text:p>
          </table:table-cell>
        </table:table-row>
        <table:table-row table:style-name="ro6">
          <table:table-cell office:value-type="float" office:value="2091" calcext:value-type="float">
            <text:p>2091</text:p>
          </table:table-cell>
          <table:table-cell office:value-type="string" calcext:value-type="string">
            <text:p><text:s/>354,422.74</text:p>
          </table:table-cell>
          <table:table-cell office:value-type="float" office:value="96" calcext:value-type="float">
            <text:p><text:s/>9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003" calcext:value-type="float">
            <text:p>269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33-001001-CAMBIO DE UBICACION ROTULO DE </text:p>
          </table:table-cell>
        </table:table-row>
        <table:table-row table:style-name="ro6">
          <table:table-cell office:value-type="float" office:value="2092" calcext:value-type="float">
            <text:p>2092</text:p>
          </table:table-cell>
          <table:table-cell office:value-type="string" calcext:value-type="string">
            <text:p><text:s/>354,978.74</text:p>
          </table:table-cell>
          <table:table-cell office:value-type="float" office:value="556" calcext:value-type="float">
            <text:p><text:s/>55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103" calcext:value-type="float">
            <text:p>269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32-001001-SEÑAL DE PARED- PLACAS DE RECO</text:p>
          </table:table-cell>
        </table:table-row>
        <table:table-row table:style-name="ro6">
          <table:table-cell office:value-type="float" office:value="2093" calcext:value-type="float">
            <text:p>2093</text:p>
          </table:table-cell>
          <table:table-cell office:value-type="string" calcext:value-type="string">
            <text:p><text:s/>355,004.95</text:p>
          </table:table-cell>
          <table:table-cell office:value-type="float" office:value="26.21" calcext:value-type="float">
            <text:p><text:s/>26.2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303" calcext:value-type="float">
            <text:p>269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15216-001001-CODO CONDUIT L/R - TUBO CONDUI</text:p>
          </table:table-cell>
        </table:table-row>
        <table:table-row table:style-name="ro6">
          <table:table-cell office:value-type="float" office:value="2094" calcext:value-type="float">
            <text:p>2094</text:p>
          </table:table-cell>
          <table:table-cell office:value-type="string" calcext:value-type="string">
            <text:p><text:s/>355,009.11</text:p>
          </table:table-cell>
          <table:table-cell office:value-type="float" office:value="4.16" calcext:value-type="float">
            <text:p><text:s/>4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403" calcext:value-type="float">
            <text:p>269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15222-001001-CODO CONDUIT L/R 3/4X45</text:p>
          </table:table-cell>
        </table:table-row>
        <table:table-row table:style-name="ro6">
          <table:table-cell office:value-type="float" office:value="2095" calcext:value-type="float">
            <text:p>2095</text:p>
          </table:table-cell>
          <table:table-cell office:value-type="string" calcext:value-type="string">
            <text:p><text:s/>356,744.99</text:p>
          </table:table-cell>
          <table:table-cell office:value-type="float" office:value="1735.88" calcext:value-type="float">
            <text:p><text:s/>1,735.8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503" calcext:value-type="float">
            <text:p>269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8015-001002-CEMENTO HOLCIM FUERTE TIPO GU-</text:p>
          </table:table-cell>
        </table:table-row>
        <table:table-row table:style-name="ro6">
          <table:table-cell office:value-type="float" office:value="2096" calcext:value-type="float">
            <text:p>2096</text:p>
          </table:table-cell>
          <table:table-cell office:value-type="string" calcext:value-type="string">
            <text:p><text:s/>360,630.89</text:p>
          </table:table-cell>
          <table:table-cell office:value-type="float" office:value="3885.9" calcext:value-type="float">
            <text:p><text:s/>3,885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603" calcext:value-type="float">
            <text:p>269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1309-001001-PLANCHAS GRANITO-SACO BONDEX-D</text:p>
          </table:table-cell>
        </table:table-row>
        <table:table-row table:style-name="ro6">
          <table:table-cell office:value-type="float" office:value="2097" calcext:value-type="float">
            <text:p>2097</text:p>
          </table:table-cell>
          <table:table-cell office:value-type="string" calcext:value-type="string">
            <text:p><text:s/>361,005.19</text:p>
          </table:table-cell>
          <table:table-cell office:value-type="float" office:value="374.3" calcext:value-type="float">
            <text:p><text:s/>374.3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403" calcext:value-type="float">
            <text:p>270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879-001001-CORTADORA MANUAL DE PORCELANAT</text:p>
          </table:table-cell>
        </table:table-row>
        <table:table-row table:style-name="ro6">
          <table:table-cell office:value-type="float" office:value="2098" calcext:value-type="float">
            <text:p>2098</text:p>
          </table:table-cell>
          <table:table-cell office:value-type="string" calcext:value-type="string">
            <text:p><text:s/>361,333.69</text:p>
          </table:table-cell>
          <table:table-cell office:value-type="float" office:value="328.5" calcext:value-type="float">
            <text:p><text:s/>328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603" calcext:value-type="float">
            <text:p>270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12222-001001-COMPRA DE 146 BOTELLONES DE AG</text:p>
          </table:table-cell>
        </table:table-row>
        <table:table-row table:style-name="ro6">
          <table:table-cell office:value-type="float" office:value="2099" calcext:value-type="float">
            <text:p>2099</text:p>
          </table:table-cell>
          <table:table-cell office:value-type="string" calcext:value-type="string">
            <text:p><text:s/>361,483.69</text:p>
          </table:table-cell>
          <table:table-cell office:value-type="float" office:value="150" calcext:value-type="float">
            <text:p><text:s/>15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703" calcext:value-type="float">
            <text:p>270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1709-001001-3 TANQUEROS DE AGUA PROYECTO U</text:p>
          </table:table-cell>
        </table:table-row>
        <table:table-row table:style-name="ro6">
          <table:table-cell office:value-type="float" office:value="2100" calcext:value-type="float">
            <text:p>2100</text:p>
          </table:table-cell>
          <table:table-cell office:value-type="string" calcext:value-type="string">
            <text:p><text:s/>363,643.69</text:p>
          </table:table-cell>
          <table:table-cell office:value-type="float" office:value="2160" calcext:value-type="float">
            <text:p><text:s/>2,1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803" calcext:value-type="float">
            <text:p>270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4942-001002-SERVICIOS GUARDIANIA</text:p>
          </table:table-cell>
        </table:table-row>
        <table:table-row table:style-name="ro6">
          <table:table-cell office:value-type="float" office:value="2101" calcext:value-type="float">
            <text:p>2101</text:p>
          </table:table-cell>
          <table:table-cell office:value-type="string" calcext:value-type="string">
            <text:p><text:s/>364,558.69</text:p>
          </table:table-cell>
          <table:table-cell office:value-type="float" office:value="915" calcext:value-type="float">
            <text:p><text:s/>91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903" calcext:value-type="float">
            <text:p>270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4943-001002-SERVICIO DE GUARDIANIA</text:p>
          </table:table-cell>
        </table:table-row>
        <table:table-row table:style-name="ro6">
          <table:table-cell office:value-type="float" office:value="2102" calcext:value-type="float">
            <text:p>2102</text:p>
          </table:table-cell>
          <table:table-cell office:value-type="string" calcext:value-type="string">
            <text:p><text:s/>381,806.69</text:p>
          </table:table-cell>
          <table:table-cell office:value-type="float" office:value="17248" calcext:value-type="float">
            <text:p><text:s/>17,24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8205" calcext:value-type="float">
            <text:p>2082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DH 24-0</text:p>
          </table:table-cell>
        </table:table-row>
        <table:table-row table:style-name="ro6">
          <table:table-cell office:value-type="float" office:value="2103" calcext:value-type="float">
            <text:p>2103</text:p>
          </table:table-cell>
          <table:table-cell office:value-type="string" calcext:value-type="string">
            <text:p><text:s/>382,043.15</text:p>
          </table:table-cell>
          <table:table-cell office:value-type="float" office:value="236.46" calcext:value-type="float">
            <text:p><text:s/>236.4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0403" calcext:value-type="float">
            <text:p>290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2002-022901-COMERCIAL KYWI F# 2002 OC 2049</text:p>
          </table:table-cell>
        </table:table-row>
        <table:table-row table:style-name="ro6">
          <table:table-cell office:value-type="float" office:value="2104" calcext:value-type="float">
            <text:p>2104</text:p>
          </table:table-cell>
          <table:table-cell office:value-type="string" calcext:value-type="string">
            <text:p><text:s/>436,740.26</text:p>
          </table:table-cell>
          <table:table-cell office:value-type="float" office:value="54697.11" calcext:value-type="float">
            <text:p><text:s/>54,697.1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803" calcext:value-type="float">
            <text:p>293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226-001001-MERCHAN ZAMBRANO LUIS F# 226 F</text:p>
          </table:table-cell>
        </table:table-row>
        <table:table-row table:style-name="ro6">
          <table:table-cell office:value-type="float" office:value="2105" calcext:value-type="float">
            <text:p>2105</text:p>
          </table:table-cell>
          <table:table-cell office:value-type="string" calcext:value-type="string">
            <text:p><text:s/>437,070.26</text:p>
          </table:table-cell>
          <table:table-cell office:value-type="float" office:value="330" calcext:value-type="float">
            <text:p><text:s/>33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903" calcext:value-type="float">
            <text:p>293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491-001171-CARGARAUSTRAL SA F# 491 SERVIC</text:p>
          </table:table-cell>
        </table:table-row>
        <table:table-row table:style-name="ro6">
          <table:table-cell office:value-type="float" office:value="2106" calcext:value-type="float">
            <text:p>2106</text:p>
          </table:table-cell>
          <table:table-cell office:value-type="string" calcext:value-type="string">
            <text:p><text:s/>437,874.26</text:p>
          </table:table-cell>
          <table:table-cell office:value-type="float" office:value="804" calcext:value-type="float">
            <text:p><text:s/>80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003" calcext:value-type="float">
            <text:p>294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492-001171-CARGARAUSTRAL SA F# 492 SERVIC</text:p>
          </table:table-cell>
        </table:table-row>
        <table:table-row table:style-name="ro6">
          <table:table-cell office:value-type="float" office:value="2107" calcext:value-type="float">
            <text:p>2107</text:p>
          </table:table-cell>
          <table:table-cell office:value-type="string" calcext:value-type="string">
            <text:p><text:s/>441,407.64</text:p>
          </table:table-cell>
          <table:table-cell office:value-type="float" office:value="3533.38" calcext:value-type="float">
            <text:p><text:s/>3,533.3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703" calcext:value-type="float">
            <text:p>294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842-001001-NUÑEZ CALLE JOSÉ F# 842 TRABAJ</text:p>
          </table:table-cell>
        </table:table-row>
        <table:table-row table:style-name="ro6">
          <table:table-cell office:value-type="float" office:value="2108" calcext:value-type="float">
            <text:p>2108</text:p>
          </table:table-cell>
          <table:table-cell office:value-type="string" calcext:value-type="string">
            <text:p><text:s/>443,524.81</text:p>
          </table:table-cell>
          <table:table-cell office:value-type="float" office:value="2117.17" calcext:value-type="float">
            <text:p><text:s/>2,117.1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803" calcext:value-type="float">
            <text:p>294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843-001001-NUÑEZ CALLE JOSÉ F# 843 TRABAJ</text:p>
          </table:table-cell>
        </table:table-row>
        <table:table-row table:style-name="ro6">
          <table:table-cell office:value-type="float" office:value="2109" calcext:value-type="float">
            <text:p>2109</text:p>
          </table:table-cell>
          <table:table-cell office:value-type="string" calcext:value-type="string">
            <text:p><text:s/>443,924.81</text:p>
          </table:table-cell>
          <table:table-cell office:value-type="float" office:value="400" calcext:value-type="float">
            <text:p><text:s/>4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903" calcext:value-type="float">
            <text:p>294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628-001001-MENDEZ COGOLLO EDWIN F# 628 RE</text:p>
          </table:table-cell>
        </table:table-row>
        <table:table-row table:style-name="ro6">
          <table:table-cell office:value-type="float" office:value="2110" calcext:value-type="float">
            <text:p>2110</text:p>
          </table:table-cell>
          <table:table-cell office:value-type="string" calcext:value-type="string">
            <text:p><text:s/>453,209.01</text:p>
          </table:table-cell>
          <table:table-cell office:value-type="float" office:value="9284.2" calcext:value-type="float">
            <text:p><text:s/>9,284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003" calcext:value-type="float">
            <text:p>293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349-001001-LIGORGURO PABLO F# 349 FABRICA</text:p>
          </table:table-cell>
        </table:table-row>
        <table:table-row table:style-name="ro6">
          <table:table-cell office:value-type="float" office:value="2111" calcext:value-type="float">
            <text:p>2111</text:p>
          </table:table-cell>
          <table:table-cell office:value-type="string" calcext:value-type="string">
            <text:p><text:s/>458,883.07</text:p>
          </table:table-cell>
          <table:table-cell office:value-type="float" office:value="5674.06" calcext:value-type="float">
            <text:p><text:s/>5,674.0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103" calcext:value-type="float">
            <text:p>293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348-001001-LIGORGURO PABLO F# 348 ACERO E</text:p>
          </table:table-cell>
        </table:table-row>
        <table:table-row table:style-name="ro6">
          <table:table-cell office:value-type="float" office:value="2112" calcext:value-type="float">
            <text:p>2112</text:p>
          </table:table-cell>
          <table:table-cell office:value-type="string" calcext:value-type="string">
            <text:p><text:s/>459,883.07</text:p>
          </table:table-cell>
          <table:table-cell office:value-type="float" office:value="1000" calcext:value-type="float">
            <text:p><text:s/>1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203" calcext:value-type="float">
            <text:p>293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347-001001-LIGORGURO PABLO F# 347 FABRICA</text:p>
          </table:table-cell>
        </table:table-row>
        <table:table-row table:style-name="ro6">
          <table:table-cell office:value-type="float" office:value="2113" calcext:value-type="float">
            <text:p>2113</text:p>
          </table:table-cell>
          <table:table-cell office:value-type="string" calcext:value-type="string">
            <text:p><text:s/>462,043.07</text:p>
          </table:table-cell>
          <table:table-cell office:value-type="float" office:value="2160" calcext:value-type="float">
            <text:p><text:s/>2,1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5703" calcext:value-type="float">
            <text:p>295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5109-001002-CAJAMARCA F# 5109 SERVICIOS DE</text:p>
          </table:table-cell>
        </table:table-row>
        <table:table-row table:style-name="ro6">
          <table:table-cell office:value-type="float" office:value="2114" calcext:value-type="float">
            <text:p>2114</text:p>
          </table:table-cell>
          <table:table-cell office:value-type="string" calcext:value-type="string">
            <text:p><text:s/>462,363.07</text:p>
          </table:table-cell>
          <table:table-cell office:value-type="float" office:value="320" calcext:value-type="float">
            <text:p><text:s/>32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0203" calcext:value-type="float">
            <text:p>290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122-001101-BRENSAM BONILLA F# 122 COMPRA </text:p>
          </table:table-cell>
        </table:table-row>
        <table:table-row table:style-name="ro6">
          <table:table-cell office:value-type="float" office:value="2115" calcext:value-type="float">
            <text:p>2115</text:p>
          </table:table-cell>
          <table:table-cell office:value-type="string" calcext:value-type="string">
            <text:p><text:s/>462,550.57</text:p>
          </table:table-cell>
          <table:table-cell office:value-type="float" office:value="187.5" calcext:value-type="float">
            <text:p><text:s/>187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0303" calcext:value-type="float">
            <text:p>290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715-001002-COMERC. ORTIZLOFREDO ECORLOFF </text:p>
          </table:table-cell>
        </table:table-row>
        <table:table-row table:style-name="ro6">
          <table:table-cell office:value-type="float" office:value="2116" calcext:value-type="float">
            <text:p>2116</text:p>
          </table:table-cell>
          <table:table-cell office:value-type="string" calcext:value-type="string">
            <text:p><text:s/>463,510.58</text:p>
          </table:table-cell>
          <table:table-cell office:value-type="float" office:value="960.01" calcext:value-type="float">
            <text:p><text:s/>960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5503" calcext:value-type="float">
            <text:p>295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984-001002-COMERC. ORTIZLOFFREDO F# 8984 </text:p>
          </table:table-cell>
        </table:table-row>
        <table:table-row table:style-name="ro6">
          <table:table-cell office:value-type="float" office:value="2117" calcext:value-type="float">
            <text:p>2117</text:p>
          </table:table-cell>
          <table:table-cell office:value-type="string" calcext:value-type="string">
            <text:p><text:s/>463,670.58</text:p>
          </table:table-cell>
          <table:table-cell office:value-type="float" office:value="160" calcext:value-type="float">
            <text:p><text:s/>1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9803" calcext:value-type="float">
            <text:p>299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123-001101-BRENSAM BONILLA F# 123 COMPRA </text:p>
          </table:table-cell>
        </table:table-row>
        <table:table-row table:style-name="ro6">
          <table:table-cell office:value-type="float" office:value="2118" calcext:value-type="float">
            <text:p>2118</text:p>
          </table:table-cell>
          <table:table-cell office:value-type="string" calcext:value-type="string">
            <text:p><text:s/>465,358.60</text:p>
          </table:table-cell>
          <table:table-cell office:value-type="float" office:value="1688.02" calcext:value-type="float">
            <text:p><text:s/>1,688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0103" calcext:value-type="float">
            <text:p>300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2112-001001-FACINSER SA F# 2112 SERVICIO T</text:p>
          </table:table-cell>
        </table:table-row>
        <table:table-row table:style-name="ro6">
          <table:table-cell office:value-type="float" office:value="2119" calcext:value-type="float">
            <text:p>2119</text:p>
          </table:table-cell>
          <table:table-cell office:value-type="string" calcext:value-type="string">
            <text:p><text:s/>468,550.60</text:p>
          </table:table-cell>
          <table:table-cell office:value-type="float" office:value="3192" calcext:value-type="float">
            <text:p><text:s/>3,19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0203" calcext:value-type="float">
            <text:p>300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832-001001-NUÑEZ CALLE JOSE F# 832 ALQUIL</text:p>
          </table:table-cell>
        </table:table-row>
        <table:table-row table:style-name="ro6">
          <table:table-cell office:value-type="float" office:value="2120" calcext:value-type="float">
            <text:p>2120</text:p>
          </table:table-cell>
          <table:table-cell office:value-type="string" calcext:value-type="string">
            <text:p><text:s/>468,634.00</text:p>
          </table:table-cell>
          <table:table-cell office:value-type="float" office:value="83.4" calcext:value-type="float">
            <text:p><text:s/>83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2403" calcext:value-type="float">
            <text:p>292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48945-002001-JORCHU SA F# 48945 COMPRA 3 CA</text:p>
          </table:table-cell>
        </table:table-row>
        <table:table-row table:style-name="ro6">
          <table:table-cell office:value-type="float" office:value="2121" calcext:value-type="float">
            <text:p>2121</text:p>
          </table:table-cell>
          <table:table-cell office:value-type="string" calcext:value-type="string">
            <text:p><text:s/>468,793.16</text:p>
          </table:table-cell>
          <table:table-cell office:value-type="float" office:value="159.16" calcext:value-type="float">
            <text:p><text:s/>159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2503" calcext:value-type="float">
            <text:p>292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19435-018501-GRAIMAN F# 19435 COMPRA CERAMI</text:p>
          </table:table-cell>
        </table:table-row>
        <table:table-row table:style-name="ro6">
          <table:table-cell office:value-type="float" office:value="2122" calcext:value-type="float">
            <text:p>2122</text:p>
          </table:table-cell>
          <table:table-cell office:value-type="string" calcext:value-type="string">
            <text:p><text:s/>468,808.30</text:p>
          </table:table-cell>
          <table:table-cell office:value-type="float" office:value="15.14" calcext:value-type="float">
            <text:p><text:s/>15.1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2603" calcext:value-type="float">
            <text:p>292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62741-001100-SERVIDECONS SA F# 62741 COMPRA</text:p>
          </table:table-cell>
        </table:table-row>
        <table:table-row table:style-name="ro6">
          <table:table-cell office:value-type="float" office:value="2123" calcext:value-type="float">
            <text:p>2123</text:p>
          </table:table-cell>
          <table:table-cell office:value-type="string" calcext:value-type="string">
            <text:p><text:s/>468,815.91</text:p>
          </table:table-cell>
          <table:table-cell office:value-type="float" office:value="7.61" calcext:value-type="float">
            <text:p><text:s/>7.6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2703" calcext:value-type="float">
            <text:p>292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62739-001100-SERVIDECONS SA F# 62739 COMPRA</text:p>
          </table:table-cell>
        </table:table-row>
        <table:table-row table:style-name="ro6">
          <table:table-cell office:value-type="float" office:value="2124" calcext:value-type="float">
            <text:p>2124</text:p>
          </table:table-cell>
          <table:table-cell office:value-type="string" calcext:value-type="string">
            <text:p><text:s/>481,210.91</text:p>
          </table:table-cell>
          <table:table-cell office:value-type="float" office:value="12395" calcext:value-type="float">
            <text:p><text:s/>12,39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5303" calcext:value-type="float">
            <text:p>295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3377-001001-TECNOVIAS SA F# 3377 COMPRA 67</text:p>
          </table:table-cell>
        </table:table-row>
        <table:table-row table:style-name="ro6">
          <table:table-cell office:value-type="float" office:value="2125" calcext:value-type="float">
            <text:p>2125</text:p>
          </table:table-cell>
          <table:table-cell office:value-type="string" calcext:value-type="string">
            <text:p><text:s/>482,170.91</text:p>
          </table:table-cell>
          <table:table-cell office:value-type="float" office:value="960" calcext:value-type="float">
            <text:p><text:s/>9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403" calcext:value-type="float">
            <text:p>293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781-001001-CORDOVA ARMIJOS JUAN F# 781 AL</text:p>
          </table:table-cell>
        </table:table-row>
        <table:table-row table:style-name="ro6">
          <table:table-cell office:value-type="float" office:value="2126" calcext:value-type="float">
            <text:p>2126</text:p>
          </table:table-cell>
          <table:table-cell office:value-type="string" calcext:value-type="string">
            <text:p><text:s/>487,407.79</text:p>
          </table:table-cell>
          <table:table-cell office:value-type="float" office:value="5236.88" calcext:value-type="float">
            <text:p><text:s/>5,236.8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603" calcext:value-type="float">
            <text:p>293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2123-001001-FACINSER SA F# 2123 SERVICIO T</text:p>
          </table:table-cell>
        </table:table-row>
        <table:table-row table:style-name="ro6">
          <table:table-cell office:value-type="float" office:value="2127" calcext:value-type="float">
            <text:p>2127</text:p>
          </table:table-cell>
          <table:table-cell office:value-type="string" calcext:value-type="string">
            <text:p><text:s/>488,230.65</text:p>
          </table:table-cell>
          <table:table-cell office:value-type="float" office:value="822.86" calcext:value-type="float">
            <text:p><text:s/>822.8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0803" calcext:value-type="float">
            <text:p>290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719-001002-COMERC. ORTIZLOFFREDO F# 8719 </text:p>
          </table:table-cell>
        </table:table-row>
        <table:table-row table:style-name="ro6">
          <table:table-cell office:value-type="float" office:value="2128" calcext:value-type="float">
            <text:p>2128</text:p>
          </table:table-cell>
          <table:table-cell office:value-type="string" calcext:value-type="string">
            <text:p><text:s/>488,675.43</text:p>
          </table:table-cell>
          <table:table-cell office:value-type="float" office:value="444.78" calcext:value-type="float">
            <text:p><text:s/>444.7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0903" calcext:value-type="float">
            <text:p>290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97151-001101-CONTRUCC. MATUTE F# 97151 COMP</text:p>
          </table:table-cell>
        </table:table-row>
        <table:table-row table:style-name="ro6">
          <table:table-cell office:value-type="float" office:value="2129" calcext:value-type="float">
            <text:p>2129</text:p>
          </table:table-cell>
          <table:table-cell office:value-type="string" calcext:value-type="string">
            <text:p><text:s/>488,706.68</text:p>
          </table:table-cell>
          <table:table-cell office:value-type="float" office:value="31.25" calcext:value-type="float">
            <text:p><text:s/>31.2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003" calcext:value-type="float">
            <text:p>291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97186-001101-CONTRUCC. MATUTE JIMENEZ F# 97</text:p>
          </table:table-cell>
        </table:table-row>
        <table:table-row table:style-name="ro6">
          <table:table-cell office:value-type="float" office:value="2130" calcext:value-type="float">
            <text:p>2130</text:p>
          </table:table-cell>
          <table:table-cell office:value-type="string" calcext:value-type="string">
            <text:p><text:s/>494,053.68</text:p>
          </table:table-cell>
          <table:table-cell office:value-type="float" office:value="5347" calcext:value-type="float">
            <text:p><text:s/>5,347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9503" calcext:value-type="float">
            <text:p>289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345-001001-LIGORGURO PABLO F# 345 ACERO E</text:p>
          </table:table-cell>
        </table:table-row>
        <table:table-row table:style-name="ro6">
          <table:table-cell office:value-type="float" office:value="2131" calcext:value-type="float">
            <text:p>2131</text:p>
          </table:table-cell>
          <table:table-cell office:value-type="string" calcext:value-type="string">
            <text:p><text:s/>497,135.74</text:p>
          </table:table-cell>
          <table:table-cell office:value-type="float" office:value="3082.06" calcext:value-type="float">
            <text:p><text:s/>3,082.0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9603" calcext:value-type="float">
            <text:p>289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841-001001-NUÑEZ CALLE JOSÉ F# 841 COLOCA</text:p>
          </table:table-cell>
        </table:table-row>
        <table:table-row table:style-name="ro6">
          <table:table-cell office:value-type="float" office:value="2132" calcext:value-type="float">
            <text:p>2132</text:p>
          </table:table-cell>
          <table:table-cell office:value-type="string" calcext:value-type="string">
            <text:p><text:s/>497,680.06</text:p>
          </table:table-cell>
          <table:table-cell office:value-type="float" office:value="544.32" calcext:value-type="float">
            <text:p><text:s/>544.3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6003" calcext:value-type="float">
            <text:p>286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167459-001001-RENDON DE LA CUADRA JOSE F# 16</text:p>
          </table:table-cell>
        </table:table-row>
        <table:table-row table:style-name="ro6">
          <table:table-cell office:value-type="float" office:value="2133" calcext:value-type="float">
            <text:p>2133</text:p>
          </table:table-cell>
          <table:table-cell office:value-type="string" calcext:value-type="string">
            <text:p><text:s/>498,202.66</text:p>
          </table:table-cell>
          <table:table-cell office:value-type="float" office:value="522.6" calcext:value-type="float">
            <text:p><text:s/>522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5903" calcext:value-type="float">
            <text:p>285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84905-001008-TECNOVA SA F# 84905 COMPRA BAT</text:p>
          </table:table-cell>
        </table:table-row>
        <table:table-row table:style-name="ro6">
          <table:table-cell office:value-type="float" office:value="2134" calcext:value-type="float">
            <text:p>2134</text:p>
          </table:table-cell>
          <table:table-cell office:value-type="string" calcext:value-type="string">
            <text:p><text:s/>530,772.66</text:p>
          </table:table-cell>
          <table:table-cell office:value-type="float" office:value="32570" calcext:value-type="float">
            <text:p><text:s/>32,57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5803" calcext:value-type="float">
            <text:p>295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041-001002-VIADIRECTA CONSTRUCCIONES F# 4</text:p>
          </table:table-cell>
        </table:table-row>
        <table:table-row table:style-name="ro6">
          <table:table-cell office:value-type="float" office:value="2135" calcext:value-type="float">
            <text:p>2135</text:p>
          </table:table-cell>
          <table:table-cell office:value-type="string" calcext:value-type="string">
            <text:p><text:s/>533,156.02</text:p>
          </table:table-cell>
          <table:table-cell office:value-type="float" office:value="2383.36" calcext:value-type="float">
            <text:p><text:s/>2,383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6603" calcext:value-type="float">
            <text:p>296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6788-001001-HORMIGONES HERCULES F# 6788 CO</text:p>
          </table:table-cell>
        </table:table-row>
        <table:table-row table:style-name="ro6">
          <table:table-cell office:value-type="float" office:value="2136" calcext:value-type="float">
            <text:p>2136</text:p>
          </table:table-cell>
          <table:table-cell office:value-type="string" calcext:value-type="string">
            <text:p><text:s/>534,237.94</text:p>
          </table:table-cell>
          <table:table-cell office:value-type="float" office:value="1081.92" calcext:value-type="float">
            <text:p><text:s/>1,081.9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103" calcext:value-type="float">
            <text:p>291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451-021001-UNION CEMENTERA NACIONAL F# 45</text:p>
          </table:table-cell>
        </table:table-row>
        <table:table-row table:style-name="ro6">
          <table:table-cell office:value-type="float" office:value="2137" calcext:value-type="float">
            <text:p>2137</text:p>
          </table:table-cell>
          <table:table-cell office:value-type="string" calcext:value-type="string">
            <text:p><text:s/>534,869.06</text:p>
          </table:table-cell>
          <table:table-cell office:value-type="float" office:value="631.12" calcext:value-type="float">
            <text:p><text:s/>631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203" calcext:value-type="float">
            <text:p>291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510-021001-UNION CEMENTERA NACIONAL F# 51</text:p>
          </table:table-cell>
        </table:table-row>
        <table:table-row table:style-name="ro6">
          <table:table-cell office:value-type="float" office:value="2138" calcext:value-type="float">
            <text:p>2138</text:p>
          </table:table-cell>
          <table:table-cell office:value-type="string" calcext:value-type="string">
            <text:p><text:s/>535,410.02</text:p>
          </table:table-cell>
          <table:table-cell office:value-type="float" office:value="540.96" calcext:value-type="float">
            <text:p><text:s/>540.9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303" calcext:value-type="float">
            <text:p>291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512-021001-UNION CEMENTERA F# 512 COMPRA </text:p>
          </table:table-cell>
        </table:table-row>
        <table:table-row table:style-name="ro6">
          <table:table-cell office:value-type="float" office:value="2139" calcext:value-type="float">
            <text:p>2139</text:p>
          </table:table-cell>
          <table:table-cell office:value-type="string" calcext:value-type="string">
            <text:p><text:s/>536,041.14</text:p>
          </table:table-cell>
          <table:table-cell office:value-type="float" office:value="631.12" calcext:value-type="float">
            <text:p><text:s/>631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403" calcext:value-type="float">
            <text:p>291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511-021001-UNION CEMENTERA NACIONAL F# 51</text:p>
          </table:table-cell>
        </table:table-row>
        <table:table-row table:style-name="ro6">
          <table:table-cell office:value-type="float" office:value="2140" calcext:value-type="float">
            <text:p>2140</text:p>
          </table:table-cell>
          <table:table-cell office:value-type="string" calcext:value-type="string">
            <text:p><text:s/>536,256.39</text:p>
          </table:table-cell>
          <table:table-cell office:value-type="float" office:value="215.25" calcext:value-type="float">
            <text:p><text:s/>215.2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603" calcext:value-type="float">
            <text:p>291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1390-001001-JESUS GUIRACOCHA F# 1390 SIEMB</text:p>
          </table:table-cell>
        </table:table-row>
        <table:table-row table:style-name="ro6">
          <table:table-cell office:value-type="float" office:value="2141" calcext:value-type="float">
            <text:p>2141</text:p>
          </table:table-cell>
          <table:table-cell office:value-type="string" calcext:value-type="string">
            <text:p><text:s/>537,025.59</text:p>
          </table:table-cell>
          <table:table-cell office:value-type="float" office:value="769.2" calcext:value-type="float">
            <text:p><text:s/>769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9903" calcext:value-type="float">
            <text:p>289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800-001002-COMERC. ORTIZLOFREDO F# 8800 C</text:p>
          </table:table-cell>
        </table:table-row>
        <table:table-row table:style-name="ro6">
          <table:table-cell office:value-type="float" office:value="2142" calcext:value-type="float">
            <text:p>2142</text:p>
          </table:table-cell>
          <table:table-cell office:value-type="string" calcext:value-type="string">
            <text:p><text:s/>537,848.45</text:p>
          </table:table-cell>
          <table:table-cell office:value-type="float" office:value="822.86" calcext:value-type="float">
            <text:p><text:s/>822.8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0003" calcext:value-type="float">
            <text:p>290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782-001002-COMERC. ORTIZLOFREDO F# 8782 C</text:p>
          </table:table-cell>
        </table:table-row>
        <table:table-row table:style-name="ro6">
          <table:table-cell office:value-type="float" office:value="2143" calcext:value-type="float">
            <text:p>2143</text:p>
          </table:table-cell>
          <table:table-cell office:value-type="string" calcext:value-type="string">
            <text:p><text:s/>543,266.45</text:p>
          </table:table-cell>
          <table:table-cell office:value-type="float" office:value="5418" calcext:value-type="float">
            <text:p><text:s/>5,41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2103" calcext:value-type="float">
            <text:p>292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726-001001-FRANCISCO TORRES F# 726 SERVIC</text:p>
          </table:table-cell>
        </table:table-row>
        <table:table-row table:style-name="ro6">
          <table:table-cell office:value-type="float" office:value="2144" calcext:value-type="float">
            <text:p>2144</text:p>
          </table:table-cell>
          <table:table-cell office:value-type="string" calcext:value-type="string">
            <text:p><text:s/>546,302.45</text:p>
          </table:table-cell>
          <table:table-cell office:value-type="float" office:value="3036" calcext:value-type="float">
            <text:p><text:s/>3,03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2303" calcext:value-type="float">
            <text:p>292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727-001001-FRANCISCO TORRES F# 727 SERVIC</text:p>
          </table:table-cell>
        </table:table-row>
        <table:table-row table:style-name="ro6">
          <table:table-cell office:value-type="float" office:value="2145" calcext:value-type="float">
            <text:p>2145</text:p>
          </table:table-cell>
          <table:table-cell office:value-type="string" calcext:value-type="string">
            <text:p><text:s/>546,702.45</text:p>
          </table:table-cell>
          <table:table-cell office:value-type="float" office:value="400" calcext:value-type="float">
            <text:p><text:s/>4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6303" calcext:value-type="float">
            <text:p>296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499-001171-CARGARAUSTRAL SA F# 499 SERVIC</text:p>
          </table:table-cell>
        </table:table-row>
        <table:table-row table:style-name="ro6">
          <table:table-cell office:value-type="float" office:value="2146" calcext:value-type="float">
            <text:p>2146</text:p>
          </table:table-cell>
          <table:table-cell office:value-type="string" calcext:value-type="string">
            <text:p><text:s/>548,348.18</text:p>
          </table:table-cell>
          <table:table-cell office:value-type="float" office:value="1645.73" calcext:value-type="float">
            <text:p><text:s/>1,645.7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6103" calcext:value-type="float">
            <text:p>286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518-001002-COMERC. ORTIZLOFREDO ECORLOFF </text:p>
          </table:table-cell>
        </table:table-row>
        <table:table-row table:style-name="ro6">
          <table:table-cell office:value-type="float" office:value="2147" calcext:value-type="float">
            <text:p>2147</text:p>
          </table:table-cell>
          <table:table-cell office:value-type="string" calcext:value-type="string">
            <text:p><text:s/>548,529.63</text:p>
          </table:table-cell>
          <table:table-cell office:value-type="float" office:value="181.45" calcext:value-type="float">
            <text:p><text:s/>181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6303" calcext:value-type="float">
            <text:p>286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1977-022901-COMERCIAL KYWI F# 1977 COMPRA </text:p>
          </table:table-cell>
        </table:table-row>
        <table:table-row table:style-name="ro6">
          <table:table-cell office:value-type="float" office:value="2148" calcext:value-type="float">
            <text:p>2148</text:p>
          </table:table-cell>
          <table:table-cell office:value-type="string" calcext:value-type="string">
            <text:p><text:s/>549,494.83</text:p>
          </table:table-cell>
          <table:table-cell office:value-type="float" office:value="965.2" calcext:value-type="float">
            <text:p><text:s/>965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6603" calcext:value-type="float">
            <text:p>286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2120-001001-FACINSER SA F# 2120 COMPRA MAT</text:p>
          </table:table-cell>
        </table:table-row>
        <table:table-row table:style-name="ro6">
          <table:table-cell office:value-type="float" office:value="2149" calcext:value-type="float">
            <text:p>2149</text:p>
          </table:table-cell>
          <table:table-cell office:value-type="string" calcext:value-type="string">
            <text:p><text:s/>550,276.51</text:p>
          </table:table-cell>
          <table:table-cell office:value-type="float" office:value="781.68" calcext:value-type="float">
            <text:p><text:s/>781.6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6703" calcext:value-type="float">
            <text:p>286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61972-001100-SERVIDECONS SA F# 61972 COMPRA</text:p>
          </table:table-cell>
        </table:table-row>
        <table:table-row table:style-name="ro6">
          <table:table-cell office:value-type="float" office:value="2150" calcext:value-type="float">
            <text:p>2150</text:p>
          </table:table-cell>
          <table:table-cell office:value-type="string" calcext:value-type="string">
            <text:p><text:s/>551,922.24</text:p>
          </table:table-cell>
          <table:table-cell office:value-type="float" office:value="1645.73" calcext:value-type="float">
            <text:p><text:s/>1,645.7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6803" calcext:value-type="float">
            <text:p>286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547-001002-COMERC. ORTIZLOFREDO ECORLOFF </text:p>
          </table:table-cell>
        </table:table-row>
        <table:table-row table:style-name="ro6">
          <table:table-cell office:value-type="float" office:value="2151" calcext:value-type="float">
            <text:p>2151</text:p>
          </table:table-cell>
          <table:table-cell office:value-type="string" calcext:value-type="string">
            <text:p><text:s/>552,073.44</text:p>
          </table:table-cell>
          <table:table-cell office:value-type="float" office:value="151.2" calcext:value-type="float">
            <text:p><text:s/>151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6903" calcext:value-type="float">
            <text:p>286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48549-002001-JORCHU SA F# 48549 COMPRA 9 LA</text:p>
          </table:table-cell>
        </table:table-row>
        <table:table-row table:style-name="ro6">
          <table:table-cell office:value-type="float" office:value="2152" calcext:value-type="float">
            <text:p>2152</text:p>
          </table:table-cell>
          <table:table-cell office:value-type="string" calcext:value-type="string">
            <text:p><text:s/>552,689.68</text:p>
          </table:table-cell>
          <table:table-cell office:value-type="float" office:value="616.24" calcext:value-type="float">
            <text:p><text:s/>616.2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7003" calcext:value-type="float">
            <text:p>287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48575-002001-JORCHU SA F# 48575 COMPRA OJO </text:p>
          </table:table-cell>
        </table:table-row>
        <table:table-row table:style-name="ro6">
          <table:table-cell office:value-type="float" office:value="2153" calcext:value-type="float">
            <text:p>2153</text:p>
          </table:table-cell>
          <table:table-cell office:value-type="string" calcext:value-type="string">
            <text:p><text:s/>559,286.66</text:p>
          </table:table-cell>
          <table:table-cell office:value-type="float" office:value="6596.98" calcext:value-type="float">
            <text:p><text:s/>6,596.9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7103" calcext:value-type="float">
            <text:p>287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4539-001001-ALCIVAR BRICIO HUMBERTO F# 453</text:p>
          </table:table-cell>
        </table:table-row>
        <table:table-row table:style-name="ro6">
          <table:table-cell office:value-type="float" office:value="2154" calcext:value-type="float">
            <text:p>2154</text:p>
          </table:table-cell>
          <table:table-cell office:value-type="string" calcext:value-type="string">
            <text:p><text:s/>560,804.73</text:p>
          </table:table-cell>
          <table:table-cell office:value-type="float" office:value="1518.07" calcext:value-type="float">
            <text:p><text:s/>1,518.0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7203" calcext:value-type="float">
            <text:p>287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4895-006206-KITTON SA F# 4895 COMPRA 4 TAZ</text:p>
          </table:table-cell>
        </table:table-row>
        <table:table-row table:style-name="ro6">
          <table:table-cell office:value-type="float" office:value="2155" calcext:value-type="float">
            <text:p>2155</text:p>
          </table:table-cell>
          <table:table-cell office:value-type="string" calcext:value-type="string">
            <text:p><text:s/>560,923.13</text:p>
          </table:table-cell>
          <table:table-cell office:value-type="float" office:value="118.4" calcext:value-type="float">
            <text:p><text:s/>118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7303" calcext:value-type="float">
            <text:p>287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1984-022901-COMERCIAL KYWI SA F# 1984 OC# </text:p>
          </table:table-cell>
        </table:table-row>
        <table:table-row table:style-name="ro6">
          <table:table-cell office:value-type="float" office:value="2156" calcext:value-type="float">
            <text:p>2156</text:p>
          </table:table-cell>
          <table:table-cell office:value-type="string" calcext:value-type="string">
            <text:p><text:s/>578,171.13</text:p>
          </table:table-cell>
          <table:table-cell office:value-type="float" office:value="17248" calcext:value-type="float">
            <text:p><text:s/>17,24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7703" calcext:value-type="float">
            <text:p>287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573-001104-ELECTMB SA F# 573 COMPRA UPS O</text:p>
          </table:table-cell>
        </table:table-row>
        <table:table-row table:style-name="ro6">
          <table:table-cell office:value-type="float" office:value="2157" calcext:value-type="float">
            <text:p>2157</text:p>
          </table:table-cell>
          <table:table-cell office:value-type="string" calcext:value-type="string">
            <text:p><text:s/>578,420.39</text:p>
          </table:table-cell>
          <table:table-cell office:value-type="float" office:value="249.26" calcext:value-type="float">
            <text:p><text:s/>249.2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7903" calcext:value-type="float">
            <text:p>287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4909-006206-KITTON SA F# 4909 COMPRA 5 APL</text:p>
          </table:table-cell>
        </table:table-row>
        <table:table-row table:style-name="ro6">
          <table:table-cell office:value-type="float" office:value="2158" calcext:value-type="float">
            <text:p>2158</text:p>
          </table:table-cell>
          <table:table-cell office:value-type="string" calcext:value-type="string">
            <text:p><text:s/>579,243.25</text:p>
          </table:table-cell>
          <table:table-cell office:value-type="float" office:value="822.86" calcext:value-type="float">
            <text:p><text:s/>822.8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8003" calcext:value-type="float">
            <text:p>288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680-001002-COMERC. ORTIZLOFREDO ECORLOFF </text:p>
          </table:table-cell>
        </table:table-row>
        <table:table-row table:style-name="ro6">
          <table:table-cell office:value-type="float" office:value="2159" calcext:value-type="float">
            <text:p>2159</text:p>
          </table:table-cell>
          <table:table-cell office:value-type="string" calcext:value-type="string">
            <text:p><text:s/>580,268.47</text:p>
          </table:table-cell>
          <table:table-cell office:value-type="float" office:value="1025.22" calcext:value-type="float">
            <text:p><text:s/>1,025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8103" calcext:value-type="float">
            <text:p>288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62313-001100-SERVIDECONS SA F# 62313 COMPRA</text:p>
          </table:table-cell>
        </table:table-row>
        <table:table-row table:style-name="ro6">
          <table:table-cell office:value-type="float" office:value="2160" calcext:value-type="float">
            <text:p>2160</text:p>
          </table:table-cell>
          <table:table-cell office:value-type="string" calcext:value-type="string">
            <text:p><text:s/>580,819.61</text:p>
          </table:table-cell>
          <table:table-cell office:value-type="float" office:value="551.14" calcext:value-type="float">
            <text:p><text:s/>551.1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8203" calcext:value-type="float">
            <text:p>288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548-001002-COMERC. ORTIZLOFREDO F# 8548 C</text:p>
          </table:table-cell>
        </table:table-row>
        <table:table-row table:style-name="ro6">
          <table:table-cell office:value-type="float" office:value="2161" calcext:value-type="float">
            <text:p>2161</text:p>
          </table:table-cell>
          <table:table-cell office:value-type="string" calcext:value-type="string">
            <text:p><text:s/>581,098.61</text:p>
          </table:table-cell>
          <table:table-cell office:value-type="float" office:value="279" calcext:value-type="float">
            <text:p><text:s/>279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8303" calcext:value-type="float">
            <text:p>288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12231-001001-GURUMENDI WASHINGTON F# 12231 </text:p>
          </table:table-cell>
        </table:table-row>
        <table:table-row table:style-name="ro6">
          <table:table-cell office:value-type="float" office:value="2162" calcext:value-type="float">
            <text:p>2162</text:p>
          </table:table-cell>
          <table:table-cell office:value-type="string" calcext:value-type="string">
            <text:p><text:s/>585,969.13</text:p>
          </table:table-cell>
          <table:table-cell office:value-type="float" office:value="4870.52" calcext:value-type="float">
            <text:p><text:s/>4,870.5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8403" calcext:value-type="float">
            <text:p>288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346-001001-LIGORGURO PABLO F# 346 ACERO E</text:p>
          </table:table-cell>
        </table:table-row>
        <table:table-row table:style-name="ro6">
          <table:table-cell office:value-type="float" office:value="2163" calcext:value-type="float">
            <text:p>2163</text:p>
          </table:table-cell>
          <table:table-cell office:value-type="string" calcext:value-type="string">
            <text:p><text:s/>586,529.13</text:p>
          </table:table-cell>
          <table:table-cell office:value-type="float" office:value="560" calcext:value-type="float">
            <text:p><text:s/>5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8803" calcext:value-type="float">
            <text:p>288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469-001171-CARGARAUSTRAL SA F# 469 SERVIC</text:p>
          </table:table-cell>
        </table:table-row>
        <table:table-row table:style-name="ro6">
          <table:table-cell office:value-type="float" office:value="2164" calcext:value-type="float">
            <text:p>2164</text:p>
          </table:table-cell>
          <table:table-cell office:value-type="string" calcext:value-type="string">
            <text:p><text:s/>586,769.13</text:p>
          </table:table-cell>
          <table:table-cell office:value-type="float" office:value="240" calcext:value-type="float">
            <text:p><text:s/>24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9003" calcext:value-type="float">
            <text:p>289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473-001171-CARGARAUSTRAL SA F# 473 SERVIC</text:p>
          </table:table-cell>
        </table:table-row>
        <table:table-row table:style-name="ro6">
          <table:table-cell office:value-type="float" office:value="2165" calcext:value-type="float">
            <text:p>2165</text:p>
          </table:table-cell>
          <table:table-cell office:value-type="string" calcext:value-type="string">
            <text:p><text:s/>587,129.13</text:p>
          </table:table-cell>
          <table:table-cell office:value-type="float" office:value="360" calcext:value-type="float">
            <text:p><text:s/>3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9203" calcext:value-type="float">
            <text:p>289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21324-001001-SANIPORT SA F# 21324 ALQUILER </text:p>
          </table:table-cell>
        </table:table-row>
        <table:table-row table:style-name="ro6">
          <table:table-cell office:value-type="float" office:value="2166" calcext:value-type="float">
            <text:p>2166</text:p>
          </table:table-cell>
          <table:table-cell office:value-type="string" calcext:value-type="string">
            <text:p><text:s/>587,289.13</text:p>
          </table:table-cell>
          <table:table-cell office:value-type="float" office:value="160" calcext:value-type="float">
            <text:p><text:s/>1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9303" calcext:value-type="float">
            <text:p>289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504-001201-EQUIPOS Y PRUEBAS F# 504 TOMA </text:p>
          </table:table-cell>
        </table:table-row>
        <table:table-row table:style-name="ro6">
          <table:table-cell office:value-type="float" office:value="2167" calcext:value-type="float">
            <text:p>2167</text:p>
          </table:table-cell>
          <table:table-cell office:value-type="string" calcext:value-type="string">
            <text:p><text:s/>591,354.33</text:p>
          </table:table-cell>
          <table:table-cell office:value-type="float" office:value="4065.2" calcext:value-type="float">
            <text:p><text:s/>4,065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9403" calcext:value-type="float">
            <text:p>289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2119-001001-FACINSER SA F# 2119 SERVICIO T</text:p>
          </table:table-cell>
        </table:table-row>
        <table:table-row table:style-name="ro6">
          <table:table-cell office:value-type="float" office:value="2168" calcext:value-type="float">
            <text:p>2168</text:p>
          </table:table-cell>
          <table:table-cell office:value-type="string" calcext:value-type="string">
            <text:p><text:s/>593,151.93</text:p>
          </table:table-cell>
          <table:table-cell office:value-type="float" office:value="1797.6" calcext:value-type="float">
            <text:p><text:s/>1,797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703" calcext:value-type="float">
            <text:p>293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701-021001-UNION CEMENTERA NACIONAL F# 70</text:p>
          </table:table-cell>
        </table:table-row>
        <table:table-row table:style-name="ro6">
          <table:table-cell office:value-type="float" office:value="2169" calcext:value-type="float">
            <text:p>2169</text:p>
          </table:table-cell>
          <table:table-cell office:value-type="string" calcext:value-type="string">
            <text:p><text:s/>594,111.93</text:p>
          </table:table-cell>
          <table:table-cell office:value-type="float" office:value="960" calcext:value-type="float">
            <text:p><text:s/>9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2803" calcext:value-type="float">
            <text:p>292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125-001101-BRENSAM BONILLA F# 125 <text:s/>SUB BA</text:p>
          </table:table-cell>
        </table:table-row>
        <table:table-row table:style-name="ro6">
          <table:table-cell office:value-type="float" office:value="2170" calcext:value-type="float">
            <text:p>2170</text:p>
          </table:table-cell>
          <table:table-cell office:value-type="string" calcext:value-type="string">
            <text:p><text:s/>594,934.79</text:p>
          </table:table-cell>
          <table:table-cell office:value-type="float" office:value="822.86" calcext:value-type="float">
            <text:p><text:s/>822.8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703" calcext:value-type="float">
            <text:p>291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824-001002-COMERC. ORTIZLOFREDO ECORLOFF </text:p>
          </table:table-cell>
        </table:table-row>
        <table:table-row table:style-name="ro6">
          <table:table-cell office:value-type="float" office:value="2171" calcext:value-type="float">
            <text:p>2171</text:p>
          </table:table-cell>
          <table:table-cell office:value-type="string" calcext:value-type="string">
            <text:p><text:s/>596,349.16</text:p>
          </table:table-cell>
          <table:table-cell office:value-type="float" office:value="1414.37" calcext:value-type="float">
            <text:p><text:s/>1,414.3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903" calcext:value-type="float">
            <text:p>291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2015-022901-COMERCIAL KYWI F# 2015 COMPRA </text:p>
          </table:table-cell>
        </table:table-row>
        <table:table-row table:style-name="ro6">
          <table:table-cell office:value-type="float" office:value="2172" calcext:value-type="float">
            <text:p>2172</text:p>
          </table:table-cell>
          <table:table-cell office:value-type="string" calcext:value-type="string">
            <text:p><text:s/>596,980.28</text:p>
          </table:table-cell>
          <table:table-cell office:value-type="float" office:value="631.12" calcext:value-type="float">
            <text:p><text:s/>631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5203" calcext:value-type="float">
            <text:p>295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770-021001-UNION CEMENTERA NACIONAL F# 77</text:p>
          </table:table-cell>
        </table:table-row>
        <table:table-row table:style-name="ro6">
          <table:table-cell office:value-type="float" office:value="2173" calcext:value-type="float">
            <text:p>2173</text:p>
          </table:table-cell>
          <table:table-cell office:value-type="string" calcext:value-type="string">
            <text:p><text:s/>598,465.28</text:p>
          </table:table-cell>
          <table:table-cell office:value-type="float" office:value="1485" calcext:value-type="float">
            <text:p><text:s/>1,48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6705" calcext:value-type="float">
            <text:p>2167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G 6-0</text:p>
          </table:table-cell>
        </table:table-row>
        <table:table-row table:style-name="ro6">
          <table:table-cell office:value-type="float" office:value="2174" calcext:value-type="float">
            <text:p>2174</text:p>
          </table:table-cell>
          <table:table-cell office:value-type="string" calcext:value-type="string">
            <text:p><text:s/>599,312.28</text:p>
          </table:table-cell>
          <table:table-cell office:value-type="float" office:value="847" calcext:value-type="float">
            <text:p><text:s/>847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6905" calcext:value-type="float">
            <text:p>2169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30-0</text:p>
          </table:table-cell>
        </table:table-row>
        <table:table-row table:style-name="ro6">
          <table:table-cell office:value-type="float" office:value="2175" calcext:value-type="float">
            <text:p>2175</text:p>
          </table:table-cell>
          <table:table-cell office:value-type="string" calcext:value-type="string">
            <text:p><text:s/>599,995.13</text:p>
          </table:table-cell>
          <table:table-cell office:value-type="float" office:value="682.85" calcext:value-type="float">
            <text:p><text:s/>682.8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7105" calcext:value-type="float">
            <text:p>2171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34-0</text:p>
          </table:table-cell>
        </table:table-row>
        <table:table-row table:style-name="ro6">
          <table:table-cell office:value-type="float" office:value="2176" calcext:value-type="float">
            <text:p>2176</text:p>
          </table:table-cell>
          <table:table-cell office:value-type="string" calcext:value-type="string">
            <text:p><text:s/>600,695.13</text:p>
          </table:table-cell>
          <table:table-cell office:value-type="float" office:value="700" calcext:value-type="float">
            <text:p><text:s/>7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6805" calcext:value-type="float">
            <text:p>2168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G 8-0</text:p>
          </table:table-cell>
        </table:table-row>
        <table:table-row table:style-name="ro6">
          <table:table-cell office:value-type="float" office:value="2177" calcext:value-type="float">
            <text:p>2177</text:p>
          </table:table-cell>
          <table:table-cell office:value-type="string" calcext:value-type="string">
            <text:p><text:s/>607,627.92</text:p>
          </table:table-cell>
          <table:table-cell office:value-type="float" office:value="6932.79" calcext:value-type="float">
            <text:p><text:s/>6,932.7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7205" calcext:value-type="float">
            <text:p>2172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36-0</text:p>
          </table:table-cell>
        </table:table-row>
        <table:table-row table:style-name="ro6">
          <table:table-cell office:value-type="float" office:value="2178" calcext:value-type="float">
            <text:p>2178</text:p>
          </table:table-cell>
          <table:table-cell office:value-type="string" calcext:value-type="string">
            <text:p><text:s/>608,002.22</text:p>
          </table:table-cell>
          <table:table-cell office:value-type="float" office:value="374.3" calcext:value-type="float">
            <text:p><text:s/>374.3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7305" calcext:value-type="float">
            <text:p>2173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38-0</text:p>
          </table:table-cell>
        </table:table-row>
        <table:table-row table:style-name="ro6">
          <table:table-cell office:value-type="float" office:value="2179" calcext:value-type="float">
            <text:p>2179</text:p>
          </table:table-cell>
          <table:table-cell office:value-type="string" calcext:value-type="string">
            <text:p><text:s/>608,020.18</text:p>
          </table:table-cell>
          <table:table-cell office:value-type="float" office:value="17.96" calcext:value-type="float">
            <text:p><text:s/>17.9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8005" calcext:value-type="float">
            <text:p>2180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52-0</text:p>
          </table:table-cell>
        </table:table-row>
        <table:table-row table:style-name="ro6">
          <table:table-cell office:value-type="float" office:value="2180" calcext:value-type="float">
            <text:p>2180</text:p>
          </table:table-cell>
          <table:table-cell office:value-type="string" calcext:value-type="string">
            <text:p><text:s/>609,407.78</text:p>
          </table:table-cell>
          <table:table-cell office:value-type="float" office:value="1387.6" calcext:value-type="float">
            <text:p><text:s/>1,387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7505" calcext:value-type="float">
            <text:p>2175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42-0</text:p>
          </table:table-cell>
        </table:table-row>
        <table:table-row table:style-name="ro6">
          <table:table-cell office:value-type="float" office:value="2181" calcext:value-type="float">
            <text:p>2181</text:p>
          </table:table-cell>
          <table:table-cell office:value-type="string" calcext:value-type="string">
            <text:p><text:s/>611,561.91</text:p>
          </table:table-cell>
          <table:table-cell office:value-type="float" office:value="2154.13" calcext:value-type="float">
            <text:p><text:s/>2,154.1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7605" calcext:value-type="float">
            <text:p>2176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44-0</text:p>
          </table:table-cell>
        </table:table-row>
        <table:table-row table:style-name="ro6">
          <table:table-cell office:value-type="float" office:value="2182" calcext:value-type="float">
            <text:p>2182</text:p>
          </table:table-cell>
          <table:table-cell office:value-type="string" calcext:value-type="string">
            <text:p><text:s/>611,580.88</text:p>
          </table:table-cell>
          <table:table-cell office:value-type="float" office:value="18.97" calcext:value-type="float">
            <text:p><text:s/>18.9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7705" calcext:value-type="float">
            <text:p>2177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46-0</text:p>
          </table:table-cell>
        </table:table-row>
        <table:table-row table:style-name="ro6">
          <table:table-cell office:value-type="float" office:value="2183" calcext:value-type="float">
            <text:p>2183</text:p>
          </table:table-cell>
          <table:table-cell office:value-type="string" calcext:value-type="string">
            <text:p><text:s/>611,757.21</text:p>
          </table:table-cell>
          <table:table-cell office:value-type="float" office:value="176.33" calcext:value-type="float">
            <text:p><text:s/>176.3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7005" calcext:value-type="float">
            <text:p>2170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32-0</text:p>
          </table:table-cell>
        </table:table-row>
        <table:table-row table:style-name="ro6">
          <table:table-cell office:value-type="float" office:value="2184" calcext:value-type="float">
            <text:p>2184</text:p>
          </table:table-cell>
          <table:table-cell office:value-type="string" calcext:value-type="string">
            <text:p><text:s/>611,917.21</text:p>
          </table:table-cell>
          <table:table-cell office:value-type="float" office:value="160" calcext:value-type="float">
            <text:p><text:s/>1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7805" calcext:value-type="float">
            <text:p>2178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48-0</text:p>
          </table:table-cell>
        </table:table-row>
        <table:table-row table:style-name="ro6">
          <table:table-cell office:value-type="float" office:value="2185" calcext:value-type="float">
            <text:p>2185</text:p>
          </table:table-cell>
          <table:table-cell office:value-type="string" calcext:value-type="string">
            <text:p><text:s/>612,304.21</text:p>
          </table:table-cell>
          <table:table-cell office:value-type="float" office:value="387" calcext:value-type="float">
            <text:p><text:s/>387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7905" calcext:value-type="float">
            <text:p>2179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50-0</text:p>
          </table:table-cell>
        </table:table-row>
        <table:table-row table:style-name="ro6">
          <table:table-cell office:value-type="float" office:value="2186" calcext:value-type="float">
            <text:p>2186</text:p>
          </table:table-cell>
          <table:table-cell office:value-type="string" calcext:value-type="string">
            <text:p><text:s/>612,387.96</text:p>
          </table:table-cell>
          <table:table-cell office:value-type="float" office:value="83.75" calcext:value-type="float">
            <text:p><text:s/>83.7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7405" calcext:value-type="float">
            <text:p>2174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40-0</text:p>
          </table:table-cell>
        </table:table-row>
        <table:table-row table:style-name="ro6">
          <table:table-cell office:value-type="float" office:value="2187" calcext:value-type="float">
            <text:p>2187</text:p>
          </table:table-cell>
          <table:table-cell office:value-type="string" calcext:value-type="string">
            <text:p><text:s/>612,866.97</text:p>
          </table:table-cell>
          <table:table-cell office:value-type="float" office:value="479.01" calcext:value-type="float">
            <text:p><text:s/>479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0005" calcext:value-type="float">
            <text:p>2200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66-0</text:p>
          </table:table-cell>
        </table:table-row>
        <table:table-row table:style-name="ro6">
          <table:table-cell office:value-type="float" office:value="2188" calcext:value-type="float">
            <text:p>2188</text:p>
          </table:table-cell>
          <table:table-cell office:value-type="string" calcext:value-type="string">
            <text:p><text:s/>613,825.00</text:p>
          </table:table-cell>
          <table:table-cell office:value-type="float" office:value="958.03" calcext:value-type="float">
            <text:p><text:s/>958.0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0105" calcext:value-type="float">
            <text:p>2201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68-0</text:p>
          </table:table-cell>
        </table:table-row>
        <table:table-row table:style-name="ro6">
          <table:table-cell office:value-type="float" office:value="2189" calcext:value-type="float">
            <text:p>2189</text:p>
          </table:table-cell>
          <table:table-cell office:value-type="string" calcext:value-type="string">
            <text:p><text:s/>616,288.50</text:p>
          </table:table-cell>
          <table:table-cell office:value-type="float" office:value="2463.5" calcext:value-type="float">
            <text:p><text:s/>2,463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0205" calcext:value-type="float">
            <text:p>2202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70-0</text:p>
          </table:table-cell>
        </table:table-row>
        <table:table-row table:style-name="ro6">
          <table:table-cell office:value-type="float" office:value="2190" calcext:value-type="float">
            <text:p>2190</text:p>
          </table:table-cell>
          <table:table-cell office:value-type="string" calcext:value-type="string">
            <text:p><text:s/>620,394.33</text:p>
          </table:table-cell>
          <table:table-cell office:value-type="float" office:value="4105.83" calcext:value-type="float">
            <text:p><text:s/>4,105.8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0305" calcext:value-type="float">
            <text:p>2203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72-0</text:p>
          </table:table-cell>
        </table:table-row>
        <table:table-row table:style-name="ro6">
          <table:table-cell office:value-type="float" office:value="2191" calcext:value-type="float">
            <text:p>2191</text:p>
          </table:table-cell>
          <table:table-cell office:value-type="string" calcext:value-type="string">
            <text:p><text:s/>623,815.86</text:p>
          </table:table-cell>
          <table:table-cell office:value-type="float" office:value="3421.53" calcext:value-type="float">
            <text:p><text:s/>3,421.5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0405" calcext:value-type="float">
            <text:p>2204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74-0</text:p>
          </table:table-cell>
        </table:table-row>
        <table:table-row table:style-name="ro6">
          <table:table-cell office:value-type="float" office:value="2192" calcext:value-type="float">
            <text:p>2192</text:p>
          </table:table-cell>
          <table:table-cell office:value-type="string" calcext:value-type="string">
            <text:p><text:s/>627,237.39</text:p>
          </table:table-cell>
          <table:table-cell office:value-type="float" office:value="3421.53" calcext:value-type="float">
            <text:p><text:s/>3,421.5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0505" calcext:value-type="float">
            <text:p>2205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76-0</text:p>
          </table:table-cell>
        </table:table-row>
        <table:table-row table:style-name="ro6">
          <table:table-cell office:value-type="float" office:value="2193" calcext:value-type="float">
            <text:p>2193</text:p>
          </table:table-cell>
          <table:table-cell office:value-type="string" calcext:value-type="string">
            <text:p><text:s/>627,289.14</text:p>
          </table:table-cell>
          <table:table-cell office:value-type="float" office:value="51.75" calcext:value-type="float">
            <text:p><text:s/>51.7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9505" calcext:value-type="float">
            <text:p>2195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56-0</text:p>
          </table:table-cell>
        </table:table-row>
        <table:table-row table:style-name="ro6">
          <table:table-cell office:value-type="float" office:value="2194" calcext:value-type="float">
            <text:p>2194</text:p>
          </table:table-cell>
          <table:table-cell office:value-type="string" calcext:value-type="string">
            <text:p><text:s/>627,306.39</text:p>
          </table:table-cell>
          <table:table-cell office:value-type="float" office:value="17.25" calcext:value-type="float">
            <text:p><text:s/>17.2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9605" calcext:value-type="float">
            <text:p>2196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58-0</text:p>
          </table:table-cell>
        </table:table-row>
        <table:table-row table:style-name="ro6">
          <table:table-cell office:value-type="float" office:value="2195" calcext:value-type="float">
            <text:p>2195</text:p>
          </table:table-cell>
          <table:table-cell office:value-type="string" calcext:value-type="string">
            <text:p><text:s/>627,356.82</text:p>
          </table:table-cell>
          <table:table-cell office:value-type="float" office:value="50.43" calcext:value-type="float">
            <text:p><text:s/>50.4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1805" calcext:value-type="float">
            <text:p>2218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79-0</text:p>
          </table:table-cell>
        </table:table-row>
        <table:table-row table:style-name="ro6">
          <table:table-cell office:value-type="float" office:value="2196" calcext:value-type="float">
            <text:p>2196</text:p>
          </table:table-cell>
          <table:table-cell office:value-type="string" calcext:value-type="string">
            <text:p><text:s/>627,558.54</text:p>
          </table:table-cell>
          <table:table-cell office:value-type="float" office:value="201.72" calcext:value-type="float">
            <text:p><text:s/>201.7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1905" calcext:value-type="float">
            <text:p>2219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81-0</text:p>
          </table:table-cell>
        </table:table-row>
        <table:table-row table:style-name="ro6">
          <table:table-cell office:value-type="float" office:value="2197" calcext:value-type="float">
            <text:p>2197</text:p>
          </table:table-cell>
          <table:table-cell office:value-type="string" calcext:value-type="string">
            <text:p><text:s/>627,629.14</text:p>
          </table:table-cell>
          <table:table-cell office:value-type="float" office:value="70.6" calcext:value-type="float">
            <text:p><text:s/>70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2005" calcext:value-type="float">
            <text:p>2220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83-0</text:p>
          </table:table-cell>
        </table:table-row>
        <table:table-row table:style-name="ro6">
          <table:table-cell office:value-type="float" office:value="2198" calcext:value-type="float">
            <text:p>2198</text:p>
          </table:table-cell>
          <table:table-cell office:value-type="string" calcext:value-type="string">
            <text:p><text:s/>627,633.18</text:p>
          </table:table-cell>
          <table:table-cell office:value-type="float" office:value="4.04" calcext:value-type="float">
            <text:p><text:s/>4.0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9705" calcext:value-type="float">
            <text:p>2197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60-0</text:p>
          </table:table-cell>
        </table:table-row>
        <table:table-row table:style-name="ro6">
          <table:table-cell office:value-type="float" office:value="2199" calcext:value-type="float">
            <text:p>2199</text:p>
          </table:table-cell>
          <table:table-cell office:value-type="string" calcext:value-type="string">
            <text:p><text:s/>632,644.38</text:p>
          </table:table-cell>
          <table:table-cell office:value-type="float" office:value="5011.2" calcext:value-type="float">
            <text:p><text:s/>5,011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9205" calcext:value-type="float">
            <text:p>2192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G 10-0</text:p>
          </table:table-cell>
        </table:table-row>
        <table:table-row table:style-name="ro6">
          <table:table-cell office:value-type="float" office:value="2200" calcext:value-type="float">
            <text:p>2200</text:p>
          </table:table-cell>
          <table:table-cell office:value-type="string" calcext:value-type="string">
            <text:p><text:s/>635,985.18</text:p>
          </table:table-cell>
          <table:table-cell office:value-type="float" office:value="3340.8" calcext:value-type="float">
            <text:p><text:s/>3,340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9405" calcext:value-type="float">
            <text:p>2194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G 12-0</text:p>
          </table:table-cell>
        </table:table-row>
        <table:table-row table:style-name="ro6">
          <table:table-cell office:value-type="float" office:value="2201" calcext:value-type="float">
            <text:p>2201</text:p>
          </table:table-cell>
          <table:table-cell office:value-type="string" calcext:value-type="string">
            <text:p><text:s/>636,001.38</text:p>
          </table:table-cell>
          <table:table-cell office:value-type="float" office:value="16.2" calcext:value-type="float">
            <text:p><text:s/>16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9905" calcext:value-type="float">
            <text:p>2199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64-0</text:p>
          </table:table-cell>
        </table:table-row>
        <table:table-row table:style-name="ro6">
          <table:table-cell office:value-type="float" office:value="2202" calcext:value-type="float">
            <text:p>2202</text:p>
          </table:table-cell>
          <table:table-cell office:value-type="string" calcext:value-type="string">
            <text:p><text:s/>636,087.78</text:p>
          </table:table-cell>
          <table:table-cell office:value-type="float" office:value="86.4" calcext:value-type="float">
            <text:p><text:s/>86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9805" calcext:value-type="float">
            <text:p>2198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62-0</text:p>
          </table:table-cell>
        </table:table-row>
        <table:table-row table:style-name="ro6">
          <table:table-cell office:value-type="float" office:value="2203" calcext:value-type="float">
            <text:p>2203</text:p>
          </table:table-cell>
          <table:table-cell office:value-type="string" calcext:value-type="string">
            <text:p><text:s/>637,087.78</text:p>
          </table:table-cell>
          <table:table-cell office:value-type="float" office:value="1000" calcext:value-type="float">
            <text:p><text:s/>1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8605" calcext:value-type="float">
            <text:p>238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41-0</text:p>
          </table:table-cell>
        </table:table-row>
        <table:table-row table:style-name="ro6">
          <table:table-cell office:value-type="float" office:value="2204" calcext:value-type="float">
            <text:p>2204</text:p>
          </table:table-cell>
          <table:table-cell office:value-type="string" calcext:value-type="string">
            <text:p><text:s/>637,407.78</text:p>
          </table:table-cell>
          <table:table-cell office:value-type="float" office:value="320" calcext:value-type="float">
            <text:p><text:s/>32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8705" calcext:value-type="float">
            <text:p>238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43-0</text:p>
          </table:table-cell>
        </table:table-row>
        <table:table-row table:style-name="ro6">
          <table:table-cell office:value-type="float" office:value="2205" calcext:value-type="float">
            <text:p>2205</text:p>
          </table:table-cell>
          <table:table-cell office:value-type="string" calcext:value-type="string">
            <text:p><text:s/>637,567.78</text:p>
          </table:table-cell>
          <table:table-cell office:value-type="float" office:value="160" calcext:value-type="float">
            <text:p><text:s/>1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8805" calcext:value-type="float">
            <text:p>238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45-0</text:p>
          </table:table-cell>
        </table:table-row>
        <table:table-row table:style-name="ro6">
          <table:table-cell office:value-type="float" office:value="2206" calcext:value-type="float">
            <text:p>2206</text:p>
          </table:table-cell>
          <table:table-cell office:value-type="string" calcext:value-type="string">
            <text:p><text:s/>637,571.30</text:p>
          </table:table-cell>
          <table:table-cell office:value-type="float" office:value="3.52" calcext:value-type="float">
            <text:p><text:s/>3.5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4205" calcext:value-type="float">
            <text:p>224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94-0</text:p>
          </table:table-cell>
        </table:table-row>
        <table:table-row table:style-name="ro6">
          <table:table-cell office:value-type="float" office:value="2207" calcext:value-type="float">
            <text:p>2207</text:p>
          </table:table-cell>
          <table:table-cell office:value-type="string" calcext:value-type="string">
            <text:p><text:s/>637,580.10</text:p>
          </table:table-cell>
          <table:table-cell office:value-type="float" office:value="8.8" calcext:value-type="float">
            <text:p><text:s/>8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4405" calcext:value-type="float">
            <text:p>224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97-0</text:p>
          </table:table-cell>
        </table:table-row>
        <table:table-row table:style-name="ro6">
          <table:table-cell office:value-type="float" office:value="2208" calcext:value-type="float">
            <text:p>2208</text:p>
          </table:table-cell>
          <table:table-cell office:value-type="string" calcext:value-type="string">
            <text:p><text:s/>638,687.91</text:p>
          </table:table-cell>
          <table:table-cell office:value-type="float" office:value="1107.81" calcext:value-type="float">
            <text:p><text:s/>1,107.8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4505" calcext:value-type="float">
            <text:p>224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99-0</text:p>
          </table:table-cell>
        </table:table-row>
        <table:table-row table:style-name="ro6">
          <table:table-cell office:value-type="float" office:value="2209" calcext:value-type="float">
            <text:p>2209</text:p>
          </table:table-cell>
          <table:table-cell office:value-type="string" calcext:value-type="string">
            <text:p><text:s/>639,370.76</text:p>
          </table:table-cell>
          <table:table-cell office:value-type="float" office:value="682.85" calcext:value-type="float">
            <text:p><text:s/>682.8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2905" calcext:value-type="float">
            <text:p>242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93-0</text:p>
          </table:table-cell>
        </table:table-row>
        <table:table-row table:style-name="ro6">
          <table:table-cell office:value-type="float" office:value="2210" calcext:value-type="float">
            <text:p>2210</text:p>
          </table:table-cell>
          <table:table-cell office:value-type="string" calcext:value-type="string">
            <text:p><text:s/>642,549.90</text:p>
          </table:table-cell>
          <table:table-cell office:value-type="float" office:value="3179.14" calcext:value-type="float">
            <text:p><text:s/>3,179.1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1805" calcext:value-type="float">
            <text:p>231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32-0</text:p>
          </table:table-cell>
        </table:table-row>
        <table:table-row table:style-name="ro6">
          <table:table-cell office:value-type="float" office:value="2211" calcext:value-type="float">
            <text:p>2211</text:p>
          </table:table-cell>
          <table:table-cell office:value-type="string" calcext:value-type="string">
            <text:p><text:s/>644,064.16</text:p>
          </table:table-cell>
          <table:table-cell office:value-type="float" office:value="1514.26" calcext:value-type="float">
            <text:p><text:s/>1,514.2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8805" calcext:value-type="float">
            <text:p>228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41-0</text:p>
          </table:table-cell>
        </table:table-row>
        <table:table-row table:style-name="ro6">
          <table:table-cell office:value-type="float" office:value="2212" calcext:value-type="float">
            <text:p>2212</text:p>
          </table:table-cell>
          <table:table-cell office:value-type="string" calcext:value-type="string">
            <text:p><text:s/>644,129.52</text:p>
          </table:table-cell>
          <table:table-cell office:value-type="float" office:value="65.36" calcext:value-type="float">
            <text:p><text:s/>65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8905" calcext:value-type="float">
            <text:p>228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43-0</text:p>
          </table:table-cell>
        </table:table-row>
        <table:table-row table:style-name="ro6">
          <table:table-cell office:value-type="float" office:value="2213" calcext:value-type="float">
            <text:p>2213</text:p>
          </table:table-cell>
          <table:table-cell office:value-type="string" calcext:value-type="string">
            <text:p><text:s/>645,028.32</text:p>
          </table:table-cell>
          <table:table-cell office:value-type="float" office:value="898.8" calcext:value-type="float">
            <text:p><text:s/>898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9005" calcext:value-type="float">
            <text:p>229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45-0</text:p>
          </table:table-cell>
        </table:table-row>
        <table:table-row table:style-name="ro6">
          <table:table-cell office:value-type="float" office:value="2214" calcext:value-type="float">
            <text:p>2214</text:p>
          </table:table-cell>
          <table:table-cell office:value-type="string" calcext:value-type="string">
            <text:p><text:s/>646,825.92</text:p>
          </table:table-cell>
          <table:table-cell office:value-type="float" office:value="1797.6" calcext:value-type="float">
            <text:p><text:s/>1,797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9105" calcext:value-type="float">
            <text:p>229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47-0</text:p>
          </table:table-cell>
        </table:table-row>
        <table:table-row table:style-name="ro6">
          <table:table-cell office:value-type="float" office:value="2215" calcext:value-type="float">
            <text:p>2215</text:p>
          </table:table-cell>
          <table:table-cell office:value-type="string" calcext:value-type="string">
            <text:p><text:s/>647,546.12</text:p>
          </table:table-cell>
          <table:table-cell office:value-type="float" office:value="720.2" calcext:value-type="float">
            <text:p><text:s/>720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9205" calcext:value-type="float">
            <text:p>229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49-0</text:p>
          </table:table-cell>
        </table:table-row>
        <table:table-row table:style-name="ro6">
          <table:table-cell office:value-type="float" office:value="2216" calcext:value-type="float">
            <text:p>2216</text:p>
          </table:table-cell>
          <table:table-cell office:value-type="string" calcext:value-type="string">
            <text:p><text:s/>648,313.13</text:p>
          </table:table-cell>
          <table:table-cell office:value-type="float" office:value="767.01" calcext:value-type="float">
            <text:p><text:s/>767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7205" calcext:value-type="float">
            <text:p>227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21-0</text:p>
          </table:table-cell>
        </table:table-row>
        <table:table-row table:style-name="ro6">
          <table:table-cell office:value-type="float" office:value="2217" calcext:value-type="float">
            <text:p>2217</text:p>
          </table:table-cell>
          <table:table-cell office:value-type="string" calcext:value-type="string">
            <text:p><text:s/>648,398.73</text:p>
          </table:table-cell>
          <table:table-cell office:value-type="float" office:value="85.6" calcext:value-type="float">
            <text:p><text:s/>85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7305" calcext:value-type="float">
            <text:p>227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23-0</text:p>
          </table:table-cell>
        </table:table-row>
        <table:table-row table:style-name="ro6">
          <table:table-cell office:value-type="float" office:value="2218" calcext:value-type="float">
            <text:p>2218</text:p>
          </table:table-cell>
          <table:table-cell office:value-type="string" calcext:value-type="string">
            <text:p><text:s/>648,948.70</text:p>
          </table:table-cell>
          <table:table-cell office:value-type="float" office:value="549.97" calcext:value-type="float">
            <text:p><text:s/>549.9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7405" calcext:value-type="float">
            <text:p>227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25-0</text:p>
          </table:table-cell>
        </table:table-row>
        <table:table-row table:style-name="ro6">
          <table:table-cell office:value-type="float" office:value="2219" calcext:value-type="float">
            <text:p>2219</text:p>
          </table:table-cell>
          <table:table-cell office:value-type="string" calcext:value-type="string">
            <text:p><text:s/>649,477.32</text:p>
          </table:table-cell>
          <table:table-cell office:value-type="float" office:value="528.62" calcext:value-type="float">
            <text:p><text:s/>528.6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7505" calcext:value-type="float">
            <text:p>227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27-0</text:p>
          </table:table-cell>
        </table:table-row>
        <table:table-row table:style-name="ro6">
          <table:table-cell office:value-type="float" office:value="2220" calcext:value-type="float">
            <text:p>2220</text:p>
          </table:table-cell>
          <table:table-cell office:value-type="string" calcext:value-type="string">
            <text:p><text:s/>650,108.44</text:p>
          </table:table-cell>
          <table:table-cell office:value-type="float" office:value="631.12" calcext:value-type="float">
            <text:p><text:s/>631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7705" calcext:value-type="float">
            <text:p>227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16-0</text:p>
          </table:table-cell>
        </table:table-row>
        <table:table-row table:style-name="ro6">
          <table:table-cell office:value-type="float" office:value="2221" calcext:value-type="float">
            <text:p>2221</text:p>
          </table:table-cell>
          <table:table-cell office:value-type="string" calcext:value-type="string">
            <text:p><text:s/>652,362.44</text:p>
          </table:table-cell>
          <table:table-cell office:value-type="float" office:value="2254" calcext:value-type="float">
            <text:p><text:s/>2,25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7805" calcext:value-type="float">
            <text:p>227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18-0</text:p>
          </table:table-cell>
        </table:table-row>
        <table:table-row table:style-name="ro6">
          <table:table-cell office:value-type="float" office:value="2222" calcext:value-type="float">
            <text:p>2222</text:p>
          </table:table-cell>
          <table:table-cell office:value-type="string" calcext:value-type="string">
            <text:p><text:s/>655,518.04</text:p>
          </table:table-cell>
          <table:table-cell office:value-type="float" office:value="3155.6" calcext:value-type="float">
            <text:p><text:s/>3,155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7905" calcext:value-type="float">
            <text:p>227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20-0</text:p>
          </table:table-cell>
        </table:table-row>
        <table:table-row table:style-name="ro6">
          <table:table-cell office:value-type="float" office:value="2223" calcext:value-type="float">
            <text:p>2223</text:p>
          </table:table-cell>
          <table:table-cell office:value-type="string" calcext:value-type="string">
            <text:p><text:s/>656,194.24</text:p>
          </table:table-cell>
          <table:table-cell office:value-type="float" office:value="676.2" calcext:value-type="float">
            <text:p><text:s/>676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8005" calcext:value-type="float">
            <text:p>228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22-0</text:p>
          </table:table-cell>
        </table:table-row>
        <table:table-row table:style-name="ro6">
          <table:table-cell office:value-type="float" office:value="2224" calcext:value-type="float">
            <text:p>2224</text:p>
          </table:table-cell>
          <table:table-cell office:value-type="string" calcext:value-type="string">
            <text:p><text:s/>657,546.64</text:p>
          </table:table-cell>
          <table:table-cell office:value-type="float" office:value="1352.4" calcext:value-type="float">
            <text:p><text:s/>1,352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8105" calcext:value-type="float">
            <text:p>228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31-0</text:p>
          </table:table-cell>
        </table:table-row>
        <table:table-row table:style-name="ro6">
          <table:table-cell office:value-type="float" office:value="2225" calcext:value-type="float">
            <text:p>2225</text:p>
          </table:table-cell>
          <table:table-cell office:value-type="string" calcext:value-type="string">
            <text:p><text:s/>658,012.70</text:p>
          </table:table-cell>
          <table:table-cell office:value-type="float" office:value="466.06" calcext:value-type="float">
            <text:p><text:s/>466.0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8605" calcext:value-type="float">
            <text:p>228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24-0</text:p>
          </table:table-cell>
        </table:table-row>
        <table:table-row table:style-name="ro6">
          <table:table-cell office:value-type="float" office:value="2226" calcext:value-type="float">
            <text:p>2226</text:p>
          </table:table-cell>
          <table:table-cell office:value-type="string" calcext:value-type="string">
            <text:p><text:s/>658,172.70</text:p>
          </table:table-cell>
          <table:table-cell office:value-type="float" office:value="160" calcext:value-type="float">
            <text:p><text:s/>1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8705" calcext:value-type="float">
            <text:p>228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26-0</text:p>
          </table:table-cell>
        </table:table-row>
        <table:table-row table:style-name="ro6">
          <table:table-cell office:value-type="float" office:value="2227" calcext:value-type="float">
            <text:p>2227</text:p>
          </table:table-cell>
          <table:table-cell office:value-type="string" calcext:value-type="string">
            <text:p><text:s/>666,854.57</text:p>
          </table:table-cell>
          <table:table-cell office:value-type="float" office:value="8681.87" calcext:value-type="float">
            <text:p><text:s/>8,681.8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7805" calcext:value-type="float">
            <text:p>237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25-0</text:p>
          </table:table-cell>
        </table:table-row>
        <table:table-row table:style-name="ro6">
          <table:table-cell office:value-type="float" office:value="2228" calcext:value-type="float">
            <text:p>2228</text:p>
          </table:table-cell>
          <table:table-cell office:value-type="string" calcext:value-type="string">
            <text:p><text:s/>668,590.94</text:p>
          </table:table-cell>
          <table:table-cell office:value-type="float" office:value="1736.37" calcext:value-type="float">
            <text:p><text:s/>1,736.3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7905" calcext:value-type="float">
            <text:p>237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27-0</text:p>
          </table:table-cell>
        </table:table-row>
        <table:table-row table:style-name="ro6">
          <table:table-cell office:value-type="float" office:value="2229" calcext:value-type="float">
            <text:p>2229</text:p>
          </table:table-cell>
          <table:table-cell office:value-type="string" calcext:value-type="string">
            <text:p><text:s/>672,063.69</text:p>
          </table:table-cell>
          <table:table-cell office:value-type="float" office:value="3472.75" calcext:value-type="float">
            <text:p><text:s/>3,472.7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8005" calcext:value-type="float">
            <text:p>238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29-0</text:p>
          </table:table-cell>
        </table:table-row>
        <table:table-row table:style-name="ro6">
          <table:table-cell office:value-type="float" office:value="2230" calcext:value-type="float">
            <text:p>2230</text:p>
          </table:table-cell>
          <table:table-cell office:value-type="string" calcext:value-type="string">
            <text:p><text:s/>673,279.15</text:p>
          </table:table-cell>
          <table:table-cell office:value-type="float" office:value="1215.46" calcext:value-type="float">
            <text:p><text:s/>1,215.4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8105" calcext:value-type="float">
            <text:p>238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31-0</text:p>
          </table:table-cell>
        </table:table-row>
        <table:table-row table:style-name="ro6">
          <table:table-cell office:value-type="float" office:value="2231" calcext:value-type="float">
            <text:p>2231</text:p>
          </table:table-cell>
          <table:table-cell office:value-type="string" calcext:value-type="string">
            <text:p><text:s/>675,449.62</text:p>
          </table:table-cell>
          <table:table-cell office:value-type="float" office:value="2170.47" calcext:value-type="float">
            <text:p><text:s/>2,170.4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8205" calcext:value-type="float">
            <text:p>238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33-0</text:p>
          </table:table-cell>
        </table:table-row>
        <table:table-row table:style-name="ro6">
          <table:table-cell office:value-type="float" office:value="2232" calcext:value-type="float">
            <text:p>2232</text:p>
          </table:table-cell>
          <table:table-cell office:value-type="string" calcext:value-type="string">
            <text:p><text:s/>679,443.28</text:p>
          </table:table-cell>
          <table:table-cell office:value-type="float" office:value="3993.66" calcext:value-type="float">
            <text:p><text:s/>3,993.6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8305" calcext:value-type="float">
            <text:p>238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35-0</text:p>
          </table:table-cell>
        </table:table-row>
        <table:table-row table:style-name="ro6">
          <table:table-cell office:value-type="float" office:value="2233" calcext:value-type="float">
            <text:p>2233</text:p>
          </table:table-cell>
          <table:table-cell office:value-type="string" calcext:value-type="string">
            <text:p><text:s/>686,976.57</text:p>
          </table:table-cell>
          <table:table-cell office:value-type="float" office:value="7533.29" calcext:value-type="float">
            <text:p><text:s/>7,533.2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8405" calcext:value-type="float">
            <text:p>238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37-0</text:p>
          </table:table-cell>
        </table:table-row>
        <table:table-row table:style-name="ro6">
          <table:table-cell office:value-type="float" office:value="2234" calcext:value-type="float">
            <text:p>2234</text:p>
          </table:table-cell>
          <table:table-cell office:value-type="string" calcext:value-type="string">
            <text:p><text:s/>687,491.04</text:p>
          </table:table-cell>
          <table:table-cell office:value-type="float" office:value="514.47" calcext:value-type="float">
            <text:p><text:s/>514.4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8505" calcext:value-type="float">
            <text:p>238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39-0</text:p>
          </table:table-cell>
        </table:table-row>
        <table:table-row table:style-name="ro6">
          <table:table-cell office:value-type="float" office:value="2235" calcext:value-type="float">
            <text:p>2235</text:p>
          </table:table-cell>
          <table:table-cell office:value-type="string" calcext:value-type="string">
            <text:p><text:s/>687,629.04</text:p>
          </table:table-cell>
          <table:table-cell office:value-type="float" office:value="138" calcext:value-type="float">
            <text:p><text:s/>13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5105" calcext:value-type="float">
            <text:p>235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95-0</text:p>
          </table:table-cell>
        </table:table-row>
        <table:table-row table:style-name="ro6">
          <table:table-cell office:value-type="float" office:value="2236" calcext:value-type="float">
            <text:p>2236</text:p>
          </table:table-cell>
          <table:table-cell office:value-type="string" calcext:value-type="string">
            <text:p><text:s/>689,229.04</text:p>
          </table:table-cell>
          <table:table-cell office:value-type="float" office:value="1600" calcext:value-type="float">
            <text:p><text:s/>1,6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5405" calcext:value-type="float">
            <text:p>235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40-0</text:p>
          </table:table-cell>
        </table:table-row>
        <table:table-row table:style-name="ro6">
          <table:table-cell office:value-type="float" office:value="2237" calcext:value-type="float">
            <text:p>2237</text:p>
          </table:table-cell>
          <table:table-cell office:value-type="string" calcext:value-type="string">
            <text:p><text:s/>690,909.04</text:p>
          </table:table-cell>
          <table:table-cell office:value-type="float" office:value="1680" calcext:value-type="float">
            <text:p><text:s/>1,68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5505" calcext:value-type="float">
            <text:p>235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42-0</text:p>
          </table:table-cell>
        </table:table-row>
        <table:table-row table:style-name="ro6">
          <table:table-cell office:value-type="float" office:value="2238" calcext:value-type="float">
            <text:p>2238</text:p>
          </table:table-cell>
          <table:table-cell office:value-type="string" calcext:value-type="string">
            <text:p><text:s/>692,589.04</text:p>
          </table:table-cell>
          <table:table-cell office:value-type="float" office:value="1680" calcext:value-type="float">
            <text:p><text:s/>1,68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5705" calcext:value-type="float">
            <text:p>235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44-0</text:p>
          </table:table-cell>
        </table:table-row>
        <table:table-row table:style-name="ro6">
          <table:table-cell office:value-type="float" office:value="2239" calcext:value-type="float">
            <text:p>2239</text:p>
          </table:table-cell>
          <table:table-cell office:value-type="string" calcext:value-type="string">
            <text:p><text:s/>693,132.45</text:p>
          </table:table-cell>
          <table:table-cell office:value-type="float" office:value="543.41" calcext:value-type="float">
            <text:p><text:s/>543.4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6705" calcext:value-type="float">
            <text:p>236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46-0</text:p>
          </table:table-cell>
        </table:table-row>
        <table:table-row table:style-name="ro6">
          <table:table-cell office:value-type="float" office:value="2240" calcext:value-type="float">
            <text:p>2240</text:p>
          </table:table-cell>
          <table:table-cell office:value-type="string" calcext:value-type="string">
            <text:p><text:s/>693,144.97</text:p>
          </table:table-cell>
          <table:table-cell office:value-type="float" office:value="12.52" calcext:value-type="float">
            <text:p><text:s/>12.5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6805" calcext:value-type="float">
            <text:p>236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05-0</text:p>
          </table:table-cell>
        </table:table-row>
        <table:table-row table:style-name="ro6">
          <table:table-cell office:value-type="float" office:value="2241" calcext:value-type="float">
            <text:p>2241</text:p>
          </table:table-cell>
          <table:table-cell office:value-type="string" calcext:value-type="string">
            <text:p><text:s/>694,120.95</text:p>
          </table:table-cell>
          <table:table-cell office:value-type="float" office:value="975.98" calcext:value-type="float">
            <text:p><text:s/>975.9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6905" calcext:value-type="float">
            <text:p>236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07-0</text:p>
          </table:table-cell>
        </table:table-row>
        <table:table-row table:style-name="ro6">
          <table:table-cell office:value-type="float" office:value="2242" calcext:value-type="float">
            <text:p>2242</text:p>
          </table:table-cell>
          <table:table-cell office:value-type="string" calcext:value-type="string">
            <text:p><text:s/>694,177.81</text:p>
          </table:table-cell>
          <table:table-cell office:value-type="float" office:value="56.86" calcext:value-type="float">
            <text:p><text:s/>56.8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9305" calcext:value-type="float">
            <text:p>229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51-0</text:p>
          </table:table-cell>
        </table:table-row>
        <table:table-row table:style-name="ro6">
          <table:table-cell office:value-type="float" office:value="2243" calcext:value-type="float">
            <text:p>2243</text:p>
          </table:table-cell>
          <table:table-cell office:value-type="string" calcext:value-type="string">
            <text:p><text:s/>696,313.81</text:p>
          </table:table-cell>
          <table:table-cell office:value-type="float" office:value="2136" calcext:value-type="float">
            <text:p><text:s/>2,13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9405" calcext:value-type="float">
            <text:p>229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53-0</text:p>
          </table:table-cell>
        </table:table-row>
        <table:table-row table:style-name="ro6">
          <table:table-cell office:value-type="float" office:value="2244" calcext:value-type="float">
            <text:p>2244</text:p>
          </table:table-cell>
          <table:table-cell office:value-type="string" calcext:value-type="string">
            <text:p><text:s/>696,329.60</text:p>
          </table:table-cell>
          <table:table-cell office:value-type="float" office:value="15.79" calcext:value-type="float">
            <text:p><text:s/>15.7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9505" calcext:value-type="float">
            <text:p>229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55-0</text:p>
          </table:table-cell>
        </table:table-row>
        <table:table-row table:style-name="ro6">
          <table:table-cell office:value-type="float" office:value="2245" calcext:value-type="float">
            <text:p>2245</text:p>
          </table:table-cell>
          <table:table-cell office:value-type="string" calcext:value-type="string">
            <text:p><text:s/>696,343.79</text:p>
          </table:table-cell>
          <table:table-cell office:value-type="float" office:value="14.19" calcext:value-type="float">
            <text:p><text:s/>14.1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9605" calcext:value-type="float">
            <text:p>229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28-0</text:p>
          </table:table-cell>
        </table:table-row>
        <table:table-row table:style-name="ro6">
          <table:table-cell office:value-type="float" office:value="2246" calcext:value-type="float">
            <text:p>2246</text:p>
          </table:table-cell>
          <table:table-cell office:value-type="string" calcext:value-type="string">
            <text:p><text:s/>698,141.39</text:p>
          </table:table-cell>
          <table:table-cell office:value-type="float" office:value="1797.6" calcext:value-type="float">
            <text:p><text:s/>1,797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9705" calcext:value-type="float">
            <text:p>229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57-0</text:p>
          </table:table-cell>
        </table:table-row>
        <table:table-row table:style-name="ro6">
          <table:table-cell office:value-type="float" office:value="2247" calcext:value-type="float">
            <text:p>2247</text:p>
          </table:table-cell>
          <table:table-cell office:value-type="string" calcext:value-type="string">
            <text:p><text:s/>698,730.79</text:p>
          </table:table-cell>
          <table:table-cell office:value-type="float" office:value="589.4" calcext:value-type="float">
            <text:p><text:s/>589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7605" calcext:value-type="float">
            <text:p>237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21-0</text:p>
          </table:table-cell>
        </table:table-row>
        <table:table-row table:style-name="ro6">
          <table:table-cell office:value-type="float" office:value="2248" calcext:value-type="float">
            <text:p>2248</text:p>
          </table:table-cell>
          <table:table-cell office:value-type="string" calcext:value-type="string">
            <text:p><text:s/>698,856.77</text:p>
          </table:table-cell>
          <table:table-cell office:value-type="float" office:value="125.98" calcext:value-type="float">
            <text:p><text:s/>125.9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7705" calcext:value-type="float">
            <text:p>237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23-0</text:p>
          </table:table-cell>
        </table:table-row>
        <table:table-row table:style-name="ro6">
          <table:table-cell office:value-type="float" office:value="2249" calcext:value-type="float">
            <text:p>2249</text:p>
          </table:table-cell>
          <table:table-cell office:value-type="string" calcext:value-type="string">
            <text:p><text:s/>705,066.60</text:p>
          </table:table-cell>
          <table:table-cell office:value-type="float" office:value="6209.83" calcext:value-type="float">
            <text:p><text:s/>6,209.8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6205" calcext:value-type="float">
            <text:p>226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10-0</text:p>
          </table:table-cell>
        </table:table-row>
        <table:table-row table:style-name="ro6">
          <table:table-cell office:value-type="float" office:value="2250" calcext:value-type="float">
            <text:p>2250</text:p>
          </table:table-cell>
          <table:table-cell office:value-type="string" calcext:value-type="string">
            <text:p><text:s/>706,625.11</text:p>
          </table:table-cell>
          <table:table-cell office:value-type="float" office:value="1558.51" calcext:value-type="float">
            <text:p><text:s/>1,558.5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6305" calcext:value-type="float">
            <text:p>226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14-0</text:p>
          </table:table-cell>
        </table:table-row>
        <table:table-row table:style-name="ro6">
          <table:table-cell office:value-type="float" office:value="2251" calcext:value-type="float">
            <text:p>2251</text:p>
          </table:table-cell>
          <table:table-cell office:value-type="string" calcext:value-type="string">
            <text:p><text:s/>707,688.94</text:p>
          </table:table-cell>
          <table:table-cell office:value-type="float" office:value="1063.83" calcext:value-type="float">
            <text:p><text:s/>1,063.8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7005" calcext:value-type="float">
            <text:p>237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09-0</text:p>
          </table:table-cell>
        </table:table-row>
        <table:table-row table:style-name="ro6">
          <table:table-cell office:value-type="float" office:value="2252" calcext:value-type="float">
            <text:p>2252</text:p>
          </table:table-cell>
          <table:table-cell office:value-type="string" calcext:value-type="string">
            <text:p><text:s/>708,212.78</text:p>
          </table:table-cell>
          <table:table-cell office:value-type="float" office:value="523.84" calcext:value-type="float">
            <text:p><text:s/>523.8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7105" calcext:value-type="float">
            <text:p>237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11-0</text:p>
          </table:table-cell>
        </table:table-row>
        <table:table-row table:style-name="ro6">
          <table:table-cell office:value-type="float" office:value="2253" calcext:value-type="float">
            <text:p>2253</text:p>
          </table:table-cell>
          <table:table-cell office:value-type="string" calcext:value-type="string">
            <text:p><text:s/>719,732.17</text:p>
          </table:table-cell>
          <table:table-cell office:value-type="float" office:value="11519.39" calcext:value-type="float">
            <text:p><text:s/>11,519.3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7205" calcext:value-type="float">
            <text:p>237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13-0</text:p>
          </table:table-cell>
        </table:table-row>
        <table:table-row table:style-name="ro6">
          <table:table-cell office:value-type="float" office:value="2254" calcext:value-type="float">
            <text:p>2254</text:p>
          </table:table-cell>
          <table:table-cell office:value-type="string" calcext:value-type="string">
            <text:p><text:s/>724,062.37</text:p>
          </table:table-cell>
          <table:table-cell office:value-type="float" office:value="4330.2" calcext:value-type="float">
            <text:p><text:s/>4,330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7305" calcext:value-type="float">
            <text:p>237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15-0</text:p>
          </table:table-cell>
        </table:table-row>
        <table:table-row table:style-name="ro6">
          <table:table-cell office:value-type="float" office:value="2255" calcext:value-type="float">
            <text:p>2255</text:p>
          </table:table-cell>
          <table:table-cell office:value-type="string" calcext:value-type="string">
            <text:p><text:s/>724,211.39</text:p>
          </table:table-cell>
          <table:table-cell office:value-type="float" office:value="149.02" calcext:value-type="float">
            <text:p><text:s/>149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7405" calcext:value-type="float">
            <text:p>237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17-0</text:p>
          </table:table-cell>
        </table:table-row>
        <table:table-row table:style-name="ro6">
          <table:table-cell office:value-type="float" office:value="2256" calcext:value-type="float">
            <text:p>2256</text:p>
          </table:table-cell>
          <table:table-cell office:value-type="string" calcext:value-type="string">
            <text:p><text:s/>724,403.64</text:p>
          </table:table-cell>
          <table:table-cell office:value-type="float" office:value="192.25" calcext:value-type="float">
            <text:p><text:s/>192.2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7505" calcext:value-type="float">
            <text:p>237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19-0</text:p>
          </table:table-cell>
        </table:table-row>
        <table:table-row table:style-name="ro6">
          <table:table-cell office:value-type="float" office:value="2257" calcext:value-type="float">
            <text:p>2257</text:p>
          </table:table-cell>
          <table:table-cell office:value-type="string" calcext:value-type="string">
            <text:p><text:s/>724,561.80</text:p>
          </table:table-cell>
          <table:table-cell office:value-type="float" office:value="158.16" calcext:value-type="float">
            <text:p><text:s/>158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2605" calcext:value-type="float">
            <text:p>232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34-0</text:p>
          </table:table-cell>
        </table:table-row>
        <table:table-row table:style-name="ro6">
          <table:table-cell office:value-type="float" office:value="2258" calcext:value-type="float">
            <text:p>2258</text:p>
          </table:table-cell>
          <table:table-cell office:value-type="string" calcext:value-type="string">
            <text:p><text:s/>724,628.13</text:p>
          </table:table-cell>
          <table:table-cell office:value-type="float" office:value="66.33" calcext:value-type="float">
            <text:p><text:s/>66.3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2805" calcext:value-type="float">
            <text:p>232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87-0</text:p>
          </table:table-cell>
        </table:table-row>
        <table:table-row table:style-name="ro6">
          <table:table-cell office:value-type="float" office:value="2259" calcext:value-type="float">
            <text:p>2259</text:p>
          </table:table-cell>
          <table:table-cell office:value-type="string" calcext:value-type="string">
            <text:p><text:s/>727,934.70</text:p>
          </table:table-cell>
          <table:table-cell office:value-type="float" office:value="3306.57" calcext:value-type="float">
            <text:p><text:s/>3,306.5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6505" calcext:value-type="float">
            <text:p>226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13-0</text:p>
          </table:table-cell>
        </table:table-row>
        <table:table-row table:style-name="ro6">
          <table:table-cell office:value-type="float" office:value="2260" calcext:value-type="float">
            <text:p>2260</text:p>
          </table:table-cell>
          <table:table-cell office:value-type="string" calcext:value-type="string">
            <text:p><text:s/>728,183.96</text:p>
          </table:table-cell>
          <table:table-cell office:value-type="float" office:value="249.26" calcext:value-type="float">
            <text:p><text:s/>249.2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1005" calcext:value-type="float">
            <text:p>231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73-0</text:p>
          </table:table-cell>
        </table:table-row>
        <table:table-row table:style-name="ro6">
          <table:table-cell office:value-type="float" office:value="2261" calcext:value-type="float">
            <text:p>2261</text:p>
          </table:table-cell>
          <table:table-cell office:value-type="string" calcext:value-type="string">
            <text:p><text:s/>728,319.38</text:p>
          </table:table-cell>
          <table:table-cell office:value-type="float" office:value="135.42" calcext:value-type="float">
            <text:p><text:s/>135.4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1105" calcext:value-type="float">
            <text:p>231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75-0</text:p>
          </table:table-cell>
        </table:table-row>
        <table:table-row table:style-name="ro6">
          <table:table-cell office:value-type="float" office:value="2262" calcext:value-type="float">
            <text:p>2262</text:p>
          </table:table-cell>
          <table:table-cell office:value-type="string" calcext:value-type="string">
            <text:p><text:s/>728,506.88</text:p>
          </table:table-cell>
          <table:table-cell office:value-type="float" office:value="187.5" calcext:value-type="float">
            <text:p><text:s/>187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1205" calcext:value-type="float">
            <text:p>231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77-0</text:p>
          </table:table-cell>
        </table:table-row>
        <table:table-row table:style-name="ro6">
          <table:table-cell office:value-type="float" office:value="2263" calcext:value-type="float">
            <text:p>2263</text:p>
          </table:table-cell>
          <table:table-cell office:value-type="string" calcext:value-type="string">
            <text:p><text:s/>729,558.81</text:p>
          </table:table-cell>
          <table:table-cell office:value-type="float" office:value="1051.93" calcext:value-type="float">
            <text:p><text:s/>1,051.9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1305" calcext:value-type="float">
            <text:p>231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79-0</text:p>
          </table:table-cell>
        </table:table-row>
        <table:table-row table:style-name="ro6">
          <table:table-cell office:value-type="float" office:value="2264" calcext:value-type="float">
            <text:p>2264</text:p>
          </table:table-cell>
          <table:table-cell office:value-type="string" calcext:value-type="string">
            <text:p><text:s/>730,422.54</text:p>
          </table:table-cell>
          <table:table-cell office:value-type="float" office:value="863.73" calcext:value-type="float">
            <text:p><text:s/>863.7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0405" calcext:value-type="float">
            <text:p>230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61-0</text:p>
          </table:table-cell>
        </table:table-row>
        <table:table-row table:style-name="ro6">
          <table:table-cell office:value-type="float" office:value="2265" calcext:value-type="float">
            <text:p>2265</text:p>
          </table:table-cell>
          <table:table-cell office:value-type="string" calcext:value-type="string">
            <text:p><text:s/>730,952.38</text:p>
          </table:table-cell>
          <table:table-cell office:value-type="float" office:value="529.84" calcext:value-type="float">
            <text:p><text:s/>529.8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0505" calcext:value-type="float">
            <text:p>230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63-0</text:p>
          </table:table-cell>
        </table:table-row>
        <table:table-row table:style-name="ro6">
          <table:table-cell office:value-type="float" office:value="2266" calcext:value-type="float">
            <text:p>2266</text:p>
          </table:table-cell>
          <table:table-cell office:value-type="string" calcext:value-type="string">
            <text:p><text:s/>731,133.83</text:p>
          </table:table-cell>
          <table:table-cell office:value-type="float" office:value="181.45" calcext:value-type="float">
            <text:p><text:s/>181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0605" calcext:value-type="float">
            <text:p>230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65-0</text:p>
          </table:table-cell>
        </table:table-row>
        <table:table-row table:style-name="ro6">
          <table:table-cell office:value-type="float" office:value="2267" calcext:value-type="float">
            <text:p>2267</text:p>
          </table:table-cell>
          <table:table-cell office:value-type="string" calcext:value-type="string">
            <text:p><text:s/>731,285.03</text:p>
          </table:table-cell>
          <table:table-cell office:value-type="float" office:value="151.2" calcext:value-type="float">
            <text:p><text:s/>151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0705" calcext:value-type="float">
            <text:p>230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67-0</text:p>
          </table:table-cell>
        </table:table-row>
        <table:table-row table:style-name="ro6">
          <table:table-cell office:value-type="float" office:value="2268" calcext:value-type="float">
            <text:p>2268</text:p>
          </table:table-cell>
          <table:table-cell office:value-type="string" calcext:value-type="string">
            <text:p><text:s/>731,867.64</text:p>
          </table:table-cell>
          <table:table-cell office:value-type="float" office:value="582.61" calcext:value-type="float">
            <text:p><text:s/>582.6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0805" calcext:value-type="float">
            <text:p>230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69-0</text:p>
          </table:table-cell>
        </table:table-row>
        <table:table-row table:style-name="ro6">
          <table:table-cell office:value-type="float" office:value="2269" calcext:value-type="float">
            <text:p>2269</text:p>
          </table:table-cell>
          <table:table-cell office:value-type="string" calcext:value-type="string">
            <text:p><text:s/>731,933.87</text:p>
          </table:table-cell>
          <table:table-cell office:value-type="float" office:value="66.23" calcext:value-type="float">
            <text:p><text:s/>66.2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0905" calcext:value-type="float">
            <text:p>230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71-0</text:p>
          </table:table-cell>
        </table:table-row>
        <table:table-row table:style-name="ro6">
          <table:table-cell office:value-type="float" office:value="2270" calcext:value-type="float">
            <text:p>2270</text:p>
          </table:table-cell>
          <table:table-cell office:value-type="string" calcext:value-type="string">
            <text:p><text:s/>731,938.99</text:p>
          </table:table-cell>
          <table:table-cell office:value-type="float" office:value="5.12" calcext:value-type="float">
            <text:p><text:s/>5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1905" calcext:value-type="float">
            <text:p>241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77-0</text:p>
          </table:table-cell>
        </table:table-row>
        <table:table-row table:style-name="ro6">
          <table:table-cell office:value-type="float" office:value="2271" calcext:value-type="float">
            <text:p>2271</text:p>
          </table:table-cell>
          <table:table-cell office:value-type="string" calcext:value-type="string">
            <text:p><text:s/>732,043.70</text:p>
          </table:table-cell>
          <table:table-cell office:value-type="float" office:value="104.71" calcext:value-type="float">
            <text:p><text:s/>104.7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2005" calcext:value-type="float">
            <text:p>242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79-0</text:p>
          </table:table-cell>
        </table:table-row>
        <table:table-row table:style-name="ro6">
          <table:table-cell office:value-type="float" office:value="2272" calcext:value-type="float">
            <text:p>2272</text:p>
          </table:table-cell>
          <table:table-cell office:value-type="string" calcext:value-type="string">
            <text:p><text:s/>734,719.15</text:p>
          </table:table-cell>
          <table:table-cell office:value-type="float" office:value="2675.45" calcext:value-type="float">
            <text:p><text:s/>2,675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2105" calcext:value-type="float">
            <text:p>242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81-0</text:p>
          </table:table-cell>
        </table:table-row>
        <table:table-row table:style-name="ro6">
          <table:table-cell office:value-type="float" office:value="2273" calcext:value-type="float">
            <text:p>2273</text:p>
          </table:table-cell>
          <table:table-cell office:value-type="string" calcext:value-type="string">
            <text:p><text:s/>735,041.47</text:p>
          </table:table-cell>
          <table:table-cell office:value-type="float" office:value="322.32" calcext:value-type="float">
            <text:p><text:s/>322.3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2205" calcext:value-type="float">
            <text:p>242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83-0</text:p>
          </table:table-cell>
        </table:table-row>
        <table:table-row table:style-name="ro6">
          <table:table-cell office:value-type="float" office:value="2274" calcext:value-type="float">
            <text:p>2274</text:p>
          </table:table-cell>
          <table:table-cell office:value-type="string" calcext:value-type="string">
            <text:p><text:s/>735,948.26</text:p>
          </table:table-cell>
          <table:table-cell office:value-type="float" office:value="906.79" calcext:value-type="float">
            <text:p><text:s/>906.7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2405" calcext:value-type="float">
            <text:p>242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85-0</text:p>
          </table:table-cell>
        </table:table-row>
        <table:table-row table:style-name="ro6">
          <table:table-cell office:value-type="float" office:value="2275" calcext:value-type="float">
            <text:p>2275</text:p>
          </table:table-cell>
          <table:table-cell office:value-type="string" calcext:value-type="string">
            <text:p><text:s/>736,162.55</text:p>
          </table:table-cell>
          <table:table-cell office:value-type="float" office:value="214.29" calcext:value-type="float">
            <text:p><text:s/>214.2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3105" calcext:value-type="float">
            <text:p>233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89-0</text:p>
          </table:table-cell>
        </table:table-row>
        <table:table-row table:style-name="ro6">
          <table:table-cell office:value-type="float" office:value="2276" calcext:value-type="float">
            <text:p>2276</text:p>
          </table:table-cell>
          <table:table-cell office:value-type="string" calcext:value-type="string">
            <text:p><text:s/>739,083.85</text:p>
          </table:table-cell>
          <table:table-cell office:value-type="float" office:value="2921.3" calcext:value-type="float">
            <text:p><text:s/>2,921.3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3205" calcext:value-type="float">
            <text:p>233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38-0</text:p>
          </table:table-cell>
        </table:table-row>
        <table:table-row table:style-name="ro6">
          <table:table-cell office:value-type="float" office:value="2277" calcext:value-type="float">
            <text:p>2277</text:p>
          </table:table-cell>
          <table:table-cell office:value-type="string" calcext:value-type="string">
            <text:p><text:s/>739,090.85</text:p>
          </table:table-cell>
          <table:table-cell office:value-type="float" office:value="7" calcext:value-type="float">
            <text:p><text:s/>7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3305" calcext:value-type="float">
            <text:p>233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91-0</text:p>
          </table:table-cell>
        </table:table-row>
        <table:table-row table:style-name="ro6">
          <table:table-cell office:value-type="float" office:value="2278" calcext:value-type="float">
            <text:p>2278</text:p>
          </table:table-cell>
          <table:table-cell office:value-type="string" calcext:value-type="string">
            <text:p><text:s/>739,151.44</text:p>
          </table:table-cell>
          <table:table-cell office:value-type="float" office:value="60.59" calcext:value-type="float">
            <text:p><text:s/>60.5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3405" calcext:value-type="float">
            <text:p>233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93-0</text:p>
          </table:table-cell>
        </table:table-row>
        <table:table-row table:style-name="ro6">
          <table:table-cell office:value-type="float" office:value="2279" calcext:value-type="float">
            <text:p>2279</text:p>
          </table:table-cell>
          <table:table-cell office:value-type="string" calcext:value-type="string">
            <text:p><text:s/>747,244.72</text:p>
          </table:table-cell>
          <table:table-cell office:value-type="float" office:value="8093.28" calcext:value-type="float">
            <text:p><text:s/>8,093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6105" calcext:value-type="float">
            <text:p>226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08-0</text:p>
          </table:table-cell>
        </table:table-row>
        <table:table-row table:style-name="ro6">
          <table:table-cell office:value-type="float" office:value="2280" calcext:value-type="float">
            <text:p>2280</text:p>
          </table:table-cell>
          <table:table-cell office:value-type="string" calcext:value-type="string">
            <text:p><text:s/>749,454.52</text:p>
          </table:table-cell>
          <table:table-cell office:value-type="float" office:value="2209.8" calcext:value-type="float">
            <text:p><text:s/>2,209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9505" calcext:value-type="float">
            <text:p>239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59-0</text:p>
          </table:table-cell>
        </table:table-row>
        <table:table-row table:style-name="ro6">
          <table:table-cell office:value-type="float" office:value="2281" calcext:value-type="float">
            <text:p>2281</text:p>
          </table:table-cell>
          <table:table-cell office:value-type="string" calcext:value-type="string">
            <text:p><text:s/>749,525.95</text:p>
          </table:table-cell>
          <table:table-cell office:value-type="float" office:value="71.43" calcext:value-type="float">
            <text:p><text:s/>71.4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9605" calcext:value-type="float">
            <text:p>239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61-0</text:p>
          </table:table-cell>
        </table:table-row>
        <table:table-row table:style-name="ro6">
          <table:table-cell office:value-type="float" office:value="2282" calcext:value-type="float">
            <text:p>2282</text:p>
          </table:table-cell>
          <table:table-cell office:value-type="string" calcext:value-type="string">
            <text:p><text:s/>753,181.66</text:p>
          </table:table-cell>
          <table:table-cell office:value-type="float" office:value="3655.71" calcext:value-type="float">
            <text:p><text:s/>3,655.7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9705" calcext:value-type="float">
            <text:p>239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63-0</text:p>
          </table:table-cell>
        </table:table-row>
        <table:table-row table:style-name="ro6">
          <table:table-cell office:value-type="float" office:value="2283" calcext:value-type="float">
            <text:p>2283</text:p>
          </table:table-cell>
          <table:table-cell office:value-type="string" calcext:value-type="string">
            <text:p><text:s/>753,253.69</text:p>
          </table:table-cell>
          <table:table-cell office:value-type="float" office:value="72.03" calcext:value-type="float">
            <text:p><text:s/>72.0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7605" calcext:value-type="float">
            <text:p>227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29-0</text:p>
          </table:table-cell>
        </table:table-row>
        <table:table-row table:style-name="ro6">
          <table:table-cell office:value-type="float" office:value="2284" calcext:value-type="float">
            <text:p>2284</text:p>
          </table:table-cell>
          <table:table-cell office:value-type="string" calcext:value-type="string">
            <text:p><text:s/>754,096.42</text:p>
          </table:table-cell>
          <table:table-cell office:value-type="float" office:value="842.73" calcext:value-type="float">
            <text:p><text:s/>842.7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4605" calcext:value-type="float">
            <text:p>224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01-0</text:p>
          </table:table-cell>
        </table:table-row>
        <table:table-row table:style-name="ro6">
          <table:table-cell office:value-type="float" office:value="2285" calcext:value-type="float">
            <text:p>2285</text:p>
          </table:table-cell>
          <table:table-cell office:value-type="string" calcext:value-type="string">
            <text:p><text:s/>757,296.95</text:p>
          </table:table-cell>
          <table:table-cell office:value-type="float" office:value="3200.53" calcext:value-type="float">
            <text:p><text:s/>3,200.5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4705" calcext:value-type="float">
            <text:p>224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03-0</text:p>
          </table:table-cell>
        </table:table-row>
        <table:table-row table:style-name="ro6">
          <table:table-cell office:value-type="float" office:value="2286" calcext:value-type="float">
            <text:p>2286</text:p>
          </table:table-cell>
          <table:table-cell office:value-type="string" calcext:value-type="string">
            <text:p><text:s/>758,119.46</text:p>
          </table:table-cell>
          <table:table-cell office:value-type="float" office:value="822.51" calcext:value-type="float">
            <text:p><text:s/>822.5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5405" calcext:value-type="float">
            <text:p>225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05-0</text:p>
          </table:table-cell>
        </table:table-row>
        <table:table-row table:style-name="ro6">
          <table:table-cell office:value-type="float" office:value="2287" calcext:value-type="float">
            <text:p>2287</text:p>
          </table:table-cell>
          <table:table-cell office:value-type="string" calcext:value-type="string">
            <text:p><text:s/>760,151.53</text:p>
          </table:table-cell>
          <table:table-cell office:value-type="float" office:value="2032.07" calcext:value-type="float">
            <text:p><text:s/>2,032.0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1405" calcext:value-type="float">
            <text:p>231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81-0</text:p>
          </table:table-cell>
        </table:table-row>
        <table:table-row table:style-name="ro6">
          <table:table-cell office:value-type="float" office:value="2288" calcext:value-type="float">
            <text:p>2288</text:p>
          </table:table-cell>
          <table:table-cell office:value-type="string" calcext:value-type="string">
            <text:p><text:s/>761,103.48</text:p>
          </table:table-cell>
          <table:table-cell office:value-type="float" office:value="951.95" calcext:value-type="float">
            <text:p><text:s/>951.9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1505" calcext:value-type="float">
            <text:p>231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83-0</text:p>
          </table:table-cell>
        </table:table-row>
        <table:table-row table:style-name="ro6">
          <table:table-cell office:value-type="float" office:value="2289" calcext:value-type="float">
            <text:p>2289</text:p>
          </table:table-cell>
          <table:table-cell office:value-type="string" calcext:value-type="string">
            <text:p><text:s/>760,273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830.34" calcext:value-type="float">
            <text:p><text:s/>830.34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2505" calcext:value-type="float">
            <text:p>232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1D 232505-0</text:p>
          </table:table-cell>
        </table:table-row>
        <table:table-row table:style-name="ro6">
          <table:table-cell office:value-type="float" office:value="2290" calcext:value-type="float">
            <text:p>2290</text:p>
          </table:table-cell>
          <table:table-cell office:value-type="string" calcext:value-type="string">
            <text:p><text:s/>760,375.95</text:p>
          </table:table-cell>
          <table:table-cell office:value-type="float" office:value="102.81" calcext:value-type="float">
            <text:p><text:s/>102.8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6605" calcext:value-type="float">
            <text:p>226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15-0</text:p>
          </table:table-cell>
        </table:table-row>
        <table:table-row table:style-name="ro6">
          <table:table-cell office:value-type="float" office:value="2291" calcext:value-type="float">
            <text:p>2291</text:p>
          </table:table-cell>
          <table:table-cell office:value-type="string" calcext:value-type="string">
            <text:p><text:s/>765,254.22</text:p>
          </table:table-cell>
          <table:table-cell office:value-type="float" office:value="4878.27" calcext:value-type="float">
            <text:p><text:s/>4,878.2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6705" calcext:value-type="float">
            <text:p>226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17-0</text:p>
          </table:table-cell>
        </table:table-row>
        <table:table-row table:style-name="ro6">
          <table:table-cell office:value-type="float" office:value="2292" calcext:value-type="float">
            <text:p>2292</text:p>
          </table:table-cell>
          <table:table-cell office:value-type="string" calcext:value-type="string">
            <text:p><text:s/>765,303.78</text:p>
          </table:table-cell>
          <table:table-cell office:value-type="float" office:value="49.56" calcext:value-type="float">
            <text:p><text:s/>49.5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6805" calcext:value-type="float">
            <text:p>226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19-0</text:p>
          </table:table-cell>
        </table:table-row>
        <table:table-row table:style-name="ro6">
          <table:table-cell office:value-type="float" office:value="2293" calcext:value-type="float">
            <text:p>2293</text:p>
          </table:table-cell>
          <table:table-cell office:value-type="string" calcext:value-type="string">
            <text:p><text:s/>765,733.29</text:p>
          </table:table-cell>
          <table:table-cell office:value-type="float" office:value="429.51" calcext:value-type="float">
            <text:p><text:s/>429.5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6105" calcext:value-type="float">
            <text:p>236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97-0</text:p>
          </table:table-cell>
        </table:table-row>
        <table:table-row table:style-name="ro6">
          <table:table-cell office:value-type="float" office:value="2294" calcext:value-type="float">
            <text:p>2294</text:p>
          </table:table-cell>
          <table:table-cell office:value-type="string" calcext:value-type="string">
            <text:p><text:s/>766,448.76</text:p>
          </table:table-cell>
          <table:table-cell office:value-type="float" office:value="715.47" calcext:value-type="float">
            <text:p><text:s/>715.4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6405" calcext:value-type="float">
            <text:p>236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99-0</text:p>
          </table:table-cell>
        </table:table-row>
        <table:table-row table:style-name="ro6">
          <table:table-cell office:value-type="float" office:value="2295" calcext:value-type="float">
            <text:p>2295</text:p>
          </table:table-cell>
          <table:table-cell office:value-type="string" calcext:value-type="string">
            <text:p><text:s/>768,365.80</text:p>
          </table:table-cell>
          <table:table-cell office:value-type="float" office:value="1917.04" calcext:value-type="float">
            <text:p><text:s/>1,917.0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6505" calcext:value-type="float">
            <text:p>236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01-0</text:p>
          </table:table-cell>
        </table:table-row>
        <table:table-row table:style-name="ro6">
          <table:table-cell office:value-type="float" office:value="2296" calcext:value-type="float">
            <text:p>2296</text:p>
          </table:table-cell>
          <table:table-cell office:value-type="string" calcext:value-type="string">
            <text:p><text:s/>771,952.53</text:p>
          </table:table-cell>
          <table:table-cell office:value-type="float" office:value="3586.73" calcext:value-type="float">
            <text:p><text:s/>3,586.7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6605" calcext:value-type="float">
            <text:p>236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03-0</text:p>
          </table:table-cell>
        </table:table-row>
        <table:table-row table:style-name="ro6">
          <table:table-cell office:value-type="float" office:value="2297" calcext:value-type="float">
            <text:p>2297</text:p>
          </table:table-cell>
          <table:table-cell office:value-type="string" calcext:value-type="string">
            <text:p><text:s/>772,748.43</text:p>
          </table:table-cell>
          <table:table-cell office:value-type="float" office:value="795.9" calcext:value-type="float">
            <text:p><text:s/>795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2505" calcext:value-type="float">
            <text:p>242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87-0</text:p>
          </table:table-cell>
        </table:table-row>
        <table:table-row table:style-name="ro6">
          <table:table-cell office:value-type="float" office:value="2298" calcext:value-type="float">
            <text:p>2298</text:p>
          </table:table-cell>
          <table:table-cell office:value-type="string" calcext:value-type="string">
            <text:p><text:s/>775,021.44</text:p>
          </table:table-cell>
          <table:table-cell office:value-type="float" office:value="2273.01" calcext:value-type="float">
            <text:p><text:s/>2,273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2605" calcext:value-type="float">
            <text:p>242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89-0</text:p>
          </table:table-cell>
        </table:table-row>
        <table:table-row table:style-name="ro6">
          <table:table-cell office:value-type="float" office:value="2299" calcext:value-type="float">
            <text:p>2299</text:p>
          </table:table-cell>
          <table:table-cell office:value-type="string" calcext:value-type="string">
            <text:p><text:s/>775,316.42</text:p>
          </table:table-cell>
          <table:table-cell office:value-type="float" office:value="294.98" calcext:value-type="float">
            <text:p><text:s/>294.9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2705" calcext:value-type="float">
            <text:p>242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91-0</text:p>
          </table:table-cell>
        </table:table-row>
        <table:table-row table:style-name="ro6">
          <table:table-cell office:value-type="float" office:value="2300" calcext:value-type="float">
            <text:p>2300</text:p>
          </table:table-cell>
          <table:table-cell office:value-type="string" calcext:value-type="string">
            <text:p><text:s/>775,456.54</text:p>
          </table:table-cell>
          <table:table-cell office:value-type="float" office:value="140.12" calcext:value-type="float">
            <text:p><text:s/>140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1105" calcext:value-type="float">
            <text:p>241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67-0</text:p>
          </table:table-cell>
        </table:table-row>
        <table:table-row table:style-name="ro6">
          <table:table-cell office:value-type="float" office:value="2301" calcext:value-type="float">
            <text:p>2301</text:p>
          </table:table-cell>
          <table:table-cell office:value-type="string" calcext:value-type="string">
            <text:p><text:s/>781,759.61</text:p>
          </table:table-cell>
          <table:table-cell office:value-type="float" office:value="6303.07" calcext:value-type="float">
            <text:p><text:s/>6,303.0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1205" calcext:value-type="float">
            <text:p>241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69-0</text:p>
          </table:table-cell>
        </table:table-row>
        <table:table-row table:style-name="ro6">
          <table:table-cell office:value-type="float" office:value="2302" calcext:value-type="float">
            <text:p>2302</text:p>
          </table:table-cell>
          <table:table-cell office:value-type="string" calcext:value-type="string">
            <text:p><text:s/>782,366.65</text:p>
          </table:table-cell>
          <table:table-cell office:value-type="float" office:value="607.04" calcext:value-type="float">
            <text:p><text:s/>607.0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1305" calcext:value-type="float">
            <text:p>241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48-0</text:p>
          </table:table-cell>
        </table:table-row>
        <table:table-row table:style-name="ro6">
          <table:table-cell office:value-type="float" office:value="2303" calcext:value-type="float">
            <text:p>2303</text:p>
          </table:table-cell>
          <table:table-cell office:value-type="string" calcext:value-type="string">
            <text:p><text:s/>783,327.86</text:p>
          </table:table-cell>
          <table:table-cell office:value-type="float" office:value="961.21" calcext:value-type="float">
            <text:p><text:s/>961.2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1405" calcext:value-type="float">
            <text:p>241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71-0</text:p>
          </table:table-cell>
        </table:table-row>
        <table:table-row table:style-name="ro6">
          <table:table-cell office:value-type="float" office:value="2304" calcext:value-type="float">
            <text:p>2304</text:p>
          </table:table-cell>
          <table:table-cell office:value-type="string" calcext:value-type="string">
            <text:p><text:s/>784,167.86</text:p>
          </table:table-cell>
          <table:table-cell office:value-type="float" office:value="840" calcext:value-type="float">
            <text:p><text:s/>84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1605" calcext:value-type="float">
            <text:p>241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50-0</text:p>
          </table:table-cell>
        </table:table-row>
        <table:table-row table:style-name="ro6">
          <table:table-cell office:value-type="float" office:value="2305" calcext:value-type="float">
            <text:p>2305</text:p>
          </table:table-cell>
          <table:table-cell office:value-type="string" calcext:value-type="string">
            <text:p><text:s/>788,007.86</text:p>
          </table:table-cell>
          <table:table-cell office:value-type="float" office:value="3840" calcext:value-type="float">
            <text:p><text:s/>3,84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1705" calcext:value-type="float">
            <text:p>241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73-0</text:p>
          </table:table-cell>
        </table:table-row>
        <table:table-row table:style-name="ro6">
          <table:table-cell office:value-type="float" office:value="2306" calcext:value-type="float">
            <text:p>2306</text:p>
          </table:table-cell>
          <table:table-cell office:value-type="string" calcext:value-type="string">
            <text:p><text:s/>792,567.86</text:p>
          </table:table-cell>
          <table:table-cell office:value-type="float" office:value="4560" calcext:value-type="float">
            <text:p><text:s/>4,5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1805" calcext:value-type="float">
            <text:p>241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75-0</text:p>
          </table:table-cell>
        </table:table-row>
        <table:table-row table:style-name="ro6">
          <table:table-cell office:value-type="float" office:value="2307" calcext:value-type="float">
            <text:p>2307</text:p>
          </table:table-cell>
          <table:table-cell office:value-type="string" calcext:value-type="string">
            <text:p><text:s/>792,720.28</text:p>
          </table:table-cell>
          <table:table-cell office:value-type="float" office:value="152.42" calcext:value-type="float">
            <text:p><text:s/>152.4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5705" calcext:value-type="float">
            <text:p>245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95-0</text:p>
          </table:table-cell>
        </table:table-row>
        <table:table-row table:style-name="ro6">
          <table:table-cell office:value-type="float" office:value="2308" calcext:value-type="float">
            <text:p>2308</text:p>
          </table:table-cell>
          <table:table-cell office:value-type="string" calcext:value-type="string">
            <text:p><text:s/>794,785.19</text:p>
          </table:table-cell>
          <table:table-cell office:value-type="float" office:value="2064.91" calcext:value-type="float">
            <text:p><text:s/>2,064.9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3005" calcext:value-type="float">
            <text:p>233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36-0</text:p>
          </table:table-cell>
        </table:table-row>
        <table:table-row table:style-name="ro6">
          <table:table-cell office:value-type="float" office:value="2309" calcext:value-type="float">
            <text:p>2309</text:p>
          </table:table-cell>
          <table:table-cell office:value-type="string" calcext:value-type="string">
            <text:p><text:s/>795,135.50</text:p>
          </table:table-cell>
          <table:table-cell office:value-type="float" office:value="350.31" calcext:value-type="float">
            <text:p><text:s/>350.3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1005" calcext:value-type="float">
            <text:p>241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65-0</text:p>
          </table:table-cell>
        </table:table-row>
        <table:table-row table:style-name="ro6">
          <table:table-cell office:value-type="float" office:value="2310" calcext:value-type="float">
            <text:p>2310</text:p>
          </table:table-cell>
          <table:table-cell office:value-type="string" calcext:value-type="string">
            <text:p><text:s/>795,388.54</text:p>
          </table:table-cell>
          <table:table-cell office:value-type="float" office:value="253.04" calcext:value-type="float">
            <text:p><text:s/>253.0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9805" calcext:value-type="float">
            <text:p>229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59-0</text:p>
          </table:table-cell>
        </table:table-row>
        <table:table-row table:style-name="ro6">
          <table:table-cell office:value-type="float" office:value="2311" calcext:value-type="float">
            <text:p>2311</text:p>
          </table:table-cell>
          <table:table-cell office:value-type="string" calcext:value-type="string">
            <text:p><text:s/>795,442.54</text:p>
          </table:table-cell>
          <table:table-cell office:value-type="float" office:value="54" calcext:value-type="float">
            <text:p><text:s/>5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9905" calcext:value-type="float">
            <text:p>229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30-0</text:p>
          </table:table-cell>
        </table:table-row>
        <table:table-row table:style-name="ro6">
          <table:table-cell office:value-type="float" office:value="2312" calcext:value-type="float">
            <text:p>2312</text:p>
          </table:table-cell>
          <table:table-cell office:value-type="string" calcext:value-type="string">
            <text:p><text:s/>798,576.85</text:p>
          </table:table-cell>
          <table:table-cell office:value-type="float" office:value="3134.31" calcext:value-type="float">
            <text:p><text:s/>3,134.3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8405" calcext:value-type="float">
            <text:p>228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37-0</text:p>
          </table:table-cell>
        </table:table-row>
        <table:table-row table:style-name="ro6">
          <table:table-cell office:value-type="float" office:value="2313" calcext:value-type="float">
            <text:p>2313</text:p>
          </table:table-cell>
          <table:table-cell office:value-type="string" calcext:value-type="string">
            <text:p><text:s/>798,798.88</text:p>
          </table:table-cell>
          <table:table-cell office:value-type="float" office:value="222.03" calcext:value-type="float">
            <text:p><text:s/>222.0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8905" calcext:value-type="float">
            <text:p>238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47-0</text:p>
          </table:table-cell>
        </table:table-row>
        <table:table-row table:style-name="ro6">
          <table:table-cell office:value-type="float" office:value="2314" calcext:value-type="float">
            <text:p>2314</text:p>
          </table:table-cell>
          <table:table-cell office:value-type="string" calcext:value-type="string">
            <text:p><text:s/>798,907.68</text:p>
          </table:table-cell>
          <table:table-cell office:value-type="float" office:value="108.8" calcext:value-type="float">
            <text:p><text:s/>108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9005" calcext:value-type="float">
            <text:p>239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49-0</text:p>
          </table:table-cell>
        </table:table-row>
        <table:table-row table:style-name="ro6">
          <table:table-cell office:value-type="float" office:value="2315" calcext:value-type="float">
            <text:p>2315</text:p>
          </table:table-cell>
          <table:table-cell office:value-type="string" calcext:value-type="string">
            <text:p><text:s/>799,460.93</text:p>
          </table:table-cell>
          <table:table-cell office:value-type="float" office:value="553.25" calcext:value-type="float">
            <text:p><text:s/>553.2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9105" calcext:value-type="float">
            <text:p>239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51-0</text:p>
          </table:table-cell>
        </table:table-row>
        <table:table-row table:style-name="ro6">
          <table:table-cell office:value-type="float" office:value="2316" calcext:value-type="float">
            <text:p>2316</text:p>
          </table:table-cell>
          <table:table-cell office:value-type="string" calcext:value-type="string">
            <text:p><text:s/>808,219.42</text:p>
          </table:table-cell>
          <table:table-cell office:value-type="float" office:value="8758.49" calcext:value-type="float">
            <text:p><text:s/>8,758.4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9205" calcext:value-type="float">
            <text:p>239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53-0</text:p>
          </table:table-cell>
        </table:table-row>
        <table:table-row table:style-name="ro6">
          <table:table-cell office:value-type="float" office:value="2317" calcext:value-type="float">
            <text:p>2317</text:p>
          </table:table-cell>
          <table:table-cell office:value-type="string" calcext:value-type="string">
            <text:p><text:s/>810,735.08</text:p>
          </table:table-cell>
          <table:table-cell office:value-type="float" office:value="2515.66" calcext:value-type="float">
            <text:p><text:s/>2,515.6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9305" calcext:value-type="float">
            <text:p>239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55-0</text:p>
          </table:table-cell>
        </table:table-row>
        <table:table-row table:style-name="ro6">
          <table:table-cell office:value-type="float" office:value="2318" calcext:value-type="float">
            <text:p>2318</text:p>
          </table:table-cell>
          <table:table-cell office:value-type="string" calcext:value-type="string">
            <text:p><text:s/>811,401.16</text:p>
          </table:table-cell>
          <table:table-cell office:value-type="float" office:value="666.08" calcext:value-type="float">
            <text:p><text:s/>666.0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9405" calcext:value-type="float">
            <text:p>239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57-0</text:p>
          </table:table-cell>
        </table:table-row>
        <table:table-row table:style-name="ro6">
          <table:table-cell office:value-type="float" office:value="2319" calcext:value-type="float">
            <text:p>2319</text:p>
          </table:table-cell>
          <table:table-cell office:value-type="string" calcext:value-type="string">
            <text:p><text:s/>811,486.35</text:p>
          </table:table-cell>
          <table:table-cell office:value-type="float" office:value="85.19" calcext:value-type="float">
            <text:p><text:s/>85.1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2705" calcext:value-type="float">
            <text:p>232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85-0</text:p>
          </table:table-cell>
        </table:table-row>
        <table:table-row table:style-name="ro6">
          <table:table-cell office:value-type="float" office:value="2320" calcext:value-type="float">
            <text:p>2320</text:p>
          </table:table-cell>
          <table:table-cell office:value-type="string" calcext:value-type="string">
            <text:p><text:s/>814,641.95</text:p>
          </table:table-cell>
          <table:table-cell office:value-type="float" office:value="3155.6" calcext:value-type="float">
            <text:p><text:s/>3,155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8205" calcext:value-type="float">
            <text:p>228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33-0</text:p>
          </table:table-cell>
        </table:table-row>
        <table:table-row table:style-name="ro6">
          <table:table-cell office:value-type="float" office:value="2321" calcext:value-type="float">
            <text:p>2321</text:p>
          </table:table-cell>
          <table:table-cell office:value-type="string" calcext:value-type="string">
            <text:p><text:s/>816,535.31</text:p>
          </table:table-cell>
          <table:table-cell office:value-type="float" office:value="1893.36" calcext:value-type="float">
            <text:p><text:s/>1,893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8305" calcext:value-type="float">
            <text:p>228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35-0</text:p>
          </table:table-cell>
        </table:table-row>
        <table:table-row table:style-name="ro6">
          <table:table-cell office:value-type="float" office:value="2322" calcext:value-type="float">
            <text:p>2322</text:p>
          </table:table-cell>
          <table:table-cell office:value-type="string" calcext:value-type="string">
            <text:p><text:s/>816,777.12</text:p>
          </table:table-cell>
          <table:table-cell office:value-type="float" office:value="241.81" calcext:value-type="float">
            <text:p><text:s/>241.8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8505" calcext:value-type="float">
            <text:p>228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39-0</text:p>
          </table:table-cell>
        </table:table-row>
        <table:table-row table:style-name="ro6">
          <table:table-cell office:value-type="float" office:value="2323" calcext:value-type="float">
            <text:p>2323</text:p>
          </table:table-cell>
          <table:table-cell office:value-type="string" calcext:value-type="string">
            <text:p><text:s/>817,097.12</text:p>
          </table:table-cell>
          <table:table-cell office:value-type="float" office:value="320" calcext:value-type="float">
            <text:p><text:s/>32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603" calcext:value-type="float">
            <text:p>3076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3189-001001-VINITALY F# 3189 ALQUILER DE M</text:p>
          </table:table-cell>
        </table:table-row>
        <table:table-row table:style-name="ro6">
          <table:table-cell office:value-type="float" office:value="2324" calcext:value-type="float">
            <text:p>2324</text:p>
          </table:table-cell>
          <table:table-cell office:value-type="string" calcext:value-type="string">
            <text:p><text:s/>817,497.12</text:p>
          </table:table-cell>
          <table:table-cell office:value-type="float" office:value="400" calcext:value-type="float">
            <text:p><text:s/>4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503" calcext:value-type="float">
            <text:p>3075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3188-001001-VINITALY F# 3188 ALQUILER DE M</text:p>
          </table:table-cell>
        </table:table-row>
        <table:table-row table:style-name="ro6">
          <table:table-cell office:value-type="float" office:value="2325" calcext:value-type="float">
            <text:p>2325</text:p>
          </table:table-cell>
          <table:table-cell office:value-type="string" calcext:value-type="string">
            <text:p><text:s/>817,568.55</text:p>
          </table:table-cell>
          <table:table-cell office:value-type="float" office:value="71.43" calcext:value-type="float">
            <text:p><text:s/>71.4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203" calcext:value-type="float">
            <text:p>308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6794-001004-PINTUSARIATO F# 6794 COMPRA 1 </text:p>
          </table:table-cell>
        </table:table-row>
        <table:table-row table:style-name="ro6">
          <table:table-cell office:value-type="float" office:value="2326" calcext:value-type="float">
            <text:p>2326</text:p>
          </table:table-cell>
          <table:table-cell office:value-type="string" calcext:value-type="string">
            <text:p><text:s/>818,181.15</text:p>
          </table:table-cell>
          <table:table-cell office:value-type="float" office:value="612.6" calcext:value-type="float">
            <text:p><text:s/>612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303" calcext:value-type="float">
            <text:p>3083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9474-001002-COMERC. ORTIZLOFFREDO F# 9474 </text:p>
          </table:table-cell>
        </table:table-row>
        <table:table-row table:style-name="ro6">
          <table:table-cell office:value-type="float" office:value="2327" calcext:value-type="float">
            <text:p>2327</text:p>
          </table:table-cell>
          <table:table-cell office:value-type="string" calcext:value-type="string">
            <text:p><text:s/>818,315.33</text:p>
          </table:table-cell>
          <table:table-cell office:value-type="float" office:value="134.18" calcext:value-type="float">
            <text:p><text:s/>134.1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403" calcext:value-type="float">
            <text:p>3084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9489-001002-COMERC. ORTIZLOFFREDO F# 9489 </text:p>
          </table:table-cell>
        </table:table-row>
        <table:table-row table:style-name="ro6">
          <table:table-cell office:value-type="float" office:value="2328" calcext:value-type="float">
            <text:p>2328</text:p>
          </table:table-cell>
          <table:table-cell office:value-type="string" calcext:value-type="string">
            <text:p><text:s/>841,705.89</text:p>
          </table:table-cell>
          <table:table-cell office:value-type="float" office:value="23390.56" calcext:value-type="float">
            <text:p><text:s/>23,390.5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503" calcext:value-type="float">
            <text:p>3085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2130-001001-FACINSER SA F# 2130 TRABAJOS E</text:p>
          </table:table-cell>
        </table:table-row>
        <table:table-row table:style-name="ro6">
          <table:table-cell office:value-type="float" office:value="2329" calcext:value-type="float">
            <text:p>2329</text:p>
          </table:table-cell>
          <table:table-cell office:value-type="string" calcext:value-type="string">
            <text:p><text:s/>842,085.89</text:p>
          </table:table-cell>
          <table:table-cell office:value-type="float" office:value="380" calcext:value-type="float">
            <text:p><text:s/>38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603" calcext:value-type="float">
            <text:p>3086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11664-001001-JULIO ANDRADE F# 11664 ALQUILE</text:p>
          </table:table-cell>
        </table:table-row>
        <table:table-row table:style-name="ro6">
          <table:table-cell office:value-type="float" office:value="2330" calcext:value-type="float">
            <text:p>2330</text:p>
          </table:table-cell>
          <table:table-cell office:value-type="string" calcext:value-type="string">
            <text:p><text:s/>843,348.13</text:p>
          </table:table-cell>
          <table:table-cell office:value-type="float" office:value="1262.24" calcext:value-type="float">
            <text:p><text:s/>1,262.2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903" calcext:value-type="float">
            <text:p>3079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1209-021001-UCEM F# 1209 COMPRA DE 14M3 HO</text:p>
          </table:table-cell>
        </table:table-row>
        <table:table-row table:style-name="ro6">
          <table:table-cell office:value-type="float" office:value="2331" calcext:value-type="float">
            <text:p>2331</text:p>
          </table:table-cell>
          <table:table-cell office:value-type="string" calcext:value-type="string">
            <text:p><text:s/>844,108.13</text:p>
          </table:table-cell>
          <table:table-cell office:value-type="float" office:value="760" calcext:value-type="float">
            <text:p><text:s/>7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703" calcext:value-type="float">
            <text:p>3087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18344-001001-MARCELO NARVAEZ F# 18344 ALQUI</text:p>
          </table:table-cell>
        </table:table-row>
        <table:table-row table:style-name="ro6">
          <table:table-cell office:value-type="float" office:value="2332" calcext:value-type="float">
            <text:p>2332</text:p>
          </table:table-cell>
          <table:table-cell office:value-type="string" calcext:value-type="string">
            <text:p><text:s/>845,888.03</text:p>
          </table:table-cell>
          <table:table-cell office:value-type="float" office:value="1779.9" calcext:value-type="float">
            <text:p><text:s/>1,779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803" calcext:value-type="float">
            <text:p>3088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605-001001-SUMBA ORTEGA IVAN F# 605 REPOS</text:p>
          </table:table-cell>
        </table:table-row>
        <table:table-row table:style-name="ro6">
          <table:table-cell office:value-type="float" office:value="2333" calcext:value-type="float">
            <text:p>2333</text:p>
          </table:table-cell>
          <table:table-cell office:value-type="string" calcext:value-type="string">
            <text:p><text:s/>848,353.02</text:p>
          </table:table-cell>
          <table:table-cell office:value-type="float" office:value="2464.99" calcext:value-type="float">
            <text:p><text:s/>2,464.9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103" calcext:value-type="float">
            <text:p>3071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357-001001-LIGORGURO PABLO F# 357 OC 1759</text:p>
          </table:table-cell>
        </table:table-row>
        <table:table-row table:style-name="ro6">
          <table:table-cell office:value-type="float" office:value="2334" calcext:value-type="float">
            <text:p>2334</text:p>
          </table:table-cell>
          <table:table-cell office:value-type="string" calcext:value-type="string">
            <text:p><text:s/>848,585.33</text:p>
          </table:table-cell>
          <table:table-cell office:value-type="float" office:value="232.31" calcext:value-type="float">
            <text:p><text:s/>232.3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5202" calcext:value-type="float">
            <text:p>3352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CK 952-0 FRANCISCO LUVER QU :DB -1070987682: REPOS</text:p>
          </table:table-cell>
        </table:table-row>
        <table:table-row table:style-name="ro6">
          <table:table-cell office:value-type="float" office:value="2335" calcext:value-type="float">
            <text:p>2335</text:p>
          </table:table-cell>
          <table:table-cell office:value-type="string" calcext:value-type="string">
            <text:p><text:s/>848,815.71</text:p>
          </table:table-cell>
          <table:table-cell office:value-type="float" office:value="230.38" calcext:value-type="float">
            <text:p><text:s/>230.3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8402" calcext:value-type="float">
            <text:p>3384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47-0 FRANCISCO LUVER QU :DB -1070987682: FRANC</text:p>
          </table:table-cell>
        </table:table-row>
        <table:table-row table:style-name="ro6">
          <table:table-cell office:value-type="float" office:value="2336" calcext:value-type="float">
            <text:p>2336</text:p>
          </table:table-cell>
          <table:table-cell office:value-type="string" calcext:value-type="string">
            <text:p><text:s/>849,489.01</text:p>
          </table:table-cell>
          <table:table-cell office:value-type="float" office:value="673.3" calcext:value-type="float">
            <text:p><text:s/>673.3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40502" calcext:value-type="float">
            <text:p>3405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68-0 MORAN MAZZINI DOUG :DB -1070987682: REEMB</text:p>
          </table:table-cell>
        </table:table-row>
        <table:table-row table:style-name="ro6">
          <table:table-cell office:value-type="float" office:value="2337" calcext:value-type="float">
            <text:p>2337</text:p>
          </table:table-cell>
          <table:table-cell office:value-type="string" calcext:value-type="string">
            <text:p><text:s/>849,588.21</text:p>
          </table:table-cell>
          <table:table-cell office:value-type="float" office:value="99.2" calcext:value-type="float">
            <text:p><text:s/>99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40502" calcext:value-type="float">
            <text:p>3405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68-0 MORAN MAZZINI DOUG :DB -1070987682: REEMB</text:p>
          </table:table-cell>
        </table:table-row>
        <table:table-row table:style-name="ro6">
          <table:table-cell office:value-type="float" office:value="2338" calcext:value-type="float">
            <text:p>2338</text:p>
          </table:table-cell>
          <table:table-cell office:value-type="string" calcext:value-type="string">
            <text:p><text:s/>849,840.12</text:p>
          </table:table-cell>
          <table:table-cell office:value-type="float" office:value="251.91" calcext:value-type="float">
            <text:p><text:s/>251.9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40502" calcext:value-type="float">
            <text:p>3405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68-0 MORAN MAZZINI DOUG :DB -1070987682: REEMB</text:p>
          </table:table-cell>
        </table:table-row>
        <table:table-row table:style-name="ro6">
          <table:table-cell office:value-type="float" office:value="2339" calcext:value-type="float">
            <text:p>2339</text:p>
          </table:table-cell>
          <table:table-cell office:value-type="string" calcext:value-type="string">
            <text:p><text:s/>851,004.80</text:p>
          </table:table-cell>
          <table:table-cell office:value-type="float" office:value="1164.68" calcext:value-type="float">
            <text:p><text:s/>1,164.6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40502" calcext:value-type="float">
            <text:p>3405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68-0 MORAN MAZZINI DOUG :DB -1070987682: REEMB</text:p>
          </table:table-cell>
        </table:table-row>
        <table:table-row table:style-name="ro6">
          <table:table-cell office:value-type="float" office:value="2340" calcext:value-type="float">
            <text:p>2340</text:p>
          </table:table-cell>
          <table:table-cell office:value-type="string" calcext:value-type="string">
            <text:p><text:s/>851,105.29</text:p>
          </table:table-cell>
          <table:table-cell office:value-type="float" office:value="100.49" calcext:value-type="float">
            <text:p><text:s/>100.4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40502" calcext:value-type="float">
            <text:p>3405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68-0 MORAN MAZZINI DOUG :DB -1070987682: REEMB</text:p>
          </table:table-cell>
        </table:table-row>
        <table:table-row table:style-name="ro6">
          <table:table-cell office:value-type="float" office:value="2341" calcext:value-type="float">
            <text:p>2341</text:p>
          </table:table-cell>
          <table:table-cell office:value-type="string" calcext:value-type="string">
            <text:p><text:s/>858,046.09</text:p>
          </table:table-cell>
          <table:table-cell office:value-type="float" office:value="6940.8" calcext:value-type="float">
            <text:p><text:s/>6,940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003" calcext:value-type="float">
            <text:p>3070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358-001001-LIGORGURO PABLO F# 358 INSTALA</text:p>
          </table:table-cell>
        </table:table-row>
        <table:table-row table:style-name="ro6">
          <table:table-cell office:value-type="float" office:value="2342" calcext:value-type="float">
            <text:p>2342</text:p>
          </table:table-cell>
          <table:table-cell office:value-type="string" calcext:value-type="string">
            <text:p><text:s/>871,091.30</text:p>
          </table:table-cell>
          <table:table-cell office:value-type="float" office:value="13045.21" calcext:value-type="float">
            <text:p><text:s/>13,045.2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903" calcext:value-type="float">
            <text:p>3089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364-001001-LIGORGURO PABLO F# 364 OC 2103</text:p>
          </table:table-cell>
        </table:table-row>
        <table:table-row table:style-name="ro6">
          <table:table-cell office:value-type="float" office:value="2343" calcext:value-type="float">
            <text:p>2343</text:p>
          </table:table-cell>
          <table:table-cell office:value-type="string" calcext:value-type="string">
            <text:p><text:s/>871,140.86</text:p>
          </table:table-cell>
          <table:table-cell office:value-type="float" office:value="49.56" calcext:value-type="float">
            <text:p><text:s/>49.5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803" calcext:value-type="float">
            <text:p>3078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6751-001004-PINTUSARIATO F# 6751 COMPRA 3 </text:p>
          </table:table-cell>
        </table:table-row>
        <table:table-row table:style-name="ro6">
          <table:table-cell office:value-type="float" office:value="2344" calcext:value-type="float">
            <text:p>2344</text:p>
          </table:table-cell>
          <table:table-cell office:value-type="string" calcext:value-type="string">
            <text:p><text:s/>874,260.86</text:p>
          </table:table-cell>
          <table:table-cell office:value-type="float" office:value="3120" calcext:value-type="float">
            <text:p><text:s/>3,12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1703" calcext:value-type="float">
            <text:p>3017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1214-001001-TOPIC G. MARIA LJUBICA F# 1214</text:p>
          </table:table-cell>
        </table:table-row>
        <table:table-row table:style-name="ro6">
          <table:table-cell office:value-type="float" office:value="2345" calcext:value-type="float">
            <text:p>2345</text:p>
          </table:table-cell>
          <table:table-cell office:value-type="string" calcext:value-type="string">
            <text:p><text:s/>880,969.28</text:p>
          </table:table-cell>
          <table:table-cell office:value-type="float" office:value="6708.42" calcext:value-type="float">
            <text:p><text:s/>6,708.4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2003" calcext:value-type="float">
            <text:p>3020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903-001001-NUÑEZ CALLE JOSÉ F# 903 TRABAJ</text:p>
          </table:table-cell>
        </table:table-row>
        <table:table-row table:style-name="ro6"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882,409.28</text:p>
          </table:table-cell>
          <table:table-cell office:value-type="float" office:value="1440" calcext:value-type="float">
            <text:p><text:s/>1,44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003" calcext:value-type="float">
            <text:p>3040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141-001101-BRENSAM BONILLA F# 141 <text:s/>SUB BA</text:p>
          </table:table-cell>
        </table:table-row>
        <table:table-row table:style-name="ro6">
          <table:table-cell office:value-type="float" office:value="2347" calcext:value-type="float">
            <text:p>2347</text:p>
          </table:table-cell>
          <table:table-cell office:value-type="string" calcext:value-type="string">
            <text:p><text:s/>882,620.05</text:p>
          </table:table-cell>
          <table:table-cell office:value-type="float" office:value="210.77" calcext:value-type="float">
            <text:p><text:s/>210.7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103" calcext:value-type="float">
            <text:p>3041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60708-001102-CONTRUCC. MATUTE F# 60708 COMP</text:p>
          </table:table-cell>
        </table:table-row>
        <table:table-row table:style-name="ro6">
          <table:table-cell office:value-type="float" office:value="2348" calcext:value-type="float">
            <text:p>2348</text:p>
          </table:table-cell>
          <table:table-cell office:value-type="string" calcext:value-type="string">
            <text:p><text:s/>882,645.05</text:p>
          </table:table-cell>
          <table:table-cell office:value-type="float" office:value="25" calcext:value-type="float">
            <text:p><text:s/>2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203" calcext:value-type="float">
            <text:p>304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60705-001102-CONTRUCC. MATUTE JIMENEZ F# 60</text:p>
          </table:table-cell>
        </table:table-row>
        <table:table-row table:style-name="ro6">
          <table:table-cell office:value-type="float" office:value="2349" calcext:value-type="float">
            <text:p>2349</text:p>
          </table:table-cell>
          <table:table-cell office:value-type="string" calcext:value-type="string">
            <text:p><text:s/>883,183.76</text:p>
          </table:table-cell>
          <table:table-cell office:value-type="float" office:value="538.71" calcext:value-type="float">
            <text:p><text:s/>538.7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303" calcext:value-type="float">
            <text:p>3043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32449-003006-ELECTROLEG SA F# 32449 COMPRA </text:p>
          </table:table-cell>
        </table:table-row>
        <table:table-row table:style-name="ro6">
          <table:table-cell office:value-type="float" office:value="2350" calcext:value-type="float">
            <text:p>2350</text:p>
          </table:table-cell>
          <table:table-cell office:value-type="string" calcext:value-type="string">
            <text:p><text:s/>884,803.74</text:p>
          </table:table-cell>
          <table:table-cell office:value-type="float" office:value="1619.98" calcext:value-type="float">
            <text:p><text:s/>1,619.9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403" calcext:value-type="float">
            <text:p>3044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32492-003006-ELECTROLEG SA F# 32492 COMPRA </text:p>
          </table:table-cell>
        </table:table-row>
        <table:table-row table:style-name="ro6">
          <table:table-cell office:value-type="float" office:value="2351" calcext:value-type="float">
            <text:p>2351</text:p>
          </table:table-cell>
          <table:table-cell office:value-type="string" calcext:value-type="string">
            <text:p><text:s/>885,929.96</text:p>
          </table:table-cell>
          <table:table-cell office:value-type="float" office:value="1126.22" calcext:value-type="float">
            <text:p><text:s/>1,126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503" calcext:value-type="float">
            <text:p>3045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32554-003006-ELECTROLEG SA F# 32554 COMPRA </text:p>
          </table:table-cell>
        </table:table-row>
        <table:table-row table:style-name="ro6">
          <table:table-cell office:value-type="float" office:value="2352" calcext:value-type="float">
            <text:p>2352</text:p>
          </table:table-cell>
          <table:table-cell office:value-type="string" calcext:value-type="string">
            <text:p><text:s/>886,089.96</text:p>
          </table:table-cell>
          <table:table-cell office:value-type="float" office:value="160" calcext:value-type="float">
            <text:p><text:s/>1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603" calcext:value-type="float">
            <text:p>3046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144-001101-BRENSAM BONILLA F# 144 COMPRA </text:p>
          </table:table-cell>
        </table:table-row>
        <table:table-row table:style-name="ro6">
          <table:table-cell office:value-type="float" office:value="2353" calcext:value-type="float">
            <text:p>2353</text:p>
          </table:table-cell>
          <table:table-cell office:value-type="string" calcext:value-type="string">
            <text:p><text:s/>886,106.76</text:p>
          </table:table-cell>
          <table:table-cell office:value-type="float" office:value="16.8" calcext:value-type="float">
            <text:p><text:s/>16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703" calcext:value-type="float">
            <text:p>3047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49328-002001-JORCHU SA F# 49328 COMPRA 1 LA</text:p>
          </table:table-cell>
        </table:table-row>
        <table:table-row table:style-name="ro6">
          <table:table-cell office:value-type="float" office:value="2354" calcext:value-type="float">
            <text:p>2354</text:p>
          </table:table-cell>
          <table:table-cell office:value-type="string" calcext:value-type="string">
            <text:p><text:s/>886,826.76</text:p>
          </table:table-cell>
          <table:table-cell office:value-type="float" office:value="720" calcext:value-type="float">
            <text:p><text:s/>72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803" calcext:value-type="float">
            <text:p>3048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145-001101-BRENSAM BONILLA F# 145 <text:s/>SUB BA</text:p>
          </table:table-cell>
        </table:table-row>
        <table:table-row table:style-name="ro6">
          <table:table-cell office:value-type="float" office:value="2355" calcext:value-type="float">
            <text:p>2355</text:p>
          </table:table-cell>
          <table:table-cell office:value-type="string" calcext:value-type="string">
            <text:p><text:s/>887,306.76</text:p>
          </table:table-cell>
          <table:table-cell office:value-type="float" office:value="480" calcext:value-type="float">
            <text:p><text:s/>48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903" calcext:value-type="float">
            <text:p>3049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9207-001002-COMERC. ORTIZLOFFREDO F# 9207 </text:p>
          </table:table-cell>
        </table:table-row>
        <table:table-row table:style-name="ro6">
          <table:table-cell office:value-type="float" office:value="2356" calcext:value-type="float">
            <text:p>2356</text:p>
          </table:table-cell>
          <table:table-cell office:value-type="string" calcext:value-type="string">
            <text:p><text:s/>889,104.36</text:p>
          </table:table-cell>
          <table:table-cell office:value-type="float" office:value="1797.6" calcext:value-type="float">
            <text:p><text:s/>1,797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003" calcext:value-type="float">
            <text:p>3050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1123-021001-UCEM F# 1123 COMPRA DE 14M3 HO</text:p>
          </table:table-cell>
        </table:table-row>
        <table:table-row table:style-name="ro6">
          <table:table-cell office:value-type="float" office:value="2357" calcext:value-type="float">
            <text:p>2357</text:p>
          </table:table-cell>
          <table:table-cell office:value-type="string" calcext:value-type="string">
            <text:p><text:s/>890,366.60</text:p>
          </table:table-cell>
          <table:table-cell office:value-type="float" office:value="1262.24" calcext:value-type="float">
            <text:p><text:s/>1,262.2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103" calcext:value-type="float">
            <text:p>3051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1043-021001-UCEM F# 1043 COMPRA DE 7M3 HOR</text:p>
          </table:table-cell>
        </table:table-row>
        <table:table-row table:style-name="ro6">
          <table:table-cell office:value-type="float" office:value="2358" calcext:value-type="float">
            <text:p>2358</text:p>
          </table:table-cell>
          <table:table-cell office:value-type="string" calcext:value-type="string">
            <text:p><text:s/>890,997.72</text:p>
          </table:table-cell>
          <table:table-cell office:value-type="float" office:value="631.12" calcext:value-type="float">
            <text:p><text:s/>631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203" calcext:value-type="float">
            <text:p>305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1087-021001-UCEM F# 1087 COMPRA DE 7M3 HOR</text:p>
          </table:table-cell>
        </table:table-row>
        <table:table-row table:style-name="ro6">
          <table:table-cell office:value-type="float" office:value="2359" calcext:value-type="float">
            <text:p>2359</text:p>
          </table:table-cell>
          <table:table-cell office:value-type="string" calcext:value-type="string">
            <text:p><text:s/>891,673.92</text:p>
          </table:table-cell>
          <table:table-cell office:value-type="float" office:value="676.2" calcext:value-type="float">
            <text:p><text:s/>676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303" calcext:value-type="float">
            <text:p>3053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1140-021001-UCEM F# 1140 COMPRA DE 14M3 HO</text:p>
          </table:table-cell>
        </table:table-row>
        <table:table-row table:style-name="ro6">
          <table:table-cell office:value-type="float" office:value="2360" calcext:value-type="float">
            <text:p>2360</text:p>
          </table:table-cell>
          <table:table-cell office:value-type="string" calcext:value-type="string">
            <text:p><text:s/>891,680.92</text:p>
          </table:table-cell>
          <table:table-cell office:value-type="float" office:value="7" calcext:value-type="float">
            <text:p><text:s/>7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503" calcext:value-type="float">
            <text:p>3055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1025-001001-GARCIA ALAÑA VICTOR F# 1025 CO</text:p>
          </table:table-cell>
        </table:table-row>
        <table:table-row table:style-name="ro6">
          <table:table-cell office:value-type="float" office:value="2361" calcext:value-type="float">
            <text:p>2361</text:p>
          </table:table-cell>
          <table:table-cell office:value-type="string" calcext:value-type="string">
            <text:p><text:s/>891,734.92</text:p>
          </table:table-cell>
          <table:table-cell office:value-type="float" office:value="54" calcext:value-type="float">
            <text:p><text:s/>5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603" calcext:value-type="float">
            <text:p>3056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092-001001-JC PORTAL DRILLING F# 92 COMPR</text:p>
          </table:table-cell>
        </table:table-row>
        <table:table-row table:style-name="ro6">
          <table:table-cell office:value-type="float" office:value="2362" calcext:value-type="float">
            <text:p>2362</text:p>
          </table:table-cell>
          <table:table-cell office:value-type="string" calcext:value-type="string">
            <text:p><text:s/>898,979.88</text:p>
          </table:table-cell>
          <table:table-cell office:value-type="float" office:value="7244.96" calcext:value-type="float">
            <text:p><text:s/>7,244.9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803" calcext:value-type="float">
            <text:p>3058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2240-001001-PRIN-IT SA F# 2240 LETREROS-LE</text:p>
          </table:table-cell>
        </table:table-row>
        <table:table-row table:style-name="ro6">
          <table:table-cell office:value-type="float" office:value="2363" calcext:value-type="float">
            <text:p>2363</text:p>
          </table:table-cell>
          <table:table-cell office:value-type="string" calcext:value-type="string">
            <text:p><text:s/>906,539.92</text:p>
          </table:table-cell>
          <table:table-cell office:value-type="float" office:value="7560.04" calcext:value-type="float">
            <text:p><text:s/>7,560.0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703" calcext:value-type="float">
            <text:p>3057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2239-001001-PRIN-IT SA F# 2239 LETREROS - </text:p>
          </table:table-cell>
        </table:table-row>
        <table:table-row table:style-name="ro6">
          <table:table-cell office:value-type="float" office:value="2364" calcext:value-type="float">
            <text:p>2364</text:p>
          </table:table-cell>
          <table:table-cell office:value-type="string" calcext:value-type="string">
            <text:p><text:s/>906,818.28</text:p>
          </table:table-cell>
          <table:table-cell office:value-type="float" office:value="278.36" calcext:value-type="float">
            <text:p><text:s/>278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903" calcext:value-type="float">
            <text:p>3059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2107-022901-COMERCIAL KYWI F# 2107 COMPRA </text:p>
          </table:table-cell>
        </table:table-row>
        <table:table-row table:style-name="ro6">
          <table:table-cell office:value-type="float" office:value="2365" calcext:value-type="float">
            <text:p>2365</text:p>
          </table:table-cell>
          <table:table-cell office:value-type="string" calcext:value-type="string">
            <text:p><text:s/>907,091.49</text:p>
          </table:table-cell>
          <table:table-cell office:value-type="float" office:value="273.21" calcext:value-type="float">
            <text:p><text:s/>273.2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6003" calcext:value-type="float">
            <text:p>3060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6579-001004-PINTUSARIATO F# 6579 COMPRA 3 </text:p>
          </table:table-cell>
        </table:table-row>
        <table:table-row table:style-name="ro6">
          <table:table-cell office:value-type="float" office:value="2366" calcext:value-type="float">
            <text:p>2366</text:p>
          </table:table-cell>
          <table:table-cell office:value-type="string" calcext:value-type="string">
            <text:p><text:s/>908,301.49</text:p>
          </table:table-cell>
          <table:table-cell office:value-type="float" office:value="1210" calcext:value-type="float">
            <text:p><text:s/>1,21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6203" calcext:value-type="float">
            <text:p>306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519-001201-EQUIPOS Y PRUEBAS F# 519 ENSAY</text:p>
          </table:table-cell>
        </table:table-row>
        <table:table-row table:style-name="ro6">
          <table:table-cell office:value-type="float" office:value="2367" calcext:value-type="float">
            <text:p>2367</text:p>
          </table:table-cell>
          <table:table-cell office:value-type="string" calcext:value-type="string">
            <text:p><text:s/>910,100.86</text:p>
          </table:table-cell>
          <table:table-cell office:value-type="float" office:value="1799.37" calcext:value-type="float">
            <text:p><text:s/>1,799.3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2503" calcext:value-type="float">
            <text:p>3025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844-001001-NUÑEZ CALLE JOSÉ F# 844 TRABAJ</text:p>
          </table:table-cell>
        </table:table-row>
        <table:table-row table:style-name="ro6">
          <table:table-cell office:value-type="float" office:value="2368" calcext:value-type="float">
            <text:p>2368</text:p>
          </table:table-cell>
          <table:table-cell office:value-type="string" calcext:value-type="string">
            <text:p><text:s/>910,388.86</text:p>
          </table:table-cell>
          <table:table-cell office:value-type="float" office:value="288" calcext:value-type="float">
            <text:p><text:s/>28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2803" calcext:value-type="float">
            <text:p>3028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12245-001001-GURUMENDI WASHINGTON F# 12245 </text:p>
          </table:table-cell>
        </table:table-row>
        <table:table-row table:style-name="ro6">
          <table:table-cell office:value-type="float" office:value="2369" calcext:value-type="float">
            <text:p>2369</text:p>
          </table:table-cell>
          <table:table-cell office:value-type="string" calcext:value-type="string">
            <text:p><text:s/>910,556.73</text:p>
          </table:table-cell>
          <table:table-cell office:value-type="float" office:value="167.87" calcext:value-type="float">
            <text:p><text:s/>167.8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003" calcext:value-type="float">
            <text:p>3030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2062-022901-COMERCIAL KYWI F# 2062 COMPRA </text:p>
          </table:table-cell>
        </table:table-row>
        <table:table-row table:style-name="ro6">
          <table:table-cell office:value-type="float" office:value="2370" calcext:value-type="float">
            <text:p>2370</text:p>
          </table:table-cell>
          <table:table-cell office:value-type="string" calcext:value-type="string">
            <text:p><text:s/>919,856.58</text:p>
          </table:table-cell>
          <table:table-cell office:value-type="float" office:value="9299.85" calcext:value-type="float">
            <text:p><text:s/>9,299.8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103" calcext:value-type="float">
            <text:p>3031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602-001001-SUMBA ORTEGA IVAN F# 602 REPOS</text:p>
          </table:table-cell>
        </table:table-row>
        <table:table-row table:style-name="ro6">
          <table:table-cell office:value-type="float" office:value="2371" calcext:value-type="float">
            <text:p>2371</text:p>
          </table:table-cell>
          <table:table-cell office:value-type="string" calcext:value-type="string">
            <text:p><text:s/>921,118.82</text:p>
          </table:table-cell>
          <table:table-cell office:value-type="float" office:value="1262.24" calcext:value-type="float">
            <text:p><text:s/>1,262.2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203" calcext:value-type="float">
            <text:p>303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984-021001-UCEM F# 984 COMPRA DE 14M3 HOR</text:p>
          </table:table-cell>
        </table:table-row>
        <table:table-row table:style-name="ro6">
          <table:table-cell office:value-type="float" office:value="2372" calcext:value-type="float">
            <text:p>2372</text:p>
          </table:table-cell>
          <table:table-cell office:value-type="string" calcext:value-type="string">
            <text:p><text:s/>922,381.06</text:p>
          </table:table-cell>
          <table:table-cell office:value-type="float" office:value="1262.24" calcext:value-type="float">
            <text:p><text:s/>1,262.2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303" calcext:value-type="float">
            <text:p>3033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983-021001-UCEM F# 983 COMPRA DE 14M3 HOR</text:p>
          </table:table-cell>
        </table:table-row>
        <table:table-row table:style-name="ro6">
          <table:table-cell office:value-type="float" office:value="2373" calcext:value-type="float">
            <text:p>2373</text:p>
          </table:table-cell>
          <table:table-cell office:value-type="string" calcext:value-type="string">
            <text:p><text:s/>923,733.46</text:p>
          </table:table-cell>
          <table:table-cell office:value-type="float" office:value="1352.4" calcext:value-type="float">
            <text:p><text:s/>1,352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403" calcext:value-type="float">
            <text:p>3034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982-021001-UCEM F# 982 COMPRA DE 7,5 M3 H</text:p>
          </table:table-cell>
        </table:table-row>
        <table:table-row table:style-name="ro6">
          <table:table-cell office:value-type="float" office:value="2374" calcext:value-type="float">
            <text:p>2374</text:p>
          </table:table-cell>
          <table:table-cell office:value-type="string" calcext:value-type="string">
            <text:p><text:s/>924,632.26</text:p>
          </table:table-cell>
          <table:table-cell office:value-type="float" office:value="898.8" calcext:value-type="float">
            <text:p><text:s/>898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503" calcext:value-type="float">
            <text:p>3035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981-021001-UCEM F# 981 COMPRA DE 7M3 HORM</text:p>
          </table:table-cell>
        </table:table-row>
        <table:table-row table:style-name="ro6">
          <table:table-cell office:value-type="float" office:value="2375" calcext:value-type="float">
            <text:p>2375</text:p>
          </table:table-cell>
          <table:table-cell office:value-type="string" calcext:value-type="string">
            <text:p><text:s/>925,894.50</text:p>
          </table:table-cell>
          <table:table-cell office:value-type="float" office:value="1262.24" calcext:value-type="float">
            <text:p><text:s/>1,262.2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603" calcext:value-type="float">
            <text:p>3036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980-021001-UCEM F# 980 COMPRA DE 14M3 HOR</text:p>
          </table:table-cell>
        </table:table-row>
        <table:table-row table:style-name="ro6">
          <table:table-cell office:value-type="float" office:value="2376" calcext:value-type="float">
            <text:p>2376</text:p>
          </table:table-cell>
          <table:table-cell office:value-type="string" calcext:value-type="string">
            <text:p><text:s/>925,912.00</text:p>
          </table:table-cell>
          <table:table-cell office:value-type="float" office:value="17.5" calcext:value-type="float">
            <text:p><text:s/>17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703" calcext:value-type="float">
            <text:p>3037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1002-001001-GARCIA ALAÑA VICTOR F# 1002 CO</text:p>
          </table:table-cell>
        </table:table-row>
        <table:table-row table:style-name="ro6">
          <table:table-cell office:value-type="float" office:value="2377" calcext:value-type="float">
            <text:p>2377</text:p>
          </table:table-cell>
          <table:table-cell office:value-type="string" calcext:value-type="string">
            <text:p><text:s/>932,452.00</text:p>
          </table:table-cell>
          <table:table-cell office:value-type="float" office:value="6540" calcext:value-type="float">
            <text:p><text:s/>6,54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803" calcext:value-type="float">
            <text:p>3038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732-001001-TORRES FRANCISCO F# 732 SERVIC</text:p>
          </table:table-cell>
        </table:table-row>
        <table:table-row table:style-name="ro6">
          <table:table-cell office:value-type="float" office:value="2378" calcext:value-type="float">
            <text:p>2378</text:p>
          </table:table-cell>
          <table:table-cell office:value-type="string" calcext:value-type="string">
            <text:p><text:s/>941,146.00</text:p>
          </table:table-cell>
          <table:table-cell office:value-type="float" office:value="8694" calcext:value-type="float">
            <text:p><text:s/>8,69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903" calcext:value-type="float">
            <text:p>3039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735-001001-TORRES FRANCISCO F# 735 SERVIC</text:p>
          </table:table-cell>
        </table:table-row>
        <table:table-row table:style-name="ro6">
          <table:table-cell office:value-type="float" office:value="2379" calcext:value-type="float">
            <text:p>2379</text:p>
          </table:table-cell>
          <table:table-cell office:value-type="string" calcext:value-type="string">
            <text:p><text:s/>945,690.77</text:p>
          </table:table-cell>
          <table:table-cell office:value-type="float" office:value="4544.77" calcext:value-type="float">
            <text:p><text:s/>4,544.7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203" calcext:value-type="float">
            <text:p>307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2127-001001-FACINSER SA F# 2127 INSTALACIO</text:p>
          </table:table-cell>
        </table:table-row>
        <table:table-row table:style-name="ro6">
          <table:table-cell office:value-type="float" office:value="2380" calcext:value-type="float">
            <text:p>2380</text:p>
          </table:table-cell>
          <table:table-cell office:value-type="string" calcext:value-type="string">
            <text:p><text:s/>949,790.39</text:p>
          </table:table-cell>
          <table:table-cell office:value-type="float" office:value="4099.62" calcext:value-type="float">
            <text:p><text:s/>4,099.6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303" calcext:value-type="float">
            <text:p>3073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905-001001-NUÑEZ CALLE JOSÉ F# 905 TRABAJ</text:p>
          </table:table-cell>
        </table:table-row>
        <table:table-row table:style-name="ro6">
          <table:table-cell office:value-type="float" office:value="2381" calcext:value-type="float">
            <text:p>2381</text:p>
          </table:table-cell>
          <table:table-cell office:value-type="string" calcext:value-type="string">
            <text:p><text:s/>950,150.39</text:p>
          </table:table-cell>
          <table:table-cell office:value-type="float" office:value="360" calcext:value-type="float">
            <text:p><text:s/>3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403" calcext:value-type="float">
            <text:p>3074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21459-001001-SANIPORT SA F# 21459 ALQUILER </text:p>
          </table:table-cell>
        </table:table-row>
        <table:table-row table:style-name="ro6">
          <table:table-cell office:value-type="float" office:value="2382" calcext:value-type="float">
            <text:p>2382</text:p>
          </table:table-cell>
          <table:table-cell office:value-type="string" calcext:value-type="string">
            <text:p><text:s/>950,781.51</text:p>
          </table:table-cell>
          <table:table-cell office:value-type="float" office:value="631.12" calcext:value-type="float">
            <text:p><text:s/>631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703" calcext:value-type="float">
            <text:p>3077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1235-021001-UCEM F# 1235 COMPRA DE 14M3 HO</text:p>
          </table:table-cell>
        </table:table-row>
        <table:table-row table:style-name="ro6">
          <table:table-cell office:value-type="float" office:value="2394" calcext:value-type="float">
            <text:p>2394</text:p>
          </table:table-cell>
          <table:table-cell office:value-type="string" calcext:value-type="string">
            <text:p>1-1-1-07</text:p>
          </table:table-cell>
          <table:table-cell office:value-type="float" office:value="15740.89" calcext:value-type="float">
            <text:p><text:s/>15,740.89 </text:p>
          </table:table-cell>
          <table:table-cell office:value-type="string" office:string-value="SERV Y OTROS CONTRATOS ANTIC." calcext:value-type="string">
            <text:p><text:s/>SERV Y OTROS CONTRATOS ANTIC. </text:p>
          </table:table-cell>
          <table:table-cell/>
          <table:table-cell table:style-name="ce305" table:number-columns-repeated="3"/>
          <table:table-cell table:style-name="Default" table:number-columns-repeated="2"/>
          <table:table-cell table:style-name="ce305"/>
        </table:table-row>
        <table:table-row table:style-name="ro6">
          <table:table-cell office:value-type="float" office:value="2395" calcext:value-type="float">
            <text:p>2395</text:p>
          </table:table-cell>
          <table:table-cell office:value-type="string" calcext:value-type="string">
            <text:p>1-1-1-07-01</text:p>
          </table:table-cell>
          <table:table-cell office:value-type="float" office:value="5780.2" calcext:value-type="float">
            <text:p><text:s/>5,780.20 </text:p>
          </table:table-cell>
          <table:table-cell office:value-type="string" office:string-value="ANTICIPO A PROVEEDORES" calcext:value-type="string">
            <text:p><text:s/>ANTICIPO A PROVEEDORES </text:p>
          </table:table-cell>
          <table:table-cell/>
          <table:table-cell table:style-name="ce305" table:number-columns-repeated="3"/>
          <table:table-cell table:style-name="Default" table:number-columns-repeated="2"/>
          <table:table-cell table:style-name="ce305"/>
        </table:table-row>
        <table:table-row table:style-name="ro7">
          <table:table-cell table:style-name="ce300" office:value-type="float" office:value="2396" calcext:value-type="float">
            <text:p>2396</text:p>
          </table:table-cell>
          <table:table-cell table:style-name="ce302" office:value-type="string" calcext:value-type="string">
            <text:p>1-1-1-07-01-002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Construccion Matute Jimenez" calcext:value-type="string">
            <text:p><text:s/>Construccion Matute Jimenez </text:p>
          </table:table-cell>
          <table:table-cell table:style-name="ce300" table:number-columns-repeated="7"/>
        </table:table-row>
        <table:table-row table:style-name="ro6">
          <table:table-cell office:value-type="float" office:value="2397" calcext:value-type="float">
            <text:p>2397</text:p>
          </table:table-cell>
          <table:table-cell office:value-type="string" calcext:value-type="string">
            <text:p><text:s/>945.65</text:p>
          </table:table-cell>
          <table:table-cell office:value-type="float" office:value="945.65" calcext:value-type="float">
            <text:p><text:s/>945.6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8902" calcext:value-type="float">
            <text:p>2789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21-0 CONSTRUCCION MATUT :DB -1070987682: Antici</text:p>
          </table:table-cell>
        </table:table-row>
        <table:table-row table:style-name="ro6">
          <table:table-cell office:value-type="float" office:value="2398" calcext:value-type="float">
            <text:p>2398</text:p>
          </table:table-cell>
          <table:table-cell office:value-type="string" calcext:value-type="string">
            <text:p><text:s/>945.95</text:p>
          </table:table-cell>
          <table:table-cell office:value-type="float" office:value="0.3" calcext:value-type="float">
            <text:p><text:s/>0.3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1502" calcext:value-type="float">
            <text:p>281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39-0 CONSTRUCCION MATUT :DB -1070987682: CANCEL</text:p>
          </table:table-cell>
        </table:table-row>
        <table:table-row table:style-name="ro6">
          <table:table-cell office:value-type="float" office:value="2399" calcext:value-type="float">
            <text:p>2399</text:p>
          </table:table-cell>
          <table:table-cell office:value-type="string" calcext:value-type="string">
            <text:p><text:s/>455.58</text:p>
          </table:table-cell>
          <table:table-cell office:value-type="float" office:value="0" calcext:value-type="float">
            <text:p><text:s/>- </text:p>
          </table:table-cell>
          <table:table-cell office:value-type="float" office:value="490.37" calcext:value-type="float">
            <text:p><text:s/>490.37 </text:p>
          </table:table-cell>
          <table:table-cell/>
          <table:table-cell office:value-type="float" office:value="1733" calcext:value-type="float">
            <text:p>17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16" calcext:value-type="date">
            <text:p>16/09/2020</text:p>
          </table:table-cell>
          <table:table-cell office:value-type="string" calcext:value-type="string">
            <text:p>CONSTRUCCION MATUTE APLICACIÓN DE SALDO A FAVOR F# 97151-97186</text:p>
          </table:table-cell>
        </table:table-row>
        <table:table-row table:style-name="ro6">
          <table:table-cell office:value-type="float" office:value="2400" calcext:value-type="float">
            <text:p>2400</text:p>
          </table:table-cell>
          <table:table-cell office:value-type="string" calcext:value-type="string">
            <text:p><text:s/>420.8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4.69" calcext:value-type="float">
            <text:p><text:s/>34.69 </text:p>
          </table:table-cell>
          <table:table-cell/>
          <table:table-cell office:value-type="float" office:value="1733" calcext:value-type="float">
            <text:p>17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16" calcext:value-type="date">
            <text:p>16/09/2020</text:p>
          </table:table-cell>
          <table:table-cell office:value-type="string" calcext:value-type="string">
            <text:p>CONSTRUCCION MATUTE APLICACIÓN DE SALDO A FAVOR F# 97151-97186</text:p>
          </table:table-cell>
        </table:table-row>
        <table:table-row table:style-name="ro6">
          <table:table-cell office:value-type="float" office:value="2401" calcext:value-type="float">
            <text:p>2401</text:p>
          </table:table-cell>
          <table:table-cell office:value-type="string" calcext:value-type="string">
            <text:p><text:s/>196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4.78" calcext:value-type="float">
            <text:p><text:s/>224.78 </text:p>
          </table:table-cell>
          <table:table-cell/>
          <table:table-cell office:value-type="float" office:value="1791" calcext:value-type="float">
            <text:p>17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8" calcext:value-type="date">
            <text:p>18/10/2020</text:p>
          </table:table-cell>
          <table:table-cell office:value-type="string" calcext:value-type="string">
            <text:p>Construccion Matute: Aplicación saldo a favor TR 21 aplica a F# 60708 - 60705</text:p>
          </table:table-cell>
        </table:table-row>
        <table:table-row table:style-name="ro6">
          <table:table-cell office:value-type="float" office:value="2402" calcext:value-type="float">
            <text:p>2402</text:p>
          </table:table-cell>
          <table:table-cell office:value-type="string" calcext:value-type="string">
            <text:p><text:s/>170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.65" calcext:value-type="float">
            <text:p><text:s/>25.65 </text:p>
          </table:table-cell>
          <table:table-cell/>
          <table:table-cell office:value-type="float" office:value="1791" calcext:value-type="float">
            <text:p>17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8" calcext:value-type="date">
            <text:p>18/10/2020</text:p>
          </table:table-cell>
          <table:table-cell office:value-type="string" calcext:value-type="string">
            <text:p>Construccion Matute: Aplicación saldo a favor TR 21 aplica a F# 60708 - 60705</text:p>
          </table:table-cell>
        </table:table-row>
        <table:table-row table:style-name="ro7">
          <table:table-cell table:style-name="ce300" office:value-type="float" office:value="2403" calcext:value-type="float">
            <text:p>2403</text:p>
          </table:table-cell>
          <table:table-cell table:style-name="ce302" office:value-type="string" calcext:value-type="string">
            <text:p>1-1-1-07-01-004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SGS del Ecuador S.A." calcext:value-type="string">
            <text:p><text:s/>SGS del Ecuador S.A. </text:p>
          </table:table-cell>
          <table:table-cell table:style-name="ce300" table:number-columns-repeated="7"/>
        </table:table-row>
        <table:table-row table:style-name="ro7">
          <table:table-cell table:style-name="ce300" office:value-type="float" office:value="2405" calcext:value-type="float">
            <text:p>2405</text:p>
          </table:table-cell>
          <table:table-cell table:style-name="ce302" office:value-type="string" calcext:value-type="string">
            <text:p>1-1-1-07-01-012</text:p>
          </table:table-cell>
          <table:table-cell table:style-name="ce304" office:value-type="float" office:value="990" calcext:value-type="float">
            <text:p><text:s/>990.00 </text:p>
          </table:table-cell>
          <table:table-cell table:style-name="ce304" office:value-type="string" office:string-value="Willian Hernan Mero Meza" calcext:value-type="string">
            <text:p><text:s/>Willian Hernan Mero Meza </text:p>
          </table:table-cell>
          <table:table-cell table:style-name="ce300" table:number-columns-repeated="7"/>
        </table:table-row>
        <table:table-row table:style-name="ro6">
          <table:table-cell office:value-type="float" office:value="2406" calcext:value-type="float">
            <text:p>2406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990" calcext:value-type="float">
            <text:p><text:s/>990.00 </text:p>
          </table:table-cell>
          <table:table-cell/>
          <table:table-cell office:value-type="float" office:value="1465" calcext:value-type="float">
            <text:p>14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03" calcext:value-type="date">
            <text:p>03/01/2020</text:p>
          </table:table-cell>
          <table:table-cell office:value-type="string" calcext:value-type="string">
            <text:p>CK#821 F. #1670 Aplicacion anicipo proveedor William Mero Meza</text:p>
          </table:table-cell>
        </table:table-row>
        <table:table-row table:style-name="ro7">
          <table:table-cell table:style-name="ce300" office:value-type="float" office:value="2407" calcext:value-type="float">
            <text:p>2407</text:p>
          </table:table-cell>
          <table:table-cell table:style-name="ce302" office:value-type="string" calcext:value-type="string">
            <text:p>1-1-1-07-01-013</text:p>
          </table:table-cell>
          <table:table-cell table:style-name="ce304" office:value-type="float" office:value="29.97" calcext:value-type="float">
            <text:p><text:s/>29.97 </text:p>
          </table:table-cell>
          <table:table-cell table:style-name="ce304" office:value-type="string" office:string-value="Comercial Kywi S.A." calcext:value-type="string">
            <text:p><text:s/>Comercial Kywi S.A. </text:p>
          </table:table-cell>
          <table:table-cell table:style-name="ce300" table:number-columns-repeated="7"/>
        </table:table-row>
        <table:table-row table:style-name="ro6">
          <table:table-cell office:value-type="float" office:value="2408" calcext:value-type="float">
            <text:p>2408</text:p>
          </table:table-cell>
          <table:table-cell office:value-type="string" calcext:value-type="string">
            <text:p><text:s/>130.97</text:p>
          </table:table-cell>
          <table:table-cell office:value-type="float" office:value="101" calcext:value-type="float">
            <text:p><text:s/>101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8802" calcext:value-type="float">
            <text:p>2788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20-0 COMERCIAL KYWI S.A :DB -1070987682: Antici</text:p>
          </table:table-cell>
        </table:table-row>
        <table:table-row table:style-name="ro6">
          <table:table-cell office:value-type="float" office:value="2409" calcext:value-type="float">
            <text:p>2409</text:p>
          </table:table-cell>
          <table:table-cell office:value-type="string" calcext:value-type="string">
            <text:p><text:s/>17.6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3.32" calcext:value-type="float">
            <text:p><text:s/>113.32 </text:p>
          </table:table-cell>
          <table:table-cell/>
          <table:table-cell office:value-type="float" office:value="1606" calcext:value-type="float">
            <text:p>160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23" calcext:value-type="date">
            <text:p>23/07/2020</text:p>
          </table:table-cell>
          <table:table-cell office:value-type="string" calcext:value-type="string">
            <text:p>Aplicacion de saldo proveedor: Comercial Kywi</text:p>
          </table:table-cell>
        </table:table-row>
        <table:table-row table:style-name="ro6">
          <table:table-cell office:value-type="float" office:value="2410" calcext:value-type="float">
            <text:p>2410</text:p>
          </table:table-cell>
          <table:table-cell office:value-type="string" calcext:value-type="string">
            <text:p><text:s/>17.63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02" calcext:value-type="float">
            <text:p><text:s/>0.02 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01" calcext:value-type="date">
            <text:p>01/09/2020</text:p>
          </table:table-cell>
          <table:table-cell office:value-type="string" calcext:value-type="string">
            <text:p>Comercial Kywi Aplicación de saldo a favor TR# 20 aplica a F# 1858</text:p>
          </table:table-cell>
        </table:table-row>
        <table:table-row table:style-name="ro6">
          <table:table-cell office:value-type="float" office:value="2411" calcext:value-type="float">
            <text:p>2411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.63" calcext:value-type="float">
            <text:p><text:s/>17.63 </text:p>
          </table:table-cell>
          <table:table-cell/>
          <table:table-cell office:value-type="float" office:value="1773" calcext:value-type="float">
            <text:p>17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omercial Kywi: Aplicación de Anticipo Años Anteriores</text:p>
          </table:table-cell>
        </table:table-row>
        <table:table-row table:style-name="ro6">
          <table:table-cell office:value-type="float" office:value="2412" calcext:value-type="float">
            <text:p>2412</text:p>
          </table:table-cell>
          <table:table-cell office:value-type="string" calcext:value-type="string">
            <text:p>1-1-1-07-01-018</text:p>
          </table:table-cell>
          <table:table-cell office:value-type="float" office:value="994.75" calcext:value-type="float">
            <text:p><text:s/>994.75 </text:p>
          </table:table-cell>
          <table:table-cell office:value-type="string" office:string-value="Narcisa Josefin Chong Villegas" calcext:value-type="string">
            <text:p><text:s/>Narcisa Josefin Chong Villegas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94.75" calcext:value-type="float">
            <text:p>994.75</text:p>
          </table:table-cell>
          <table:table-cell office:value-type="string" calcext:value-type="string">
            <text:p>Totales &gt;&gt;&gt;&gt;&gt;&gt;&gt;&gt;&gt;&gt;&gt; :</text:p>
          </table:table-cell>
          <table:table-cell table:style-name="ce299" office:value-type="float" office:value="0" calcext:value-type="float">
            <text:p>0</text:p>
          </table:table-cell>
          <table:table-cell table:style-name="ce305" office:value-type="float" office:value="12310110.18" calcext:value-type="float">
            <text:p>12,310,110.18</text:p>
          </table:table-cell>
        </table:table-row>
        <table:table-row table:style-name="ro7">
          <table:table-cell table:style-name="ce300" office:value-type="float" office:value="2413" calcext:value-type="float">
            <text:p>2413</text:p>
          </table:table-cell>
          <table:table-cell table:style-name="ce302" office:value-type="string" calcext:value-type="string">
            <text:p>1-1-1-07-01-025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CORDELERIA NACIONAL S.A." calcext:value-type="string">
            <text:p><text:s/>CORDELERIA NACIONAL S.A. </text:p>
          </table:table-cell>
          <table:table-cell table:style-name="ce300" table:number-columns-repeated="7"/>
        </table:table-row>
        <table:table-row table:style-name="ro6">
          <table:table-cell office:value-type="float" office:value="2414" calcext:value-type="float">
            <text:p>2414</text:p>
          </table:table-cell>
          <table:table-cell office:value-type="string" calcext:value-type="string">
            <text:p>-402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2.41" calcext:value-type="float">
            <text:p><text:s/>402.41 </text:p>
          </table:table-cell>
          <table:table-cell/>
          <table:table-cell office:value-type="float" office:value="1632" calcext:value-type="float">
            <text:p>163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22" calcext:value-type="date">
            <text:p>22/07/2020</text:p>
          </table:table-cell>
          <table:table-cell office:value-type="string" calcext:value-type="string">
            <text:p>APLICACION SALDO PROVEEDOR, CORDELERIA NACIONAL TRANSACCION#280802</text:p>
          </table:table-cell>
        </table:table-row>
        <table:table-row table:style-name="ro6">
          <table:table-cell office:value-type="float" office:value="2415" calcext:value-type="float">
            <text:p>2415</text:p>
          </table:table-cell>
          <table:table-cell office:value-type="string" calcext:value-type="string">
            <text:p><text:s/>.00</text:p>
          </table:table-cell>
          <table:table-cell office:value-type="float" office:value="402.41" calcext:value-type="float">
            <text:p><text:s/>402.4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802" calcext:value-type="float">
            <text:p>280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4-0 CORDELERIA NACIONA :DB -1070987682: Antici</text:p>
          </table:table-cell>
        </table:table-row>
        <table:table-row table:style-name="ro6">
          <table:table-cell office:value-type="float" office:value="2416" calcext:value-type="float">
            <text:p>2416</text:p>
          </table:table-cell>
          <table:table-cell office:value-type="string" calcext:value-type="string">
            <text:p><text:s/>193.16</text:p>
          </table:table-cell>
          <table:table-cell office:value-type="float" office:value="193.16" calcext:value-type="float">
            <text:p><text:s/>193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8" calcext:value-type="float">
            <text:p>16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6402" calcext:value-type="float">
            <text:p>306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622916-0 :ND:0-622916 Pago diferencia proveedor</text:p>
          </table:table-cell>
        </table:table-row>
        <table:table-row table:style-name="ro6">
          <table:table-cell office:value-type="float" office:value="2417" calcext:value-type="float">
            <text:p>2417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3.16" calcext:value-type="float">
            <text:p><text:s/>193.16 </text:p>
          </table:table-cell>
          <table:table-cell/>
          <table:table-cell office:value-type="float" office:value="1691" calcext:value-type="float">
            <text:p>16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1802" calcext:value-type="float">
            <text:p>3218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C 54438406-0 :NC:0-54438406 ND #306402 MACHALA: D</text:p>
          </table:table-cell>
        </table:table-row>
        <table:table-row table:style-name="ro7">
          <table:table-cell table:style-name="ce300" office:value-type="float" office:value="2418" calcext:value-type="float">
            <text:p>2418</text:p>
          </table:table-cell>
          <table:table-cell table:style-name="ce302" office:value-type="string" calcext:value-type="string">
            <text:p>1-1-1-07-01-028</text:p>
          </table:table-cell>
          <table:table-cell table:style-name="ce304" office:value-type="float" office:value="35.99" calcext:value-type="float">
            <text:p><text:s/>35.99 </text:p>
          </table:table-cell>
          <table:table-cell table:style-name="ce304" office:value-type="string" office:string-value="Janeth America Chunga Lopez" calcext:value-type="string">
            <text:p><text:s/>Janeth America Chunga Lopez </text:p>
          </table:table-cell>
          <table:table-cell table:style-name="ce300" table:number-columns-repeated="7"/>
        </table:table-row>
        <table:table-row table:style-name="ro6">
          <table:table-cell office:value-type="float" office:value="2419" calcext:value-type="float">
            <text:p>2419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.99" calcext:value-type="float">
            <text:p><text:s/>35.99 </text:p>
          </table:table-cell>
          <table:table-cell/>
          <table:table-cell office:value-type="float" office:value="1672" calcext:value-type="float">
            <text:p>16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HK #895: APLICACIÓN DE ANTICIPO</text:p>
          </table:table-cell>
        </table:table-row>
        <table:table-row table:style-name="ro7">
          <table:table-cell table:style-name="ce300" office:value-type="float" office:value="2420" calcext:value-type="float">
            <text:p>2420</text:p>
          </table:table-cell>
          <table:table-cell table:style-name="ce302" office:value-type="string" calcext:value-type="string">
            <text:p>1-1-1-07-01-037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Jose Antonio Nuñez Calle" calcext:value-type="string">
            <text:p><text:s/>Jose Antonio Nuñez Calle </text:p>
          </table:table-cell>
          <table:table-cell table:style-name="ce300"/>
          <table:table-cell table:style-name="ce306" table:number-columns-repeated="2"/>
          <table:table-cell table:style-name="ce300" table:number-columns-repeated="4"/>
        </table:table-row>
        <table:table-row table:style-name="ro6">
          <table:table-cell office:value-type="float" office:value="2421" calcext:value-type="float">
            <text:p>2421</text:p>
          </table:table-cell>
          <table:table-cell office:value-type="string" calcext:value-type="string">
            <text:p><text:s/>2,391.64</text:p>
          </table:table-cell>
          <table:table-cell office:value-type="float" office:value="2391.64" calcext:value-type="float">
            <text:p><text:s/>2,391.6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7402" calcext:value-type="float">
            <text:p>307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656741-0 :ND:0-656741 Pago anticipo proveedor J</text:p>
          </table:table-cell>
        </table:table-row>
        <table:table-row table:style-name="ro6">
          <table:table-cell office:value-type="float" office:value="2422" calcext:value-type="float">
            <text:p>2422</text:p>
          </table:table-cell>
          <table:table-cell office:value-type="string" calcext:value-type="string">
            <text:p><text:s/>5,634.71</text:p>
          </table:table-cell>
          <table:table-cell office:value-type="float" office:value="3243.07" calcext:value-type="float">
            <text:p><text:s/>3,243.0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7502" calcext:value-type="float">
            <text:p>307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656793-0 :ND:0-656793 Pago anticipo proveedor J</text:p>
          </table:table-cell>
        </table:table-row>
        <table:table-row table:style-name="ro6">
          <table:table-cell office:value-type="float" office:value="2423" calcext:value-type="float">
            <text:p>2423</text:p>
          </table:table-cell>
          <table:table-cell office:value-type="string" calcext:value-type="string">
            <text:p><text:s/>3,243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91.64" calcext:value-type="float">
            <text:p><text:s/>2,391.64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4103" calcext:value-type="float">
            <text:p>284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I 000307402-000000-JOSE NUÑEZ CALLE - N/D # 30740</text:p>
          </table:table-cell>
        </table:table-row>
        <table:table-row table:style-name="ro6">
          <table:table-cell office:value-type="float" office:value="2424" calcext:value-type="float">
            <text:p>2424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43.07" calcext:value-type="float">
            <text:p><text:s/>3,243.07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0603" calcext:value-type="float">
            <text:p>300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I 000656793-000000-NUÑEZ CALLE JOSE CI POR ND# 65</text:p>
          </table:table-cell>
        </table:table-row>
        <table:table-row table:style-name="ro6">
          <table:table-cell office:value-type="float" office:value="2425" calcext:value-type="float">
            <text:p>2425</text:p>
          </table:table-cell>
          <table:table-cell office:value-type="string" calcext:value-type="string">
            <text:p>1-1-1-07-01-040</text:p>
          </table:table-cell>
          <table:table-cell office:value-type="float" office:value="2049.19" calcext:value-type="float">
            <text:p><text:s/>2,049.19 </text:p>
          </table:table-cell>
          <table:table-cell office:value-type="string" office:string-value="Fatima Narcisa Moreira Zambrano" calcext:value-type="string">
            <text:p><text:s/>Fatima Narcisa Moreira Zambrano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305" office:value-type="float" office:value="2049.19" calcext:value-type="float">
            <text:p>2,049.19</text:p>
          </table:table-cell>
          <table:table-cell office:value-type="string" calcext:value-type="string">
            <text:p>Totales &gt;&gt;&gt;&gt;&gt;&gt;&gt;&gt;&gt;&gt;&gt; :</text:p>
          </table:table-cell>
          <table:table-cell table:style-name="ce299" office:value-type="float" office:value="0" calcext:value-type="float">
            <text:p>0</text:p>
          </table:table-cell>
          <table:table-cell table:style-name="ce305" office:value-type="float" office:value="12310110.18" calcext:value-type="float">
            <text:p>12,310,110.18</text:p>
          </table:table-cell>
        </table:table-row>
        <table:table-row table:style-name="ro7">
          <table:table-cell table:style-name="ce300" office:value-type="float" office:value="2426" calcext:value-type="float">
            <text:p>2426</text:p>
          </table:table-cell>
          <table:table-cell table:style-name="ce302" office:value-type="string" calcext:value-type="string">
            <text:p>1-1-1-07-01-045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Ivan Trajano Sumba Ortega" calcext:value-type="string">
            <text:p><text:s/>Ivan Trajano Sumba Ortega </text:p>
          </table:table-cell>
          <table:table-cell table:style-name="ce300"/>
          <table:table-cell table:style-name="ce306" table:number-columns-repeated="2"/>
          <table:table-cell table:style-name="ce300" table:number-columns-repeated="4"/>
        </table:table-row>
        <table:table-row table:style-name="ro6">
          <table:table-cell office:value-type="float" office:value="2427" calcext:value-type="float">
            <text:p>2427</text:p>
          </table:table-cell>
          <table:table-cell office:value-type="string" calcext:value-type="string">
            <text:p><text:s/>670.85</text:p>
          </table:table-cell>
          <table:table-cell office:value-type="float" office:value="670.85" calcext:value-type="float">
            <text:p><text:s/>670.8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1602" calcext:value-type="float">
            <text:p>281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0-0 SUMBA ORTEGA IVAN <text:s/>:DB -1070987682: ANTICI</text:p>
          </table:table-cell>
        </table:table-row>
        <table:table-row table:style-name="ro6">
          <table:table-cell office:value-type="float" office:value="2428" calcext:value-type="float">
            <text:p>2428</text:p>
          </table:table-cell>
          <table:table-cell office:value-type="string" calcext:value-type="string">
            <text:p><text:s/>2,255.81</text:p>
          </table:table-cell>
          <table:table-cell office:value-type="float" office:value="1584.96" calcext:value-type="float">
            <text:p><text:s/>1,584.9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7302" calcext:value-type="float">
            <text:p>307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656733-0 :ND:0-656733 Pago anticipo Ivan Sumba </text:p>
          </table:table-cell>
        </table:table-row>
        <table:table-row table:style-name="ro6">
          <table:table-cell office:value-type="float" office:value="2429" calcext:value-type="float">
            <text:p>2429</text:p>
          </table:table-cell>
          <table:table-cell office:value-type="string" calcext:value-type="string">
            <text:p><text:s/>670.8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84.96" calcext:value-type="float">
            <text:p><text:s/>1,584.96 </text:p>
          </table:table-cell>
          <table:table-cell/>
          <table:table-cell office:value-type="float" office:value="1619" calcext:value-type="float">
            <text:p>16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4303" calcext:value-type="float">
            <text:p>284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CI 000307302-000000-IVAN SUMBA - ND #307302: APLIC</text:p>
          </table:table-cell>
        </table:table-row>
        <table:table-row table:style-name="ro6">
          <table:table-cell office:value-type="float" office:value="2430" calcext:value-type="float">
            <text:p>2430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670.85" calcext:value-type="float">
            <text:p><text:s/>670.85 </text:p>
          </table:table-cell>
          <table:table-cell/>
          <table:table-cell office:value-type="float" office:value="1666" calcext:value-type="float">
            <text:p>16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19" calcext:value-type="date">
            <text:p>19/08/2020</text:p>
          </table:table-cell>
          <table:table-cell office:value-type="string" calcext:value-type="string">
            <text:p>APLICACION SALDO A FAVOR SUMBA ORTEGA IVAN TRAJANO F#0586 TRANSF# 40</text:p>
          </table:table-cell>
        </table:table-row>
        <table:table-row table:style-name="ro6">
          <table:table-cell office:value-type="float" office:value="2431" calcext:value-type="float">
            <text:p>2431</text:p>
          </table:table-cell>
          <table:table-cell office:value-type="string" calcext:value-type="string">
            <text:p><text:s/>6,510.00</text:p>
          </table:table-cell>
          <table:table-cell office:value-type="float" office:value="6510" calcext:value-type="float">
            <text:p><text:s/>6,51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6702" calcext:value-type="float">
            <text:p>3267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5-0 SUMBA ORTEGA IVAN <text:s/>:DB -1070987682: Sumba</text:p>
          </table:table-cell>
        </table:table-row>
        <table:table-row table:style-name="ro6">
          <table:table-cell office:value-type="float" office:value="2432" calcext:value-type="float">
            <text:p>2432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6510" calcext:value-type="float">
            <text:p><text:s/>6,510.00 </text:p>
          </table:table-cell>
          <table:table-cell/>
          <table:table-cell office:value-type="float" office:value="1779" calcext:value-type="float">
            <text:p>17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7" calcext:value-type="date">
            <text:p>17/10/2020</text:p>
          </table:table-cell>
          <table:table-cell office:value-type="string" calcext:value-type="string">
            <text:p>Sumba Ortega Ivan: Aplicación de saldo a favor TR# 165 F# 602</text:p>
          </table:table-cell>
        </table:table-row>
        <table:table-row table:style-name="ro7">
          <table:table-cell table:style-name="ce300" office:value-type="float" office:value="2433" calcext:value-type="float">
            <text:p>2433</text:p>
          </table:table-cell>
          <table:table-cell table:style-name="ce302" office:value-type="string" calcext:value-type="string">
            <text:p>1-1-1-07-01-047</text:p>
          </table:table-cell>
          <table:table-cell table:style-name="ce304" office:value-type="float" office:value="2.6" calcext:value-type="float">
            <text:p><text:s/>2.60 </text:p>
          </table:table-cell>
          <table:table-cell table:style-name="ce304" office:value-type="string" office:string-value="Jose Luis Miño Briones" calcext:value-type="string">
            <text:p><text:s/>Jose Luis Miño Briones </text:p>
          </table:table-cell>
          <table:table-cell table:style-name="ce300" table:number-columns-repeated="7"/>
        </table:table-row>
        <table:table-row table:style-name="ro6">
          <table:table-cell office:value-type="float" office:value="2434" calcext:value-type="float">
            <text:p>2434</text:p>
          </table:table-cell>
          <table:table-cell office:value-type="string" calcext:value-type="string">
            <text:p><text:s/>1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6" calcext:value-type="float">
            <text:p><text:s/>1.60 </text:p>
          </table:table-cell>
          <table:table-cell/>
          <table:table-cell office:value-type="float" office:value="1681" calcext:value-type="float">
            <text:p>16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HK #903 MACHALA: APLICACIÓN DE ANTICIPO A PROVEEDOR</text:p>
          </table:table-cell>
        </table:table-row>
        <table:table-row table:style-name="ro6">
          <table:table-cell office:value-type="float" office:value="2435" calcext:value-type="float">
            <text:p>2435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" calcext:value-type="float">
            <text:p><text:s/>1.00 </text:p>
          </table:table-cell>
          <table:table-cell/>
          <table:table-cell office:value-type="float" office:value="1681" calcext:value-type="float">
            <text:p>16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HK #900 MACHALA: APLICACIÓN DE ANTICIPO A PROVEEDOR</text:p>
          </table:table-cell>
        </table:table-row>
        <table:table-row table:style-name="ro7">
          <table:table-cell table:style-name="ce300" office:value-type="float" office:value="2436" calcext:value-type="float">
            <text:p>2436</text:p>
          </table:table-cell>
          <table:table-cell table:style-name="ce302" office:value-type="string" calcext:value-type="string">
            <text:p>1-1-1-07-01-053</text:p>
          </table:table-cell>
          <table:table-cell table:style-name="ce304" office:value-type="float" office:value="1677.7" calcext:value-type="float">
            <text:p><text:s/>1,677.70 </text:p>
          </table:table-cell>
          <table:table-cell table:style-name="ce304" office:value-type="string" office:string-value="Patricio Armijos Herrera (NO USAR)" calcext:value-type="string">
            <text:p><text:s/>Patricio Armijos Herrera (NO USAR) </text:p>
          </table:table-cell>
          <table:table-cell table:style-name="ce300" table:number-columns-repeated="2"/>
          <table:table-cell table:style-name="ce306"/>
          <table:table-cell table:style-name="ce300" table:number-columns-repeated="4"/>
        </table:table-row>
        <table:table-row table:style-name="ro6">
          <table:table-cell office:value-type="float" office:value="2437" calcext:value-type="float">
            <text:p>2437</text:p>
          </table:table-cell>
          <table:table-cell office:value-type="string" calcext:value-type="string">
            <text:p><text:s/>1,197.39</text:p>
          </table:table-cell>
          <table:table-cell office:value-type="float" office:value="0" calcext:value-type="float">
            <text:p><text:s/>- </text:p>
          </table:table-cell>
          <table:table-cell office:value-type="float" office:value="480.31" calcext:value-type="float">
            <text:p><text:s/>480.31 </text:p>
          </table:table-cell>
          <table:table-cell/>
          <table:table-cell office:value-type="float" office:value="1633" calcext:value-type="float">
            <text:p>16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k #618 Patricio Armijos Liquidacion Obra Urdesa</text:p>
          </table:table-cell>
        </table:table-row>
        <table:table-row table:style-name="ro6">
          <table:table-cell office:value-type="float" office:value="2438" calcext:value-type="float">
            <text:p>2438</text:p>
          </table:table-cell>
          <table:table-cell office:value-type="string" calcext:value-type="string">
            <text:p><text:s/>700.89</text:p>
          </table:table-cell>
          <table:table-cell office:value-type="float" office:value="0" calcext:value-type="float">
            <text:p><text:s/>- </text:p>
          </table:table-cell>
          <table:table-cell office:value-type="float" office:value="496.5" calcext:value-type="float">
            <text:p><text:s/>496.50 </text:p>
          </table:table-cell>
          <table:table-cell/>
          <table:table-cell office:value-type="float" office:value="1634" calcext:value-type="float">
            <text:p>163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k #618 Patricio Armijos Liquidacion Cruce Riobamba y ambato</text:p>
          </table:table-cell>
        </table:table-row>
        <table:table-row table:style-name="ro6">
          <table:table-cell office:value-type="float" office:value="2439" calcext:value-type="float">
            <text:p>2439</text:p>
          </table:table-cell>
          <table:table-cell office:value-type="string" calcext:value-type="string">
            <text:p><text:s/>467.6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3.28" calcext:value-type="float">
            <text:p><text:s/>233.28 </text:p>
          </table:table-cell>
          <table:table-cell/>
          <table:table-cell office:value-type="float" office:value="1635" calcext:value-type="float">
            <text:p>163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k #618 Patricio Armijos Liquidacion Obra Narcisa de Jesus</text:p>
          </table:table-cell>
        </table:table-row>
        <table:table-row table:style-name="ro6">
          <table:table-cell office:value-type="float" office:value="2440" calcext:value-type="float">
            <text:p>2440</text:p>
          </table:table-cell>
          <table:table-cell office:value-type="string" calcext:value-type="string">
            <text:p><text:s/>270.7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6.91" calcext:value-type="float">
            <text:p><text:s/>196.91 </text:p>
          </table:table-cell>
          <table:table-cell/>
          <table:table-cell office:value-type="float" office:value="1637" calcext:value-type="float">
            <text:p>163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k #618 Patricio Armijos Liquidacion Obra Puerto Hondo km271/2</text:p>
          </table:table-cell>
        </table:table-row>
        <table:table-row table:style-name="ro6">
          <table:table-cell office:value-type="float" office:value="2441" calcext:value-type="float">
            <text:p>2441</text:p>
          </table:table-cell>
          <table:table-cell office:value-type="string" calcext:value-type="string">
            <text:p><text:s/>126.7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4" calcext:value-type="float">
            <text:p><text:s/>144.00 </text:p>
          </table:table-cell>
          <table:table-cell/>
          <table:table-cell office:value-type="float" office:value="1638" calcext:value-type="float">
            <text:p>16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k #618 Patricio Armijos Liquidacion Obras varias</text:p>
          </table:table-cell>
        </table:table-row>
        <table:table-row table:style-name="ro6">
          <table:table-cell office:value-type="float" office:value="2442" calcext:value-type="float">
            <text:p>2442</text:p>
          </table:table-cell>
          <table:table-cell office:value-type="string" calcext:value-type="string">
            <text:p><text:s/>24.3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2.35" calcext:value-type="float">
            <text:p><text:s/>102.35 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k #618 Patricio Armijos Liquidacion Obra Urdesa acera norte</text:p>
          </table:table-cell>
        </table:table-row>
        <table:table-row table:style-name="ro6">
          <table:table-cell office:value-type="float" office:value="2443" calcext:value-type="float">
            <text:p>2443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.35" calcext:value-type="float">
            <text:p><text:s/>24.35 </text:p>
          </table:table-cell>
          <table:table-cell/>
          <table:table-cell office:value-type="float" office:value="1682" calcext:value-type="float">
            <text:p>168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HK #618 MACHALA: RECLASIFICACIÓN</text:p>
          </table:table-cell>
        </table:table-row>
        <table:table-row table:style-name="ro7">
          <table:table-cell table:style-name="ce300" office:value-type="float" office:value="2444" calcext:value-type="float">
            <text:p>2444</text:p>
          </table:table-cell>
          <table:table-cell table:style-name="ce302" office:value-type="string" calcext:value-type="string">
            <text:p>1-1-1-07-01-054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DBA Tecmeco SAS" calcext:value-type="string">
            <text:p><text:s/>DBA Tecmeco SAS </text:p>
          </table:table-cell>
          <table:table-cell table:style-name="ce300"/>
          <table:table-cell table:style-name="ce306" table:number-columns-repeated="2"/>
          <table:table-cell table:style-name="ce300" table:number-columns-repeated="4"/>
        </table:table-row>
        <table:table-row table:style-name="ro6">
          <table:table-cell office:value-type="float" office:value="2445" calcext:value-type="float">
            <text:p>2445</text:p>
          </table:table-cell>
          <table:table-cell office:value-type="string" calcext:value-type="string">
            <text:p>-1,762.8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62.83" calcext:value-type="float">
            <text:p><text:s/>1,762.83 </text:p>
          </table:table-cell>
          <table:table-cell/>
          <table:table-cell office:value-type="float" office:value="1667" calcext:value-type="float">
            <text:p>16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4603" calcext:value-type="float">
            <text:p>2846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I 00TFVE-20-000001-TR #3 MACHALA - F #TFVE-20: AP</text:p>
          </table:table-cell>
        </table:table-row>
        <table:table-row table:style-name="ro6">
          <table:table-cell office:value-type="float" office:value="2446" calcext:value-type="float">
            <text:p>2446</text:p>
          </table:table-cell>
          <table:table-cell office:value-type="string" calcext:value-type="string">
            <text:p><text:s/>.00</text:p>
          </table:table-cell>
          <table:table-cell office:value-type="float" office:value="1762.83" calcext:value-type="float">
            <text:p><text:s/>1,762.8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5" calcext:value-type="float">
            <text:p>16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TR #3 MACHALA: PO #TS02-2019 - COMPRA DE BOQUILLAS ASPERSORAS, KIT DE REPARACION DE SELLO</text:p>
          </table:table-cell>
        </table:table-row>
        <table:table-row table:style-name="ro7">
          <table:table-cell table:style-name="ce300" office:value-type="float" office:value="2447" calcext:value-type="float">
            <text:p>2447</text:p>
          </table:table-cell>
          <table:table-cell table:style-name="ce302" office:value-type="string" calcext:value-type="string">
            <text:p>1-1-1-07-01-056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Tecnova S.A." calcext:value-type="string">
            <text:p><text:s/>Tecnova S.A. </text:p>
          </table:table-cell>
          <table:table-cell table:style-name="ce300" table:number-columns-repeated="7"/>
        </table:table-row>
        <table:table-row table:style-name="ro6">
          <table:table-cell office:value-type="float" office:value="2448" calcext:value-type="float">
            <text:p>2448</text:p>
          </table:table-cell>
          <table:table-cell office:value-type="string" calcext:value-type="string">
            <text:p><text:s/>381.46</text:p>
          </table:table-cell>
          <table:table-cell office:value-type="float" office:value="381.46" calcext:value-type="float">
            <text:p><text:s/>381.4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8302" calcext:value-type="float">
            <text:p>2783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17-0 TECNOVA S.A. :DB -1070987682: Anticipo ent</text:p>
          </table:table-cell>
        </table:table-row>
        <table:table-row table:style-name="ro6">
          <table:table-cell office:value-type="float" office:value="2449" calcext:value-type="float">
            <text:p>2449</text:p>
          </table:table-cell>
          <table:table-cell office:value-type="string" calcext:value-type="string">
            <text:p><text:s/>133.5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7.95" calcext:value-type="float">
            <text:p><text:s/>247.95 </text:p>
          </table:table-cell>
          <table:table-cell/>
          <table:table-cell office:value-type="float" office:value="1647" calcext:value-type="float">
            <text:p>164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13" calcext:value-type="date">
            <text:p>13/07/2020</text:p>
          </table:table-cell>
          <table:table-cell office:value-type="string" calcext:value-type="string">
            <text:p>Tecnova: aplicacion saldo transaccion #278302</text:p>
          </table:table-cell>
        </table:table-row>
        <table:table-row table:style-name="ro6">
          <table:table-cell office:value-type="float" office:value="2450" calcext:value-type="float">
            <text:p>2450</text:p>
          </table:table-cell>
          <table:table-cell office:value-type="string" calcext:value-type="string">
            <text:p><text:s/>586.45</text:p>
          </table:table-cell>
          <table:table-cell office:value-type="float" office:value="452.94" calcext:value-type="float">
            <text:p><text:s/>452.9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0402" calcext:value-type="float">
            <text:p>3204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33-0 TECNOVA S.A. :DB -1070987682: ANTICIPO OC</text:p>
          </table:table-cell>
        </table:table-row>
        <table:table-row table:style-name="ro6">
          <table:table-cell office:value-type="float" office:value="2451" calcext:value-type="float">
            <text:p>2451</text:p>
          </table:table-cell>
          <table:table-cell office:value-type="string" calcext:value-type="string">
            <text:p><text:s/>452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3.51" calcext:value-type="float">
            <text:p><text:s/>133.51 </text:p>
          </table:table-cell>
          <table:table-cell/>
          <table:table-cell office:value-type="float" office:value="1751" calcext:value-type="float">
            <text:p>17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08" calcext:value-type="date">
            <text:p>08/09/2020</text:p>
          </table:table-cell>
          <table:table-cell office:value-type="string" calcext:value-type="string">
            <text:p>TECNOVA SA APLICACION DE SALDO A FAVOR TR# 17 - 133 F# 84905</text:p>
          </table:table-cell>
        </table:table-row>
        <table:table-row table:style-name="ro6">
          <table:table-cell office:value-type="float" office:value="2452" calcext:value-type="float">
            <text:p>2452</text:p>
          </table:table-cell>
          <table:table-cell office:value-type="string" calcext:value-type="string">
            <text:p><text:s/>10.29</text:p>
          </table:table-cell>
          <table:table-cell office:value-type="float" office:value="0" calcext:value-type="float">
            <text:p><text:s/>- </text:p>
          </table:table-cell>
          <table:table-cell office:value-type="float" office:value="442.65" calcext:value-type="float">
            <text:p><text:s/>442.65 </text:p>
          </table:table-cell>
          <table:table-cell/>
          <table:table-cell office:value-type="float" office:value="1751" calcext:value-type="float">
            <text:p>17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08" calcext:value-type="date">
            <text:p>08/09/2020</text:p>
          </table:table-cell>
          <table:table-cell office:value-type="string" calcext:value-type="string">
            <text:p>TECNOVA SA APLICACION DE SALDO A FAVOR TR# 17 - 133 F# 84905</text:p>
          </table:table-cell>
        </table:table-row>
        <table:table-row table:style-name="ro6">
          <table:table-cell office:value-type="float" office:value="2453" calcext:value-type="float">
            <text:p>2453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.29" calcext:value-type="float">
            <text:p><text:s/>10.29 </text:p>
          </table:table-cell>
          <table:table-cell/>
          <table:table-cell office:value-type="float" office:value="1723" calcext:value-type="float">
            <text:p>17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TECNOVA SA APLICACIÓN DE SALDO A FAVOR F# 85529 TR# 133</text:p>
          </table:table-cell>
        </table:table-row>
        <table:table-row table:style-name="ro6">
          <table:table-cell office:value-type="float" office:value="2454" calcext:value-type="float">
            <text:p>2454</text:p>
          </table:table-cell>
          <table:table-cell office:value-type="string" calcext:value-type="string">
            <text:p>-100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0.42" calcext:value-type="float">
            <text:p><text:s/>100.42 </text:p>
          </table:table-cell>
          <table:table-cell/>
          <table:table-cell office:value-type="float" office:value="1724" calcext:value-type="float">
            <text:p>17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TECNOVA SA APLICACIÓN DE SALDO A FAVOR F# 85529 TR# 151</text:p>
          </table:table-cell>
        </table:table-row>
        <table:table-row table:style-name="ro6">
          <table:table-cell office:value-type="float" office:value="2455" calcext:value-type="float">
            <text:p>2455</text:p>
          </table:table-cell>
          <table:table-cell office:value-type="string" calcext:value-type="string">
            <text:p><text:s/>.00</text:p>
          </table:table-cell>
          <table:table-cell office:value-type="float" office:value="100.42" calcext:value-type="float">
            <text:p><text:s/>100.4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202" calcext:value-type="float">
            <text:p>3252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1-0 TECNOVA S.A. :DB -1070987682: Tecnova SA </text:p>
          </table:table-cell>
        </table:table-row>
        <table:table-row table:style-name="ro7">
          <table:table-cell table:style-name="ce300" office:value-type="float" office:value="2456" calcext:value-type="float">
            <text:p>2456</text:p>
          </table:table-cell>
          <table:table-cell table:style-name="ce302" office:value-type="string" calcext:value-type="string">
            <text:p>1-1-1-07-01-057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Hohesa, Hormigones Hercules" calcext:value-type="string">
            <text:p><text:s/>Hohesa, Hormigones Hercules </text:p>
          </table:table-cell>
          <table:table-cell table:style-name="ce300"/>
          <table:table-cell table:style-name="ce306" table:number-columns-repeated="2"/>
          <table:table-cell table:style-name="ce300" table:number-columns-repeated="4"/>
        </table:table-row>
        <table:table-row table:style-name="ro6">
          <table:table-cell office:value-type="float" office:value="2457" calcext:value-type="float">
            <text:p>2457</text:p>
          </table:table-cell>
          <table:table-cell office:value-type="string" calcext:value-type="string">
            <text:p><text:s/>9,384.48</text:p>
          </table:table-cell>
          <table:table-cell office:value-type="float" office:value="9384.48" calcext:value-type="float">
            <text:p><text:s/>9,384.4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5" calcext:value-type="float">
            <text:p>15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6-01" calcext:value-type="date">
            <text:p>01/06/2020</text:p>
          </table:table-cell>
          <table:table-cell office:value-type="string" calcext:value-type="string">
            <text:p>Reclasificacion transaccion #276902</text:p>
          </table:table-cell>
        </table:table-row>
        <table:table-row table:style-name="ro6">
          <table:table-cell office:value-type="float" office:value="2458" calcext:value-type="float">
            <text:p>2458</text:p>
          </table:table-cell>
          <table:table-cell office:value-type="string" calcext:value-type="string">
            <text:p><text:s/>6,803.7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80.74" calcext:value-type="float">
            <text:p><text:s/>2,580.74 </text:p>
          </table:table-cell>
          <table:table-cell/>
          <table:table-cell office:value-type="float" office:value="1678" calcext:value-type="float">
            <text:p>167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#5 MACHALA - F #6762: APLICACIÓN DE ANTICIPO</text:p>
          </table:table-cell>
        </table:table-row>
        <table:table-row table:style-name="ro6">
          <table:table-cell office:value-type="float" office:value="2459" calcext:value-type="float">
            <text:p>2459</text:p>
          </table:table-cell>
          <table:table-cell office:value-type="string" calcext:value-type="string">
            <text:p><text:s/>9,439.27</text:p>
          </table:table-cell>
          <table:table-cell office:value-type="float" office:value="2635.53" calcext:value-type="float">
            <text:p><text:s/>2,635.5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9302" calcext:value-type="float">
            <text:p>2793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23-0 HOHESA, HORMIGONES :DB -1070987682: ANTICI</text:p>
          </table:table-cell>
        </table:table-row>
        <table:table-row table:style-name="ro6">
          <table:table-cell office:value-type="float" office:value="2460" calcext:value-type="float">
            <text:p>2460</text:p>
          </table:table-cell>
          <table:table-cell office:value-type="string" calcext:value-type="string">
            <text:p><text:s/>11,316.17</text:p>
          </table:table-cell>
          <table:table-cell office:value-type="float" office:value="1876.9" calcext:value-type="float">
            <text:p><text:s/>1,876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9402" calcext:value-type="float">
            <text:p>2794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24-0 HOHESA, HORMIGONES :DB -1070987682: ANTICI</text:p>
          </table:table-cell>
        </table:table-row>
        <table:table-row table:style-name="ro6">
          <table:table-cell office:value-type="float" office:value="2461" calcext:value-type="float">
            <text:p>2461</text:p>
          </table:table-cell>
          <table:table-cell office:value-type="string" calcext:value-type="string">
            <text:p><text:s/>16,946.85</text:p>
          </table:table-cell>
          <table:table-cell office:value-type="float" office:value="5630.68" calcext:value-type="float">
            <text:p><text:s/>5,630.6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8202" calcext:value-type="float">
            <text:p>2782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16-0 HOHESA, HORMIGONES :DB -1070987682: Antici</text:p>
          </table:table-cell>
        </table:table-row>
        <table:table-row table:style-name="ro6">
          <table:table-cell office:value-type="float" office:value="2462" calcext:value-type="float">
            <text:p>2462</text:p>
          </table:table-cell>
          <table:table-cell office:value-type="string" calcext:value-type="string">
            <text:p><text:s/>20,901.21</text:p>
          </table:table-cell>
          <table:table-cell office:value-type="float" office:value="3954.36" calcext:value-type="float">
            <text:p><text:s/>3,954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8102" calcext:value-type="float">
            <text:p>2781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15-0 HOHESA, HORMIGONES :DB -1070987682: Antici</text:p>
          </table:table-cell>
        </table:table-row>
        <table:table-row table:style-name="ro6">
          <table:table-cell office:value-type="float" office:value="2463" calcext:value-type="float">
            <text:p>2463</text:p>
          </table:table-cell>
          <table:table-cell office:value-type="string" calcext:value-type="string">
            <text:p><text:s/>19,305.8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95.36" calcext:value-type="float">
            <text:p><text:s/>1,595.36 </text:p>
          </table:table-cell>
          <table:table-cell/>
          <table:table-cell office:value-type="float" office:value="1678" calcext:value-type="float">
            <text:p>167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#5 MACHALA - F #6830: APLICACIÓN DE ANTICIPO</text:p>
          </table:table-cell>
        </table:table-row>
        <table:table-row table:style-name="ro6">
          <table:table-cell office:value-type="float" office:value="2464" calcext:value-type="float">
            <text:p>2464</text:p>
          </table:table-cell>
          <table:table-cell office:value-type="string" calcext:value-type="string">
            <text:p><text:s/>16,725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80.74" calcext:value-type="float">
            <text:p><text:s/>2,580.74 </text:p>
          </table:table-cell>
          <table:table-cell/>
          <table:table-cell office:value-type="float" office:value="1678" calcext:value-type="float">
            <text:p>167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#5 MACHALA - F #6746: APLICACIÓN DE ANTICIPO</text:p>
          </table:table-cell>
        </table:table-row>
        <table:table-row table:style-name="ro6">
          <table:table-cell office:value-type="float" office:value="2465" calcext:value-type="float">
            <text:p>2465</text:p>
          </table:table-cell>
          <table:table-cell office:value-type="string" calcext:value-type="string">
            <text:p><text:s/>20,478.91</text:p>
          </table:table-cell>
          <table:table-cell office:value-type="float" office:value="3753.8" calcext:value-type="float">
            <text:p><text:s/>3,753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9202" calcext:value-type="float">
            <text:p>2792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22-0 HOHESA, HORMIGONES :DB -1070987682: Antici</text:p>
          </table:table-cell>
        </table:table-row>
        <table:table-row table:style-name="ro6">
          <table:table-cell office:value-type="float" office:value="2466" calcext:value-type="float">
            <text:p>2466</text:p>
          </table:table-cell>
          <table:table-cell office:value-type="string" calcext:value-type="string">
            <text:p><text:s/>19,165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13.83" calcext:value-type="float">
            <text:p><text:s/>1,313.83 </text:p>
          </table:table-cell>
          <table:table-cell/>
          <table:table-cell office:value-type="float" office:value="1599" calcext:value-type="float">
            <text:p>159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#22 Machala - F #6911: Aplicacion de Anticipo (Hohesa, Hormigones Hercules)</text:p>
          </table:table-cell>
        </table:table-row>
        <table:table-row table:style-name="ro6">
          <table:table-cell office:value-type="float" office:value="2467" calcext:value-type="float">
            <text:p>2467</text:p>
          </table:table-cell>
          <table:table-cell office:value-type="string" calcext:value-type="string">
            <text:p><text:s/>16,529.5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35.53" calcext:value-type="float">
            <text:p><text:s/>2,635.53 </text:p>
          </table:table-cell>
          <table:table-cell/>
          <table:table-cell office:value-type="float" office:value="1679" calcext:value-type="float">
            <text:p>16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#23 MACHALA - F #7165: APLICACIÓN DE ANTICIPO</text:p>
          </table:table-cell>
        </table:table-row>
        <table:table-row table:style-name="ro6">
          <table:table-cell office:value-type="float" office:value="2468" calcext:value-type="float">
            <text:p>2468</text:p>
          </table:table-cell>
          <table:table-cell office:value-type="string" calcext:value-type="string">
            <text:p><text:s/>14,416.0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13.53" calcext:value-type="float">
            <text:p><text:s/>2,113.53 </text:p>
          </table:table-cell>
          <table:table-cell/>
          <table:table-cell office:value-type="float" office:value="1631" calcext:value-type="float">
            <text:p>16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22" calcext:value-type="date">
            <text:p>22/07/2020</text:p>
          </table:table-cell>
          <table:table-cell office:value-type="string" calcext:value-type="string">
            <text:p>Aplicacion saldo proveedor Hohesa, Hormigones Hercules</text:p>
          </table:table-cell>
        </table:table-row>
        <table:table-row table:style-name="ro6">
          <table:table-cell office:value-type="float" office:value="2469" calcext:value-type="float">
            <text:p>2469</text:p>
          </table:table-cell>
          <table:table-cell office:value-type="string" calcext:value-type="string">
            <text:p><text:s/>8,785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5630.68" calcext:value-type="float">
            <text:p><text:s/>5,630.68 </text:p>
          </table:table-cell>
          <table:table-cell/>
          <table:table-cell office:value-type="float" office:value="1620" calcext:value-type="float">
            <text:p>162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23" calcext:value-type="date">
            <text:p>23/07/2020</text:p>
          </table:table-cell>
          <table:table-cell office:value-type="string" calcext:value-type="string">
            <text:p>Aplicacion de saldo Proveedor: Hohesa, Hormigones Hercules TR#278202</text:p>
          </table:table-cell>
        </table:table-row>
        <table:table-row table:style-name="ro6">
          <table:table-cell office:value-type="float" office:value="2470" calcext:value-type="float">
            <text:p>2470</text:p>
          </table:table-cell>
          <table:table-cell office:value-type="string" calcext:value-type="string">
            <text:p><text:s/>4,830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54.36" calcext:value-type="float">
            <text:p><text:s/>3,954.36 </text:p>
          </table:table-cell>
          <table:table-cell/>
          <table:table-cell office:value-type="float" office:value="1617" calcext:value-type="float">
            <text:p>161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23" calcext:value-type="date">
            <text:p>23/07/2020</text:p>
          </table:table-cell>
          <table:table-cell office:value-type="string" calcext:value-type="string">
            <text:p>Aplicacion saldo proveedor: Hohesa, Hormigones Hercules TR#278102</text:p>
          </table:table-cell>
        </table:table-row>
        <table:table-row table:style-name="ro6">
          <table:table-cell office:value-type="float" office:value="2471" calcext:value-type="float">
            <text:p>2471</text:p>
          </table:table-cell>
          <table:table-cell office:value-type="string" calcext:value-type="string">
            <text:p><text:s/>2,203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27.64" calcext:value-type="float">
            <text:p><text:s/>2,627.64 </text:p>
          </table:table-cell>
          <table:table-cell/>
          <table:table-cell office:value-type="float" office:value="1616" calcext:value-type="float">
            <text:p>16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23" calcext:value-type="date">
            <text:p>23/07/2020</text:p>
          </table:table-cell>
          <table:table-cell office:value-type="string" calcext:value-type="string">
            <text:p>Aplicación de saldo proveedor: Hohesa, Hormigones Hercules TR#276902</text:p>
          </table:table-cell>
        </table:table-row>
        <table:table-row table:style-name="ro6">
          <table:table-cell office:value-type="float" office:value="2472" calcext:value-type="float">
            <text:p>2472</text:p>
          </table:table-cell>
          <table:table-cell office:value-type="string" calcext:value-type="string">
            <text:p><text:s/>2,203.33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01" calcext:value-type="float">
            <text:p><text:s/>0.01 </text:p>
          </table:table-cell>
          <table:table-cell/>
          <table:table-cell office:value-type="float" office:value="1644" calcext:value-type="float">
            <text:p>164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#22 MACHALA - F #6980: APLICACION DE ANTICIPO (HOHESA, HORMIGONES HERCULES)</text:p>
          </table:table-cell>
        </table:table-row>
        <table:table-row table:style-name="ro6">
          <table:table-cell office:value-type="float" office:value="2473" calcext:value-type="float">
            <text:p>2473</text:p>
          </table:table-cell>
          <table:table-cell office:value-type="string" calcext:value-type="string">
            <text:p><text:s/>514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89.21" calcext:value-type="float">
            <text:p><text:s/>1,689.21 </text:p>
          </table:table-cell>
          <table:table-cell/>
          <table:table-cell office:value-type="float" office:value="1644" calcext:value-type="float">
            <text:p>164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#22 MACHALA - F #6978: APLICACION DE ANTICIPO (HOHESA, HORMIGONES HERCULES)</text:p>
          </table:table-cell>
        </table:table-row>
        <table:table-row table:style-name="ro6">
          <table:table-cell office:value-type="float" office:value="2474" calcext:value-type="float">
            <text:p>2474</text:p>
          </table:table-cell>
          <table:table-cell office:value-type="string" calcext:value-type="string">
            <text:p><text:s/>2,627.65</text:p>
          </table:table-cell>
          <table:table-cell office:value-type="float" office:value="2113.53" calcext:value-type="float">
            <text:p><text:s/>2,113.5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1802" calcext:value-type="float">
            <text:p>281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2-0 HOHESA, HORMIGONES :DB -1070987682: ANTICI</text:p>
          </table:table-cell>
        </table:table-row>
        <table:table-row table:style-name="ro6">
          <table:table-cell office:value-type="float" office:value="2475" calcext:value-type="float">
            <text:p>2475</text:p>
          </table:table-cell>
          <table:table-cell office:value-type="string" calcext:value-type="string">
            <text:p><text:s/>5,808.49</text:p>
          </table:table-cell>
          <table:table-cell office:value-type="float" office:value="3180.84" calcext:value-type="float">
            <text:p><text:s/>3,180.8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0902" calcext:value-type="float">
            <text:p>3209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38-0 HOHESA, HORMIGONES :DB -1070987682: ANTIC</text:p>
          </table:table-cell>
        </table:table-row>
        <table:table-row table:style-name="ro6">
          <table:table-cell office:value-type="float" office:value="2476" calcext:value-type="float">
            <text:p>2476</text:p>
          </table:table-cell>
          <table:table-cell office:value-type="string" calcext:value-type="string">
            <text:p><text:s/>3,931.5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76.9" calcext:value-type="float">
            <text:p><text:s/>1,876.90 </text:p>
          </table:table-cell>
          <table:table-cell/>
          <table:table-cell office:value-type="float" office:value="1728" calcext:value-type="float">
            <text:p>172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02" calcext:value-type="date">
            <text:p>02/09/2020</text:p>
          </table:table-cell>
          <table:table-cell office:value-type="string" calcext:value-type="string">
            <text:p>Hohesa Hormigones Hercules Aplicacion saldo a favor TR# 22-24 aplica a F# 6788</text:p>
          </table:table-cell>
        </table:table-row>
        <table:table-row table:style-name="ro6">
          <table:table-cell office:value-type="float" office:value="2477" calcext:value-type="float">
            <text:p>2477</text:p>
          </table:table-cell>
          <table:table-cell office:value-type="string" calcext:value-type="string">
            <text:p><text:s/>3,180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750.75" calcext:value-type="float">
            <text:p><text:s/>750.75 </text:p>
          </table:table-cell>
          <table:table-cell/>
          <table:table-cell office:value-type="float" office:value="1728" calcext:value-type="float">
            <text:p>172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02" calcext:value-type="date">
            <text:p>02/09/2020</text:p>
          </table:table-cell>
          <table:table-cell office:value-type="string" calcext:value-type="string">
            <text:p>Hohesa Hormigones Hercules Aplicacion saldo a favor TR# 22-24 aplica a F# 6788</text:p>
          </table:table-cell>
        </table:table-row>
        <table:table-row table:style-name="ro6">
          <table:table-cell office:value-type="float" office:value="2478" calcext:value-type="float">
            <text:p>2478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80.84" calcext:value-type="float">
            <text:p><text:s/>3,180.8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003" calcext:value-type="float">
            <text:p>297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I 000000138-000000-UNION CEMENTERA TR#138 APLICA </text:p>
          </table:table-cell>
        </table:table-row>
        <table:table-row table:style-name="ro7">
          <table:table-cell table:style-name="ce300" office:value-type="float" office:value="2479" calcext:value-type="float">
            <text:p>2479</text:p>
          </table:table-cell>
          <table:table-cell table:style-name="ce302" office:value-type="string" calcext:value-type="string">
            <text:p>1-1-1-07-01-058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Equipos &amp; Prueba E.Q.P S.A." calcext:value-type="string">
            <text:p><text:s/>Equipos &amp; Prueba E.Q.P S.A. </text:p>
          </table:table-cell>
          <table:table-cell table:style-name="ce300"/>
          <table:table-cell table:style-name="ce306" table:number-columns-repeated="2"/>
          <table:table-cell table:style-name="ce300" table:number-columns-repeated="4"/>
        </table:table-row>
        <table:table-row table:style-name="ro6">
          <table:table-cell office:value-type="float" office:value="2480" calcext:value-type="float">
            <text:p>2480</text:p>
          </table:table-cell>
          <table:table-cell office:value-type="string" calcext:value-type="string">
            <text:p><text:s/>1,008.00</text:p>
          </table:table-cell>
          <table:table-cell office:value-type="float" office:value="1008" calcext:value-type="float">
            <text:p><text:s/>1,00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8002" calcext:value-type="float">
            <text:p>2780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14-0 EQUIPOS &amp; PRUEBAS <text:s/>:DB -1070987682: Antici</text:p>
          </table:table-cell>
        </table:table-row>
        <table:table-row table:style-name="ro6">
          <table:table-cell office:value-type="float" office:value="2481" calcext:value-type="float">
            <text:p>2481</text:p>
          </table:table-cell>
          <table:table-cell office:value-type="string" calcext:value-type="string">
            <text:p><text:s/>1,910.00</text:p>
          </table:table-cell>
          <table:table-cell office:value-type="float" office:value="902" calcext:value-type="float">
            <text:p><text:s/>90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80" calcext:value-type="float">
            <text:p>168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Diario #1598: Reverso de Registro Contable</text:p>
          </table:table-cell>
        </table:table-row>
        <table:table-row table:style-name="ro6">
          <table:table-cell office:value-type="float" office:value="2482" calcext:value-type="float">
            <text:p>2482</text:p>
          </table:table-cell>
          <table:table-cell office:value-type="string" calcext:value-type="string">
            <text:p><text:s/>1,008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902" calcext:value-type="float">
            <text:p><text:s/>902.00 </text:p>
          </table:table-cell>
          <table:table-cell/>
          <table:table-cell office:value-type="float" office:value="1598" calcext:value-type="float">
            <text:p>15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#14 Machala - F #495: Aplicación de Anticipo (Equipos &amp; Pruebas S.A.)</text:p>
          </table:table-cell>
        </table:table-row>
        <table:table-row table:style-name="ro6">
          <table:table-cell office:value-type="float" office:value="2483" calcext:value-type="float">
            <text:p>2483</text:p>
          </table:table-cell>
          <table:table-cell office:value-type="string" calcext:value-type="string">
            <text:p><text:s/>902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6" calcext:value-type="float">
            <text:p><text:s/>106.00 </text:p>
          </table:table-cell>
          <table:table-cell/>
          <table:table-cell office:value-type="float" office:value="1699" calcext:value-type="float">
            <text:p>169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01" calcext:value-type="date">
            <text:p>01/08/2020</text:p>
          </table:table-cell>
          <table:table-cell office:value-type="string" calcext:value-type="string">
            <text:p>EQUIPOS Y PRUEBAS: APLICA SALDO A FAVOR F# 504 TRANSFERENCIA #14</text:p>
          </table:table-cell>
        </table:table-row>
        <table:table-row table:style-name="ro6">
          <table:table-cell office:value-type="float" office:value="2484" calcext:value-type="float">
            <text:p>2484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902" calcext:value-type="float">
            <text:p><text:s/>902.00 </text:p>
          </table:table-cell>
          <table:table-cell/>
          <table:table-cell office:value-type="float" office:value="1665" calcext:value-type="float">
            <text:p>16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24" calcext:value-type="date">
            <text:p>24/08/2020</text:p>
          </table:table-cell>
          <table:table-cell office:value-type="string" calcext:value-type="string">
            <text:p>APLICACION SALDO A FAVOR EQUIPOS Y PRUEBAS S.A F#495 TRANSF#14</text:p>
          </table:table-cell>
        </table:table-row>
        <table:table-row table:style-name="ro6">
          <table:table-cell office:value-type="float" office:value="2485" calcext:value-type="float">
            <text:p>2485</text:p>
          </table:table-cell>
          <table:table-cell office:value-type="string" calcext:value-type="string">
            <text:p>-847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847" calcext:value-type="float">
            <text:p><text:s/>847.00 </text:p>
          </table:table-cell>
          <table:table-cell/>
          <table:table-cell office:value-type="float" office:value="1792" calcext:value-type="float">
            <text:p>179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9" calcext:value-type="date">
            <text:p>19/10/2020</text:p>
          </table:table-cell>
          <table:table-cell office:value-type="string" calcext:value-type="string">
            <text:p>Equipos y Pruebas SA: Aplicación de saldo a favor TR# 222 a F# 519</text:p>
          </table:table-cell>
        </table:table-row>
        <table:table-row table:style-name="ro6">
          <table:table-cell office:value-type="float" office:value="2486" calcext:value-type="float">
            <text:p>2486</text:p>
          </table:table-cell>
          <table:table-cell office:value-type="string" calcext:value-type="string">
            <text:p><text:s/>.00</text:p>
          </table:table-cell>
          <table:table-cell office:value-type="float" office:value="847" calcext:value-type="float">
            <text:p><text:s/>847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5902" calcext:value-type="float">
            <text:p>3359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22-0 EQUIPOS &amp; PRUEBAS <text:s/>:DB -1070987682: EQUIP</text:p>
          </table:table-cell>
        </table:table-row>
        <table:table-row table:style-name="ro7">
          <table:table-cell table:style-name="ce300" office:value-type="float" office:value="2487" calcext:value-type="float">
            <text:p>2487</text:p>
          </table:table-cell>
          <table:table-cell table:style-name="ce302" office:value-type="string" calcext:value-type="string">
            <text:p>1-1-1-07-01-059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Luis Alberto Merchan Zambrano" calcext:value-type="string">
            <text:p><text:s/>Luis Alberto Merchan Zambrano </text:p>
          </table:table-cell>
          <table:table-cell table:style-name="ce300"/>
          <table:table-cell table:style-name="ce306" table:number-columns-repeated="3"/>
          <table:table-cell table:style-name="ce300" table:number-columns-repeated="3"/>
        </table:table-row>
        <table:table-row table:style-name="ro6">
          <table:table-cell office:value-type="float" office:value="2488" calcext:value-type="float">
            <text:p>2488</text:p>
          </table:table-cell>
          <table:table-cell office:value-type="string" calcext:value-type="string">
            <text:p><text:s/>30,482.21</text:p>
          </table:table-cell>
          <table:table-cell office:value-type="float" office:value="30482.21" calcext:value-type="float">
            <text:p><text:s/>30,482.2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9002" calcext:value-type="float">
            <text:p>2790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25-0 MERCHAN ZAMBRANO L :DB -1070987682: ANTICI</text:p>
          </table:table-cell>
        </table:table-row>
        <table:table-row table:style-name="ro6">
          <table:table-cell office:value-type="float" office:value="2489" calcext:value-type="float">
            <text:p>2489</text:p>
          </table:table-cell>
          <table:table-cell office:value-type="string" calcext:value-type="string">
            <text:p><text:s/>36,993.27</text:p>
          </table:table-cell>
          <table:table-cell office:value-type="float" office:value="6511.06" calcext:value-type="float">
            <text:p><text:s/>6,511.0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2202" calcext:value-type="float">
            <text:p>2822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52-0 MERCHAN ZAMBRANO L :DB -1070987682: 50% an</text:p>
          </table:table-cell>
        </table:table-row>
        <table:table-row table:style-name="ro6">
          <table:table-cell office:value-type="float" office:value="2490" calcext:value-type="float">
            <text:p>2490</text:p>
          </table:table-cell>
          <table:table-cell office:value-type="string" calcext:value-type="string">
            <text:p><text:s/>44,627.69</text:p>
          </table:table-cell>
          <table:table-cell office:value-type="float" office:value="7634.42" calcext:value-type="float">
            <text:p><text:s/>7,634.4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2302" calcext:value-type="float">
            <text:p>282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53-0 MERCHAN ZAMBRANO L :DB -1070987682: 50% AN</text:p>
          </table:table-cell>
        </table:table-row>
        <table:table-row table:style-name="ro7">
          <table:table-cell table:style-name="ce300" office:value-type="float" office:value="2492" calcext:value-type="float">
            <text:p>2492</text:p>
          </table:table-cell>
          <table:table-cell table:style-name="ce302" office:value-type="string" calcext:value-type="string">
            <text:p>1-1-1-07-01-060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Pablo Eduardo Ligorguro Falcones" calcext:value-type="string">
            <text:p><text:s/>Pablo Eduardo Ligorguro Falcones </text:p>
          </table:table-cell>
          <table:table-cell table:style-name="ce300"/>
          <table:table-cell table:style-name="ce306" table:number-columns-repeated="3"/>
          <table:table-cell table:style-name="ce300" table:number-columns-repeated="3"/>
        </table:table-row>
        <table:table-row table:style-name="ro6">
          <table:table-cell office:value-type="float" office:value="2493" calcext:value-type="float">
            <text:p>2493</text:p>
          </table:table-cell>
          <table:table-cell office:value-type="string" calcext:value-type="string">
            <text:p><text:s/>30,482.21</text:p>
          </table:table-cell>
          <table:table-cell office:value-type="float" office:value="30482.21" calcext:value-type="float">
            <text:p><text:s/>30,482.2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9102" calcext:value-type="float">
            <text:p>2791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26-0 LIGORGURO FALCONES :DB -1070987682: ANTICI</text:p>
          </table:table-cell>
        </table:table-row>
        <table:table-row table:style-name="ro6">
          <table:table-cell office:value-type="float" office:value="2494" calcext:value-type="float">
            <text:p>2494</text:p>
          </table:table-cell>
          <table:table-cell office:value-type="string" calcext:value-type="string">
            <text:p><text:s/>35,402.10</text:p>
          </table:table-cell>
          <table:table-cell office:value-type="float" office:value="4919.89" calcext:value-type="float">
            <text:p><text:s/>4,919.8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2102" calcext:value-type="float">
            <text:p>282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51-0 LIGORGURO FALCONES :DB -1070987682: ANTICI</text:p>
          </table:table-cell>
        </table:table-row>
        <table:table-row table:style-name="ro6">
          <table:table-cell office:value-type="float" office:value="2495" calcext:value-type="float">
            <text:p>2495</text:p>
          </table:table-cell>
          <table:table-cell office:value-type="string" calcext:value-type="string">
            <text:p><text:s/>40,862.10</text:p>
          </table:table-cell>
          <table:table-cell office:value-type="float" office:value="5460" calcext:value-type="float">
            <text:p><text:s/>5,4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2402" calcext:value-type="float">
            <text:p>282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54-0 LIGORGURO FALCONES :DB -1070987682: Antici</text:p>
          </table:table-cell>
        </table:table-row>
        <table:table-row table:style-name="ro6">
          <table:table-cell office:value-type="float" office:value="2496" calcext:value-type="float">
            <text:p>2496</text:p>
          </table:table-cell>
          <table:table-cell office:value-type="string" calcext:value-type="string">
            <text:p><text:s/>54,647.03</text:p>
          </table:table-cell>
          <table:table-cell office:value-type="float" office:value="13784.93" calcext:value-type="float">
            <text:p><text:s/>13,784.9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8" calcext:value-type="float">
            <text:p>16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6802" calcext:value-type="float">
            <text:p>306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647930-0 :ND:0-647930 Pago anticipo Pablo Ligor</text:p>
          </table:table-cell>
        </table:table-row>
        <table:table-row table:style-name="ro6">
          <table:table-cell office:value-type="float" office:value="2497" calcext:value-type="float">
            <text:p>2497</text:p>
          </table:table-cell>
          <table:table-cell office:value-type="string" calcext:value-type="string">
            <text:p><text:s/>48,195.03</text:p>
          </table:table-cell>
          <table:table-cell office:value-type="float" office:value="0" calcext:value-type="float">
            <text:p><text:s/>- </text:p>
          </table:table-cell>
          <table:table-cell office:value-type="float" office:value="6452" calcext:value-type="float">
            <text:p><text:s/>6,452.00 </text:p>
          </table:table-cell>
          <table:table-cell/>
          <table:table-cell office:value-type="float" office:value="1656" calcext:value-type="float">
            <text:p>16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19" calcext:value-type="date">
            <text:p>19/08/2020</text:p>
          </table:table-cell>
          <table:table-cell office:value-type="string" calcext:value-type="string">
            <text:p>Aplicacion saldo: Proveedor Pablo Ligorguro Tr #306802</text:p>
          </table:table-cell>
        </table:table-row>
        <table:table-row table:style-name="ro6">
          <table:table-cell office:value-type="float" office:value="2498" calcext:value-type="float">
            <text:p>2498</text:p>
          </table:table-cell>
          <table:table-cell office:value-type="string" calcext:value-type="string">
            <text:p><text:s/>20,184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8010.98" calcext:value-type="float">
            <text:p><text:s/>28,010.98 </text:p>
          </table:table-cell>
          <table:table-cell/>
          <table:table-cell office:value-type="float" office:value="1656" calcext:value-type="float">
            <text:p>16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19" calcext:value-type="date">
            <text:p>19/08/2020</text:p>
          </table:table-cell>
          <table:table-cell office:value-type="string" calcext:value-type="string">
            <text:p>APLICACION SALDO: PROVEEDOR PABLO LIGORGURO TR #272303</text:p>
          </table:table-cell>
        </table:table-row>
        <table:table-row table:style-name="ro6">
          <table:table-cell office:value-type="float" office:value="2499" calcext:value-type="float">
            <text:p>2499</text:p>
          </table:table-cell>
          <table:table-cell office:value-type="string" calcext:value-type="string">
            <text:p><text:s/>17,712.8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71.23" calcext:value-type="float">
            <text:p><text:s/>2,471.23 </text:p>
          </table:table-cell>
          <table:table-cell/>
          <table:table-cell office:value-type="float" office:value="1656" calcext:value-type="float">
            <text:p>16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19" calcext:value-type="date">
            <text:p>19/08/2020</text:p>
          </table:table-cell>
          <table:table-cell office:value-type="string" calcext:value-type="string">
            <text:p>APLICACION SALDO: PROVEEDOR PABLO LIGORGURO TR #272403</text:p>
          </table:table-cell>
        </table:table-row>
        <table:table-row table:style-name="ro6">
          <table:table-cell office:value-type="float" office:value="2500" calcext:value-type="float">
            <text:p>2500</text:p>
          </table:table-cell>
          <table:table-cell office:value-type="string" calcext:value-type="string">
            <text:p><text:s/>14,664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48.07" calcext:value-type="float">
            <text:p><text:s/>3,048.07 </text:p>
          </table:table-cell>
          <table:table-cell/>
          <table:table-cell office:value-type="float" office:value="1737" calcext:value-type="float">
            <text:p>173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PABLO LIGORGURO APLICACIÓN DE SALDO A FAVOR F#346 TR#141</text:p>
          </table:table-cell>
        </table:table-row>
        <table:table-row table:style-name="ro6">
          <table:table-cell office:value-type="float" office:value="2501" calcext:value-type="float">
            <text:p>2501</text:p>
          </table:table-cell>
          <table:table-cell office:value-type="string" calcext:value-type="string">
            <text:p><text:s/>9,744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4919.89" calcext:value-type="float">
            <text:p><text:s/>4,919.89 </text:p>
          </table:table-cell>
          <table:table-cell/>
          <table:table-cell office:value-type="float" office:value="1747" calcext:value-type="float">
            <text:p>174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23" calcext:value-type="date">
            <text:p>23/09/2020</text:p>
          </table:table-cell>
          <table:table-cell office:value-type="string" calcext:value-type="string">
            <text:p>PABLO LIGORGURO APLICACIÓN DE SALDO A FAVOR F#349 TR# 51</text:p>
          </table:table-cell>
        </table:table-row>
        <table:table-row table:style-name="ro6">
          <table:table-cell office:value-type="float" office:value="2502" calcext:value-type="float">
            <text:p>2502</text:p>
          </table:table-cell>
          <table:table-cell office:value-type="string" calcext:value-type="string">
            <text:p><text:s/>7,684.1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60.69" calcext:value-type="float">
            <text:p><text:s/>2,060.69 </text:p>
          </table:table-cell>
          <table:table-cell/>
          <table:table-cell office:value-type="float" office:value="1748" calcext:value-type="float">
            <text:p>17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23" calcext:value-type="date">
            <text:p>23/09/2020</text:p>
          </table:table-cell>
          <table:table-cell office:value-type="string" calcext:value-type="string">
            <text:p>PABLO LIGORGURO APLICACIÓN DE SALDO A FAVOR F# 348 TR# 141</text:p>
          </table:table-cell>
        </table:table-row>
        <table:table-row table:style-name="ro6">
          <table:table-cell office:value-type="float" office:value="2503" calcext:value-type="float">
            <text:p>2503</text:p>
          </table:table-cell>
          <table:table-cell office:value-type="string" calcext:value-type="string">
            <text:p><text:s/>17,385.19</text:p>
          </table:table-cell>
          <table:table-cell office:value-type="float" office:value="9701.02" calcext:value-type="float">
            <text:p><text:s/>9,701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66" calcext:value-type="float">
            <text:p>17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23" calcext:value-type="date">
            <text:p>23/09/2020</text:p>
          </table:table-cell>
          <table:table-cell office:value-type="string" calcext:value-type="string">
            <text:p>Ligorguro Pablo: Regularizac. Anticipo 70% OC 2103 CK# 33543 girado por relacionada Tn</text:p>
          </table:table-cell>
        </table:table-row>
        <table:table-row table:style-name="ro6">
          <table:table-cell office:value-type="float" office:value="2504" calcext:value-type="float">
            <text:p>2504</text:p>
          </table:table-cell>
          <table:table-cell office:value-type="string" calcext:value-type="string">
            <text:p><text:s/>10,052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7332.93" calcext:value-type="float">
            <text:p><text:s/>7,332.93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9703" calcext:value-type="float">
            <text:p>289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I 000000345-000000-PABLO LIGORGURO FALCONES CI AP</text:p>
          </table:table-cell>
        </table:table-row>
        <table:table-row table:style-name="ro6">
          <table:table-cell office:value-type="float" office:value="2505" calcext:value-type="float">
            <text:p>2505</text:p>
          </table:table-cell>
          <table:table-cell office:value-type="string" calcext:value-type="string">
            <text:p><text:s/>15,161.02</text:p>
          </table:table-cell>
          <table:table-cell office:value-type="float" office:value="5108.76" calcext:value-type="float">
            <text:p><text:s/>5,108.7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4102" calcext:value-type="float">
            <text:p>3241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41-0 LIGORGURO FALCONES :DB -1070987682: PABLO</text:p>
          </table:table-cell>
        </table:table-row>
        <table:table-row table:style-name="ro6">
          <table:table-cell office:value-type="float" office:value="2506" calcext:value-type="float">
            <text:p>2506</text:p>
          </table:table-cell>
          <table:table-cell office:value-type="string" calcext:value-type="string">
            <text:p><text:s/>27,315.70</text:p>
          </table:table-cell>
          <table:table-cell office:value-type="float" office:value="12154.68" calcext:value-type="float">
            <text:p><text:s/>12,154.6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3502" calcext:value-type="float">
            <text:p>3235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K 946-0 LIGORGURO FALCONES :DB -1070987682: Pablo</text:p>
          </table:table-cell>
        </table:table-row>
        <table:table-row table:style-name="ro6">
          <table:table-cell office:value-type="float" office:value="2507" calcext:value-type="float">
            <text:p>2507</text:p>
          </table:table-cell>
          <table:table-cell office:value-type="string" calcext:value-type="string">
            <text:p><text:s/>21,855.7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460" calcext:value-type="float">
            <text:p><text:s/>5,460.00 </text:p>
          </table:table-cell>
          <table:table-cell/>
          <table:table-cell office:value-type="float" office:value="1780" calcext:value-type="float">
            <text:p>178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20" calcext:value-type="date">
            <text:p>20/10/2020</text:p>
          </table:table-cell>
          <table:table-cell office:value-type="string" calcext:value-type="string">
            <text:p>Ligorguro Pablo: Aplicación saldo a favor TR# 54 aplica F# 358</text:p>
          </table:table-cell>
        </table:table-row>
        <table:table-row table:style-name="ro6">
          <table:table-cell office:value-type="float" office:value="2508" calcext:value-type="float">
            <text:p>2508</text:p>
          </table:table-cell>
          <table:table-cell office:value-type="string" calcext:value-type="string">
            <text:p><text:s/>12,154.68</text:p>
          </table:table-cell>
          <table:table-cell office:value-type="float" office:value="0" calcext:value-type="float">
            <text:p><text:s/>- </text:p>
          </table:table-cell>
          <table:table-cell office:value-type="float" office:value="9701.02" calcext:value-type="float">
            <text:p><text:s/>9,701.02 </text:p>
          </table:table-cell>
          <table:table-cell/>
          <table:table-cell office:value-type="float" office:value="1783" calcext:value-type="float">
            <text:p>178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29" calcext:value-type="date">
            <text:p>29/10/2020</text:p>
          </table:table-cell>
          <table:table-cell office:value-type="string" calcext:value-type="string">
            <text:p>Ligorguro Pablo: Aplicac. saldo a favor F# 364 aplica CK# 33543 girado por relacionada Tn</text:p>
          </table:table-cell>
        </table:table-row>
        <table:table-row table:style-name="ro7">
          <table:table-cell table:style-name="ce300" office:value-type="float" office:value="2509" calcext:value-type="float">
            <text:p>2509</text:p>
          </table:table-cell>
          <table:table-cell table:style-name="ce302" office:value-type="string" calcext:value-type="string">
            <text:p>1-1-1-07-01-061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Facinser S.A." calcext:value-type="string">
            <text:p><text:s/>Facinser S.A. </text:p>
          </table:table-cell>
          <table:table-cell table:style-name="ce300"/>
          <table:table-cell table:style-name="ce306" table:number-columns-repeated="2"/>
          <table:table-cell table:style-name="ce300" table:number-columns-repeated="4"/>
        </table:table-row>
        <table:table-row table:style-name="ro6">
          <table:table-cell office:value-type="float" office:value="2510" calcext:value-type="float">
            <text:p>2510</text:p>
          </table:table-cell>
          <table:table-cell office:value-type="string" calcext:value-type="string">
            <text:p><text:s/>1,856.82</text:p>
          </table:table-cell>
          <table:table-cell office:value-type="float" office:value="1856.82" calcext:value-type="float">
            <text:p><text:s/>1,856.8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7202" calcext:value-type="float">
            <text:p>3072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649544-0 :ND:0-649544 Anticipo pagado Facinser </text:p>
          </table:table-cell>
        </table:table-row>
        <table:table-row table:style-name="ro6">
          <table:table-cell office:value-type="float" office:value="2511" calcext:value-type="float">
            <text:p>2511</text:p>
          </table:table-cell>
          <table:table-cell office:value-type="string" calcext:value-type="string">
            <text:p><text:s/>2,492.90</text:p>
          </table:table-cell>
          <table:table-cell office:value-type="float" office:value="636.08" calcext:value-type="float">
            <text:p><text:s/>636.0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7602" calcext:value-type="float">
            <text:p>307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656799-0 :ND:0-656799 Pago anticipo proveedor F</text:p>
          </table:table-cell>
        </table:table-row>
        <table:table-row table:style-name="ro6">
          <table:table-cell office:value-type="float" office:value="2512" calcext:value-type="float">
            <text:p>2512</text:p>
          </table:table-cell>
          <table:table-cell office:value-type="string" calcext:value-type="string">
            <text:p><text:s/>4,310.80</text:p>
          </table:table-cell>
          <table:table-cell office:value-type="float" office:value="1817.9" calcext:value-type="float">
            <text:p><text:s/>1,817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7702" calcext:value-type="float">
            <text:p>307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661497-0 :ND:0-661497 Pago anticipo 40% proveed</text:p>
          </table:table-cell>
        </table:table-row>
        <table:table-row table:style-name="ro6">
          <table:table-cell office:value-type="float" office:value="2513" calcext:value-type="float">
            <text:p>2513</text:p>
          </table:table-cell>
          <table:table-cell office:value-type="string" calcext:value-type="string">
            <text:p><text:s/>3,674.72</text:p>
          </table:table-cell>
          <table:table-cell office:value-type="float" office:value="0" calcext:value-type="float">
            <text:p><text:s/>- </text:p>
          </table:table-cell>
          <table:table-cell office:value-type="float" office:value="636.08" calcext:value-type="float">
            <text:p><text:s/>636.08 </text:p>
          </table:table-cell>
          <table:table-cell/>
          <table:table-cell office:value-type="float" office:value="1683" calcext:value-type="float">
            <text:p>168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#307602 MACHALA - F #2118: APLICACIÓN DE ANTICIPO</text:p>
          </table:table-cell>
        </table:table-row>
        <table:table-row table:style-name="ro6">
          <table:table-cell office:value-type="float" office:value="2514" calcext:value-type="float">
            <text:p>2514</text:p>
          </table:table-cell>
          <table:table-cell office:value-type="string" calcext:value-type="string">
            <text:p><text:s/>1,817.9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56.82" calcext:value-type="float">
            <text:p><text:s/>1,856.82 </text:p>
          </table:table-cell>
          <table:table-cell/>
          <table:table-cell office:value-type="float" office:value="1742" calcext:value-type="float">
            <text:p>174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acinser SA Aplicacion de saldo a favor TR# 649544 aplica a F# 000002112</text:p>
          </table:table-cell>
        </table:table-row>
        <table:table-row table:style-name="ro6">
          <table:table-cell office:value-type="float" office:value="2515" calcext:value-type="float">
            <text:p>2515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17.9" calcext:value-type="float">
            <text:p><text:s/>1,817.90 </text:p>
          </table:table-cell>
          <table:table-cell/>
          <table:table-cell office:value-type="float" office:value="1797" calcext:value-type="float">
            <text:p>17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21" calcext:value-type="date">
            <text:p>21/10/2020</text:p>
          </table:table-cell>
          <table:table-cell office:value-type="string" calcext:value-type="string">
            <text:p>Facinser SA: Aplicacion saldo a favor aplica a F# 2127 TR# 301003</text:p>
          </table:table-cell>
        </table:table-row>
        <table:table-row table:style-name="ro7">
          <table:table-cell table:style-name="ce300" office:value-type="float" office:value="2516" calcext:value-type="float">
            <text:p>2516</text:p>
          </table:table-cell>
          <table:table-cell table:style-name="ce302" office:value-type="string" calcext:value-type="string">
            <text:p>1-1-1-07-01-062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Tecnovias S.A." calcext:value-type="string">
            <text:p><text:s/>Tecnovias S.A. </text:p>
          </table:table-cell>
          <table:table-cell table:style-name="ce300"/>
          <table:table-cell table:style-name="ce306" table:number-columns-repeated="2"/>
          <table:table-cell table:style-name="ce300" table:number-columns-repeated="4"/>
        </table:table-row>
        <table:table-row table:style-name="ro6">
          <table:table-cell office:value-type="float" office:value="2517" calcext:value-type="float">
            <text:p>2517</text:p>
          </table:table-cell>
          <table:table-cell office:value-type="string" calcext:value-type="string">
            <text:p><text:s/>8,676.50</text:p>
          </table:table-cell>
          <table:table-cell office:value-type="float" office:value="8676.5" calcext:value-type="float">
            <text:p><text:s/>8,676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802" calcext:value-type="float">
            <text:p>3048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00-0 TECNOVIAS S.A. :DB -1070987682: Anticipo </text:p>
          </table:table-cell>
        </table:table-row>
        <table:table-row table:style-name="ro6">
          <table:table-cell office:value-type="float" office:value="2518" calcext:value-type="float">
            <text:p>2518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8676.5" calcext:value-type="float">
            <text:p><text:s/>8,676.50 </text:p>
          </table:table-cell>
          <table:table-cell/>
          <table:table-cell office:value-type="float" office:value="1741" calcext:value-type="float">
            <text:p>17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28" calcext:value-type="date">
            <text:p>28/09/2020</text:p>
          </table:table-cell>
          <table:table-cell office:value-type="string" calcext:value-type="string">
            <text:p>Tecnovias SA Aplicacion saldo a favor TR# 100 F# 3377</text:p>
          </table:table-cell>
        </table:table-row>
        <table:table-row table:style-name="ro7">
          <table:table-cell table:style-name="ce300" office:value-type="float" office:value="2519" calcext:value-type="float">
            <text:p>2519</text:p>
          </table:table-cell>
          <table:table-cell table:style-name="ce302" office:value-type="string" calcext:value-type="string">
            <text:p>1-1-1-07-01-063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Print-It S.A." calcext:value-type="string">
            <text:p><text:s/>Print-It S.A. </text:p>
          </table:table-cell>
          <table:table-cell table:style-name="ce300"/>
          <table:table-cell table:style-name="ce306" table:number-columns-repeated="2"/>
          <table:table-cell table:style-name="ce300" table:number-columns-repeated="4"/>
        </table:table-row>
        <table:table-row table:style-name="ro6">
          <table:table-cell office:value-type="float" office:value="2520" calcext:value-type="float">
            <text:p>2520</text:p>
          </table:table-cell>
          <table:table-cell office:value-type="string" calcext:value-type="string">
            <text:p><text:s/>3,780.02</text:p>
          </table:table-cell>
          <table:table-cell office:value-type="float" office:value="3780.02" calcext:value-type="float">
            <text:p><text:s/>3,780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3402" calcext:value-type="float">
            <text:p>3034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87-0 PRIN-IT S.A. :DB -1070987682: ANTICIPO 50%</text:p>
          </table:table-cell>
        </table:table-row>
        <table:table-row table:style-name="ro6">
          <table:table-cell office:value-type="float" office:value="2521" calcext:value-type="float">
            <text:p>2521</text:p>
          </table:table-cell>
          <table:table-cell office:value-type="string" calcext:value-type="string">
            <text:p><text:s/>7,402.50</text:p>
          </table:table-cell>
          <table:table-cell office:value-type="float" office:value="3622.48" calcext:value-type="float">
            <text:p><text:s/>3,622.4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4802" calcext:value-type="float">
            <text:p>3248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48-0 PRIN-IT S.A. :DB -1070987682: Prin-it SA </text:p>
          </table:table-cell>
        </table:table-row>
        <table:table-row table:style-name="ro6">
          <table:table-cell office:value-type="float" office:value="2522" calcext:value-type="float">
            <text:p>2522</text:p>
          </table:table-cell>
          <table:table-cell office:value-type="string" calcext:value-type="string">
            <text:p><text:s/>3,622.4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780.02" calcext:value-type="float">
            <text:p><text:s/>3,780.02 </text:p>
          </table:table-cell>
          <table:table-cell/>
          <table:table-cell office:value-type="float" office:value="1793" calcext:value-type="float">
            <text:p>17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9" calcext:value-type="date">
            <text:p>19/10/2020</text:p>
          </table:table-cell>
          <table:table-cell office:value-type="string" calcext:value-type="string">
            <text:p>Prin-it SA: Aplicación de saldo a favor TR# 87 aplica Fact# 2239</text:p>
          </table:table-cell>
        </table:table-row>
        <table:table-row table:style-name="ro6">
          <table:table-cell office:value-type="float" office:value="2523" calcext:value-type="float">
            <text:p>2523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622.48" calcext:value-type="float">
            <text:p><text:s/>3,622.48 </text:p>
          </table:table-cell>
          <table:table-cell/>
          <table:table-cell office:value-type="float" office:value="1794" calcext:value-type="float">
            <text:p>17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9" calcext:value-type="date">
            <text:p>19/10/2020</text:p>
          </table:table-cell>
          <table:table-cell office:value-type="string" calcext:value-type="string">
            <text:p>Prin-it SA: Aplicación de saldo a favor TR# 148 aplica F# 2240</text:p>
          </table:table-cell>
        </table:table-row>
        <table:table-row table:style-name="ro7">
          <table:table-cell table:style-name="ce300" office:value-type="float" office:value="2524" calcext:value-type="float">
            <text:p>2524</text:p>
          </table:table-cell>
          <table:table-cell table:style-name="ce302" office:value-type="string" calcext:value-type="string">
            <text:p>1-1-1-07-01-064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Manuel Fernando Siguencia Yanez" calcext:value-type="string">
            <text:p><text:s/>Manuel Fernando Siguencia Yanez </text:p>
          </table:table-cell>
          <table:table-cell table:style-name="ce300"/>
          <table:table-cell table:style-name="ce306"/>
          <table:table-cell table:style-name="ce300"/>
          <table:table-cell table:style-name="ce306"/>
          <table:table-cell table:style-name="ce300" table:number-columns-repeated="3"/>
        </table:table-row>
        <table:table-row table:style-name="ro6">
          <table:table-cell office:value-type="float" office:value="2525" calcext:value-type="float">
            <text:p>2525</text:p>
          </table:table-cell>
          <table:table-cell office:value-type="string" calcext:value-type="string">
            <text:p><text:s/>3,303.41</text:p>
          </table:table-cell>
          <table:table-cell office:value-type="float" office:value="3303.41" calcext:value-type="float">
            <text:p><text:s/>3,303.4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6502" calcext:value-type="float">
            <text:p>3065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10-0 SIGUENCIA YANEZ MA :DB -1070987682: ANTIC</text:p>
          </table:table-cell>
        </table:table-row>
        <table:table-row table:style-name="ro7">
          <table:table-cell table:style-name="ce300" office:value-type="float" office:value="2526" calcext:value-type="float">
            <text:p>2526</text:p>
          </table:table-cell>
          <table:table-cell table:style-name="ce302" office:value-type="string" calcext:value-type="string">
            <text:p>1-1-1-07-01-065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Edwin Jose Mendez Cogollo" calcext:value-type="string">
            <text:p><text:s/>Edwin Jose Mendez Cogollo </text:p>
          </table:table-cell>
          <table:table-cell table:style-name="ce300" table:number-columns-repeated="7"/>
        </table:table-row>
        <table:table-row table:style-name="ro6">
          <table:table-cell office:value-type="float" office:value="2527" calcext:value-type="float">
            <text:p>2527</text:p>
          </table:table-cell>
          <table:table-cell office:value-type="string" calcext:value-type="string">
            <text:p><text:s/>200.00</text:p>
          </table:table-cell>
          <table:table-cell office:value-type="float" office:value="200" calcext:value-type="float">
            <text:p><text:s/>2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0802" calcext:value-type="float">
            <text:p>3208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37-0 MENDEZ COGOLLO EDW :DB -1070987682: ANTIC</text:p>
          </table:table-cell>
        </table:table-row>
        <table:table-row table:style-name="ro6">
          <table:table-cell office:value-type="float" office:value="2528" calcext:value-type="float">
            <text:p>2528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0" calcext:value-type="float">
            <text:p><text:s/>200.00 </text:p>
          </table:table-cell>
          <table:table-cell/>
          <table:table-cell office:value-type="float" office:value="1749" calcext:value-type="float">
            <text:p>17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24" calcext:value-type="date">
            <text:p>24/09/2020</text:p>
          </table:table-cell>
          <table:table-cell office:value-type="string" calcext:value-type="string">
            <text:p>EDWIN MENDEZ COGOLLO APLICACION SALDO A FAVOR F# 628 TR# 137</text:p>
          </table:table-cell>
        </table:table-row>
        <table:table-row table:style-name="ro7">
          <table:table-cell table:style-name="ce300" office:value-type="float" office:value="2529" calcext:value-type="float">
            <text:p>2529</text:p>
          </table:table-cell>
          <table:table-cell table:style-name="ce302" office:value-type="string" calcext:value-type="string">
            <text:p>1-1-1-07-01-066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Jose Guill Rendón de la Cuadra" calcext:value-type="string">
            <text:p><text:s/>Jose Guill Rendón de la Cuadra </text:p>
          </table:table-cell>
          <table:table-cell table:style-name="ce300" table:number-columns-repeated="7"/>
        </table:table-row>
        <table:table-row table:style-name="ro6">
          <table:table-cell office:value-type="float" office:value="2530" calcext:value-type="float">
            <text:p>2530</text:p>
          </table:table-cell>
          <table:table-cell office:value-type="string" calcext:value-type="string">
            <text:p><text:s/>580.52</text:p>
          </table:table-cell>
          <table:table-cell office:value-type="float" office:value="580.52" calcext:value-type="float">
            <text:p><text:s/>580.5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1102" calcext:value-type="float">
            <text:p>3211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40-0 RENDON DE LA CUADR :DB -1070987682: ANTIC</text:p>
          </table:table-cell>
        </table:table-row>
        <table:table-row table:style-name="ro6">
          <table:table-cell office:value-type="float" office:value="2531" calcext:value-type="float">
            <text:p>2531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0.52" calcext:value-type="float">
            <text:p><text:s/>580.52 </text:p>
          </table:table-cell>
          <table:table-cell/>
          <table:table-cell office:value-type="float" office:value="1763" calcext:value-type="float">
            <text:p>17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#140 MACHALA - F #167459: APLICACIÓN DE ANTICIPO</text:p>
          </table:table-cell>
        </table:table-row>
        <table:table-row table:style-name="ro7">
          <table:table-cell table:style-name="ce300" office:value-type="float" office:value="2532" calcext:value-type="float">
            <text:p>2532</text:p>
          </table:table-cell>
          <table:table-cell table:style-name="ce302" office:value-type="string" calcext:value-type="string">
            <text:p>1-1-1-07-01-067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Kitton S.A." calcext:value-type="string">
            <text:p><text:s/>Kitton S.A. </text:p>
          </table:table-cell>
          <table:table-cell table:style-name="ce300"/>
          <table:table-cell table:style-name="ce306" table:number-columns-repeated="2"/>
          <table:table-cell table:style-name="ce300" table:number-columns-repeated="4"/>
        </table:table-row>
        <table:table-row table:style-name="ro6">
          <table:table-cell office:value-type="float" office:value="2533" calcext:value-type="float">
            <text:p>2533</text:p>
          </table:table-cell>
          <table:table-cell office:value-type="string" calcext:value-type="string">
            <text:p><text:s/>1,740.56</text:p>
          </table:table-cell>
          <table:table-cell office:value-type="float" office:value="1740.56" calcext:value-type="float">
            <text:p><text:s/>1,740.5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1002" calcext:value-type="float">
            <text:p>3210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39-0 KITTON S.A. :DB -1070987682: ANTICIPO OC </text:p>
          </table:table-cell>
        </table:table-row>
        <table:table-row table:style-name="ro6">
          <table:table-cell office:value-type="float" office:value="2534" calcext:value-type="float">
            <text:p>2534</text:p>
          </table:table-cell>
          <table:table-cell office:value-type="string" calcext:value-type="string">
            <text:p><text:s/>1,469.4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1.08" calcext:value-type="float">
            <text:p><text:s/>271.08 </text:p>
          </table:table-cell>
          <table:table-cell/>
          <table:table-cell office:value-type="float" office:value="1740" calcext:value-type="float">
            <text:p>17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07" calcext:value-type="date">
            <text:p>07/09/2020</text:p>
          </table:table-cell>
          <table:table-cell office:value-type="string" calcext:value-type="string">
            <text:p>KITTON SA APLICACIÓN DE SALDO A FAVOR F# 4909 TR# 143</text:p>
          </table:table-cell>
        </table:table-row>
        <table:table-row table:style-name="ro6">
          <table:table-cell office:value-type="float" office:value="2535" calcext:value-type="float">
            <text:p>2535</text:p>
          </table:table-cell>
          <table:table-cell office:value-type="string" calcext:value-type="string">
            <text:p>-204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73.67" calcext:value-type="float">
            <text:p><text:s/>1,673.67 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08" calcext:value-type="date">
            <text:p>08/09/2020</text:p>
          </table:table-cell>
          <table:table-cell office:value-type="string" calcext:value-type="string">
            <text:p>KITTON SA APLICACION DE SALDO A FAVOR TR# 139 F# 4895</text:p>
          </table:table-cell>
        </table:table-row>
        <table:table-row table:style-name="ro6">
          <table:table-cell office:value-type="float" office:value="2536" calcext:value-type="float">
            <text:p>2536</text:p>
          </table:table-cell>
          <table:table-cell office:value-type="string" calcext:value-type="string">
            <text:p><text:s/>66.96</text:p>
          </table:table-cell>
          <table:table-cell office:value-type="float" office:value="271.15" calcext:value-type="float">
            <text:p><text:s/>271.1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4302" calcext:value-type="float">
            <text:p>3243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43-0 KITTON S.A. :DB -1070987682: KITTON SA OC</text:p>
          </table:table-cell>
        </table:table-row>
        <table:table-row table:style-name="ro7">
          <table:table-cell table:style-name="ce300" office:value-type="float" office:value="2537" calcext:value-type="float">
            <text:p>2537</text:p>
          </table:table-cell>
          <table:table-cell table:style-name="ce302" office:value-type="string" calcext:value-type="string">
            <text:p>1-1-1-07-01-068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Graiman Cia. Ltda." calcext:value-type="string">
            <text:p><text:s/>Graiman Cia. Ltda. </text:p>
          </table:table-cell>
          <table:table-cell table:style-name="ce300" table:number-columns-repeated="7"/>
        </table:table-row>
        <table:table-row table:style-name="ro6">
          <table:table-cell office:value-type="float" office:value="2538" calcext:value-type="float">
            <text:p>2538</text:p>
          </table:table-cell>
          <table:table-cell office:value-type="string" calcext:value-type="string">
            <text:p><text:s/>.30</text:p>
          </table:table-cell>
          <table:table-cell office:value-type="float" office:value="0.3" calcext:value-type="float">
            <text:p><text:s/>0.3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4" calcext:value-type="float">
            <text:p>16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1602" calcext:value-type="float">
            <text:p>321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2-0 :ND:0-72 Graiman Cia. Ltda: Excedente Acre</text:p>
          </table:table-cell>
        </table:table-row>
        <table:table-row table:style-name="ro6">
          <table:table-cell office:value-type="float" office:value="2539" calcext:value-type="float">
            <text:p>2539</text:p>
          </table:table-cell>
          <table:table-cell office:value-type="string" calcext:value-type="string">
            <text:p>-175.1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5.47" calcext:value-type="float">
            <text:p><text:s/>175.47 </text:p>
          </table:table-cell>
          <table:table-cell/>
          <table:table-cell office:value-type="float" office:value="1726" calcext:value-type="float">
            <text:p>17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22" calcext:value-type="date">
            <text:p>22/09/2020</text:p>
          </table:table-cell>
          <table:table-cell office:value-type="string" calcext:value-type="string">
            <text:p>GRAIMAN CIA APLICACIÓN DE SALDO A FAVOR F# 19435 TR# 154</text:p>
          </table:table-cell>
        </table:table-row>
        <table:table-row table:style-name="ro6">
          <table:table-cell office:value-type="float" office:value="2540" calcext:value-type="float">
            <text:p>2540</text:p>
          </table:table-cell>
          <table:table-cell office:value-type="string" calcext:value-type="string">
            <text:p>-175.18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01" calcext:value-type="float">
            <text:p><text:s/>0.01 </text:p>
          </table:table-cell>
          <table:table-cell/>
          <table:table-cell office:value-type="float" office:value="1762" calcext:value-type="float">
            <text:p>17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Graiman: Aplicación de Anticipo</text:p>
          </table:table-cell>
        </table:table-row>
        <table:table-row table:style-name="ro6">
          <table:table-cell office:value-type="float" office:value="2541" calcext:value-type="float">
            <text:p>2541</text:p>
          </table:table-cell>
          <table:table-cell office:value-type="string" calcext:value-type="string">
            <text:p>-175.48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3" calcext:value-type="float">
            <text:p><text:s/>0.30 </text:p>
          </table:table-cell>
          <table:table-cell/>
          <table:table-cell office:value-type="float" office:value="1769" calcext:value-type="float">
            <text:p>17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6503" calcext:value-type="float">
            <text:p>306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I 000000002-000002-GRAIMAN: REGULARIZACION DE SAL</text:p>
          </table:table-cell>
        </table:table-row>
        <table:table-row table:style-name="ro6">
          <table:table-cell office:value-type="float" office:value="2542" calcext:value-type="float">
            <text:p>2542</text:p>
          </table:table-cell>
          <table:table-cell office:value-type="string" calcext:value-type="string">
            <text:p><text:s/>.00</text:p>
          </table:table-cell>
          <table:table-cell office:value-type="float" office:value="175.48" calcext:value-type="float">
            <text:p><text:s/>175.4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502" calcext:value-type="float">
            <text:p>3255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4-0 GRAIMAN CIA. LTDA :DB -1070987682: Graima</text:p>
          </table:table-cell>
        </table:table-row>
        <table:table-row table:style-name="ro7">
          <table:table-cell table:style-name="ce300" office:value-type="float" office:value="2543" calcext:value-type="float">
            <text:p>2543</text:p>
          </table:table-cell>
          <table:table-cell table:style-name="ce302" office:value-type="string" calcext:value-type="string">
            <text:p>1-1-1-07-01-069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Union Cementera Nacional UCEM S.A." calcext:value-type="string">
            <text:p><text:s/>Union Cementera Nacional UCEM S.A. </text:p>
          </table:table-cell>
          <table:table-cell table:style-name="ce300"/>
          <table:table-cell table:style-name="ce306" table:number-columns-repeated="2"/>
          <table:table-cell table:style-name="ce300" table:number-columns-repeated="4"/>
        </table:table-row>
        <table:table-row table:style-name="ro6">
          <table:table-cell office:value-type="float" office:value="2544" calcext:value-type="float">
            <text:p>2544</text:p>
          </table:table-cell>
          <table:table-cell office:value-type="string" calcext:value-type="string">
            <text:p>-1,981.8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81.85" calcext:value-type="float">
            <text:p><text:s/>1,981.85 </text:p>
          </table:table-cell>
          <table:table-cell/>
          <table:table-cell office:value-type="float" office:value="1744" calcext:value-type="float">
            <text:p>174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24" calcext:value-type="date">
            <text:p>24/09/2020</text:p>
          </table:table-cell>
          <table:table-cell office:value-type="string" calcext:value-type="string">
            <text:p>Union Cementera Nacional Aplicacion saldo favor TR# 201 F# 701</text:p>
          </table:table-cell>
        </table:table-row>
        <table:table-row table:style-name="ro6">
          <table:table-cell office:value-type="float" office:value="2545" calcext:value-type="float">
            <text:p>2545</text:p>
          </table:table-cell>
          <table:table-cell office:value-type="string" calcext:value-type="string">
            <text:p>-2,677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695.81" calcext:value-type="float">
            <text:p><text:s/>695.81 </text:p>
          </table:table-cell>
          <table:table-cell/>
          <table:table-cell office:value-type="float" office:value="1745" calcext:value-type="float">
            <text:p>17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28" calcext:value-type="date">
            <text:p>28/09/2020</text:p>
          </table:table-cell>
          <table:table-cell office:value-type="string" calcext:value-type="string">
            <text:p>Union Cementera Nacional Aplicacion saldo a favor TR# 202 F# 770</text:p>
          </table:table-cell>
        </table:table-row>
        <table:table-row table:style-name="ro6">
          <table:table-cell office:value-type="float" office:value="2546" calcext:value-type="float">
            <text:p>2546</text:p>
          </table:table-cell>
          <table:table-cell office:value-type="string" calcext:value-type="string">
            <text:p><text:s/>2,292.41</text:p>
          </table:table-cell>
          <table:table-cell office:value-type="float" office:value="4970.07" calcext:value-type="float">
            <text:p><text:s/>4,970.0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1202" calcext:value-type="float">
            <text:p>3312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202-0 UNION CEMENTERA NA :DB -1070987682: UNION</text:p>
          </table:table-cell>
        </table:table-row>
        <table:table-row table:style-name="ro6">
          <table:table-cell office:value-type="float" office:value="2547" calcext:value-type="float">
            <text:p>2547</text:p>
          </table:table-cell>
          <table:table-cell office:value-type="string" calcext:value-type="string">
            <text:p><text:s/>5,265.19</text:p>
          </table:table-cell>
          <table:table-cell office:value-type="float" office:value="2972.78" calcext:value-type="float">
            <text:p><text:s/>2,972.7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1102" calcext:value-type="float">
            <text:p>3311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201-0 UNION CEMENTERA NA :DB -1070987682: UNION</text:p>
          </table:table-cell>
        </table:table-row>
        <table:table-row table:style-name="ro6">
          <table:table-cell office:value-type="float" office:value="2548" calcext:value-type="float">
            <text:p>2548</text:p>
          </table:table-cell>
          <table:table-cell office:value-type="string" calcext:value-type="string">
            <text:p><text:s/>10,235.26</text:p>
          </table:table-cell>
          <table:table-cell office:value-type="float" office:value="4970.07" calcext:value-type="float">
            <text:p><text:s/>4,970.0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1402" calcext:value-type="float">
            <text:p>331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204-0 UNION CEMENTERA NA :DB -1070987682: UNION</text:p>
          </table:table-cell>
        </table:table-row>
        <table:table-row table:style-name="ro6">
          <table:table-cell office:value-type="float" office:value="2549" calcext:value-type="float">
            <text:p>2549</text:p>
          </table:table-cell>
          <table:table-cell office:value-type="string" calcext:value-type="string">
            <text:p><text:s/>8,744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91.02" calcext:value-type="float">
            <text:p><text:s/>1,491.02 </text:p>
          </table:table-cell>
          <table:table-cell/>
          <table:table-cell office:value-type="float" office:value="1801" calcext:value-type="float">
            <text:p>18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7" calcext:value-type="date">
            <text:p>17/10/2020</text:p>
          </table:table-cell>
          <table:table-cell office:value-type="string" calcext:value-type="string">
            <text:p>Union Cementera Nacional: Aplicación saldo a favor TR# 202 F# 982-983-984</text:p>
          </table:table-cell>
        </table:table-row>
        <table:table-row table:style-name="ro6">
          <table:table-cell office:value-type="float" office:value="2550" calcext:value-type="float">
            <text:p>2550</text:p>
          </table:table-cell>
          <table:table-cell office:value-type="string" calcext:value-type="string">
            <text:p><text:s/>7,352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91.62" calcext:value-type="float">
            <text:p><text:s/>1,391.62 </text:p>
          </table:table-cell>
          <table:table-cell/>
          <table:table-cell office:value-type="float" office:value="1801" calcext:value-type="float">
            <text:p>18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7" calcext:value-type="date">
            <text:p>17/10/2020</text:p>
          </table:table-cell>
          <table:table-cell office:value-type="string" calcext:value-type="string">
            <text:p>Union Cementera Nacional: Aplicación saldo a favor TR# 202 F# 982-983-984</text:p>
          </table:table-cell>
        </table:table-row>
        <table:table-row table:style-name="ro6">
          <table:table-cell office:value-type="float" office:value="2551" calcext:value-type="float">
            <text:p>2551</text:p>
          </table:table-cell>
          <table:table-cell office:value-type="string" calcext:value-type="string">
            <text:p><text:s/>5,961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91.62" calcext:value-type="float">
            <text:p><text:s/>1,391.62 </text:p>
          </table:table-cell>
          <table:table-cell/>
          <table:table-cell office:value-type="float" office:value="1801" calcext:value-type="float">
            <text:p>18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7" calcext:value-type="date">
            <text:p>17/10/2020</text:p>
          </table:table-cell>
          <table:table-cell office:value-type="string" calcext:value-type="string">
            <text:p>Union Cementera Nacional: Aplicación saldo a favor TR# 202 F# 982-983-984</text:p>
          </table:table-cell>
        </table:table-row>
        <table:table-row table:style-name="ro6">
          <table:table-cell office:value-type="float" office:value="2552" calcext:value-type="float">
            <text:p>2552</text:p>
          </table:table-cell>
          <table:table-cell office:value-type="string" calcext:value-type="string">
            <text:p><text:s/>4,970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990.93" calcext:value-type="float">
            <text:p><text:s/>990.93 </text:p>
          </table:table-cell>
          <table:table-cell/>
          <table:table-cell office:value-type="float" office:value="1802" calcext:value-type="float">
            <text:p>18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7" calcext:value-type="date">
            <text:p>17/10/2020</text:p>
          </table:table-cell>
          <table:table-cell office:value-type="string" calcext:value-type="string">
            <text:p>Union Cementera Nacional: Aplicación saldo a favor TR# 201 F# 981</text:p>
          </table:table-cell>
        </table:table-row>
        <table:table-row table:style-name="ro6">
          <table:table-cell office:value-type="float" office:value="2553" calcext:value-type="float">
            <text:p>2553</text:p>
          </table:table-cell>
          <table:table-cell office:value-type="string" calcext:value-type="string">
            <text:p><text:s/>4,224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745.51" calcext:value-type="float">
            <text:p><text:s/>745.51 </text:p>
          </table:table-cell>
          <table:table-cell/>
          <table:table-cell office:value-type="float" office:value="1803" calcext:value-type="float">
            <text:p>18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7" calcext:value-type="date">
            <text:p>17/10/2020</text:p>
          </table:table-cell>
          <table:table-cell office:value-type="string" calcext:value-type="string">
            <text:p>Union Cementera Naciona: Aplicación saldo a favor TR# 204 F# 980-1043-1087-1140</text:p>
          </table:table-cell>
        </table:table-row>
        <table:table-row table:style-name="ro6">
          <table:table-cell office:value-type="float" office:value="2554" calcext:value-type="float">
            <text:p>2554</text:p>
          </table:table-cell>
          <table:table-cell office:value-type="string" calcext:value-type="string">
            <text:p><text:s/>3,528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695.81" calcext:value-type="float">
            <text:p><text:s/>695.81 </text:p>
          </table:table-cell>
          <table:table-cell/>
          <table:table-cell office:value-type="float" office:value="1803" calcext:value-type="float">
            <text:p>18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7" calcext:value-type="date">
            <text:p>17/10/2020</text:p>
          </table:table-cell>
          <table:table-cell office:value-type="string" calcext:value-type="string">
            <text:p>Union Cementera Naciona: Aplicación saldo a favor TR# 204 F# 980-1043-1087-1140</text:p>
          </table:table-cell>
        </table:table-row>
        <table:table-row table:style-name="ro6">
          <table:table-cell office:value-type="float" office:value="2555" calcext:value-type="float">
            <text:p>2555</text:p>
          </table:table-cell>
          <table:table-cell office:value-type="string" calcext:value-type="string">
            <text:p><text:s/>2,137.1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91.62" calcext:value-type="float">
            <text:p><text:s/>1,391.62 </text:p>
          </table:table-cell>
          <table:table-cell/>
          <table:table-cell office:value-type="float" office:value="1803" calcext:value-type="float">
            <text:p>18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7" calcext:value-type="date">
            <text:p>17/10/2020</text:p>
          </table:table-cell>
          <table:table-cell office:value-type="string" calcext:value-type="string">
            <text:p>Union Cementera Naciona: Aplicación saldo a favor TR# 204 F# 980-1043-1087-1140</text:p>
          </table:table-cell>
        </table:table-row>
        <table:table-row table:style-name="ro6">
          <table:table-cell office:value-type="float" office:value="2556" calcext:value-type="float">
            <text:p>2556</text:p>
          </table:table-cell>
          <table:table-cell office:value-type="string" calcext:value-type="string">
            <text:p><text:s/>745.5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91.62" calcext:value-type="float">
            <text:p><text:s/>1,391.62 </text:p>
          </table:table-cell>
          <table:table-cell/>
          <table:table-cell office:value-type="float" office:value="1803" calcext:value-type="float">
            <text:p>18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7" calcext:value-type="date">
            <text:p>17/10/2020</text:p>
          </table:table-cell>
          <table:table-cell office:value-type="string" calcext:value-type="string">
            <text:p>Union Cementera Naciona: Aplicación saldo a favor TR# 204 F# 980-1043-1087-1140</text:p>
          </table:table-cell>
        </table:table-row>
        <table:table-row table:style-name="ro6">
          <table:table-cell office:value-type="float" office:value="2557" calcext:value-type="float">
            <text:p>2557</text:p>
          </table:table-cell>
          <table:table-cell office:value-type="string" calcext:value-type="string">
            <text:p>-1,236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81.85" calcext:value-type="float">
            <text:p><text:s/>1,981.85 </text:p>
          </table:table-cell>
          <table:table-cell/>
          <table:table-cell office:value-type="float" office:value="1804" calcext:value-type="float">
            <text:p>18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9" calcext:value-type="date">
            <text:p>19/10/2020</text:p>
          </table:table-cell>
          <table:table-cell office:value-type="string" calcext:value-type="string">
            <text:p>Union Cementera Nacional: Aplicacion saldo a favor TR# 220 F# 1123</text:p>
          </table:table-cell>
        </table:table-row>
        <table:table-row table:style-name="ro6">
          <table:table-cell office:value-type="float" office:value="2558" calcext:value-type="float">
            <text:p>2558</text:p>
          </table:table-cell>
          <table:table-cell office:value-type="string" calcext:value-type="string">
            <text:p>-2,627.9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91.62" calcext:value-type="float">
            <text:p><text:s/>1,391.62 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Union Cementera Nac.: Aplicación saldo a favor TR# 221 aplica a fact# 1235-1209</text:p>
          </table:table-cell>
        </table:table-row>
        <table:table-row table:style-name="ro6">
          <table:table-cell office:value-type="float" office:value="2559" calcext:value-type="float">
            <text:p>2559</text:p>
          </table:table-cell>
          <table:table-cell office:value-type="string" calcext:value-type="string">
            <text:p>-3,323.77</text:p>
          </table:table-cell>
          <table:table-cell office:value-type="float" office:value="0" calcext:value-type="float">
            <text:p><text:s/>- </text:p>
          </table:table-cell>
          <table:table-cell office:value-type="float" office:value="695.81" calcext:value-type="float">
            <text:p><text:s/>695.81 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Union Cementera Nac.: Aplicación saldo a favor TR# 221 aplica a fact# 1235-1209</text:p>
          </table:table-cell>
        </table:table-row>
        <table:table-row table:style-name="ro6">
          <table:table-cell office:value-type="float" office:value="2560" calcext:value-type="float">
            <text:p>2560</text:p>
          </table:table-cell>
          <table:table-cell office:value-type="string" calcext:value-type="string">
            <text:p>-1,341.92</text:p>
          </table:table-cell>
          <table:table-cell office:value-type="float" office:value="1981.85" calcext:value-type="float">
            <text:p><text:s/>1,981.8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5702" calcext:value-type="float">
            <text:p>3357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20-0 UNION CEMENTERA NA :DB -1070987682: UNION</text:p>
          </table:table-cell>
        </table:table-row>
        <table:table-row table:style-name="ro6">
          <table:table-cell office:value-type="float" office:value="2561" calcext:value-type="float">
            <text:p>2561</text:p>
          </table:table-cell>
          <table:table-cell office:value-type="string" calcext:value-type="string">
            <text:p><text:s/>745.51</text:p>
          </table:table-cell>
          <table:table-cell office:value-type="float" office:value="2087.43" calcext:value-type="float">
            <text:p><text:s/>2,087.4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5802" calcext:value-type="float">
            <text:p>3358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21-0 UNION CEMENTERA NA :UNION CEMENTERA NACIO</text:p>
          </table:table-cell>
        </table:table-row>
        <table:table-row table:style-name="ro7">
          <table:table-cell table:style-name="ce300" office:value-type="float" office:value="2562" calcext:value-type="float">
            <text:p>2562</text:p>
          </table:table-cell>
          <table:table-cell table:style-name="ce302" office:value-type="string" calcext:value-type="string">
            <text:p>1-1-1-07-01-070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Jonathan Andres Carrera Llaguno" calcext:value-type="string">
            <text:p><text:s/>Jonathan Andres Carrera Llaguno </text:p>
          </table:table-cell>
          <table:table-cell table:style-name="ce300" table:number-columns-repeated="7"/>
        </table:table-row>
        <table:table-row table:style-name="ro6">
          <table:table-cell office:value-type="float" office:value="2563" calcext:value-type="float">
            <text:p>2563</text:p>
          </table:table-cell>
          <table:table-cell office:value-type="string" calcext:value-type="string">
            <text:p>-113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3.79" calcext:value-type="float">
            <text:p><text:s/>113.79 </text:p>
          </table:table-cell>
          <table:table-cell/>
          <table:table-cell office:value-type="float" office:value="1739" calcext:value-type="float">
            <text:p>17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arrera Llaguno Jonathan Aplicacion saldo a favor TR# 203 F# 12273</text:p>
          </table:table-cell>
        </table:table-row>
        <table:table-row table:style-name="ro6">
          <table:table-cell office:value-type="float" office:value="2564" calcext:value-type="float">
            <text:p>2564</text:p>
          </table:table-cell>
          <table:table-cell office:value-type="string" calcext:value-type="string">
            <text:p>-113.80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01" calcext:value-type="float">
            <text:p><text:s/>0.01 </text:p>
          </table:table-cell>
          <table:table-cell/>
          <table:table-cell office:value-type="float" office:value="1764" calcext:value-type="float">
            <text:p>1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Jonathan Carrera: Aplicación de Saldo</text:p>
          </table:table-cell>
        </table:table-row>
        <table:table-row table:style-name="ro6">
          <table:table-cell office:value-type="float" office:value="2565" calcext:value-type="float">
            <text:p>2565</text:p>
          </table:table-cell>
          <table:table-cell office:value-type="string" calcext:value-type="string">
            <text:p><text:s/>.00</text:p>
          </table:table-cell>
          <table:table-cell office:value-type="float" office:value="113.8" calcext:value-type="float">
            <text:p><text:s/>113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1302" calcext:value-type="float">
            <text:p>3313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203-0 CARRERA LLAGUNO JO :DB -1070987682: CARRE</text:p>
          </table:table-cell>
        </table:table-row>
        <table:table-row table:style-name="ro7">
          <table:table-cell table:style-name="ce300" office:value-type="float" office:value="2566" calcext:value-type="float">
            <text:p>2566</text:p>
          </table:table-cell>
          <table:table-cell table:style-name="ce302" office:value-type="string" calcext:value-type="string">
            <text:p>1-1-1-07-01-071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Maria Ljubica Topic Granados" calcext:value-type="string">
            <text:p><text:s/>Maria Ljubica Topic Granados </text:p>
          </table:table-cell>
          <table:table-cell table:style-name="ce300"/>
          <table:table-cell table:style-name="ce306" table:number-columns-repeated="2"/>
          <table:table-cell table:style-name="ce300" table:number-columns-repeated="4"/>
        </table:table-row>
        <table:table-row table:style-name="ro6">
          <table:table-cell office:value-type="float" office:value="2567" calcext:value-type="float">
            <text:p>2567</text:p>
          </table:table-cell>
          <table:table-cell office:value-type="string" calcext:value-type="string">
            <text:p>-3,169.9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69.92" calcext:value-type="float">
            <text:p><text:s/>3,169.92 </text:p>
          </table:table-cell>
          <table:table-cell/>
          <table:table-cell office:value-type="float" office:value="1795" calcext:value-type="float">
            <text:p>17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6" calcext:value-type="date">
            <text:p>16/10/2020</text:p>
          </table:table-cell>
          <table:table-cell office:value-type="string" calcext:value-type="string">
            <text:p>Topic Grandados LJubica: Aplicación saldo a favor TR# 219 a Fact# 1214</text:p>
          </table:table-cell>
        </table:table-row>
        <table:table-row table:style-name="ro6">
          <table:table-cell office:value-type="float" office:value="2568" calcext:value-type="float">
            <text:p>2568</text:p>
          </table:table-cell>
          <table:table-cell office:value-type="string" calcext:value-type="string">
            <text:p><text:s/>.00</text:p>
          </table:table-cell>
          <table:table-cell office:value-type="float" office:value="3169.92" calcext:value-type="float">
            <text:p><text:s/>3,169.9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5602" calcext:value-type="float">
            <text:p>3356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19-0 TOPIC GRANADOS MAR :DB -1070987682: TOPIC</text:p>
          </table:table-cell>
        </table:table-row>
        <table:table-row table:style-name="ro7">
          <table:table-cell table:style-name="ce300" office:value-type="float" office:value="2569" calcext:value-type="float">
            <text:p>2569</text:p>
          </table:table-cell>
          <table:table-cell table:style-name="ce302" office:value-type="string" calcext:value-type="string">
            <text:p>1-1-1-07-01-072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Camara de la Construcción de Gye" calcext:value-type="string">
            <text:p><text:s/>Camara de la Construcción de Gye </text:p>
          </table:table-cell>
          <table:table-cell table:style-name="ce300" table:number-columns-repeated="7"/>
        </table:table-row>
        <table:table-row table:style-name="ro6">
          <table:table-cell office:value-type="float" office:value="2572" calcext:value-type="float">
            <text:p>2572</text:p>
          </table:table-cell>
          <table:table-cell office:value-type="string" calcext:value-type="string">
            <text:p>1-1-1-07-02</text:p>
          </table:table-cell>
          <table:table-cell office:value-type="float" office:value="9960.69" calcext:value-type="float">
            <text:p><text:s/>9,960.69 </text:p>
          </table:table-cell>
          <table:table-cell office:value-type="string" office:string-value="ANTICIPO GASTOS DE VIAJE" calcext:value-type="string">
            <text:p><text:s/>ANTICIPO GASTOS DE VIAJE </text:p>
          </table:table-cell>
          <table:table-cell/>
          <table:table-cell table:style-name="ce305" table:number-columns-repeated="3"/>
          <table:table-cell table:style-name="Default" table:number-columns-repeated="2"/>
          <table:table-cell table:style-name="ce305"/>
        </table:table-row>
        <table:table-row table:style-name="ro7">
          <table:table-cell table:style-name="ce300" office:value-type="float" office:value="2573" calcext:value-type="float">
            <text:p>2573</text:p>
          </table:table-cell>
          <table:table-cell table:style-name="ce302" office:value-type="string" calcext:value-type="string">
            <text:p>1-1-1-07-02-001</text:p>
          </table:table-cell>
          <table:table-cell table:style-name="ce304" office:value-type="float" office:value="771.87" calcext:value-type="float">
            <text:p><text:s/>771.87 </text:p>
          </table:table-cell>
          <table:table-cell table:style-name="ce304" office:value-type="string" office:string-value="Douglas Xavier Moran Mazzini" calcext:value-type="string">
            <text:p><text:s/>Douglas Xavier Moran Mazzini </text:p>
          </table:table-cell>
          <table:table-cell table:style-name="ce300" table:number-columns-repeated="7"/>
        </table:table-row>
        <table:table-row table:style-name="ro6">
          <table:table-cell office:value-type="float" office:value="2574" calcext:value-type="float">
            <text:p>2574</text:p>
          </table:table-cell>
          <table:table-cell office:value-type="string" calcext:value-type="string">
            <text:p><text:s/>651.2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0.6" calcext:value-type="float">
            <text:p><text:s/>120.60 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02" calcext:value-type="date">
            <text:p>02/01/2020</text:p>
          </table:table-cell>
          <table:table-cell office:value-type="string" calcext:value-type="string">
            <text:p>Liquidacion por visitas a clientes Douglas Moran</text:p>
          </table:table-cell>
        </table:table-row>
        <table:table-row table:style-name="ro6">
          <table:table-cell office:value-type="float" office:value="2575" calcext:value-type="float">
            <text:p>2575</text:p>
          </table:table-cell>
          <table:table-cell office:value-type="string" calcext:value-type="string">
            <text:p><text:s/>339.55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1.72" calcext:value-type="float">
            <text:p><text:s/>311.72 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02" calcext:value-type="date">
            <text:p>02/01/2020</text:p>
          </table:table-cell>
          <table:table-cell office:value-type="string" calcext:value-type="string">
            <text:p>Liquidación Proyecto telefónica 2-seguridad cruce Boliche</text:p>
          </table:table-cell>
        </table:table-row>
        <table:table-row table:style-name="ro7">
          <table:table-cell table:style-name="ce300" office:value-type="float" office:value="2576" calcext:value-type="float">
            <text:p>2576</text:p>
          </table:table-cell>
          <table:table-cell table:style-name="ce302" office:value-type="string" calcext:value-type="string">
            <text:p>1-1-1-07-02-002</text:p>
          </table:table-cell>
          <table:table-cell table:style-name="ce304" office:value-type="float" office:value="1157.63" calcext:value-type="float">
            <text:p><text:s/>1,157.63 </text:p>
          </table:table-cell>
          <table:table-cell table:style-name="ce304" office:value-type="string" office:string-value="Francisco Xavier Montiel Garcia" calcext:value-type="string">
            <text:p><text:s/>Francisco Xavier Montiel Garcia </text:p>
          </table:table-cell>
          <table:table-cell table:style-name="ce300" table:number-columns-repeated="7"/>
        </table:table-row>
        <table:table-row table:style-name="ro6">
          <table:table-cell office:value-type="float" office:value="2577" calcext:value-type="float">
            <text:p>2577</text:p>
          </table:table-cell>
          <table:table-cell office:value-type="string" calcext:value-type="string">
            <text:p><text:s/>1,052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4.65" calcext:value-type="float">
            <text:p><text:s/>104.65 </text:p>
          </table:table-cell>
          <table:table-cell/>
          <table:table-cell office:value-type="float" office:value="1806" calcext:value-type="float">
            <text:p>180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6" calcext:value-type="date">
            <text:p>16/10/2020</text:p>
          </table:table-cell>
          <table:table-cell office:value-type="string" calcext:value-type="string">
            <text:p>Liq. gastos viáticos CK# 565 Francisco Montiel Obra: Cruce Entre Rios - Amagua</text:p>
          </table:table-cell>
        </table:table-row>
        <table:table-row table:style-name="ro7">
          <table:table-cell table:style-name="ce300" office:value-type="float" office:value="2579" calcext:value-type="float">
            <text:p>2579</text:p>
          </table:table-cell>
          <table:table-cell table:style-name="ce302" office:value-type="string" calcext:value-type="string">
            <text:p>1-1-1-07-02-003</text:p>
          </table:table-cell>
          <table:table-cell table:style-name="ce304" office:value-type="float" office:value="2700" calcext:value-type="float">
            <text:p><text:s/>2,700.00 </text:p>
          </table:table-cell>
          <table:table-cell table:style-name="ce304" office:value-type="string" office:string-value="Javier Paul Cornejo Espinoza" calcext:value-type="string">
            <text:p><text:s/>Javier Paul Cornejo Espinoza </text:p>
          </table:table-cell>
          <table:table-cell table:style-name="ce300"/>
          <table:table-cell table:style-name="ce306" table:number-columns-repeated="2"/>
          <table:table-cell table:style-name="ce300" table:number-columns-repeated="4"/>
        </table:table-row>
        <table:table-row table:style-name="ro6">
          <table:table-cell office:value-type="float" office:value="2580" calcext:value-type="float">
            <text:p>2580</text:p>
          </table:table-cell>
          <table:table-cell office:value-type="string" calcext:value-type="string">
            <text:p><text:s/>700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00" calcext:value-type="float">
            <text:p><text:s/>2,000.00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3102" calcext:value-type="float">
            <text:p>2531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22-0 JAVIER PAUL CORNEJ :DB -1070987682: LIQUI</text:p>
          </table:table-cell>
        </table:table-row>
        <table:table-row table:style-name="ro6">
          <table:table-cell office:value-type="float" office:value="2581" calcext:value-type="float">
            <text:p>2581</text:p>
          </table:table-cell>
          <table:table-cell office:value-type="string" calcext:value-type="string">
            <text:p><text:s/>5,050.00</text:p>
          </table:table-cell>
          <table:table-cell office:value-type="float" office:value="4350" calcext:value-type="float">
            <text:p><text:s/>4,35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5" calcext:value-type="float">
            <text:p>158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Reclasificacion N/D 526516 TR #292302</text:p>
          </table:table-cell>
        </table:table-row>
        <table:table-row table:style-name="ro6">
          <table:table-cell office:value-type="float" office:value="2582" calcext:value-type="float">
            <text:p>2582</text:p>
          </table:table-cell>
          <table:table-cell office:value-type="string" calcext:value-type="string">
            <text:p><text:s/>700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350" calcext:value-type="float">
            <text:p><text:s/>4,350.00 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97702" calcext:value-type="float">
            <text:p>2977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DP 39770342-0 :DP:0-39770342 Javier Cornejo: Devol</text:p>
          </table:table-cell>
        </table:table-row>
        <table:table-row table:style-name="ro6">
          <table:table-cell office:value-type="float" office:value="2583" calcext:value-type="float">
            <text:p>2583</text:p>
          </table:table-cell>
          <table:table-cell office:value-type="string" calcext:value-type="string">
            <text:p><text:s/>2,700.00</text:p>
          </table:table-cell>
          <table:table-cell office:value-type="float" office:value="2000" calcext:value-type="float">
            <text:p><text:s/>2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0702" calcext:value-type="float">
            <text:p>3207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36-0 CORNEJO ESPINOZA J :DB -1070987682: PROVI</text:p>
          </table:table-cell>
        </table:table-row>
        <table:table-row table:style-name="ro6">
          <table:table-cell office:value-type="float" office:value="2584" calcext:value-type="float">
            <text:p>2584</text:p>
          </table:table-cell>
          <table:table-cell office:value-type="string" calcext:value-type="string">
            <text:p><text:s/>694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05.38" calcext:value-type="float">
            <text:p><text:s/>2,005.38 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29" calcext:value-type="date">
            <text:p>29/10/2020</text:p>
          </table:table-cell>
          <table:table-cell office:value-type="string" calcext:value-type="string">
            <text:p>Liquidac.gastos de viaje TR# 136 Javier Cornejo Proyecto: Hcda. Sarita 3 Cruce Zapotal - Sta. Elena</text:p>
          </table:table-cell>
        </table:table-row>
        <table:table-row table:style-name="ro6">
          <table:table-cell office:value-type="float" office:value="2585" calcext:value-type="float">
            <text:p>2585</text:p>
          </table:table-cell>
          <table:table-cell office:value-type="string" calcext:value-type="string">
            <text:p><text:s/>894.62</text:p>
          </table:table-cell>
          <table:table-cell office:value-type="float" office:value="200" calcext:value-type="float">
            <text:p><text:s/>2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8502" calcext:value-type="float">
            <text:p>3385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48-0 CORNEJO ESPINOZA J :DB -1070987682: PROVI</text:p>
          </table:table-cell>
        </table:table-row>
        <table:table-row table:style-name="ro6">
          <table:table-cell office:value-type="float" office:value="2586" calcext:value-type="float">
            <text:p>2586</text:p>
          </table:table-cell>
          <table:table-cell office:value-type="string" calcext:value-type="string">
            <text:p><text:s/>900.00</text:p>
          </table:table-cell>
          <table:table-cell office:value-type="float" office:value="5.38" calcext:value-type="float">
            <text:p><text:s/>5.3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40102" calcext:value-type="float">
            <text:p>3401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64-0 CORNEJO ESPINOZA J :DB -1070987682: PAGO </text:p>
          </table:table-cell>
        </table:table-row>
        <table:table-row table:style-name="ro7">
          <table:table-cell table:style-name="ce300" office:value-type="float" office:value="2589" calcext:value-type="float">
            <text:p>2589</text:p>
          </table:table-cell>
          <table:table-cell table:style-name="ce302" office:value-type="string" calcext:value-type="string">
            <text:p>1-1-1-07-02-004</text:p>
          </table:table-cell>
          <table:table-cell table:style-name="ce304" office:value-type="float" office:value="108.12" calcext:value-type="float">
            <text:p><text:s/>108.12 </text:p>
          </table:table-cell>
          <table:table-cell table:style-name="ce304" office:value-type="string" office:string-value="Teodoro Fernando Lino Tubay" calcext:value-type="string">
            <text:p><text:s/>Teodoro Fernando Lino Tubay </text:p>
          </table:table-cell>
          <table:table-cell table:style-name="ce300" table:number-columns-repeated="7"/>
        </table:table-row>
        <table:table-row table:style-name="ro6">
          <table:table-cell office:value-type="float" office:value="2590" calcext:value-type="float">
            <text:p>2590</text:p>
          </table:table-cell>
          <table:table-cell office:value-type="string" calcext:value-type="string">
            <text:p><text:s/>74.74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.38" calcext:value-type="float">
            <text:p><text:s/>33.38 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62302" calcext:value-type="float">
            <text:p>2623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DP 43536374-0 :DP:0-43536374 Deposito de Fernando </text:p>
          </table:table-cell>
        </table:table-row>
        <table:table-row table:style-name="ro6">
          <table:table-cell office:value-type="float" office:value="2591" calcext:value-type="float">
            <text:p>2591</text:p>
          </table:table-cell>
          <table:table-cell office:value-type="string" calcext:value-type="string">
            <text:p><text:s/>50.13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.61" calcext:value-type="float">
            <text:p><text:s/>24.61 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62302" calcext:value-type="float">
            <text:p>2623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DP 43536374-0 :DP:0-43536374 Deposito de Fernando </text:p>
          </table:table-cell>
        </table:table-row>
        <table:table-row table:style-name="ro7">
          <table:table-cell table:style-name="ce300" office:value-type="float" office:value="2592" calcext:value-type="float">
            <text:p>2592</text:p>
          </table:table-cell>
          <table:table-cell table:style-name="ce302" office:value-type="string" calcext:value-type="string">
            <text:p>1-1-1-07-02-005</text:p>
          </table:table-cell>
          <table:table-cell table:style-name="ce304" office:value-type="float" office:value="3223.07" calcext:value-type="float">
            <text:p><text:s/>3,223.07 </text:p>
          </table:table-cell>
          <table:table-cell table:style-name="ce304" office:value-type="string" office:string-value="Wilmiton Enrique Pincay Gutierres" calcext:value-type="string">
            <text:p><text:s/>Wilmiton Enrique Pincay Gutierres </text:p>
          </table:table-cell>
          <table:table-cell table:style-name="ce300" table:number-columns-repeated="3"/>
          <table:table-cell table:style-name="ce306"/>
          <table:table-cell table:style-name="ce300" table:number-columns-repeated="3"/>
        </table:table-row>
        <table:table-row table:style-name="ro7">
          <table:table-cell table:style-name="ce300" office:value-type="float" office:value="2595" calcext:value-type="float">
            <text:p>2595</text:p>
          </table:table-cell>
          <table:table-cell table:style-name="ce302" office:value-type="string" calcext:value-type="string">
            <text:p>1-1-1-07-02-007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Alejandro Raul Cacurri Garcia" calcext:value-type="string">
            <text:p><text:s/>Alejandro Raul Cacurri Garcia </text:p>
          </table:table-cell>
          <table:table-cell table:style-name="ce300" table:number-columns-repeated="7"/>
        </table:table-row>
        <table:table-row table:style-name="ro7">
          <table:table-cell table:style-name="ce300" office:value-type="float" office:value="2597" calcext:value-type="float">
            <text:p>2597</text:p>
          </table:table-cell>
          <table:table-cell table:style-name="ce302" office:value-type="string" calcext:value-type="string">
            <text:p>1-1-1-07-02-008</text:p>
          </table:table-cell>
          <table:table-cell table:style-name="ce304" office:value-type="float" office:value="2000" calcext:value-type="float">
            <text:p><text:s/>2,000.00 </text:p>
          </table:table-cell>
          <table:table-cell table:style-name="ce304" office:value-type="string" office:string-value="Carlos Julio Moreno Zambrano" calcext:value-type="string">
            <text:p><text:s/>Carlos Julio Moreno Zambrano </text:p>
          </table:table-cell>
          <table:table-cell table:style-name="ce300"/>
          <table:table-cell table:number-columns-repeated="2" table:style-name="ce300" office:value-type="float" office:value="0" calcext:value-type="float">
            <text:p>0</text:p>
          </table:table-cell>
          <table:table-cell table:style-name="ce300" office:value-type="float" office:value="2000" calcext:value-type="float">
            <text:p>2000</text:p>
          </table:table-cell>
          <table:table-cell table:style-name="ce300" office:value-type="string" calcext:value-type="string">
            <text:p>Totales &gt;&gt;&gt;&gt;&gt;&gt;&gt;&gt;&gt;&gt;&gt; :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12310110.18" calcext:value-type="float">
            <text:p>12310110.18</text:p>
          </table:table-cell>
        </table:table-row>
        <table:table-row table:style-name="ro7">
          <table:table-cell table:style-name="ce300" office:value-type="float" office:value="2598" calcext:value-type="float">
            <text:p>2598</text:p>
          </table:table-cell>
          <table:table-cell table:style-name="ce302" office:value-type="string" calcext:value-type="string">
            <text:p>1-1-1-07-02-009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Patricio Leonardo Armijos Herrera" calcext:value-type="string">
            <text:p><text:s/>Patricio Leonardo Armijos Herrera </text:p>
          </table:table-cell>
          <table:table-cell table:style-name="ce300" table:number-columns-repeated="7"/>
        </table:table-row>
        <table:table-row table:style-name="ro6">
          <table:table-cell office:value-type="float" office:value="2599" calcext:value-type="float">
            <text:p>2599</text:p>
          </table:table-cell>
          <table:table-cell office:value-type="string" calcext:value-type="string">
            <text:p><text:s/>24.35</text:p>
          </table:table-cell>
          <table:table-cell office:value-type="float" office:value="24.35" calcext:value-type="float">
            <text:p><text:s/>24.3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82" calcext:value-type="float">
            <text:p>168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HK #618 MACHALA: SALDO PROVISIONAL PROYECTO AV. NARCISA DE JESUS</text:p>
          </table:table-cell>
        </table:table-row>
        <table:table-row table:style-name="ro7">
          <table:table-cell table:style-name="ce300" office:value-type="float" office:value="2600" calcext:value-type="float">
            <text:p>2600</text:p>
          </table:table-cell>
          <table:table-cell table:style-name="ce302" office:value-type="string" calcext:value-type="string">
            <text:p>1-1-1-07-02-010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Julian David Cipagauta Buitrago" calcext:value-type="string">
            <text:p><text:s/>Julian David Cipagauta Buitrago </text:p>
          </table:table-cell>
          <table:table-cell table:style-name="ce300"/>
          <table:table-cell table:style-name="ce306"/>
          <table:table-cell table:style-name="ce300"/>
          <table:table-cell table:style-name="ce306"/>
          <table:table-cell table:style-name="ce300" table:number-columns-repeated="3"/>
        </table:table-row>
        <table:table-row table:style-name="ro6">
          <table:table-cell table:number-columns-repeated="5"/>
          <table:table-cell table:style-name="ce305" table:number-columns-repeated="3"/>
          <table:table-cell table:style-name="Default" table:number-columns-repeated="2"/>
          <table:table-cell table:style-name="ce305"/>
        </table:table-row>
      </table:table>
      <table:table table:name="Clientes Oct-20" table:style-name="ta1">
        <table:table-column table:style-name="co19" table:default-cell-style-name="ce291"/>
        <table:table-column table:style-name="co20" table:default-cell-style-name="ce295"/>
        <table:table-column table:style-name="co20" table:number-columns-repeated="2" table:default-cell-style-name="ce291"/>
        <table:table-column table:style-name="co21" table:default-cell-style-name="ce308"/>
        <table:table-column table:style-name="co22" table:default-cell-style-name="ce308"/>
        <table:table-column table:style-name="co23" table:default-cell-style-name="ce291"/>
        <table:table-column table:style-name="co24" table:number-columns-repeated="1017" table:default-cell-style-name="ce291"/>
        <table:table-row table:style-name="ro1">
          <table:table-cell table:style-name="ce290" office:value-type="string" calcext:value-type="string">
            <text:p>TELSOTERRA S.A.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90" office:value-type="string" calcext:value-type="string">
            <text:p>REPORTE DE CARTERA DE CLIENTES</text:p>
          </table:table-cell>
          <table:table-cell table:number-columns-repeated="1023"/>
        </table:table-row>
        <table:table-row table:style-name="ro1">
          <table:table-cell table:style-name="ce290" office:value-type="string" calcext:value-type="string">
            <text:p>CORTE: 31/10/202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8">
          <table:table-cell table:style-name="ce292" office:value-type="string" calcext:value-type="string">
            <text:p>CLIENTE</text:p>
          </table:table-cell>
          <table:table-cell table:style-name="ce296" office:value-type="string" calcext:value-type="string">
            <text:p>FECHA</text:p>
          </table:table-cell>
          <table:table-cell table:style-name="ce292" office:value-type="string" calcext:value-type="string">
            <text:p>DOCUMENTO</text:p>
          </table:table-cell>
          <table:table-cell table:style-name="ce292" office:value-type="string" calcext:value-type="string">
            <text:p>REFERENCIA</text:p>
          </table:table-cell>
          <table:table-cell table:style-name="ce309" office:value-type="string" calcext:value-type="string">
            <text:p>VALOR</text:p>
          </table:table-cell>
          <table:table-cell table:style-name="ce292" office:value-type="string" calcext:value-type="string">
            <text:p>DETALLE</text:p>
          </table:table-cell>
          <table:table-cell table:number-columns-repeated="1018"/>
        </table:table-row>
        <table:table-row table:style-name="ro1">
          <table:table-cell table:style-name="ce293" office:value-type="string" calcext:value-type="string">
            <text:p>AGRO-NIDOMAR</text:p>
          </table:table-cell>
          <table:table-cell table:style-name="ce297" office:value-type="date" office:date-value="2020-06-29" calcext:value-type="date">
            <text:p>29/06/2020</text:p>
          </table:table-cell>
          <table:table-cell table:style-name="ce298" office:value-type="string" calcext:value-type="string">
            <text:p>FACTURA</text:p>
          </table:table-cell>
          <table:table-cell table:style-name="ce298" office:value-type="string" calcext:value-type="string">
            <text:p>FACT 165</text:p>
          </table:table-cell>
          <table:table-cell table:style-name="ce310" office:value-type="float" office:value="392" calcext:value-type="float">
            <text:p>392.00</text:p>
          </table:table-cell>
          <table:table-cell table:style-name="ce293" office:value-type="string" calcext:value-type="string">
            <text:p>VENTA FACTURA #165 AGRO-NIDOMAR</text:p>
          </table:table-cell>
          <table:table-cell table:number-columns-repeated="1018"/>
        </table:table-row>
        <table:table-row table:style-name="ro1">
          <table:table-cell table:style-name="ce293" office:value-type="string" calcext:value-type="string">
            <text:p>AGRO-NIDOMAR</text:p>
          </table:table-cell>
          <table:table-cell table:style-name="ce297" office:value-type="date" office:date-value="2020-07-31" calcext:value-type="date">
            <text:p>31/07/2020</text:p>
          </table:table-cell>
          <table:table-cell table:style-name="ce298" office:value-type="string" calcext:value-type="string">
            <text:p>DEPOSITO</text:p>
          </table:table-cell>
          <table:table-cell table:style-name="ce298" office:value-type="string" calcext:value-type="string">
            <text:p>FACT 165</text:p>
          </table:table-cell>
          <table:table-cell table:style-name="ce310" office:value-type="float" office:value="-360" calcext:value-type="float">
            <text:p>-360.00</text:p>
          </table:table-cell>
          <table:table-cell table:style-name="ce293" office:value-type="string" calcext:value-type="string">
            <text:p>DP 56773012-0 :DP:0-56773012 Pago factura 165 clie</text:p>
          </table:table-cell>
          <table:table-cell table:number-columns-repeated="1018"/>
        </table:table-row>
        <table:table-row table:style-name="ro1">
          <table:table-cell table:style-name="ce294" office:value-type="string" calcext:value-type="string">
            <text:p>Total AGRO-NIDOMAR</text:p>
          </table:table-cell>
          <table:table-cell table:style-name="ce297"/>
          <table:table-cell table:style-name="ce298" table:number-columns-repeated="2"/>
          <table:table-cell table:style-name="ce311" table:formula="of:=SUBTOTAL(9;[.E6:.E7])" office:value-type="float" office:value="32" calcext:value-type="float">
            <text:p>32.00</text:p>
          </table:table-cell>
          <table:table-cell table:style-name="ce293"/>
          <table:table-cell table:number-columns-repeated="1018"/>
        </table:table-row>
        <table:table-row table:style-name="ro1">
          <table:table-cell table:style-name="ce293" office:value-type="string" calcext:value-type="string">
            <text:p>AMAGUA C.EM.</text:p>
          </table:table-cell>
          <table:table-cell table:style-name="ce297" office:value-type="date" office:date-value="2020-08-17" calcext:value-type="date">
            <text:p>17/08/2020</text:p>
          </table:table-cell>
          <table:table-cell table:style-name="ce298" office:value-type="string" calcext:value-type="string">
            <text:p>FACTURA</text:p>
          </table:table-cell>
          <table:table-cell table:style-name="ce298" office:value-type="string" calcext:value-type="string">
            <text:p>FACT 166</text:p>
          </table:table-cell>
          <table:table-cell table:style-name="ce310" office:value-type="float" office:value="4088" calcext:value-type="float">
            <text:p>4,088.00</text:p>
          </table:table-cell>
          <table:table-cell table:style-name="ce293" office:value-type="string" calcext:value-type="string">
            <text:p>Amagua C.E.M.: Fact. # 166 mes Agosto 2020 (OT167543 Proforma 0034 Cruce La Joya Telso2020-0034)</text:p>
          </table:table-cell>
          <table:table-cell table:number-columns-repeated="1018"/>
        </table:table-row>
        <table:table-row table:style-name="ro1">
          <table:table-cell table:style-name="ce293" office:value-type="string" calcext:value-type="string">
            <text:p>AMAGUA C.EM.</text:p>
          </table:table-cell>
          <table:table-cell table:style-name="ce297" office:value-type="date" office:date-value="2020-08-17" calcext:value-type="date">
            <text:p>17/08/2020</text:p>
          </table:table-cell>
          <table:table-cell table:style-name="ce298" office:value-type="string" calcext:value-type="string">
            <text:p>RETENCION</text:p>
          </table:table-cell>
          <table:table-cell table:style-name="ce298" office:value-type="string" calcext:value-type="string">
            <text:p>FACT 166</text:p>
          </table:table-cell>
          <table:table-cell table:style-name="ce310" office:value-type="float" office:value="-195.28" calcext:value-type="float">
            <text:p>-195.28</text:p>
          </table:table-cell>
          <table:table-cell table:style-name="ce293" office:value-type="string" calcext:value-type="string">
            <text:p>POR PAGO DE RETENCION # 001-001-000051132 AMAGUA CEM - FACT. # 001-001-000000166</text:p>
          </table:table-cell>
          <table:table-cell table:number-columns-repeated="1018"/>
        </table:table-row>
        <table:table-row table:style-name="ro1">
          <table:table-cell table:style-name="ce294" office:value-type="string" calcext:value-type="string">
            <text:p>Total AMAGUA C.EM.</text:p>
          </table:table-cell>
          <table:table-cell table:style-name="ce297"/>
          <table:table-cell table:style-name="ce298" table:number-columns-repeated="2"/>
          <table:table-cell table:style-name="ce311" table:formula="of:=SUBTOTAL(9;[.E9:.E10])" office:value-type="float" office:value="3892.72" calcext:value-type="float">
            <text:p>3,892.72</text:p>
          </table:table-cell>
          <table:table-cell table:style-name="ce293"/>
          <table:table-cell table:number-columns-repeated="1018"/>
        </table:table-row>
        <table:table-row table:style-name="ro1">
          <table:table-cell office:value-type="string" calcext:value-type="string">
            <text:p>CONSORCIO UNIVERSIDAD SEGURA</text:p>
          </table:table-cell>
          <table:table-cell office:value-type="date" office:date-value="2020-10-07" calcext:value-type="date">
            <text:p>07/10/2020</text:p>
          </table:table-cell>
          <table:table-cell table:style-name="ce298" office:value-type="string" calcext:value-type="string">
            <text:p>FACTURA</text:p>
          </table:table-cell>
          <table:table-cell table:style-name="ce298" office:value-type="string" calcext:value-type="string">
            <text:p>FACT 172</text:p>
          </table:table-cell>
          <table:table-cell office:value-type="float" office:value="679240.18" calcext:value-type="float">
            <text:p>679,240.18</text:p>
          </table:table-cell>
          <table:table-cell table:style-name="ce291" office:value-type="string" calcext:value-type="string">
            <text:p>VENTA FACT# 172 CONSORCIO UNIVERSIDAD SEGURA - CLIENTE</text:p>
          </table:table-cell>
          <table:table-cell table:number-columns-repeated="1018"/>
        </table:table-row>
        <table:table-row table:style-name="ro1">
          <table:table-cell table:style-name="ce290" office:value-type="string" calcext:value-type="string">
            <text:p>Total CONSORCIO UNIVERSIDAD SEGURA</text:p>
          </table:table-cell>
          <table:table-cell/>
          <table:table-cell table:style-name="ce298" table:number-columns-repeated="2"/>
          <table:table-cell table:style-name="ce312" table:formula="of:=SUBTOTAL(9;[.E12:.E12])" office:value-type="float" office:value="679240.18" calcext:value-type="float">
            <text:p>679,240.18</text:p>
          </table:table-cell>
          <table:table-cell table:style-name="ce291"/>
          <table:table-cell table:number-columns-repeated="1018"/>
        </table:table-row>
        <table:table-row table:style-name="ro1">
          <table:table-cell table:style-name="ce293" office:value-type="string" calcext:value-type="string">
            <text:p>DUCTOS GUAYAQUIL</text:p>
          </table:table-cell>
          <table:table-cell table:style-name="ce297" office:value-type="date" office:date-value="2019-10-18" calcext:value-type="date">
            <text:p>18/10/2019</text:p>
          </table:table-cell>
          <table:table-cell table:style-name="ce298" office:value-type="string" calcext:value-type="string">
            <text:p>FACTURA</text:p>
          </table:table-cell>
          <table:table-cell table:style-name="ce298" office:value-type="string" calcext:value-type="string">
            <text:p>FACT 121</text:p>
          </table:table-cell>
          <table:table-cell table:style-name="ce310" office:value-type="float" office:value="4747.47" calcext:value-type="float">
            <text:p>4,747.47</text:p>
          </table:table-cell>
          <table:table-cell table:style-name="ce293" office:value-type="string" calcext:value-type="string">
            <text:p>Venta fact #121, cliente Ductos de Guayaquil Fideicomiso Mercantil</text:p>
          </table:table-cell>
          <table:table-cell table:number-columns-repeated="1018"/>
        </table:table-row>
        <table:table-row table:style-name="ro1">
          <table:table-cell table:style-name="ce293" office:value-type="string" calcext:value-type="string">
            <text:p>DUCTOS GUAYAQUIL</text:p>
          </table:table-cell>
          <table:table-cell table:style-name="ce297" office:value-type="date" office:date-value="2019-12-30" calcext:value-type="date">
            <text:p>30/12/2019</text:p>
          </table:table-cell>
          <table:table-cell table:style-name="ce298" office:value-type="string" calcext:value-type="string">
            <text:p>RETENCION</text:p>
          </table:table-cell>
          <table:table-cell table:style-name="ce298" office:value-type="string" calcext:value-type="string">
            <text:p>FACT 121</text:p>
          </table:table-cell>
          <table:table-cell table:style-name="ce310" office:value-type="float" office:value="-84.78" calcext:value-type="float">
            <text:p>-84.78</text:p>
          </table:table-cell>
          <table:table-cell table:style-name="ce293" office:value-type="string" calcext:value-type="string">
            <text:p>Retencion #291 Cliente: Ductos de Guayaquil Fideicomiso Mercantil factura #121</text:p>
          </table:table-cell>
          <table:table-cell table:number-columns-repeated="1018"/>
        </table:table-row>
        <table:table-row table:style-name="ro1">
          <table:table-cell table:style-name="ce293" office:value-type="string" calcext:value-type="string">
            <text:p>DUCTOS GUAYAQUIL</text:p>
          </table:table-cell>
          <table:table-cell table:style-name="ce297" office:value-type="date" office:date-value="2019-12-02" calcext:value-type="date">
            <text:p>02/12/2019</text:p>
          </table:table-cell>
          <table:table-cell table:style-name="ce298" office:value-type="string" calcext:value-type="string">
            <text:p>FACTURA</text:p>
          </table:table-cell>
          <table:table-cell table:style-name="ce298" office:value-type="string" calcext:value-type="string">
            <text:p>FACT 131</text:p>
          </table:table-cell>
          <table:table-cell table:style-name="ce310" office:value-type="float" office:value="42942.09" calcext:value-type="float">
            <text:p>42,942.09</text:p>
          </table:table-cell>
          <table:table-cell table:style-name="ce293" office:value-type="string" calcext:value-type="string">
            <text:p>Venta fact #131 Cliente: Ductos Guayaquil</text:p>
          </table:table-cell>
          <table:table-cell table:number-columns-repeated="1018"/>
        </table:table-row>
        <table:table-row table:style-name="ro1">
          <table:table-cell table:style-name="ce293" office:value-type="string" calcext:value-type="string">
            <text:p>DUCTOS GUAYAQUIL</text:p>
          </table:table-cell>
          <table:table-cell table:style-name="ce297" office:value-type="date" office:date-value="2019-12-05" calcext:value-type="date">
            <text:p>05/12/2019</text:p>
          </table:table-cell>
          <table:table-cell table:style-name="ce298" office:value-type="string" calcext:value-type="string">
            <text:p>RETENCION</text:p>
          </table:table-cell>
          <table:table-cell table:style-name="ce298" office:value-type="string" calcext:value-type="string">
            <text:p>FACT 131</text:p>
          </table:table-cell>
          <table:table-cell table:style-name="ce310" office:value-type="float" office:value="-766.82" calcext:value-type="float">
            <text:p>-766.82</text:p>
          </table:table-cell>
          <table:table-cell table:style-name="ce293" office:value-type="string" calcext:value-type="string">
            <text:p>Retencion #001-002-000000408 Cliente:Ductos Gye factura #131</text:p>
          </table:table-cell>
          <table:table-cell table:number-columns-repeated="1018"/>
        </table:table-row>
        <table:table-row table:style-name="ro1">
          <table:table-cell table:style-name="ce293" office:value-type="string" calcext:value-type="string">
            <text:p>DUCTOS GUAYAQUIL</text:p>
          </table:table-cell>
          <table:table-cell table:style-name="ce297" office:value-type="date" office:date-value="2020-02-29" calcext:value-type="date">
            <text:p>29/02/2020</text:p>
          </table:table-cell>
          <table:table-cell table:style-name="ce298" office:value-type="string" calcext:value-type="string">
            <text:p>DEPOSITO</text:p>
          </table:table-cell>
          <table:table-cell table:style-name="ce298" office:value-type="string" calcext:value-type="string">
            <text:p>FACT 131</text:p>
          </table:table-cell>
          <table:table-cell table:style-name="ce310" office:value-type="float" office:value="-41494.98" calcext:value-type="float">
            <text:p>-41,494.98</text:p>
          </table:table-cell>
          <table:table-cell table:style-name="ce293" office:value-type="string" calcext:value-type="string">
            <text:p>DP 56773067-0 :DP:0-56773067 PAGO FACT #131 CLIENTE (CHK #2208) </text:p>
          </table:table-cell>
          <table:table-cell table:number-columns-repeated="1018"/>
        </table:table-row>
        <table:table-row table:style-name="ro1">
          <table:table-cell table:style-name="ce293" office:value-type="string" calcext:value-type="string">
            <text:p>DUCTOS GUAYAQUIL</text:p>
          </table:table-cell>
          <table:table-cell table:style-name="ce297" office:value-type="date" office:date-value="2020-01-07" calcext:value-type="date">
            <text:p>07/01/2020</text:p>
          </table:table-cell>
          <table:table-cell table:style-name="ce298" office:value-type="string" calcext:value-type="string">
            <text:p>FACTURA</text:p>
          </table:table-cell>
          <table:table-cell table:style-name="ce298" office:value-type="string" calcext:value-type="string">
            <text:p>FACT 138</text:p>
          </table:table-cell>
          <table:table-cell table:style-name="ce310" office:value-type="float" office:value="126" calcext:value-type="float">
            <text:p>126.00</text:p>
          </table:table-cell>
          <table:table-cell table:style-name="ce293" office:value-type="string" calcext:value-type="string">
            <text:p>Factura #138 cliente: ductos gye</text:p>
          </table:table-cell>
          <table:table-cell table:number-columns-repeated="1018"/>
        </table:table-row>
        <table:table-row table:style-name="ro1">
          <table:table-cell table:style-name="ce293" office:value-type="string" calcext:value-type="string">
            <text:p>DUCTOS GUAYAQUIL</text:p>
          </table:table-cell>
          <table:table-cell table:style-name="ce297" office:value-type="date" office:date-value="2020-01-14" calcext:value-type="date">
            <text:p>14/01/2020</text:p>
          </table:table-cell>
          <table:table-cell table:style-name="ce298" office:value-type="string" calcext:value-type="string">
            <text:p>RETENCION</text:p>
          </table:table-cell>
          <table:table-cell table:style-name="ce298" office:value-type="string" calcext:value-type="string">
            <text:p>FACT 138</text:p>
          </table:table-cell>
          <table:table-cell table:style-name="ce310" office:value-type="float" office:value="-2.25" calcext:value-type="float">
            <text:p>-2.25</text:p>
          </table:table-cell>
          <table:table-cell table:style-name="ce293" office:value-type="string" calcext:value-type="string">
            <text:p>Retención #447 aplica fact #138 cliente : Ductos de Gye</text:p>
          </table:table-cell>
          <table:table-cell table:number-columns-repeated="1018"/>
        </table:table-row>
        <table:table-row table:style-name="ro1">
          <table:table-cell table:style-name="ce293" office:value-type="string" calcext:value-type="string">
            <text:p>DUCTOS GUAYAQUIL</text:p>
          </table:table-cell>
          <table:table-cell table:style-name="ce297" office:value-type="date" office:date-value="2020-01-07" calcext:value-type="date">
            <text:p>07/01/2020</text:p>
          </table:table-cell>
          <table:table-cell table:style-name="ce298" office:value-type="string" calcext:value-type="string">
            <text:p>FACTURA</text:p>
          </table:table-cell>
          <table:table-cell table:style-name="ce298" office:value-type="string" calcext:value-type="string">
            <text:p>FACT 140</text:p>
          </table:table-cell>
          <table:table-cell table:style-name="ce310" office:value-type="float" office:value="32586.64" calcext:value-type="float">
            <text:p>32,586.64</text:p>
          </table:table-cell>
          <table:table-cell table:style-name="ce293" office:value-type="string" calcext:value-type="string">
            <text:p>Factura #140 cliente: ductos gye</text:p>
          </table:table-cell>
          <table:table-cell table:number-columns-repeated="1018"/>
        </table:table-row>
        <table:table-row table:style-name="ro1">
          <table:table-cell table:style-name="ce293" office:value-type="string" calcext:value-type="string">
            <text:p>DUCTOS GUAYAQUIL</text:p>
          </table:table-cell>
          <table:table-cell table:style-name="ce297" office:value-type="date" office:date-value="2020-01-14" calcext:value-type="date">
            <text:p>14/01/2020</text:p>
          </table:table-cell>
          <table:table-cell table:style-name="ce298" office:value-type="string" calcext:value-type="string">
            <text:p>RETENCION</text:p>
          </table:table-cell>
          <table:table-cell table:style-name="ce298" office:value-type="string" calcext:value-type="string">
            <text:p>FACT 140</text:p>
          </table:table-cell>
          <table:table-cell table:style-name="ce310" office:value-type="float" office:value="-581.9" calcext:value-type="float">
            <text:p>-581.90</text:p>
          </table:table-cell>
          <table:table-cell table:style-name="ce293" office:value-type="string" calcext:value-type="string">
            <text:p>Retención #443 aplica fact #140 cliente : Ductos de Gye</text:p>
          </table:table-cell>
          <table:table-cell table:number-columns-repeated="1018"/>
        </table:table-row>
        <table:table-row table:style-name="ro1">
          <table:table-cell table:style-name="ce293" office:value-type="string" calcext:value-type="string">
            <text:p>DUCTOS GUAYAQUIL</text:p>
          </table:table-cell>
          <table:table-cell table:style-name="ce297" office:value-type="date" office:date-value="2020-07-31" calcext:value-type="date">
            <text:p>31/07/2020</text:p>
          </table:table-cell>
          <table:table-cell table:style-name="ce298" office:value-type="string" calcext:value-type="string">
            <text:p>N/. CREDITO</text:p>
          </table:table-cell>
          <table:table-cell table:style-name="ce298" office:value-type="string" calcext:value-type="string">
            <text:p>FACT 140</text:p>
          </table:table-cell>
          <table:table-cell table:style-name="ce310" office:value-type="float" office:value="-31953.89" calcext:value-type="float">
            <text:p>-31,953.89</text:p>
          </table:table-cell>
          <table:table-cell table:style-name="ce293" office:value-type="string" calcext:value-type="string">
            <text:p>NC 015584330-0 :NC:0-015584330 Pago cliente (TR #25 DUCTOS GYE)</text:p>
          </table:table-cell>
          <table:table-cell table:number-columns-repeated="1018"/>
        </table:table-row>
        <table:table-row table:style-name="ro1">
          <table:table-cell table:style-name="ce293" office:value-type="string" calcext:value-type="string">
            <text:p>DUCTOS GUAYAQUIL</text:p>
          </table:table-cell>
          <table:table-cell table:style-name="ce297" office:value-type="date" office:date-value="2020-06-22" calcext:value-type="date">
            <text:p>22/06/2020</text:p>
          </table:table-cell>
          <table:table-cell table:style-name="ce298" office:value-type="string" calcext:value-type="string">
            <text:p>FACTURA</text:p>
          </table:table-cell>
          <table:table-cell table:style-name="ce298" office:value-type="string" calcext:value-type="string">
            <text:p>FACT 160</text:p>
          </table:table-cell>
          <table:table-cell table:style-name="ce310" office:value-type="float" office:value="441.41" calcext:value-type="float">
            <text:p>441.41</text:p>
          </table:table-cell>
          <table:table-cell table:style-name="ce293" office:value-type="string" calcext:value-type="string">
            <text:p>VENTA FACTURA #160 CLIENTE DUCTO FIDEICOMISO GYE</text:p>
          </table:table-cell>
          <table:table-cell table:number-columns-repeated="1018"/>
        </table:table-row>
        <table:table-row table:style-name="ro1">
          <table:table-cell table:style-name="ce293" office:value-type="string" calcext:value-type="string">
            <text:p>DUCTOS GUAYAQUIL</text:p>
          </table:table-cell>
          <table:table-cell table:style-name="ce297" office:value-type="date" office:date-value="2020-08-03" calcext:value-type="date">
            <text:p>03/08/2020</text:p>
          </table:table-cell>
          <table:table-cell table:style-name="ce298" office:value-type="string" calcext:value-type="string">
            <text:p>RETENCION</text:p>
          </table:table-cell>
          <table:table-cell table:style-name="ce298" office:value-type="string" calcext:value-type="string">
            <text:p>FACT 160</text:p>
          </table:table-cell>
          <table:table-cell table:style-name="ce310" office:value-type="float" office:value="-10.84" calcext:value-type="float">
            <text:p>-10.84</text:p>
          </table:table-cell>
          <table:table-cell table:style-name="ce293" office:value-type="string" calcext:value-type="string">
            <text:p>RETENCIÓN #578</text:p>
          </table:table-cell>
          <table:table-cell table:number-columns-repeated="1018"/>
        </table:table-row>
        <table:table-row table:style-name="ro1">
          <table:table-cell table:style-name="ce293" office:value-type="string" calcext:value-type="string">
            <text:p>DUCTOS GUAYAQUIL</text:p>
          </table:table-cell>
          <table:table-cell table:style-name="ce297" office:value-type="date" office:date-value="2020-06-22" calcext:value-type="date">
            <text:p>22/06/2020</text:p>
          </table:table-cell>
          <table:table-cell table:style-name="ce298" office:value-type="string" calcext:value-type="string">
            <text:p>FACTURA</text:p>
          </table:table-cell>
          <table:table-cell table:style-name="ce298" office:value-type="string" calcext:value-type="string">
            <text:p>FACT 161</text:p>
          </table:table-cell>
          <table:table-cell table:style-name="ce310" office:value-type="float" office:value="277.16" calcext:value-type="float">
            <text:p>277.16</text:p>
          </table:table-cell>
          <table:table-cell table:style-name="ce293" office:value-type="string" calcext:value-type="string">
            <text:p>VENTA FACTURA #161 CLIENTE DUCTOS FIDEICOMISO GYE</text:p>
          </table:table-cell>
          <table:table-cell table:number-columns-repeated="1018"/>
        </table:table-row>
        <table:table-row table:style-name="ro1">
          <table:table-cell table:style-name="ce293" office:value-type="string" calcext:value-type="string">
            <text:p>DUCTOS GUAYAQUIL</text:p>
          </table:table-cell>
          <table:table-cell table:style-name="ce297" office:value-type="date" office:date-value="2020-08-03" calcext:value-type="date">
            <text:p>03/08/2020</text:p>
          </table:table-cell>
          <table:table-cell table:style-name="ce298" office:value-type="string" calcext:value-type="string">
            <text:p>RETENCION</text:p>
          </table:table-cell>
          <table:table-cell table:style-name="ce298" office:value-type="string" calcext:value-type="string">
            <text:p>FACT 161</text:p>
          </table:table-cell>
          <table:table-cell table:style-name="ce310" office:value-type="float" office:value="-6.8" calcext:value-type="float">
            <text:p>-6.80</text:p>
          </table:table-cell>
          <table:table-cell table:style-name="ce293" office:value-type="string" calcext:value-type="string">
            <text:p>RETENCIÓN #580</text:p>
          </table:table-cell>
          <table:table-cell table:number-columns-repeated="1018"/>
        </table:table-row>
        <table:table-row table:style-name="ro1">
          <table:table-cell table:style-name="ce293" office:value-type="string" calcext:value-type="string">
            <text:p>DUCTOS GUAYAQUIL</text:p>
          </table:table-cell>
          <table:table-cell table:style-name="ce297" office:value-type="date" office:date-value="2020-08-11" calcext:value-type="date">
            <text:p>11/08/2020</text:p>
          </table:table-cell>
          <table:table-cell table:style-name="ce298" office:value-type="string" calcext:value-type="string">
            <text:p>N/. CREDITO</text:p>
          </table:table-cell>
          <table:table-cell table:style-name="ce298" office:value-type="string" calcext:value-type="string">
            <text:p>FACT 161</text:p>
          </table:table-cell>
          <table:table-cell table:style-name="ce310" office:value-type="float" office:value="-270.35" calcext:value-type="float">
            <text:p>-270.35</text:p>
          </table:table-cell>
          <table:table-cell table:style-name="ce293" office:value-type="string" calcext:value-type="string">
            <text:p>NC Pago fact #159-161 Cliente: Ductos de Guayaquil Fideicomiso Mercantil</text:p>
          </table:table-cell>
          <table:table-cell table:number-columns-repeated="1018"/>
        </table:table-row>
        <table:table-row table:style-name="ro1">
          <table:table-cell table:style-name="ce293" office:value-type="string" calcext:value-type="string">
            <text:p>DUCTOS GUAYAQUIL</text:p>
          </table:table-cell>
          <table:table-cell table:style-name="ce297" office:value-type="date" office:date-value="2020-06-22" calcext:value-type="date">
            <text:p>22/06/2020</text:p>
          </table:table-cell>
          <table:table-cell table:style-name="ce298" office:value-type="string" calcext:value-type="string">
            <text:p>FACTURA</text:p>
          </table:table-cell>
          <table:table-cell table:style-name="ce298" office:value-type="string" calcext:value-type="string">
            <text:p>FACT 162</text:p>
          </table:table-cell>
          <table:table-cell table:style-name="ce310" office:value-type="float" office:value="277.16" calcext:value-type="float">
            <text:p>277.16</text:p>
          </table:table-cell>
          <table:table-cell table:style-name="ce293" office:value-type="string" calcext:value-type="string">
            <text:p>VENTA FACTURA #162 DUCTOS FIDEICOMISO GYE</text:p>
          </table:table-cell>
          <table:table-cell table:number-columns-repeated="1018"/>
        </table:table-row>
        <table:table-row table:style-name="ro1">
          <table:table-cell table:style-name="ce293" office:value-type="string" calcext:value-type="string">
            <text:p>DUCTOS GUAYAQUIL</text:p>
          </table:table-cell>
          <table:table-cell table:style-name="ce297" office:value-type="date" office:date-value="2020-08-03" calcext:value-type="date">
            <text:p>03/08/2020</text:p>
          </table:table-cell>
          <table:table-cell table:style-name="ce298" office:value-type="string" calcext:value-type="string">
            <text:p>RETENCION</text:p>
          </table:table-cell>
          <table:table-cell table:style-name="ce298" office:value-type="string" calcext:value-type="string">
            <text:p>FACT 162</text:p>
          </table:table-cell>
          <table:table-cell table:style-name="ce310" office:value-type="float" office:value="-6.81" calcext:value-type="float">
            <text:p>-6.81</text:p>
          </table:table-cell>
          <table:table-cell table:style-name="ce293" office:value-type="string" calcext:value-type="string">
            <text:p>RETENCIÓN #5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CTOS GUAYAQUIL</text:p>
          </table:table-cell>
          <table:table-cell office:value-type="date" office:date-value="2020-09-11" calcext:value-type="date">
            <text:p>11/09/2020</text:p>
          </table:table-cell>
          <table:table-cell table:style-name="ce298" office:value-type="string" calcext:value-type="string">
            <text:p>FACTURA</text:p>
          </table:table-cell>
          <table:table-cell table:style-name="ce298" office:value-type="string" calcext:value-type="string">
            <text:p>FACT 168</text:p>
          </table:table-cell>
          <table:table-cell office:value-type="float" office:value="441.41" calcext:value-type="float">
            <text:p>441.41</text:p>
          </table:table-cell>
          <table:table-cell table:style-name="ce291" office:value-type="string" calcext:value-type="string">
            <text:p>VENTA FACT# 168 DUCTOS DE GUAYAQUIL FIDEICOMISO MERCANT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CTOS GUAYAQUIL</text:p>
          </table:table-cell>
          <table:table-cell office:value-type="date" office:date-value="2020-09-11" calcext:value-type="date">
            <text:p>11/09/2020</text:p>
          </table:table-cell>
          <table:table-cell table:style-name="ce298" office:value-type="string" calcext:value-type="string">
            <text:p>FACTURA</text:p>
          </table:table-cell>
          <table:table-cell table:style-name="ce298" office:value-type="string" calcext:value-type="string">
            <text:p>FACT 169</text:p>
          </table:table-cell>
          <table:table-cell office:value-type="float" office:value="277.16" calcext:value-type="float">
            <text:p>277.16</text:p>
          </table:table-cell>
          <table:table-cell table:style-name="ce291" office:value-type="string" calcext:value-type="string">
            <text:p>VENTA FACT# 169 DUCTOS DE GUAYAQUIL FIDEICOMISO MERCANTIL</text:p>
          </table:table-cell>
          <table:table-cell table:number-columns-repeated="1018"/>
        </table:table-row>
        <table:table-row table:style-name="ro1">
          <table:table-cell table:style-name="ce290" office:value-type="string" calcext:value-type="string">
            <text:p>Total DUCTOS GUAYAQUIL</text:p>
          </table:table-cell>
          <table:table-cell/>
          <table:table-cell table:style-name="ce298" table:number-columns-repeated="2"/>
          <table:table-cell table:style-name="ce312" table:formula="of:=SUBTOTAL(9;[.E14:.E32])" office:value-type="float" office:value="6937.08" calcext:value-type="float">
            <text:p>6,937.08</text:p>
          </table:table-cell>
          <table:table-cell table:style-name="ce291"/>
          <table:table-cell table:number-columns-repeated="1018"/>
        </table:table-row>
        <table:table-row table:style-name="ro1">
          <table:table-cell table:style-name="ce293" office:value-type="string" calcext:value-type="string">
            <text:p>TELCONET S.A.</text:p>
          </table:table-cell>
          <table:table-cell table:style-name="ce297" office:value-type="date" office:date-value="2020-03-31" calcext:value-type="date">
            <text:p>31/03/2020</text:p>
          </table:table-cell>
          <table:table-cell table:style-name="ce298" office:value-type="string" calcext:value-type="string">
            <text:p>FACTURA</text:p>
          </table:table-cell>
          <table:table-cell table:style-name="ce298" office:value-type="string" calcext:value-type="string">
            <text:p>FACT 156</text:p>
          </table:table-cell>
          <table:table-cell table:style-name="ce310" office:value-type="float" office:value="1899968" calcext:value-type="float">
            <text:p>1,899,968.00</text:p>
          </table:table-cell>
          <table:table-cell table:style-name="ce293" office:value-type="string" calcext:value-type="string">
            <text:p>Ventas fact #001-001-000000156 cliente: Telconet</text:p>
          </table:table-cell>
          <table:table-cell table:number-columns-repeated="1018"/>
        </table:table-row>
        <table:table-row table:style-name="ro1">
          <table:table-cell table:style-name="ce293" office:value-type="string" calcext:value-type="string">
            <text:p>TELCONET S.A.</text:p>
          </table:table-cell>
          <table:table-cell table:style-name="ce297" office:value-type="date" office:date-value="2020-03-31" calcext:value-type="date">
            <text:p>31/03/2020</text:p>
          </table:table-cell>
          <table:table-cell table:style-name="ce298" office:value-type="string" calcext:value-type="string">
            <text:p>RETENCION</text:p>
          </table:table-cell>
          <table:table-cell table:style-name="ce298" office:value-type="string" calcext:value-type="string">
            <text:p>FACT 156</text:p>
          </table:table-cell>
          <table:table-cell table:style-name="ce310" office:value-type="float" office:value="-176425.6" calcext:value-type="float">
            <text:p>-176,425.60</text:p>
          </table:table-cell>
          <table:table-cell table:style-name="ce293" office:value-type="string" calcext:value-type="string">
            <text:p>Retencion #001-001-000106672 aplica fact#156 telconet</text:p>
          </table:table-cell>
          <table:table-cell table:number-columns-repeated="1018"/>
        </table:table-row>
        <table:table-row table:style-name="ro1">
          <table:table-cell table:style-name="ce293" office:value-type="string" calcext:value-type="string">
            <text:p>TELCONET S.A.</text:p>
          </table:table-cell>
          <table:table-cell table:style-name="ce297" office:value-type="date" office:date-value="2020-05-31" calcext:value-type="date">
            <text:p>31/05/2020</text:p>
          </table:table-cell>
          <table:table-cell table:style-name="ce298" office:value-type="string" calcext:value-type="string">
            <text:p>N/. CREDITO</text:p>
          </table:table-cell>
          <table:table-cell table:style-name="ce298" office:value-type="string" calcext:value-type="string">
            <text:p>FACT 156</text:p>
          </table:table-cell>
          <table:table-cell table:style-name="ce310" office:value-type="float" office:value="-10000" calcext:value-type="float">
            <text:p>-10,000.00</text:p>
          </table:table-cell>
          <table:table-cell table:style-name="ce293" office:value-type="string" calcext:value-type="string">
            <text:p>NC 060515-0 :NC:0-060515 TELCONET: PAGO FACT #156</text:p>
          </table:table-cell>
          <table:table-cell table:number-columns-repeated="1018"/>
        </table:table-row>
        <table:table-row table:style-name="ro1">
          <table:table-cell table:style-name="ce293" office:value-type="string" calcext:value-type="string">
            <text:p>TELCONET S.A.</text:p>
          </table:table-cell>
          <table:table-cell table:style-name="ce297" office:value-type="date" office:date-value="2020-06-30" calcext:value-type="date">
            <text:p>30/06/2020</text:p>
          </table:table-cell>
          <table:table-cell table:style-name="ce298" office:value-type="string" calcext:value-type="string">
            <text:p>N/. CREDITO</text:p>
          </table:table-cell>
          <table:table-cell table:style-name="ce298" office:value-type="string" calcext:value-type="string">
            <text:p>FACT 156</text:p>
          </table:table-cell>
          <table:table-cell table:style-name="ce310" office:value-type="float" office:value="-58060.47" calcext:value-type="float">
            <text:p>-58,060.47</text:p>
          </table:table-cell>
          <table:table-cell table:style-name="ce293" office:value-type="string" calcext:value-type="string">
            <text:p>NC 623032-0 :NC:0-623032 Pago fact #152 abono fact</text:p>
          </table:table-cell>
          <table:table-cell table:number-columns-repeated="1018"/>
        </table:table-row>
        <table:table-row table:style-name="ro1">
          <table:table-cell table:style-name="ce294" office:value-type="string" calcext:value-type="string">
            <text:p>Total TELCONET S.A.</text:p>
          </table:table-cell>
          <table:table-cell table:style-name="ce297"/>
          <table:table-cell table:style-name="ce298" table:number-columns-repeated="2"/>
          <table:table-cell table:style-name="ce311" table:formula="of:=SUBTOTAL(9;[.E34:.E37])" office:value-type="float" office:value="1655481.93" calcext:value-type="float">
            <text:p>1,655,481.93</text:p>
          </table:table-cell>
          <table:table-cell table:style-name="ce293"/>
          <table:table-cell table:number-columns-repeated="1018"/>
        </table:table-row>
        <table:table-row table:style-name="ro1">
          <table:table-cell table:style-name="ce293" office:value-type="string" calcext:value-type="string">
            <text:p>-</text:p>
          </table:table-cell>
          <table:table-cell table:style-name="ce297" office:value-type="date" office:date-value="2020-04-30" calcext:value-type="date">
            <text:p>30/04/2020</text:p>
          </table:table-cell>
          <table:table-cell table:style-name="ce298" office:value-type="string" calcext:value-type="string">
            <text:p>DEPOSITO</text:p>
          </table:table-cell>
          <table:table-cell table:style-name="ce298" office:value-type="string" calcext:value-type="string">
            <text:p>-</text:p>
          </table:table-cell>
          <table:table-cell table:style-name="ce310" office:value-type="float" office:value="-205" calcext:value-type="float">
            <text:p>-205.00</text:p>
          </table:table-cell>
          <table:table-cell table:style-name="ce293" office:value-type="string" calcext:value-type="string">
            <text:p>DP 58974834-0 :DP:0-58974834 DEPOSITO -</text:p>
          </table:table-cell>
          <table:table-cell table:number-columns-repeated="1018"/>
        </table:table-row>
        <table:table-row table:style-name="ro1">
          <table:table-cell table:style-name="ce294" office:value-type="string" calcext:value-type="string">
            <text:p>Total -</text:p>
          </table:table-cell>
          <table:table-cell table:style-name="ce297"/>
          <table:table-cell table:style-name="ce298" table:number-columns-repeated="2"/>
          <table:table-cell table:style-name="ce311" table:formula="of:=SUBTOTAL(9;[.E39:.E39])" office:value-type="float" office:value="-205" calcext:value-type="float">
            <text:p>-205.00</text:p>
          </table:table-cell>
          <table:table-cell table:style-name="ce293"/>
          <table:table-cell table:number-columns-repeated="1018"/>
        </table:table-row>
        <table:table-row table:style-name="ro1">
          <table:table-cell table:style-name="ce293" office:value-type="string" calcext:value-type="string">
            <text:p>ANANIGLOBAL S.A.</text:p>
          </table:table-cell>
          <table:table-cell table:style-name="ce297" office:value-type="date" office:date-value="2020-09-21" calcext:value-type="date">
            <text:p>21/09/2020</text:p>
          </table:table-cell>
          <table:table-cell table:style-name="ce298" office:value-type="string" calcext:value-type="string">
            <text:p>FACTURA</text:p>
          </table:table-cell>
          <table:table-cell table:style-name="ce298" office:value-type="string" calcext:value-type="string">
            <text:p>FACT 170</text:p>
          </table:table-cell>
          <table:table-cell table:style-name="ce310" office:value-type="float" office:value="20861.12" calcext:value-type="float">
            <text:p>20,861.12</text:p>
          </table:table-cell>
          <table:table-cell table:style-name="ce293" office:value-type="string" calcext:value-type="string">
            <text:p>VENTA FACT# 170 ANANIGLOBAL S.A. - CLIENTE</text:p>
          </table:table-cell>
          <table:table-cell table:number-columns-repeated="1018"/>
        </table:table-row>
        <table:table-row table:style-name="ro1">
          <table:table-cell table:style-name="ce293" office:value-type="string" calcext:value-type="string">
            <text:p>ANANIGLOBAL S.A.</text:p>
          </table:table-cell>
          <table:table-cell table:style-name="ce297" office:value-type="date" office:date-value="2020-07-31" calcext:value-type="date">
            <text:p>31/07/2020</text:p>
          </table:table-cell>
          <table:table-cell table:style-name="ce298" office:value-type="string" calcext:value-type="string">
            <text:p>DEPOSITO</text:p>
          </table:table-cell>
          <table:table-cell table:style-name="ce298" office:value-type="string" calcext:value-type="string">
            <text:p>FACT 170</text:p>
          </table:table-cell>
          <table:table-cell table:style-name="ce310" office:value-type="float" office:value="-8601.5" calcext:value-type="float">
            <text:p>-8,601.50</text:p>
          </table:table-cell>
          <table:table-cell table:style-name="ce293" office:value-type="string" calcext:value-type="string">
            <text:p>DP 56652008-0 :DP:0-56652008 Abono factura #158 Cliente Sade</text:p>
          </table:table-cell>
          <table:table-cell table:number-columns-repeated="1018"/>
        </table:table-row>
        <table:table-row table:style-name="ro1">
          <table:table-cell table:style-name="ce293" office:value-type="string" calcext:value-type="string">
            <text:p>ANANIGLOBAL S.A.</text:p>
          </table:table-cell>
          <table:table-cell table:style-name="ce297" office:value-type="date" office:date-value="2020-09-30" calcext:value-type="date">
            <text:p>30/09/2020</text:p>
          </table:table-cell>
          <table:table-cell table:style-name="ce298" office:value-type="string" calcext:value-type="string">
            <text:p>RETENCION</text:p>
          </table:table-cell>
          <table:table-cell table:style-name="ce298" office:value-type="string" calcext:value-type="string">
            <text:p>FACT 170</text:p>
          </table:table-cell>
          <table:table-cell table:style-name="ce310" office:value-type="float" office:value="-325.96" calcext:value-type="float">
            <text:p>-325.96</text:p>
          </table:table-cell>
          <table:table-cell table:style-name="ce293" office:value-type="string" calcext:value-type="string">
            <text:p>Retencion #001-002-00004291 aplica fact# 170 Ananiglobal SA</text:p>
          </table:table-cell>
          <table:table-cell table:number-columns-repeated="1018"/>
        </table:table-row>
        <table:table-row table:style-name="ro1">
          <table:table-cell table:style-name="ce293" office:value-type="string" calcext:value-type="string">
            <text:p>ANANIGLOBAL S.A.</text:p>
          </table:table-cell>
          <table:table-cell table:style-name="ce297" office:value-type="date" office:date-value="2020-09-25" calcext:value-type="date">
            <text:p>25/09/2020</text:p>
          </table:table-cell>
          <table:table-cell table:style-name="ce298" office:value-type="string" calcext:value-type="string">
            <text:p>DEPOSITO</text:p>
          </table:table-cell>
          <table:table-cell table:style-name="ce298" office:value-type="string" calcext:value-type="string">
            <text:p>FACT 170</text:p>
          </table:table-cell>
          <table:table-cell table:style-name="ce310" office:value-type="float" office:value="-12106.92" calcext:value-type="float">
            <text:p>-12,106.92</text:p>
          </table:table-cell>
          <table:table-cell table:style-name="ce293" office:value-type="string" calcext:value-type="string">
            <text:p>Pago parcial Fact# 170 Cliente: Ananiglobal SA</text:p>
          </table:table-cell>
          <table:table-cell table:number-columns-repeated="1018"/>
        </table:table-row>
        <table:table-row table:style-name="ro1">
          <table:table-cell table:style-name="ce294" office:value-type="string" calcext:value-type="string">
            <text:p>Total ANANIGLOBAL S.A.</text:p>
          </table:table-cell>
          <table:table-cell table:style-name="ce297"/>
          <table:table-cell table:style-name="ce298" table:number-columns-repeated="2"/>
          <table:table-cell table:style-name="ce311" table:formula="of:=SUBTOTAL(9;[.E41:.E44])" office:value-type="float" office:value="-173.259999999998" calcext:value-type="float">
            <text:p>-173.26</text:p>
          </table:table-cell>
          <table:table-cell table:style-name="ce293"/>
          <table:table-cell table:number-columns-repeated="1018"/>
        </table:table-row>
        <table:table-row table:style-name="ro8">
          <table:table-cell table:style-name="ce294" office:value-type="string" calcext:value-type="string">
            <text:p>Total general</text:p>
          </table:table-cell>
          <table:table-cell table:style-name="ce297"/>
          <table:table-cell table:style-name="ce298" table:number-columns-repeated="2"/>
          <table:table-cell table:style-name="ce313" table:formula="of:=SUBTOTAL(9;[.E6:.E44])" office:value-type="float" office:value="2345205.65" calcext:value-type="float">
            <text:p>2,345,205.65</text:p>
          </table:table-cell>
          <table:table-cell table:style-name="ce293"/>
          <table:table-cell table:number-columns-repeated="1018"/>
        </table:table-row>
        <table:table-row table:style-name="ro1">
          <table:table-cell table:number-columns-repeated="5"/>
          <table:table-cell table:style-name="ce291"/>
          <table:table-cell table:number-columns-repeated="1018"/>
        </table:table-row>
        <table:table-row table:style-name="ro1">
          <table:table-cell table:number-columns-repeated="4"/>
          <table:table-cell table:style-name="ce291" table:number-columns-repeated="2"/>
          <table:table-cell table:number-columns-repeated="1018"/>
        </table:table-row>
        <table:table-row table:style-name="ro1" table:number-rows-repeated="13">
          <table:table-cell table:number-columns-repeated="1024"/>
        </table:table-row>
        <table:table-row table:style-name="ro1" table:number-rows-repeated="3">
          <table:table-cell table:number-columns-repeated="4"/>
          <table:table-cell table:style-name="ce291" table:number-columns-repeated="2"/>
          <table:table-cell table:number-columns-repeated="1018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number-style style:name="N130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30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31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3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4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date-style style:name="N135">
      <number:day number:style="long"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2" loext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5P0"/>
    </number:number-style>
    <number:number-style style:name="N149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$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6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56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57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57P0"/>
    </number:currency-style>
    <number:currency-style style:name="N158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58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58P0"/>
    </number:currency-style>
    <number:currency-style style:name="N159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59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59P0"/>
    </number:currency-style>
    <number:number-style style:name="N160P0" style:volatile="true">
      <number:number number:decimal-places="0" loext:min-decimal-places="0" number:min-integer-digits="1" number:grouping="true"/>
      <number:text> </number:text>
    </number:number-style>
    <number:number-style style:name="N16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number number:decimal-places="2" loext:min-decimal-places="2" number:min-integer-digits="1" number:grouping="true"/>
      <number:text> </number:text>
    </number:number-style>
    <number:number-style style:name="N16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number number:decimal-places="2" loext:min-decimal-places="2" number:min-integer-digits="1" number:grouping="true"/>
      <number:text> </number:text>
    </number:number-style>
    <number:number-style style:name="N16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5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5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5P2" style:volatile="true">
      <loext:text> $ </loext:text>
      <loext:fill-character> </loext:fill-character>
      <number:text>- </number:text>
    </number:currency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7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7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time-style style:name="N168">
      <number:minutes number:style="long"/>
      <number:text>:</number:text>
      <number:seconds number:style="long" number:decimal-places="1"/>
    </number:tim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P0" style:volatile="true">
      <number:number number:decimal-places="2" loext:min-decimal-places="2" number:min-integer-digits="1" number:grouping="true"/>
      <number:text> </number:text>
    </number:number-style>
    <number:number-style style:name="N17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0" loext:min-decimal-places="0" number:min-integer-digits="1" number:grouping="true"/>
      <number:text> </number:text>
    </number:number-style>
    <number:number-style style:name="N17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71P2" style:volatile="true"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number number:decimal-places="0" loext:min-decimal-places="0" number:min-integer-digits="1" number:grouping="true"/>
      <number:text> </number:text>
    </number:number-style>
    <number:number-style style:name="N172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72P2" style:volatile="true"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number number:decimal-places="0" loext:min-decimal-places="0" number:min-integer-digits="1"/>
      <number:text> </number:text>
    </number:number-style>
    <number:number-style style:name="N174">
      <number:text>(</number:text>
      <number:number number:decimal-places="0" loext:min-decimal-places="0" number:min-integer-digits="1"/>
      <number:text>)</number:text>
      <style:map style:condition="value()&gt;=0" style:apply-style-name="N174P0"/>
    </number:number-style>
    <number:number-style style:name="N175P0" style:volatile="true">
      <number:number number:decimal-places="0" loext:min-decimal-places="0" number:min-integer-digits="1" number:grouping="true"/>
    </number:number-style>
    <number:number-style style:name="N17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number number:decimal-places="0" loext:min-decimal-places="0" number:min-integer-digits="1" number:grouping="true"/>
      <number:text> </number:text>
    </number:number-style>
    <number:number-style style:name="N17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text> </loext:text>
      <loext:fill-character> </loext:fill-character>
      <number:text>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10:31:57.00125162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2:23:50.659988116</meta:creation-date>
    <meta:generator>LibreOffice/6.4.6.2$Linux_X86_64 LibreOffice_project/40$Build-2</meta:generator>
    <dc:date>2021-01-20T10:32:46.659388822</dc:date>
    <meta:editing-duration>PT47M33S</meta:editing-duration>
    <meta:editing-cycles>9</meta:editing-cycles>
    <meta:document-statistic meta:table-count="3" meta:cell-count="8366" meta:object-count="0"/>
  </office:meta>
</office:document-meta>
</file>